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9.86pt"/>
    </style:style>
    <style:style style:name="co2" style:family="table-column">
      <style:table-column-properties fo:break-before="auto" style:column-width="90.31pt"/>
    </style:style>
    <style:style style:name="co3" style:family="table-column">
      <style:table-column-properties fo:break-before="auto" style:column-width="91.84pt"/>
    </style:style>
    <style:style style:name="co4" style:family="table-column">
      <style:table-column-properties fo:break-before="auto" style:column-width="114.24pt"/>
    </style:style>
    <style:style style:name="co5" style:family="table-column">
      <style:table-column-properties fo:break-before="auto" style:column-width="101.8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25.5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37.5pt" fo:break-before="auto" style:use-optimal-row-height="true"/>
    </style:style>
    <style:style style:name="ro4" style:family="table-row">
      <style:table-row-properties style:row-height="49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Calibri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3" office:value-type="string" calcext:value-type="string">
            <text:p>Compan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City</text:p>
          </table:table-cell>
          <table:table-cell table:style-name="ce3" office:value-type="string" calcext:value-type="string">
            <text:p>State / Province</text:p>
          </table:table-cell>
          <table:table-cell table:style-name="ce3" office:value-type="string" calcext:value-type="string">
            <text:p>Country</text:p>
          </table:table-cell>
          <table:table-cell office:value-type="string" calcext:value-type="string">
            <text:p>GlassDoor</text:p>
          </table:table-cell>
          <table:table-cell office:value-type="string" calcext:value-type="string">
            <text:p>Job Count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<text:a xlink:href="http://www.0verflow.com/" xlink:type="simple">0verflow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1simplegame.com/" xlink:type="simple">1 Simple Gam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Zapopan</text:p>
          </table:table-cell>
          <table:table-cell table:style-name="ce4" office:value-type="string" calcext:value-type="string">
            <text:p>Jalisco</text:p>
          </table:table-cell>
          <table:table-cell table:style-name="ce4" office:value-type="string" calcext:value-type="string">
            <text:p>Mexico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100stonesinteractive.com/" xlink:type="simple">100 Stones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bane</text:p>
          </table:table-cell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10tons.com/" xlink:type="simple">10t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ampere</text:p>
          </table:table-cell>
          <table:table-cell table:style-name="ce4" office:value-type="string" calcext:value-type="string">
            <text:p>Tavastia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12eastgames.com/" xlink:type="simple">12 Eas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land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12hitcombo.com/" xlink:type="simple">12 Hit Comb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ogota</text:p>
          </table:table-cell>
          <table:table-cell table:style-name="ce4" office:value-type="string" calcext:value-type="string">
            <text:p>Colomb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13amgames.com/" xlink:type="simple">13AM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17-bit.com/" xlink:type="simple">17-Bi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yot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17-bit.com/" xlink:type="simple">17-Bi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1p2p-studio.com/" xlink:type="simple">1P2P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urcoing</text:p>
          </table:table-cell>
          <table:table-cell table:style-name="ce4" office:value-type="string" calcext:value-type="string">
            <text:p>Nord-Pas-de-Calais-Picardi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1st-games.com/" xlink:type="simple">1st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iev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2tonstudios.com/" xlink:type="simple">2 To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rkele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2020venture.com/" xlink:type="simple">2020Ventu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21-6.com/" xlink:type="simple">21-6 Produc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ittleton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22cans.com/" xlink:type="simple">22ca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ildford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2401studios.com/" xlink:type="simple">2401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atemala City</text:p>
          </table:table-cell>
          <table:table-cell table:number-columns-repeated="2" table:style-name="ce4" office:value-type="string" calcext:value-type="string">
            <text:p>Guatemal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270soft.com/" xlink:type="simple">270soft.co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2dboy.com/" xlink:type="simple">2D Bo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2dnutz.com/" xlink:type="simple">2D Nutz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adalajara</text:p>
          </table:table-cell>
          <table:table-cell table:style-name="ce4" office:value-type="string" calcext:value-type="string">
            <text:p>Jalisco</text:p>
          </table:table-cell>
          <table:table-cell table:style-name="ce4" office:value-type="string" calcext:value-type="string">
            <text:p>Mexico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2dogsgames.com/" xlink:type="simple">2Dog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2kczech.com/" xlink:type="simple">2k Czech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no</text:p>
          </table:table-cell>
          <table:table-cell table:style-name="ce4" office:value-type="string" calcext:value-type="string">
            <text:p>Morav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2k.com/2k-silicon-valley/" xlink:type="simple">2K Silicon Valle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oster Ci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2piinteractive.com/" xlink:type="simple">2Pi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yderabad</text:p>
          </table:table-cell>
          <table:table-cell table:style-name="ce4" office:value-type="string" calcext:value-type="string">
            <text:p>Andhra Pradesh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2pt.com.au/" xlink:type="simple">2Pt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2xlgames.com/" xlink:type="simple">2X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oenix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3000ad.com/" xlink:type="simple">3000A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ventura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302interactive.com/" xlink:type="simple">302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rlando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irtyfirstunion.com/" xlink:type="simple">31st Un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Mate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34bigthings.com/" xlink:type="simple">34 Big Thing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urin</text:p>
          </table:table-cell>
          <table:table-cell table:style-name="ce4" office:value-type="string" calcext:value-type="string">
            <text:p>Piedmont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alowaypoint.com/" xlink:type="simple">343 Industries (Microsoft Game Studio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dmond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3davenue.net/" xlink:type="simple">3D Avenu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racaibo</text:p>
          </table:table-cell>
          <table:table-cell table:style-name="ce4" office:value-type="string" calcext:value-type="string">
            <text:p>Zulia</text:p>
          </table:table-cell>
          <table:table-cell table:style-name="ce4" office:value-type="string" calcext:value-type="string">
            <text:p>Venezuel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3drealms.com/" xlink:type="simple">3D Realm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arland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3d-io.com/" xlink:type="simple">3d-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iesbaden</text:p>
          </table:table-cell>
          <table:table-cell table:style-name="ce4" office:value-type="string" calcext:value-type="string">
            <text:p>Hesse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3dclouds.it/" xlink:type="simple">3DCloud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Lombard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3division.net/" xlink:type="simple">3DIVIS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osice</text:p>
          </table:table-cell>
          <table:table-cell table:style-name="ce4" office:value-type="string" calcext:value-type="string">
            <text:p>Kosicky kraj</text:p>
          </table:table-cell>
          <table:table-cell table:style-name="ce4" office:value-type="string" calcext:value-type="string">
            <text:p>Slovak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3gstudiosinc.com/" xlink:type="simple">3G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no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3mindgames.com/" xlink:type="simple">3Min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42entertainment.com/" xlink:type="simple">42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saden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44bicolargo.com.br/" xlink:type="simple">44 Bico Larg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ao Paul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48hstudio.com/" xlink:type="simple">48H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merata Picena</text:p>
          </table:table-cell>
          <table:table-cell table:style-name="ce4" office:value-type="string" calcext:value-type="string">
            <text:p>Ancon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4a-games.com/" xlink:type="simple">4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atislava</text:p>
          </table:table-cell>
          <table:table-cell table:style-name="ce4" office:value-type="string" calcext:value-type="string">
            <text:p>Bratislavsky kraj</text:p>
          </table:table-cell>
          <table:table-cell table:style-name="ce4" office:value-type="string" calcext:value-type="string">
            <text:p>Slovak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4a-games.com/" xlink:type="simple">4A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iev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4a-games.com/" xlink:type="simple">4A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sida</text:p>
          </table:table-cell>
          <table:table-cell table:style-name="ce4" office:value-type="string" calcext:value-type="string">
            <text:p>Malt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4bitgames.com/" xlink:type="simple">4Bi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illestrom</text:p>
          </table:table-cell>
          <table:table-cell table:style-name="ce4" office:value-type="string" calcext:value-type="string">
            <text:p>Romerike</text:p>
          </table:table-cell>
          <table:table-cell table:style-name="ce4" office:value-type="string" calcext:value-type="string">
            <text:p>Norwa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4thwallgames.net/" xlink:type="simple">4th Wal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<text:a xlink:href="http://www.deadcore-game.com/" xlink:type="simple">5 Bit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renoble</text:p>
          </table:table-cell>
          <table:table-cell table:style-name="ce4" office:value-type="string" calcext:value-type="string">
            <text:p>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5livesstudios.com/" xlink:type="simple">5 Lives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bane</text:p>
          </table:table-cell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5livesstudios.com/" xlink:type="simple">5 Lives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bane</text:p>
          </table:table-cell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5pb.jp/" xlink:type="simple">5pb.Games (MAGES)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5thcell.com/" xlink:type="simple">5th Cel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levu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7ravenstudios.com/" xlink:type="simple">7 Raven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Phuket</text:p>
          </table:table-cell>
          <table:table-cell table:style-name="ce4" office:value-type="string" calcext:value-type="string">
            <text:p>Thai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7sentinels.com/" xlink:type="simple">7 Sentinel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oenix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7128.com/" xlink:type="simple">7-128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lem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8circuitstudios.com/" xlink:type="simple">8 Circui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82apps.com/" xlink:type="simple">82 App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ston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8d-games.nl/" xlink:type="simple">8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euwarden</text:p>
          </table:table-cell>
          <table:table-cell table:style-name="ce4" office:value-type="string" calcext:value-type="string">
            <text:p>Fries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bonfireofsouls.com/" xlink:type="simple">A Bonfire of Soul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lag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jollycorpse.com/" xlink:type="simple">A Jolly Corps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2zinteractive.net/" xlink:type="simple">a2z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ull</text:p>
          </table:table-cell>
          <table:table-cell table:style-name="ce4" office:value-type="string" calcext:value-type="string">
            <text:p>East Yor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44games.com/" xlink:type="simple">A44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ellington</text:p>
          </table:table-cell>
          <table:table-cell table:style-name="ce4" office:value-type="string" calcext:value-type="string">
            <text:p>Greater Wellington</text:p>
          </table:table-cell>
          <table:table-cell table:style-name="ce4" office:value-type="string" calcext:value-type="string">
            <text:p>New Zea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bandonshipgame.com/" xlink:type="simple">Abandon Ship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ildford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abidingbridge.com/" xlink:type="simple">Abiding Bridg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urcoing</text:p>
          </table:table-cell>
          <table:table-cell table:style-name="ce4" office:value-type="string" calcext:value-type="string">
            <text:p>Nord-Pas-de-Calais-Picardi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bout-fun.com/" xlink:type="simple">About Fu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rague</text:p>
          </table:table-cell>
          <table:table-cell table:style-name="ce4" office:value-type="string" calcext:value-type="string">
            <text:p>Bohem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brakam.com/" xlink:type="simple">Abraka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raing</text:p>
          </table:table-cell>
          <table:table-cell table:style-name="ce4" office:value-type="string" calcext:value-type="string">
            <text:p>Liege</text:p>
          </table:table-cell>
          <table:table-cell table:style-name="ce4" office:value-type="string" calcext:value-type="string">
            <text:p>Belgium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bstractiongames.com/" xlink:type="simple">Abstractio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lkenswaard</text:p>
          </table:table-cell>
          <table:table-cell table:style-name="ce4" office:value-type="string" calcext:value-type="string">
            <text:p>Noord-Brabant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bylight.com/" xlink:type="simple">Abyligh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rcelona</text:p>
          </table:table-cell>
          <table:table-cell table:style-name="ce4" office:value-type="string" calcext:value-type="string">
            <text:p>Catalon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byssgameworks.com/" xlink:type="simple">Abyss Gamework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Istanbul</text:p>
          </table:table-cell>
          <table:table-cell table:style-name="ce4" office:value-type="string" calcext:value-type="string">
            <text:p>Turke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ccessgames.co.jp/" xlink:type="simple">Access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Osak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accidentalrebel.com/" xlink:type="simple">Accidental Rebe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kati City</text:p>
          </table:table-cell>
          <table:table-cell table:style-name="ce4" office:value-type="string" calcext:value-type="string">
            <text:p>National Capital Region</text:p>
          </table:table-cell>
          <table:table-cell table:style-name="ce4" office:value-type="string" calcext:value-type="string">
            <text:p>Philippin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cemaddox.com/" xlink:type="simple">Ace Maddox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o?ice</text:p>
          </table:table-cell>
          <table:table-cell table:style-name="ce4" office:value-type="string" calcext:value-type="string">
            <text:p>Ko?ický kraj</text:p>
          </table:table-cell>
          <table:table-cell table:style-name="ce4" office:value-type="string" calcext:value-type="string">
            <text:p>Slovak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cemaddox.com/" xlink:type="simple">Ace Maddox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aceteam.cl/" xlink:type="simple">ACE Tea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Region Metropolitana</text:p>
          </table:table-cell>
          <table:table-cell table:style-name="ce4" office:value-type="string" calcext:value-type="string">
            <text:p>Chil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ceviral.com/" xlink:type="simple">Acevir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underland</text:p>
          </table:table-cell>
          <table:table-cell table:style-name="ce4" office:value-type="string" calcext:value-type="string">
            <text:p>Tyne and Wear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chimogames.ca/" xlink:type="simple">Achimostawina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cidgreengames.com/" xlink:type="simple">Acid Green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ehran</text:p>
          </table:table-cell>
          <table:table-cell table:style-name="ce4" office:value-type="string" calcext:value-type="string">
            <text:p>Ir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cidnerve.com/" xlink:type="simple">Acid Ner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nchester</text:p>
          </table:table-cell>
          <table:table-cell table:style-name="ce4" office:value-type="string" calcext:value-type="string">
            <text:p>Lanca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cidwizardstudio.com/" xlink:type="simple">Acid Wizard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ckkstudios.wordpress.com/" xlink:type="simple">Ackk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oboken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cquire.co.jp/" xlink:type="simple">Acquir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cquire.co.jp/" xlink:type="simple">ACQUIRE Corporatio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creplume.com/" xlink:type="simple">Acreplum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nnes</text:p>
          </table:table-cell>
          <table:table-cell table:style-name="ce4" office:value-type="string" calcext:value-type="string">
            <text:p>Bretagn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ctalogic.com/" xlink:type="simple">ActaLogic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jubljana</text:p>
          </table:table-cell>
          <table:table-cell table:style-name="ce4" office:value-type="string" calcext:value-type="string">
            <text:p>Sloven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ctivart.org/" xlink:type="simple">Activar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Napoli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ctivegamingmedia.com/" xlink:type="simple">Active Gaming Media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Osak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ctiveworlds.com/" xlink:type="simple">ActiveWorld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buryport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activisiongamescience.github.io/" xlink:type="simple">Activision Game Scienc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ulder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ctivision.com/" xlink:type="simple">Activision Publishing Minneapoli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den Prairie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ctualhumans.com/" xlink:type="simple">Actual Huma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d-invaders.com/" xlink:type="simple">AD-Invader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ouge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damgryu.com/" xlink:type="simple">Adam Gryu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ungeonmans.com/" xlink:type="simple">AdventurePro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edar Park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aerosoft.de/" xlink:type="simple">Aeroso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uren</text:p>
          </table:table-cell>
          <table:table-cell table:style-name="ce4" office:value-type="string" calcext:value-type="string">
            <text:p>North Rhine-Westphalia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erosoft.com/" xlink:type="simple">Aerosoft North Americ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ucan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erryx.com/" xlink:type="simple">Aerryx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pokane Valley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erys.in/" xlink:type="simple">Aery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esir-interactive.com/" xlink:type="simple">Aesir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unich</text:p>
          </table:table-cell>
          <table:table-cell table:style-name="ce4" office:value-type="string" calcext:value-type="string">
            <text:p>Bayer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ether.in.net/" xlink:type="simple">Aether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ffordancestudio.com/" xlink:type="simple">Affordanc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gate.id/" xlink:type="simple">Agat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ndung</text:p>
          </table:table-cell>
          <table:table-cell table:style-name="ce4" office:value-type="string" calcext:value-type="string">
            <text:p>West Java</text:p>
          </table:table-cell>
          <table:table-cell table:style-name="ce4" office:value-type="string" calcext:value-type="string">
            <text:p>Indone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gate.id/" xlink:type="simple">Agat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Jakarta</text:p>
          </table:table-cell>
          <table:table-cell table:style-name="ce4" office:value-type="string" calcext:value-type="string">
            <text:p>Indone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gens.no/" xlink:type="simple">Agen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Oslo</text:p>
          </table:table-cell>
          <table:table-cell table:style-name="ce4" office:value-type="string" calcext:value-type="string">
            <text:p>Norwa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ggrocrab.com/" xlink:type="simple">Aggro Crab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goragames.com/" xlink:type="simple">Agor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ro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ayags.com/" xlink:type="simple">AG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tlanta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ayags.com/" xlink:type="simple">AG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ifactory.co.uk/" xlink:type="simple">AI Factor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tch End</text:p>
          </table:table-cell>
          <table:table-cell table:style-name="ce4" office:value-type="string" calcext:value-type="string">
            <text:p>Middlesex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iming-inc.com/" xlink:type="simple">Aiming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irlockinteractive.com/" xlink:type="simple">Airlock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allas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irshipsyndicate.com/" xlink:type="simple">Airship Syndicat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kalinteraktif.com/" xlink:type="simple">Akal Interaktif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ndung</text:p>
          </table:table-cell>
          <table:table-cell table:style-name="ce4" office:value-type="string" calcext:value-type="string">
            <text:p>West Java</text:p>
          </table:table-cell>
          <table:table-cell table:style-name="ce4" office:value-type="string" calcext:value-type="string">
            <text:p>Indone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kaonistudio.com/" xlink:type="simple">Akaoni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alenc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ntonkudin.me/" xlink:type="simple">AK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rasnodar City</text:p>
          </table:table-cell>
          <table:table-cell table:style-name="ce4" office:value-type="string" calcext:value-type="string">
            <text:p>Krasnodar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kiliinteractive.com/" xlink:type="simple">Akili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ston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lchemedium.com/" xlink:type="simple">alchemediu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ittsburgh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lchemicproductions.com/" xlink:type="simple">Alchemic Produc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orpark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ldagames.com/" xlink:type="simple">Ald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no</text:p>
          </table:table-cell>
          <table:table-cell table:style-name="ce4" office:value-type="string" calcext:value-type="string">
            <text:p>Morav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lebrije-estudios.com/" xlink:type="simple">Alebrije E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errey</text:p>
          </table:table-cell>
          <table:table-cell table:style-name="ce4" office:value-type="string" calcext:value-type="string">
            <text:p>Nuevo León</text:p>
          </table:table-cell>
          <table:table-cell table:style-name="ce4" office:value-type="string" calcext:value-type="string">
            <text:p>Mexico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lfasystem.net/" xlink:type="simple">Alfa Syste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umamoto</text:p>
          </table:table-cell>
          <table:table-cell table:style-name="ce4" office:value-type="string" calcext:value-type="string">
            <text:p>Kyushu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liasworlds.com/" xlink:type="simple">Aliasworlds Entertainme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insk</text:p>
          </table:table-cell>
          <table:table-cell table:style-name="ce4" office:value-type="string" calcext:value-type="string">
            <text:p>Belaru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lienpixelstudios.com/" xlink:type="simple">Alien Pixel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berdeen</text:p>
          </table:table-cell>
          <table:table-cell table:number-columns-repeated="2"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lientrap.org/" xlink:type="simple">Alientrap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lkemi-games.com/" xlink:type="simple">Alkemi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antes</text:p>
          </table:table-cell>
          <table:table-cell table:style-name="ce4" office:value-type="string" calcext:value-type="string">
            <text:p>Pays de la Loir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lleyway.games/" xlink:type="simple">Alleywa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int George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almedia.fr/" xlink:type="simple">Almed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trasbourg</text:p>
          </table:table-cell>
          <table:table-cell table:style-name="ce4" office:value-type="string" calcext:value-type="string">
            <text:p>Alsace-Champagne-Ardenne-Lorrain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lexcarlsongraphics.com/" xlink:type="simple">Almost Playabl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nneapolis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lpixelgames.com/" xlink:type="simple">AlPixel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lteredmatter.com/" xlink:type="simple">Altered Matt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rcelona</text:p>
          </table:table-cell>
          <table:table-cell table:style-name="ce4" office:value-type="string" calcext:value-type="string">
            <text:p>Catalon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ltermyth.com/" xlink:type="simple">Altermyth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Jakarta</text:p>
          </table:table-cell>
          <table:table-cell table:style-name="ce4" office:value-type="string" calcext:value-type="string">
            <text:p>Indone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lucinastudio.com/" xlink:type="simple">Alucina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exico City</text:p>
          </table:table-cell>
          <table:table-cell table:style-name="ce4" office:value-type="string" calcext:value-type="string">
            <text:p>Mexico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manita-design.net/" xlink:type="simple">Amanita Desig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no</text:p>
          </table:table-cell>
          <table:table-cell table:style-name="ce4" office:value-type="string" calcext:value-type="string">
            <text:p>Morav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marokgames.net/" xlink:type="simple">Amaro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lma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games.amazon.com/" xlink:type="simple">Amazon Gam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Irvin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games.amazon.com/" xlink:type="simple">Amazon Gam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lo Alt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games.amazon.com/" xlink:type="simple">Amazon Gam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ab126.com/" xlink:type="simple">Amazon Lab126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unnyval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ws.amazon.com/lumberyard/" xlink:type="simple">Amazon Lumberyar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mericasarmy.com/" xlink:type="simple">America's Arm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untsville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mientertainment.com/" xlink:type="simple">AMI Entertainment Networ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tol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mplify.pt/" xlink:type="simple">Amplify Creation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isbon</text:p>
          </table:table-cell>
          <table:table-cell table:style-name="ce4" office:value-type="string" calcext:value-type="string">
            <text:p>Portuga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mplitude-studios.com/" xlink:type="simple">Amplitud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mytisgames.com/" xlink:type="simple">Amytis Entertainme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ehran</text:p>
          </table:table-cell>
          <table:table-cell table:style-name="ce4" office:value-type="string" calcext:value-type="string">
            <text:p>Ir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ngamesstudio.com/" xlink:type="simple">AN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Cairo</text:p>
          </table:table-cell>
          <table:table-cell table:style-name="ce4" office:value-type="string" calcext:value-type="string">
            <text:p>Egypt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nashidgames.com/" xlink:type="simple">Anashid Game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ehran</text:p>
          </table:table-cell>
          <table:table-cell table:style-name="ce4" office:value-type="string" calcext:value-type="string">
            <text:p>Ir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ncient.co.jp/" xlink:type="simple">Ancient Corporatio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unicgame.com/" xlink:type="simple">Andrew Shouldic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lifax</text:p>
          </table:table-cell>
          <table:table-cell table:style-name="ce4" office:value-type="string" calcext:value-type="string">
            <text:p>Nova Scot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nemonehug.com/" xlink:type="simple">Anemone Hug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ngryhangar.com/" xlink:type="simple">Angry Hanga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tlanta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ngryskull.com/" xlink:type="simple">Angry Skull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ucson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nimalmade.com/" xlink:type="simple">ANIM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saden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nimatoon.es/" xlink:type="simple">Animatoon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nnapurna.pictures/" xlink:type="simple">Annapurna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nsharstudios.com/" xlink:type="simple">Anshar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atowice</text:p>
          </table:table-cell>
          <table:table-cell table:style-name="ce4" office:value-type="string" calcext:value-type="string">
            <text:p>Silesia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nsimuz.com/" xlink:type="simple">Ansimuz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adalajara</text:p>
          </table:table-cell>
          <table:table-cell table:style-name="ce4" office:value-type="string" calcext:value-type="string">
            <text:p>Jalisco</text:p>
          </table:table-cell>
          <table:table-cell table:style-name="ce4" office:value-type="string" calcext:value-type="string">
            <text:p>Mexico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nt-workshop.com/" xlink:type="simple">Ant Workshop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dinburgh</text:p>
          </table:table-cell>
          <table:table-cell table:style-name="ce4" office:value-type="string" calcext:value-type="string">
            <text:p>Midlothian</text:p>
          </table:table-cell>
          <table:table-cell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ntagonist.no/" xlink:type="simple">Antagonis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Oslo</text:p>
          </table:table-cell>
          <table:table-cell table:style-name="ce4" office:value-type="string" calcext:value-type="string">
            <text:p>Norway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antek-studio.com/" xlink:type="simple">Ante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int-Mathieu-de-Treviers</text:p>
          </table:table-cell>
          <table:table-cell table:style-name="ce4" office:value-type="string" calcext:value-type="string">
            <text:p>Languedoc-Roussillon-Midi-Pyrene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2-tan.tumblr.com/" xlink:type="simple">Anthony Ta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ntimattergames.com/" xlink:type="simple">Antimatte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almouth</text:p>
          </table:table-cell>
          <table:table-cell table:style-name="ce4" office:value-type="string" calcext:value-type="string">
            <text:p>Cornwall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nugamestudio.com/" xlink:type="simple">Anu Game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ehran</text:p>
          </table:table-cell>
          <table:table-cell table:style-name="ce4" office:value-type="string" calcext:value-type="string">
            <text:p>Ir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pelaw.com/" xlink:type="simple">Ape Law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ndover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pelab.ch/" xlink:type="simple">apelab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Geneva</text:p>
          </table:table-cell>
          <table:table-cell table:style-name="ce4" office:value-type="string" calcext:value-type="string">
            <text:p>Switzer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ppnormals.com/" xlink:type="simple">Appnormals Tea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rcelona</text:p>
          </table:table-cell>
          <table:table-cell table:style-name="ce4" office:value-type="string" calcext:value-type="string">
            <text:p>Catalon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ppsinnovate.com/" xlink:type="simple">Appsinnovat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eliopolis</text:p>
          </table:table-cell>
          <table:table-cell table:style-name="ce4" office:value-type="string" calcext:value-type="string">
            <text:p>Cairo</text:p>
          </table:table-cell>
          <table:table-cell table:style-name="ce4" office:value-type="string" calcext:value-type="string">
            <text:p>Egypt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ppsomniacs.com/" xlink:type="simple">Appsomniac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land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quiris.com.br/" xlink:type="simple">Aquiris Gam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o Alegre</text:p>
          </table:table-cell>
          <table:table-cell table:style-name="ce4" office:value-type="string" calcext:value-type="string">
            <text:p>Rio Grande do Sul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iluvion.com/" xlink:type="simple">Arachni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rkele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ratog.com/" xlink:type="simple">Aratog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Odessa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rborinteractive.com/" xlink:type="simple">Arbor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nn Arbor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rcsystemworks.jp/" xlink:type="simple">ARC System Work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Yokohama</text:p>
          </table:table-cell>
          <table:table-cell table:style-name="ce4" office:value-type="string" calcext:value-type="string">
            <text:p>Kanagaw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rcademonk.com/" xlink:type="simple">ArcadeMonk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Istanbul</text:p>
          </table:table-cell>
          <table:table-cell table:style-name="ce4" office:value-type="string" calcext:value-type="string">
            <text:p>Turke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rchetype-entertainment.com/" xlink:type="simple">Archetype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rchimage.com/" xlink:type="simple">Archimag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ousto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rcticempire.ca/" xlink:type="simple">Arctic Empi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ttawa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rea-effect.com/" xlink:type="simple">Area Effec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rika.co.jp/" xlink:type="simple">Arika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ristocrat.com/" xlink:type="simple">Aristocrat Leisure Limite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ristocrat.com/" xlink:type="simple">Aristocrat Leisure Limite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ookvale</text:p>
          </table:table-cell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ristocrat.com/" xlink:type="simple">Aristocrat Leisure Limite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s Vegas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ristocrat.com/" xlink:type="simple">Aristocrat Leisure Limite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oida</text:p>
          </table:table-cell>
          <table:table-cell table:style-name="ce4" office:value-type="string" calcext:value-type="string">
            <text:p>Uttar Pradesh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ristocrat.com/" xlink:type="simple">Aristocrat Leisure Limite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orth Ryde</text:p>
          </table:table-cell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ristocrat.com/" xlink:type="simple">Aristocrat Leisure Limite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Uxbridge</text:p>
          </table:table-cell>
          <table:table-cell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rkadium.com/" xlink:type="simple">Arkadiu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rasnodar City</text:p>
          </table:table-cell>
          <table:table-cell table:style-name="ce4" office:value-type="string" calcext:value-type="string">
            <text:p>Krasnodar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rkadium.com/" xlink:type="simple">Arkadiu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rkane-studios.com/" xlink:type="simple">Arkane Studios (ZeniMax Media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rkane-studios.com/" xlink:type="simple">Arkane Studios (ZeniMax Media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yon</text:p>
          </table:table-cell>
          <table:table-cell table:style-name="ce4" office:value-type="string" calcext:value-type="string">
            <text:p>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rkingame.com/" xlink:type="simple">Arki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ttawa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rmaturestudio.com/" xlink:type="simple">Armatur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mericasarmy.com/" xlink:type="simple">Army Gam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untsville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rrowheadgamestudios.com/" xlink:type="simple">Arrowhead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rsanesia.com/" xlink:type="simple">Arsanes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ndung</text:p>
          </table:table-cell>
          <table:table-cell table:style-name="ce4" office:value-type="string" calcext:value-type="string">
            <text:p>West Java</text:p>
          </table:table-cell>
          <table:table-cell table:style-name="ce4" office:value-type="string" calcext:value-type="string">
            <text:p>Indone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rt95.com/" xlink:type="simple">Art C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rtofplaygames.com/" xlink:type="simple">Art of Pla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rtdink.co.jp/" xlink:type="simple">Artdink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rtefacts-studio.fr/" xlink:type="simple">Artefacts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illeurbanne</text:p>
          </table:table-cell>
          <table:table-cell table:style-name="ce4" office:value-type="string" calcext:value-type="string">
            <text:p>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rtematica.com/" xlink:type="simple">Artematica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enova</text:p>
          </table:table-cell>
          <table:table-cell table:style-name="ce4" office:value-type="string" calcext:value-type="string">
            <text:p>Ligur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rtie.com/" xlink:type="simple">Arti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rtifexmundi.com/" xlink:type="simple">Artifex Mundi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rakow</text:p>
          </table:table-cell>
          <table:table-cell table:style-name="ce4" office:value-type="string" calcext:value-type="string">
            <text:p>Lesser Poland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rtifexmundi.com/" xlink:type="simple">Artifex Mundi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Zabrze</text:p>
          </table:table-cell>
          <table:table-cell table:style-name="ce4" office:value-type="string" calcext:value-type="string">
            <text:p>Siles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rtigames.com/" xlink:type="simple">Arti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ima</text:p>
          </table:table-cell>
          <table:table-cell table:style-name="ce4" office:value-type="string" calcext:value-type="string">
            <text:p>Peru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rtistic-minds.it/" xlink:type="simple">Artistic Mind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erni</text:p>
          </table:table-cell>
          <table:table-cell table:style-name="ce4" office:value-type="string" calcext:value-type="string">
            <text:p>Umbr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rtix.com/" xlink:type="simple">Artix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ampa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rtoncode.com/" xlink:type="simple">Artoncod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Jakarta</text:p>
          </table:table-cell>
          <table:table-cell table:style-name="ce4" office:value-type="string" calcext:value-type="string">
            <text:p>Indonesi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aruba-studios.de/" xlink:type="simple">Aruba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ulheim an der Ruhr</text:p>
          </table:table-cell>
          <table:table-cell table:style-name="ce4" office:value-type="string" calcext:value-type="string">
            <text:p>North Rhine-Westphalia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scanioentertainment.com/" xlink:type="simple">Ascanio Entertainme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Nicosia</text:p>
          </table:table-cell>
          <table:table-cell table:style-name="ce4" office:value-type="string" calcext:value-type="string">
            <text:p>Cypru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scendantstudios.com/" xlink:type="simple">Ascendan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Rafael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skanenemystudios.com/" xlink:type="simple">Ask An Enemy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l Paso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asobostudio.com/" xlink:type="simple">Asobo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rdeaux</text:p>
          </table:table-cell>
          <table:table-cell table:style-name="ce4" office:value-type="string" calcext:value-type="string">
            <text:p>Aquitaine-Limousin-Poitou-Charent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steroidbase.com/" xlink:type="simple">Asteroid Bas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straware.com/" xlink:type="simple">Astra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eele</text:p>
          </table:table-cell>
          <table:table-cell table:style-name="ce4" office:value-type="string" calcext:value-type="string">
            <text:p>Stafford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stroassembly.com/" xlink:type="simple">Astro Assembl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ston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symmetric.net/" xlink:type="simple">Asymmetric Publica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oenix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asyncron.fr/" xlink:type="simple">Asyncr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urcoing</text:p>
          </table:table-cell>
          <table:table-cell table:style-name="ce4" office:value-type="string" calcext:value-type="string">
            <text:p>Nord-Pas-de-Calais-Picardi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terdux.com/" xlink:type="simple">Aterdux Entertainme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insk</text:p>
          </table:table-cell>
          <table:table-cell table:style-name="ce4" office:value-type="string" calcext:value-type="string">
            <text:p>Belaru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thleticdesign.se/" xlink:type="simple">Athletic Desig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und</text:p>
          </table:table-cell>
          <table:table-cell table:style-name="ce4" office:value-type="string" calcext:value-type="string">
            <text:p>Scania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tlantide-design.it/" xlink:type="simple">Atlantide Desig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agliacozzo</text:p>
          </table:table-cell>
          <table:table-cell table:style-name="ce4" office:value-type="string" calcext:value-type="string">
            <text:p>L'Aquil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tmosgames.com/" xlink:type="simple">Atmo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reenville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tomrepublic.com/" xlink:type="simple">Atom Republic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oking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tomicgames.com/" xlink:type="simple">Atomic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aleigh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tomic-jelly.com/" xlink:type="simple">Atomic Jell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znan</text:p>
          </table:table-cell>
          <table:table-cell table:style-name="ce4" office:value-type="string" calcext:value-type="string">
            <text:p>Greater Poland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tomicwolf.net/" xlink:type="simple">Atomic Wolf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tomontage.com/" xlink:type="simple">Atomontag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atislava</text:p>
          </table:table-cell>
          <table:table-cell table:style-name="ce4" office:value-type="string" calcext:value-type="string">
            <text:p>Bratislavsky kraj</text:p>
          </table:table-cell>
          <table:table-cell table:style-name="ce4" office:value-type="string" calcext:value-type="string">
            <text:p>Slovak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tticspacegames.com/" xlink:type="simple">Attic Spac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allas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urochdigital.com/" xlink:type="simple">Auroch Digit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tol</text:p>
          </table:table-cell>
          <table:table-cell table:style-name="ce4" office:value-type="string" calcext:value-type="string">
            <text:p>Av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uthordigital.com/" xlink:type="simple">AuthorDigit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valanchesoftware.com/" xlink:type="simple">Avalanche Software (Warner Brother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lt Lake City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valanchestudios.com/" xlink:type="simple">Avalanch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valanchestudios.com/" xlink:type="simple">Avalanche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vengames.com/" xlink:type="simple">AVE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aples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veyond.com/" xlink:type="simple">Aveyond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untain View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vix.tv/" xlink:type="simple">Avix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 Plata</text:p>
          </table:table-cell>
          <table:table-cell table:style-name="ce4" office:value-type="string" calcext:value-type="string">
            <text:p>Buenos Aires</text:p>
          </table:table-cell>
          <table:table-cell table:style-name="ce4" office:value-type="string" calcext:value-type="string">
            <text:p>Argent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waceb.com/" xlink:type="simple">Awaceb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oumea</text:p>
          </table:table-cell>
          <table:table-cell table:style-name="ce4" office:value-type="string" calcext:value-type="string">
            <text:p>New Caledonia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wem.com/" xlink:type="simple">Awem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hilyow</text:p>
          </table:table-cell>
          <table:table-cell table:style-name="ce4" office:value-type="string" calcext:value-type="string">
            <text:p>Belaru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wesome.pt/" xlink:type="simple">Awesom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iria</text:p>
          </table:table-cell>
          <table:table-cell table:style-name="ce4" office:value-type="string" calcext:value-type="string">
            <text:p>Centro</text:p>
          </table:table-cell>
          <table:table-cell table:style-name="ce4" office:value-type="string" calcext:value-type="string">
            <text:p>Portuga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xoninteractive.ca/" xlink:type="simple">Axon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zdimension.az/" xlink:type="simple">AzDimensio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aku</text:p>
          </table:table-cell>
          <table:table-cell table:style-name="ce4" office:value-type="string" calcext:value-type="string">
            <text:p>Azerbaijan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b-alive.de/" xlink:type="simple">b-al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Ummendorf</text:p>
          </table:table-cell>
          <table:table-cell table:style-name="ce4" office:value-type="string" calcext:value-type="string">
            <text:p>Baden-Wurttembe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abloonstudios.com/" xlink:type="simple">Babloo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kovde</text:p>
          </table:table-cell>
          <table:table-cell table:style-name="ce4" office:value-type="string" calcext:value-type="string">
            <text:p>Vastra Gota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abybisongames.com/" xlink:type="simple">Baby Biso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acusstudios.com/" xlink:type="simple">Bacus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endoza</text:p>
          </table:table-cell>
          <table:table-cell table:style-name="ce4" office:value-type="string" calcext:value-type="string">
            <text:p>Argenti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adbloodstudios.com/" xlink:type="simple">Bad Blood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dmonton</text:p>
          </table:table-cell>
          <table:table-cell table:style-name="ce4" office:value-type="string" calcext:value-type="string">
            <text:p>Albert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addreamgames.com/" xlink:type="simple">Bad Dream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adrhinogames.com/" xlink:type="simple">Bad Rhino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ansas City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adseed.co/" xlink:type="simple">Bad See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Lombard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adyolkgames.com/" xlink:type="simple">Bad Yol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Uppsala</text:p>
          </table:table-cell>
          <table:table-cell table:style-name="ce4" office:value-type="string" calcext:value-type="string">
            <text:p>Upp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adflyinteractive.com/" xlink:type="simple">Badfly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Uherské Hradi?t?</text:p>
          </table:table-cell>
          <table:table-cell table:style-name="ce4" office:value-type="string" calcext:value-type="string">
            <text:p>Morav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adlandgames.com/" xlink:type="simple">BadLand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akno.com/" xlink:type="simple">baKn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ey Biscayne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alancingmonkeygames.com/" xlink:type="simple">Balancing Monke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nedin</text:p>
          </table:table-cell>
          <table:table-cell table:style-name="ce4" office:value-type="string" calcext:value-type="string">
            <text:p>Otago</text:p>
          </table:table-cell>
          <table:table-cell table:style-name="ce4" office:value-type="string" calcext:value-type="string">
            <text:p>New Zea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allisticfrogs.com/" xlink:type="simple">Ballistic Frog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nnes</text:p>
          </table:table-cell>
          <table:table-cell table:style-name="ce4" office:value-type="string" calcext:value-type="string">
            <text:p>Bretagn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alzo.eu/" xlink:type="simple">Balz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irenze</text:p>
          </table:table-cell>
          <table:table-cell table:style-name="ce4" office:value-type="string" calcext:value-type="string">
            <text:p>Toscan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amtang.com/" xlink:type="simple">Bamtang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ima</text:p>
          </table:table-cell>
          <table:table-cell table:style-name="ce4" office:value-type="string" calcext:value-type="string">
            <text:p>Peru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andanakid.com/" xlink:type="simple">Bandanakid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anduragames.com/" xlink:type="simple">Bandur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anpresto.co.jp/" xlink:type="simple">Banprest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anpresto.co.jp/" xlink:type="simple">Banprest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witchit.com/" xlink:type="simple">Barrel Rol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mburg</text:p>
          </table:table-cell>
          <table:table-cell table:style-name="ce4" office:value-type="string" calcext:value-type="string">
            <text:p>Metropolregion Hambu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barrelrollgames.com/" xlink:type="simple">Barrell Rol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mburg</text:p>
          </table:table-cell>
          <table:table-cell table:style-name="ce4" office:value-type="string" calcext:value-type="string">
            <text:p>Metropolregion Hambu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arrensound.com/" xlink:type="simple">Barren Soun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rgaon</text:p>
          </table:table-cell>
          <table:table-cell table:style-name="ce4" office:value-type="string" calcext:value-type="string">
            <text:p>Delhi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asiliskgames.com/" xlink:type="simple">Basilis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Indianapolis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atovi.com/" xlink:type="simple">Batovi Games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ontevideo</text:p>
          </table:table-cell>
          <table:table-cell table:style-name="ce4" office:value-type="string" calcext:value-type="string">
            <text:p>Urugua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atterystaplegames.com/" xlink:type="simple">Batterystapl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thesda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attlefact.com/" xlink:type="simple">Battle Factor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attlefront.com/" xlink:type="simple">Battlefront.co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over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attlegoat.com/" xlink:type="simple">BattleGoa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milton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battlestategames.com/" xlink:type="simple">Battlestat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int Petersburg</text:p>
          </table:table-cell>
          <table:table-cell table:style-name="ce4" office:value-type="string" calcext:value-type="string">
            <text:p>Northwestern Federal District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atu-games.com/" xlink:type="simple">Batu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a Baja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estudios.ca/" xlink:type="simple">B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eachdaystudios.com/" xlink:type="simple">Beach Day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land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eamteamgames.com/" xlink:type="simple">Beam Team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bane</text:p>
          </table:table-cell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eamdog.com/" xlink:type="simple">Beamdo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dmonton</text:p>
          </table:table-cell>
          <table:table-cell table:style-name="ce4" office:value-type="string" calcext:value-type="string">
            <text:p>Albert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eamng.gmbh/" xlink:type="simple">BeamNG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reme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eardenvy.co.uk/" xlink:type="simple">Beard Envy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eartrapgames.com/" xlink:type="simple">Beartrap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ndee</text:p>
          </table:table-cell>
          <table:table-cell table:style-name="ce4" office:value-type="string" calcext:value-type="string">
            <text:p>Angus</text:p>
          </table:table-cell>
          <table:table-cell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eatnikgames.co.uk/" xlink:type="simple">Beatnik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eatshapers.com/" xlink:type="simple">Beatshaper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iev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http//eu.square-enix.com/en" xlink:type="simple">Beautiful Game Studios (Square-Enix Europe)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eautifungames.com/" xlink:type="simple">Beautifu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badell</text:p>
          </table:table-cell>
          <table:table-cell table:style-name="ce4" office:value-type="string" calcext:value-type="string">
            <text:p>Catalon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ebop.games/" xlink:type="simple">Bebop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edtimedigitalgames.dk/" xlink:type="simple">Bedtime Digit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penhagen</text:p>
          </table:table-cell>
          <table:table-cell table:style-name="ce4" office:value-type="string" calcext:value-type="string">
            <text:p>Oresu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eefjack.com/" xlink:type="simple">Beefjack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eenox.com/" xlink:type="simple">Beenox Studios (Activision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Quebec City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eepindustries.com/" xlink:type="simple">Beep Industri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thell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hvr.com/" xlink:type="simple">Behaviour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eholdstudios.com.br/" xlink:type="simple">Behold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asilia</text:p>
          </table:table-cell>
          <table:table-cell table:style-name="ce4" office:value-type="string" calcext:value-type="string">
            <text:p>Federal District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elowthegame.com/" xlink:type="simple">Below the Gam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ucaramanga</text:p>
          </table:table-cell>
          <table:table-cell table:style-name="ce4" office:value-type="string" calcext:value-type="string">
            <text:p>Santander</text:p>
          </table:table-cell>
          <table:table-cell table:style-name="ce4" office:value-type="string" calcext:value-type="string">
            <text:p>Colomb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dleggettgames.carbonmade.com/" xlink:type="simple">Ben Legget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fast</text:p>
          </table:table-cell>
          <table:table-cell table:style-name="ce4" office:value-type="string" calcext:value-type="string">
            <text:p>County Antrim</text:p>
          </table:table-cell>
          <table:table-cell table:style-name="ce4" office:value-type="string" calcext:value-type="string">
            <text:p>Northern Ire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enjaminrivers.com/" xlink:type="simple">Benjamin River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oddy.net/" xlink:type="simple">Bennett Fodd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ento-studio.com/" xlink:type="simple">Bento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yon</text:p>
          </table:table-cell>
          <table:table-cell table:style-name="ce4" office:value-type="string" calcext:value-type="string">
            <text:p>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enuasoftworks.com/" xlink:type="simple">Benua Softwork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Jakarta</text:p>
          </table:table-cell>
          <table:table-cell table:style-name="ce4" office:value-type="string" calcext:value-type="string">
            <text:p>Indone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enxing.com/" xlink:type="simple">Benxing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inksburg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erzerkstudio.com/" xlink:type="simple">Berzerk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Quebec City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etadwarf.com/" xlink:type="simple">BetaDwarf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penhagen</text:p>
          </table:table-cell>
          <table:table-cell table:style-name="ce4" office:value-type="string" calcext:value-type="string">
            <text:p>Oresu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ethesdagamestudios.com/" xlink:type="simple">Bethesda Game Studios Dalla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allas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ethsoft.com/" xlink:type="simple">Bethesda Montre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betomorrow.com/" xlink:type="simple">BeTomorrow Gam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rdeaux</text:p>
          </table:table-cell>
          <table:table-cell table:style-name="ce4" office:value-type="string" calcext:value-type="string">
            <text:p>Aquitaine-Limousin-Poitou-Charent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eyondfunstudio.com/" xlink:type="simple">Beyond Fun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Quebec City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igant.com/" xlink:type="simple">Big An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bigbadwolf-studio.com/" xlink:type="simple">Big Bad Wolf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rdeaux</text:p>
          </table:table-cell>
          <table:table-cell table:style-name="ce4" office:value-type="string" calcext:value-type="string">
            <text:p>Aquitaine-Limousin-Poitou-Charent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igbangstudio.nl/" xlink:type="simple">Big Bang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Groningen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igbluebubble.com/" xlink:type="simple">Big Blue Bubbl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ndon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igfinishgames.com/" xlink:type="simple">Big Finish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lt Lake City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igheadgames.co.uk/" xlink:type="simple">Big Head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igjohngames.com/" xlink:type="simple">Big Joh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dina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igmouthgames.ca/" xlink:type="simple">Big Mouth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igpixelstudios.co.uk/" xlink:type="simple">Big Pixel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ig-robot.com/" xlink:type="simple">Big Robo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th</text:p>
          </table:table-cell>
          <table:table-cell table:style-name="ce4" office:value-type="string" calcext:value-type="string">
            <text:p>Somerset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igtopballet.com/" xlink:type="simple">Big Top Balle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igvikinggames.com/" xlink:type="simple">Big Viking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ndon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illygoat.tv/" xlink:type="simple">BillyGoat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fast</text:p>
          </table:table-cell>
          <table:table-cell table:style-name="ce4" office:value-type="string" calcext:value-type="string">
            <text:p>County Antrim</text:p>
          </table:table-cell>
          <table:table-cell table:style-name="ce4" office:value-type="string" calcext:value-type="string">
            <text:p>Northern Ire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imboosoft.com/" xlink:type="simple">Bimbooso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itama</text:p>
          </table:table-cell>
          <table:table-cell table:style-name="ce4" office:value-type="string" calcext:value-type="string">
            <text:p>Kant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inarybubblesinc.com/" xlink:type="simple">Binary Bubbl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urbank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inary-star.com/" xlink:type="simple">Binary Star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Auckland</text:p>
          </table:table-cell>
          <table:table-cell table:style-name="ce4" office:value-type="string" calcext:value-type="string">
            <text:p>New Zea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ioware.com/" xlink:type="simple">BioWare Edmonton (Electronic Art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dmonton</text:p>
          </table:table-cell>
          <table:table-cell table:style-name="ce4" office:value-type="string" calcext:value-type="string">
            <text:p>Albert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ioware.com/" xlink:type="simple">BioWare Montreal (Electronic Art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ip-media.com/" xlink:type="simple">Bip Med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evgames.com/" xlink:type="simple">Birds Eye View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iev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ishopgames.com/" xlink:type="simple">Bishop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Quebec City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itbarons.com/" xlink:type="simple">Bit Bar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unich</text:p>
          </table:table-cell>
          <table:table-cell table:style-name="ce4" office:value-type="string" calcext:value-type="string">
            <text:p>Bayer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itbyterz.com/" xlink:type="simple">Bit Byterz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ehran</text:p>
          </table:table-cell>
          <table:table-cell table:style-name="ce4" office:value-type="string" calcext:value-type="string">
            <text:p>Ir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itfry.com/" xlink:type="simple">Bit Fry Gam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smouth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itkidgames.com/" xlink:type="simple">Bit Ki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ltimore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itplanetgames.com/" xlink:type="simple">Bit Plane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lano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itcakestudio.com/" xlink:type="simple">BitCake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Rio de Janeir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itcutter.com/" xlink:type="simple">Bitcutter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gina</text:p>
          </table:table-cell>
          <table:table-cell table:style-name="ce4" office:value-type="string" calcext:value-type="string">
            <text:p>Saskatchewan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ikebithellgames.com/" xlink:type="simple">Bithell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itmapbureau.com/" xlink:type="simple">Bitmap Bureau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outhampton</text:p>
          </table:table-cell>
          <table:table-cell table:style-name="ce4" office:value-type="string" calcext:value-type="string">
            <text:p>Hamp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itmapgalaxy.com/" xlink:type="simple">Bitmap Galax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atislava</text:p>
          </table:table-cell>
          <table:table-cell table:style-name="ce4" office:value-type="string" calcext:value-type="string">
            <text:p>Bratislavsky kraj</text:p>
          </table:table-cell>
          <table:table-cell table:style-name="ce4" office:value-type="string" calcext:value-type="string">
            <text:p>Slovak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itsrule.com/" xlink:type="simple">Bits Rule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uenos Aires</text:p>
          </table:table-cell>
          <table:table-cell table:style-name="ce4" office:value-type="string" calcext:value-type="string">
            <text:p>Argent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komstudios.com/" xlink:type="simple">BKOM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komstudios.com/" xlink:type="simple">BKOM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Quebec City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lackcompanystudios.co.uk/" xlink:type="simple">Black Company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dinburgh</text:p>
          </table:table-cell>
          <table:table-cell table:style-name="ce4" office:value-type="string" calcext:value-type="string">
            <text:p>Midlothian</text:p>
          </table:table-cell>
          <table:table-cell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black-forest-games.com/" xlink:type="simple">Black Forest Games (THQ Nordic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ffenburg</text:p>
          </table:table-cell>
          <table:table-cell table:style-name="ce4" office:value-type="string" calcext:value-type="string">
            <text:p>Baden-Wurttembe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acklabgames.com.au/" xlink:type="simple">Black Lab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uart Hill</text:p>
          </table:table-cell>
          <table:table-cell table:style-name="ce4" office:value-type="string" calcext:value-type="string">
            <text:p>Western Austral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lackpants.de/" xlink:type="simple">Black Pants Game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rli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lackpants.de/" xlink:type="simple">Black Pants Gam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assel</text:p>
          </table:table-cell>
          <table:table-cell table:style-name="ce4" office:value-type="string" calcext:value-type="string">
            <text:p>Hesse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lackriverstudios.net/" xlink:type="simple">Black River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naus</text:p>
          </table:table-cell>
          <table:table-cell table:style-name="ce4" office:value-type="string" calcext:value-type="string">
            <text:p>Amazonas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lackrobotgames.com/" xlink:type="simple">Black Robo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Lombard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lack-shamrock.com/" xlink:type="simple">Black Shamroc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blin</text:p>
          </table:table-cell>
          <table:table-cell table:style-name="ce4" office:value-type="string" calcext:value-type="string">
            <text:p>Leinster</text:p>
          </table:table-cell>
          <table:table-cell table:style-name="ce4" office:value-type="string" calcext:value-type="string">
            <text:p>Ire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lacktower.jp/" xlink:type="simple">Black Tower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wf-game.com/" xlink:type="simple">Black Wing Foundat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nepropetrovsk</text:p>
          </table:table-cell>
          <table:table-cell table:style-name="ce4" office:value-type="string" calcext:value-type="string">
            <text:p>Dnipropetrovsk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wf-game.com/" xlink:type="simple">Black Wing Foundatio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iev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ackzeppelinstudio.com/" xlink:type="simple">Black Zeppelin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Groningen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ackbirdinteractive.com/" xlink:type="simple">Blackbird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ackmuffinstudio.com/" xlink:type="simple">BlackMuffin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yon</text:p>
          </table:table-cell>
          <table:table-cell table:style-name="ce4" office:value-type="string" calcext:value-type="string">
            <text:p>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ackpowdergames.com/" xlink:type="simple">Blackpowde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http//www.gamingrealms.com/" xlink:type="simple">Blastworks Inc (Gaming Realm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lazinggriffin.com/" xlink:type="simple">Blazing Griffi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dinburgh</text:p>
          </table:table-cell>
          <table:table-cell table:style-name="ce4" office:value-type="string" calcext:value-type="string">
            <text:p>Midlothian</text:p>
          </table:table-cell>
          <table:table-cell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azingstick.com/" xlink:type="simple">Blazing Stic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onteney-Aux-Rose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endogames.com/" xlink:type="simple">Blendo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indskystudios.co.uk/" xlink:type="simple">Blind Sky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rdiff</text:p>
          </table:table-cell>
          <table:table-cell table:style-name="ce4" office:value-type="string" calcext:value-type="string">
            <text:p>South Wales</text:p>
          </table:table-cell>
          <table:table-cell table:style-name="ce4" office:value-type="string" calcext:value-type="string">
            <text:p>Wal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indsquirrelgames.com/" xlink:type="simple">Blind Squirre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a An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lindflugstudios.com/" xlink:type="simple">Blindflug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Zurich</text:p>
          </table:table-cell>
          <table:table-cell table:style-name="ce4" office:value-type="string" calcext:value-type="string">
            <text:p>Switzer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izzard.com/" xlink:type="simple">Blizzard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msterdam</text:p>
          </table:table-cell>
          <table:table-cell table:style-name="ce4" office:value-type="string" calcext:value-type="string">
            <text:p>Noor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izzard.com/" xlink:type="simple">Blizzard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rk</text:p>
          </table:table-cell>
          <table:table-cell table:style-name="ce4" office:value-type="string" calcext:value-type="string">
            <text:p>County Cork</text:p>
          </table:table-cell>
          <table:table-cell table:style-name="ce4" office:value-type="string" calcext:value-type="string">
            <text:p>Ire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lizzard.com/" xlink:type="simple">Blizzard Entertainme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lizzard.com/" xlink:type="simple">Blizzard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Lombard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izzard.com/" xlink:type="simple">Blizzard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lizzard.com/" xlink:type="simple">Blizzard Entertainme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ao Paul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lizzard.com/" xlink:type="simple">Blizzard Entertainme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eoul</text:p>
          </table:table-cell>
          <table:table-cell table:style-name="ce4" office:value-type="string" calcext:value-type="string">
            <text:p>South Kore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lizzard.com/" xlink:type="simple">Blizzard Entertainme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hanghai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lizzard.com/" xlink:type="simple">Blizzard Entertainme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3" table:style-name="ce4" office:value-type="string" calcext:value-type="string">
            <text:p>Singapor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izzard.com/" xlink:type="simple">Blizzard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ydney</text:p>
          </table:table-cell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lizzard.com/" xlink:type="simple">Blizzard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aipei</text:p>
          </table:table-cell>
          <table:table-cell table:number-columns-repeated="2" table:style-name="ce4" office:value-type="string" calcext:value-type="string">
            <text:p>Taiw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izzard.com/" xlink:type="simple">Blizzard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ersaille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ockinterval.com/" xlink:type="simple">Block Interv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ltimore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ockinterval.com/" xlink:type="simple">Block Interv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icago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ooberteam.com/" xlink:type="simple">Bloober Tea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rakow</text:p>
          </table:table-cell>
          <table:table-cell table:style-name="ce4" office:value-type="string" calcext:value-type="string">
            <text:p>Lesser Poland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bloomdigital.to/" xlink:type="simple">Bloom Digital Med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owfishstudios.com/" xlink:type="simple">Blowfish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orth Sydney</text:p>
          </table:table-cell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uebatgames.com/" xlink:type="simple">Blue Ba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ookingforheals.com/" xlink:type="simple">Blue Bombe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tlanta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uebraingames.com/" xlink:type="simple">Blue Brai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atislava</text:p>
          </table:table-cell>
          <table:table-cell table:style-name="ce4" office:value-type="string" calcext:value-type="string">
            <text:p>Bratislavsky kraj</text:p>
          </table:table-cell>
          <table:table-cell table:style-name="ce4" office:value-type="string" calcext:value-type="string">
            <text:p>Slovak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luebraingames.com/" xlink:type="simple">Blue Brain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lueislestudios.com/" xlink:type="simple">Blue Isl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luelizardgames.com/" xlink:type="simple">Blue Lizar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luelizardgames.com/" xlink:type="simple">Blue Lizar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Quito</text:p>
          </table:table-cell>
          <table:table-cell table:style-name="ce4" office:value-type="string" calcext:value-type="string">
            <text:p>Pichincha</text:p>
          </table:table-cell>
          <table:table-cell table:style-name="ce4" office:value-type="string" calcext:value-type="string">
            <text:p>Ecuado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uemarblegameco.com/" xlink:type="simple">Blue Marble Game Compan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ueplanetsoftware.com/" xlink:type="simple">Blue Planet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onolulu</text:p>
          </table:table-cell>
          <table:table-cell table:style-name="ce4" office:value-type="string" calcext:value-type="string">
            <text:p>Hawaii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luesunsetgames.com/" xlink:type="simple">Blue Sunse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dansk</text:p>
          </table:table-cell>
          <table:table-cell table:style-name="ce4" office:value-type="string" calcext:value-type="string">
            <text:p>Pomorskie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luetorchsoft.com/" xlink:type="simple">Blue Torch So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henzhen</text:p>
          </table:table-cell>
          <table:table-cell table:style-name="ce4" office:value-type="string" calcext:value-type="string">
            <text:p>Guangdong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uevoidstudios.com/" xlink:type="simple">Blue Void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land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uecurse.com/" xlink:type="simple">Bluecurs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uegiantinteractive.com/" xlink:type="simple">BlueGiant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yderabad</text:p>
          </table:table-cell>
          <table:table-cell table:style-name="ce4" office:value-type="string" calcext:value-type="string">
            <text:p>Andhra Pradesh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uepointgames.com/" xlink:type="simple">Bluepoin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lusterygames.com/" xlink:type="simple">Blustery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yts.com/" xlink:type="simple">Blyt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uenos Aires</text:p>
          </table:table-cell>
          <table:table-cell table:style-name="ce4" office:value-type="string" calcext:value-type="string">
            <text:p>Argenti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obgames.co/" xlink:type="simple">BOB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rmenia</text:p>
          </table:table-cell>
          <table:table-cell table:style-name="ce4" office:value-type="string" calcext:value-type="string">
            <text:p>Quindio</text:p>
          </table:table-cell>
          <table:table-cell table:style-name="ce4" office:value-type="string" calcext:value-type="string">
            <text:p>Colomb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ohemia.net/" xlink:type="simple">Bohemia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msterdam</text:p>
          </table:table-cell>
          <table:table-cell table:style-name="ce4" office:value-type="string" calcext:value-type="string">
            <text:p>Noor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ohemia.net/" xlink:type="simple">Bohemia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atislava</text:p>
          </table:table-cell>
          <table:table-cell table:style-name="ce4" office:value-type="string" calcext:value-type="string">
            <text:p>Bratislavsky kraj</text:p>
          </table:table-cell>
          <table:table-cell table:style-name="ce4" office:value-type="string" calcext:value-type="string">
            <text:p>Slovak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ohemia.net/" xlink:type="simple">Bohemia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no</text:p>
          </table:table-cell>
          <table:table-cell table:style-name="ce4" office:value-type="string" calcext:value-type="string">
            <text:p>Morav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ohemia.net/" xlink:type="simple">Bohemia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nisek</text:p>
          </table:table-cell>
          <table:table-cell table:style-name="ce4" office:value-type="string" calcext:value-type="string">
            <text:p>Bohem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ohemia.net/" xlink:type="simple">Bohemia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ttaya</text:p>
          </table:table-cell>
          <table:table-cell table:style-name="ce4" office:value-type="string" calcext:value-type="string">
            <text:p>Chonburi</text:p>
          </table:table-cell>
          <table:table-cell table:style-name="ce4" office:value-type="string" calcext:value-type="string">
            <text:p>Thai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ohemia.net/" xlink:type="simple">Bohemia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rague</text:p>
          </table:table-cell>
          <table:table-cell table:style-name="ce4" office:value-type="string" calcext:value-type="string">
            <text:p>Bohem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ongames.fi/" xlink:type="simple">Bo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ampere</text:p>
          </table:table-cell>
          <table:table-cell table:style-name="ce4" office:value-type="string" calcext:value-type="string">
            <text:p>Tavastia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oneloaf.co/" xlink:type="simple">Boneloaf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heffield</text:p>
          </table:table-cell>
          <table:table-cell table:style-name="ce4" office:value-type="string" calcext:value-type="string">
            <text:p>Yor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onfirestudios.com/" xlink:type="simple">Bonfir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Irvin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oosterpack.net/" xlink:type="simple">Booster Pack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3" table:style-name="ce4" office:value-type="string" calcext:value-type="string">
            <text:p>Singapor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orealysgames.com/" xlink:type="simple">Borealy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ornreadygames.com/" xlink:type="simple">Born Read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ildford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ouncingpixel.com/" xlink:type="simple">Bouncing Pixe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ousto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rodeusgame.com/" xlink:type="simple">Bounding Box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mphis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owlcutstudios.com/" xlink:type="simple">Bowlcu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nn Arbor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boxmountaingames.itch.io/" xlink:type="simple">Box Mountai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orcester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raceyourselfgames.com/" xlink:type="simple">Brace Yourself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redestinationgame.com/" xlink:type="simple">Brain and Ner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fast</text:p>
          </table:table-cell>
          <table:table-cell table:style-name="ce4" office:value-type="string" calcext:value-type="string">
            <text:p>County Antrim</text:p>
          </table:table-cell>
          <table:table-cell table:style-name="ce4" office:value-type="string" calcext:value-type="string">
            <text:p>Northern Ire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itbgames.com/" xlink:type="simple">Brain in the Box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vallermaggiore</text:p>
          </table:table-cell>
          <table:table-cell table:style-name="ce4" office:value-type="string" calcext:value-type="string">
            <text:p>Piedmont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rainseal.com/" xlink:type="simple">Brain Seal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rainandbrain.co/" xlink:type="simple">Brain&amp;Brai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ayetteville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rainz.co/" xlink:type="simple">Brainz (ZIO Studios)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ogota</text:p>
          </table:table-cell>
          <table:table-cell table:style-name="ce4" office:value-type="string" calcext:value-type="string">
            <text:p>Colomb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rasslionentertainment.com/" xlink:type="simple">Brass Lion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rasstoken.com/" xlink:type="simple">Brass Toke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readcrumbsinteractive.com/" xlink:type="simple">Breadcrumbs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luj-Napoca</text:p>
          </table:table-cell>
          <table:table-cell table:style-name="ce4" office:value-type="string" calcext:value-type="string">
            <text:p>Cluj</text:p>
          </table:table-cell>
          <table:table-cell table:style-name="ce4" office:value-type="string" calcext:value-type="string">
            <text:p>Roman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reakfall.ca/" xlink:type="simple">Breakfal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ttawa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brightfuture.de/" xlink:type="simple">Bright Futu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logne</text:p>
          </table:table-cell>
          <table:table-cell table:style-name="ce4" office:value-type="string" calcext:value-type="string">
            <text:p>North Rhine-Westphalia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rightlineinteractive.com/" xlink:type="simple">Brightline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lexandria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rightside-games.com/" xlink:type="simple">Brightside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rli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acebook.com/Broadsidegamedev/" xlink:type="simple">Broadsid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bane</text:p>
          </table:table-cell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brokestudio.fr/" xlink:type="simple">Brok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vergne</text:p>
          </table:table-cell>
          <table:table-cell table:style-name="ce4" office:value-type="string" calcext:value-type="string">
            <text:p>Auvergne-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rokenfencegames.com/" xlink:type="simple">Broken Fence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rokenrul.es/" xlink:type="simple">Broken Rul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ienna</text:p>
          </table:table-cell>
          <table:table-cell table:style-name="ce4" office:value-type="string" calcext:value-type="string">
            <text:p>Austr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mnibusgame.com/" xlink:type="simple">Buddy Cop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icago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mnibusgame.com/" xlink:type="simple">Buddy Cop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icago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udgestudios.ca/" xlink:type="simple">Budg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uffalovisiongames.com/" xlink:type="simple">Buffalo Visio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enic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ugbear.fi/" xlink:type="simple">Bugbear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elsinki</text:p>
          </table:table-cell>
          <table:table-cell table:style-name="ce4" office:value-type="string" calcext:value-type="string">
            <text:p>Uusimaa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uildarocketboy.com/" xlink:type="simple">Build a Rocket Boy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udapest</text:p>
          </table:table-cell>
          <table:table-cell table:style-name="ce4" office:value-type="string" calcext:value-type="string">
            <text:p>Hungar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uildarocketboy.com/" xlink:type="simple">Build a Rocket Bo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dinburgh</text:p>
          </table:table-cell>
          <table:table-cell table:style-name="ce4" office:value-type="string" calcext:value-type="string">
            <text:p>Midlothian</text:p>
          </table:table-cell>
          <table:table-cell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uildarocketboy.com/" xlink:type="simple">Build a Rocket Bo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ulkheadinteractive.com/" xlink:type="simple">Bulkhead Darkhors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unich</text:p>
          </table:table-cell>
          <table:table-cell table:style-name="ce4" office:value-type="string" calcext:value-type="string">
            <text:p>Bayer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ulkheadinteractive.com/" xlink:type="simple">Bulkhead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rby</text:p>
          </table:table-cell>
          <table:table-cell table:style-name="ce4" office:value-type="string" calcext:value-type="string">
            <text:p>Derby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ulkheadinteractive.com/" xlink:type="simple">Bulkhead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unich</text:p>
          </table:table-cell>
          <table:table-cell table:style-name="ce4" office:value-type="string" calcext:value-type="string">
            <text:p>Bayer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ulkheadinteractive.com/" xlink:type="simple">Bulkhead Phoenix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rby</text:p>
          </table:table-cell>
          <table:table-cell table:style-name="ce4" office:value-type="string" calcext:value-type="string">
            <text:p>Derby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ulldoginteractive.com/" xlink:type="simple">Bulldog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icester</text:p>
          </table:table-cell>
          <table:table-cell table:style-name="ce4" office:value-type="string" calcext:value-type="string">
            <text:p>Leicester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ullyentertainment.com/" xlink:type="simple">Bully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ltimore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ungie.net/" xlink:type="simple">Bungi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levu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unnyhuggames.com/" xlink:type="simple">Bunny Hug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ateshead</text:p>
          </table:table-cell>
          <table:table-cell table:style-name="ce4" office:value-type="string" calcext:value-type="string">
            <text:p>Tyne and Wear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unnycopter.com/" xlink:type="simple">Bunnycopt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uven</text:p>
          </table:table-cell>
          <table:table-cell table:style-name="ce4" office:value-type="string" calcext:value-type="string">
            <text:p>Vlaams Brabant</text:p>
          </table:table-cell>
          <table:table-cell table:style-name="ce4" office:value-type="string" calcext:value-type="string">
            <text:p>Belgium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bura.cl/" xlink:type="simple">BUR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Region Metropolitana</text:p>
          </table:table-cell>
          <table:table-cell table:style-name="ce4" office:value-type="string" calcext:value-type="string">
            <text:p>Chil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urningskygames.com/" xlink:type="simple">Burning Sk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iladelphia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uzztime.com/" xlink:type="simple">Buzztim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rlsbad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ysameng.com/" xlink:type="simple">by Sam En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zillions.com/" xlink:type="simple">bZill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s Vegas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promptgames.com/" xlink:type="simple">C Promp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allas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2gamestudio.com/" xlink:type="simple">C2 Gam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dellin</text:p>
          </table:table-cell>
          <table:table-cell table:style-name="ce4" office:value-type="string" calcext:value-type="string">
            <text:p>Antioquia</text:p>
          </table:table-cell>
          <table:table-cell table:style-name="ce4" office:value-type="string" calcext:value-type="string">
            <text:p>Colomb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agedelement.com/" xlink:type="simple">Caged Ele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orldwidestudios.net/cambridge" xlink:type="simple">Cambridge Studio (Sony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mbridge</text:p>
          </table:table-cell>
          <table:table-cell table:style-name="ce4" office:value-type="string" calcext:value-type="string">
            <text:p>Cambridge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amelot.co.jp/" xlink:type="simple">Camelot Software Planning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amouflaj.com/" xlink:type="simple">Camouflaj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levu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ampfire-software.com/" xlink:type="simple">Campfir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enton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amposanto.com/" xlink:type="simple">Campo Santo (Valve Corporation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levu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anarigames.com/" xlink:type="simple">Canari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capcom-europe.com/" xlink:type="simple">Capcom Europ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sseldorf</text:p>
          </table:table-cell>
          <table:table-cell table:style-name="ce4" office:value-type="string" calcext:value-type="string">
            <text:p>North Rhine-Westphalia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apergames.ca/" xlink:type="simple">Cape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aprino.no/" xlink:type="simple">Capricornu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naroya</text:p>
          </table:table-cell>
          <table:table-cell table:style-name="ce4" office:value-type="string" calcext:value-type="string">
            <text:p>Oslo</text:p>
          </table:table-cell>
          <table:table-cell table:style-name="ce4" office:value-type="string" calcext:value-type="string">
            <text:p>Norwa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aptive-studio.com/" xlink:type="simple">Captiv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apybaragames.com/" xlink:type="simple">Capybar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arbongames.com/" xlink:type="simple">Carbo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levu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ardboardcomputer.com/" xlink:type="simple">Cardboard Comput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icago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ardboardsword.co.uk/" xlink:type="simple">Cardboard Swor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ddlesbrough</text:p>
          </table:table-cell>
          <table:table-cell table:style-name="ce4" office:value-type="string" calcext:value-type="string">
            <text:p>North Yor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arrotarrow.com/" xlink:type="simple">Carrot Arrow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artu</text:p>
          </table:table-cell>
          <table:table-cell table:style-name="ce4" office:value-type="string" calcext:value-type="string">
            <text:p>Tartumaa</text:p>
          </table:table-cell>
          <table:table-cell table:style-name="ce4" office:value-type="string" calcext:value-type="string">
            <text:p>Eston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ascadegamefoundry.com/" xlink:type="simple">Cascade Game Foundr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asual-arts.com/" xlink:type="simple">Casual Ar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castle</text:p>
          </table:table-cell>
          <table:table-cell table:style-name="ce4" office:value-type="string" calcext:value-type="string">
            <text:p>Tyne and Wear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ausalbitgames.com/" xlink:type="simple">Casual Bi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dgewater</text:p>
          </table:table-cell>
          <table:table-cell table:style-name="ce4" office:value-type="string" calcext:value-type="string">
            <text:p>Nova Scot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asualbrothers.com/" xlink:type="simple">Casual Brother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asusludi.com/" xlink:type="simple">Casus Ludi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antes</text:p>
          </table:table-cell>
          <table:table-cell table:style-name="ce4" office:value-type="string" calcext:value-type="string">
            <text:p>Pays de la Loir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atdaddy.com/" xlink:type="simple">Cat Dadd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levu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atnigiri.com/" xlink:type="simple">Cat Nigiri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lorianopolis</text:p>
          </table:table-cell>
          <table:table-cell table:style-name="ce4" office:value-type="string" calcext:value-type="string">
            <text:p>Santa Catarina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atchandrelea.se/" xlink:type="simple">Catch and Releas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reensboro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atdate.austonanddiana.com/" xlink:type="simple">CatDat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athargames.com/" xlink:type="simple">Catha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Quebec City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auldron.sk/" xlink:type="simple">Cauldr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atislava</text:p>
          </table:table-cell>
          <table:table-cell table:style-name="ce4" office:value-type="string" calcext:value-type="string">
            <text:p>Bratislavsky kraj</text:p>
          </table:table-cell>
          <table:table-cell table:style-name="ce4" office:value-type="string" calcext:value-type="string">
            <text:p>Slovak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robablymonsters.com/" xlink:type="simple">Cauldron Studios (ProbablyMonster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levu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causacreations.net/" xlink:type="simple">Causa Crea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arlsruhe</text:p>
          </table:table-cell>
          <table:table-cell table:style-name="ce4" office:value-type="string" calcext:value-type="string">
            <text:p>Baden-Wurttembe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avaliergamestudios.co.uk/" xlink:type="simple">Cavalier Gam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ildford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ave.co.jp/" xlink:type="simple">Ca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hinjuku</text:p>
          </table:table-cell>
          <table:table-cell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avemonsters.com/" xlink:type="simple">Cave Monster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heffield</text:p>
          </table:table-cell>
          <table:table-cell table:style-name="ce4" office:value-type="string" calcext:value-type="string">
            <text:p>Yor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be-software.com/" xlink:type="simple">CBE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no</text:p>
          </table:table-cell>
          <table:table-cell table:style-name="ce4" office:value-type="string" calcext:value-type="string">
            <text:p>Morav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dprojekt.com/" xlink:type="simple">CD Projekt Re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elestial-games.com/" xlink:type="simple">Celestia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Johannesburg</text:p>
          </table:table-cell>
          <table:table-cell table:style-name="ce4" office:value-type="string" calcext:value-type="string">
            <text:p>Gauteng</text:p>
          </table:table-cell>
          <table:table-cell table:style-name="ce4" office:value-type="string" calcext:value-type="string">
            <text:p>South Afric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elsiusgs.com/" xlink:type="simple">Celsius Gam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t. Johns</text:p>
          </table:table-cell>
          <table:table-cell table:style-name="ce4" office:value-type="string" calcext:value-type="string">
            <text:p>Newfoundland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elsius-online.com/" xlink:type="simple">Celsius Onlin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elsius-online.com/" xlink:type="simple">Celsius Onlin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erebralfix.com/" xlink:type="simple">CerebralFix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ristchurch</text:p>
          </table:table-cell>
          <table:table-cell table:style-name="ce4" office:value-type="string" calcext:value-type="string">
            <text:p>Canterbury</text:p>
          </table:table-cell>
          <table:table-cell table:style-name="ce4" office:value-type="string" calcext:value-type="string">
            <text:p>New Zea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ertainaffinity.com/" xlink:type="simple">Certain Affinit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ertainaffinity.com/" xlink:type="simple">Certain Affinit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eruleangames.com/" xlink:type="simple">Cerulea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ort Collins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hainsawesomegames.com/" xlink:type="simple">Chainsawesom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Quebec City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picgames.com/" xlink:type="simple">Chair Entertainment Group (Epic Game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est Jordan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hanceagency.com/" xlink:type="simple">Chance Agenc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ottingham</text:p>
          </table:table-cell>
          <table:table-cell table:style-name="ce4" office:value-type="string" calcext:value-type="string">
            <text:p>Nottingham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hapatiz.com/" xlink:type="simple">Chapatiz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uteaux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harlottemadelon.com/" xlink:type="simple">Charlotte Madelo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Utrecht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hashuentertainment.com/" xlink:type="simple">Chashu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ulver Ci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chasing-carrots.com/" xlink:type="simple">Chasing Carro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tuttgart</text:p>
          </table:table-cell>
          <table:table-cell table:style-name="ce4" office:value-type="string" calcext:value-type="string">
            <text:p>Baden-Wurttembe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hewysoft.com/" xlink:type="simple">Chewy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icago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hibig.com/" xlink:type="simple">Chibig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alenc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hickadeegames.com/" xlink:type="simple">Chickade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land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himera-entertainment.de/" xlink:type="simple">Chimera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unich</text:p>
          </table:table-cell>
          <table:table-cell table:style-name="ce4" office:value-type="string" calcext:value-type="string">
            <text:p>Bayer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otallychoice.com/" xlink:type="simple">Choice Provis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a Cruz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hopup.me/" xlink:type="simple">Chopup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agos</text:p>
          </table:table-cell>
          <table:table-cell table:style-name="ce4" office:value-type="string" calcext:value-type="string">
            <text:p>Niger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hroniclogic.com/" xlink:type="simple">Chronic Logic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a Cruz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hubbypixel.com/" xlink:type="simple">Chubby Pixe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Lombard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hucklefish.org/" xlink:type="simple">Chucklefish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inegame.com/" xlink:type="simple">Chump Squa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omerville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inemax.cz/" xlink:type="simple">Cinemax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rague</text:p>
          </table:table-cell>
          <table:table-cell table:style-name="ce4" office:value-type="string" calcext:value-type="string">
            <text:p>Bohem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ipherprime.com/" xlink:type="simple">Cipher Prim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iladelphia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ipherhex.com/" xlink:type="simple">Cipherhex Technolog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urat</text:p>
          </table:table-cell>
          <table:table-cell table:style-name="ce4" office:value-type="string" calcext:value-type="string">
            <text:p>Gujarat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irclesquareent.com/" xlink:type="simple">CircleSquare Entertainme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isbon</text:p>
          </table:table-cell>
          <table:table-cell table:style-name="ce4" office:value-type="string" calcext:value-type="string">
            <text:p>Portuga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iteremis.com/" xlink:type="simple">Citérémi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herbrooke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itystateentertainment.com/" xlink:type="simple">City State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airfax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itystateentertainment.com/" xlink:type="simple">City State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irkland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lasscompete.com/" xlink:type="simple">Class Compet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omerville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leaversoft.com/" xlink:type="simple">Cleaverso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iladelphia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leverbeans.co.uk/" xlink:type="simple">Clever Bea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nchester</text:p>
          </table:table-cell>
          <table:table-cell table:style-name="ce4" office:value-type="string" calcext:value-type="string">
            <text:p>Lanca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clevercg.com/" xlink:type="simple">Clever Crow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nver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leverendeavourgames.com/" xlink:type="simple">Clever Endeavou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levermedia.com/" xlink:type="simple">CleverMed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nver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licktoy.com/" xlink:type="simple">Clicktoy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quitlam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lifftopgames.com/" xlink:type="simple">Clifftop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limaxstudios.com/" xlink:type="simple">Climax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smouth</text:p>
          </table:table-cell>
          <table:table-cell table:style-name="ce4" office:value-type="string" calcext:value-type="string">
            <text:p>Hamp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lintsiu.com/" xlink:type="simple">Clint Siu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no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lockstone.com/WebCMS/sites/DE" xlink:type="simple">Clockston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Innsbruck</text:p>
          </table:table-cell>
          <table:table-cell table:style-name="ce4" office:value-type="string" calcext:value-type="string">
            <text:p>Tyrol</text:p>
          </table:table-cell>
          <table:table-cell table:style-name="ce4" office:value-type="string" calcext:value-type="string">
            <text:p>Austr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lockworkacorn.com/" xlink:type="simple">Clockwork Acor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pe Town</text:p>
          </table:table-cell>
          <table:table-cell table:style-name="ce4" office:value-type="string" calcext:value-type="string">
            <text:p>Western Cape</text:p>
          </table:table-cell>
          <table:table-cell table:style-name="ce4" office:value-type="string" calcext:value-type="string">
            <text:p>South Afric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lockworkelements.com/" xlink:type="simple">Clockwork Elemen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kland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ulpinegame.com/" xlink:type="simple">Clockwork Gia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dison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loisters.games/" xlink:type="simple">Cloisters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aichung City</text:p>
          </table:table-cell>
          <table:table-cell table:number-columns-repeated="2" table:style-name="ce4" office:value-type="string" calcext:value-type="string">
            <text:p>Taiw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loudchamberstudios.com/" xlink:type="simple">Cloud Chamber (2K Game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loudchamberstudios.com/" xlink:type="simple">Cloud Chamber (2K Game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ovat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loudkid.com/" xlink:type="simple">CloudKi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ghton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lutchplaygames.com/" xlink:type="simple">ClutchPla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land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oatsink.com/" xlink:type="simple">Coatsin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underland</text:p>
          </table:table-cell>
          <table:table-cell table:style-name="ce4" office:value-type="string" calcext:value-type="string">
            <text:p>Tyne and Wear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obramobile.com/" xlink:type="simple">CobraMobil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ndee</text:p>
          </table:table-cell>
          <table:table-cell table:style-name="ce4" office:value-type="string" calcext:value-type="string">
            <text:p>Angus</text:p>
          </table:table-cell>
          <table:table-cell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ococucumber.co/" xlink:type="simple">Cococucumb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oconutislandstudio.com/" xlink:type="simple">Coconut Island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hanghai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coconutislandstudio.com/" xlink:type="simple">Coconut Island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tuttgart</text:p>
          </table:table-cell>
          <table:table-cell table:style-name="ce4" office:value-type="string" calcext:value-type="string">
            <text:p>Baden-Wurttembe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odecombat.com/" xlink:type="simple">CodeComba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odeglue.com/" xlink:type="simple">Codeglu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otterdam</text:p>
          </table:table-cell>
          <table:table-cell table:style-name="ce4" office:value-type="string" calcext:value-type="string">
            <text:p>Zui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odehatch.com/" xlink:type="simple">CodeHatch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dmonton</text:p>
          </table:table-cell>
          <table:table-cell table:style-name="ce4" office:value-type="string" calcext:value-type="string">
            <text:p>Albert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odemasters.com/" xlink:type="simple">Codemasters Birmingha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irmingham</text:p>
          </table:table-cell>
          <table:table-cell table:style-name="ce4" office:value-type="string" calcext:value-type="string">
            <text:p>West Midlands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odenameentertainment.com/" xlink:type="simple">Codename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odespark.org/" xlink:type="simple">codeSpar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saden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offeeaddictstudio.com/" xlink:type="simple">Coffee Addict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rarangua</text:p>
          </table:table-cell>
          <table:table-cell table:style-name="ce4" office:value-type="string" calcext:value-type="string">
            <text:p>Santa Catarina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offeepoweredmachine.com/" xlink:type="simple">Coffee Powered Machin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uenos Aires</text:p>
          </table:table-cell>
          <table:table-cell table:style-name="ce4" office:value-type="string" calcext:value-type="string">
            <text:p>Argenti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ohortstudios.com/" xlink:type="simple">Cohor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ndee</text:p>
          </table:table-cell>
          <table:table-cell table:style-name="ce4" office:value-type="string" calcext:value-type="string">
            <text:p>Angus</text:p>
          </table:table-cell>
          <table:table-cell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oldironstudios.com/" xlink:type="simple">Cold Iro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a Clar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oldricegames.com/" xlink:type="simple">Coldric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oldwild.com/" xlink:type="simple">ColdWild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Riga</text:p>
          </table:table-cell>
          <table:table-cell table:style-name="ce4" office:value-type="string" calcext:value-type="string">
            <text:p>Latv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oldwood.com/" xlink:type="simple">Coldwood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Umea</text:p>
          </table:table-cell>
          <table:table-cell table:style-name="ce4" office:value-type="string" calcext:value-type="string">
            <text:p>Norr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ollisionstudios.com/" xlink:type="simple">Collisio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ollisionstudios.com/" xlink:type="simple">Collisio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enic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olopl.co.jp/" xlink:type="simple">COLOPL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olorbloks.com/" xlink:type="simple">Colorblok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aint Gallen</text:p>
          </table:table-cell>
          <table:table-cell table:style-name="ce4" office:value-type="string" calcext:value-type="string">
            <text:p>Switzer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olorspacestudio.com/" xlink:type="simple">Colorspac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olossalorder.fi/" xlink:type="simple">Colossal Ord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ampere</text:p>
          </table:table-cell>
          <table:table-cell table:style-name="ce4" office:value-type="string" calcext:value-type="string">
            <text:p>Tavastia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omcept.co.jp/en/" xlink:type="simple">Comcep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Osak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omcept.co.jp/en/" xlink:type="simple">Comcep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ommonvisual.net/" xlink:type="simple">Common Visual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3" table:style-name="ce4" office:value-type="string" calcext:value-type="string">
            <text:p>Singapor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omplexgames.com/" xlink:type="simple">Complex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innipeg</text:p>
          </table:table-cell>
          <table:table-cell table:style-name="ce4" office:value-type="string" calcext:value-type="string">
            <text:p>Manitob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ompulsiongames.com/" xlink:type="simple">Compulsion Games (Microsoft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onatuscreative.com/" xlink:type="simple">Conatus Crea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ttawa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onceptlicious.nl/" xlink:type="simple">Conceptliciou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nschede</text:p>
          </table:table-cell>
          <table:table-cell table:style-name="ce4" office:value-type="string" calcext:value-type="string">
            <text:p>Overijssel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ardewvalley.net/" xlink:type="simple">ConcernedAp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onfettigames.com/" xlink:type="simple">Confetti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ncinita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ontrolzee.com/" xlink:type="simple">ControlZe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ykjavík</text:p>
          </table:table-cell>
          <table:table-cell table:style-name="ce4" office:value-type="string" calcext:value-type="string">
            <text:p>Reykjavik</text:p>
          </table:table-cell>
          <table:table-cell table:style-name="ce4" office:value-type="string" calcext:value-type="string">
            <text:p>Ice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onvictgames.com/" xlink:type="simple">Convic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onvoy-games.com/" xlink:type="simple">Convo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euwarden</text:p>
          </table:table-cell>
          <table:table-cell table:style-name="ce4" office:value-type="string" calcext:value-type="string">
            <text:p>Fries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oolgames.com/" xlink:type="simple">Coo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msterdam</text:p>
          </table:table-cell>
          <table:table-cell table:style-name="ce4" office:value-type="string" calcext:value-type="string">
            <text:p>Noor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orbomitegames.com/" xlink:type="simple">Corbomit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el Aviv</text:p>
          </table:table-cell>
          <table:table-cell table:style-name="ce4" office:value-type="string" calcext:value-type="string">
            <text:p>Gush Dan</text:p>
          </table:table-cell>
          <table:table-cell table:style-name="ce4" office:value-type="string" calcext:value-type="string">
            <text:p>Israe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ornbilt.com/" xlink:type="simple">Cornbil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untain View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osmicforces.com/" xlink:type="simple">Cosmic Forc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osmod.net/" xlink:type="simple">Cosmo D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ooklyn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osmogonia.mx/" xlink:type="simple">Cosmogon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adalajara</text:p>
          </table:table-cell>
          <table:table-cell table:style-name="ce4" office:value-type="string" calcext:value-type="string">
            <text:p>Jalisco</text:p>
          </table:table-cell>
          <table:table-cell table:style-name="ce4" office:value-type="string" calcext:value-type="string">
            <text:p>Mexico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osmografik.fr/" xlink:type="simple">Cosmografi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osmonautstudios.co.uk/" xlink:type="simple">Cosmonau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iverpool</text:p>
          </table:table-cell>
          <table:table-cell table:style-name="ce4" office:value-type="string" calcext:value-type="string">
            <text:p>Merseysid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couchgamecrafters.com/" xlink:type="simple">Couch Game Crafter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ille</text:p>
          </table:table-cell>
          <table:table-cell table:style-name="ce4" office:value-type="string" calcext:value-type="string">
            <text:p>Nord-Pas-de-Calais-Picardi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uelyst.com/" xlink:type="simple">Counterpla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rackedghostgames.com/" xlink:type="simple">CrackedGhost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Jay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raftystudios.com/" xlink:type="simple">Crafty Studios Game Develop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öttsching</text:p>
          </table:table-cell>
          <table:table-cell table:style-name="ce4" office:value-type="string" calcext:value-type="string">
            <text:p>Burgenland</text:p>
          </table:table-cell>
          <table:table-cell table:style-name="ce4" office:value-type="string" calcext:value-type="string">
            <text:p>Austr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raneballs.com/" xlink:type="simple">Craneballs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strava</text:p>
          </table:table-cell>
          <table:table-cell table:style-name="ce4" office:value-type="string" calcext:value-type="string">
            <text:p>Siles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rontides.com/" xlink:type="simple">Crash Wav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urnaby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rontides.com/" xlink:type="simple">Crash Wav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rateentertainment.com/" xlink:type="simple">Crate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ston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crazycricket.com/" xlink:type="simple">Crazy Cricke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Antonio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razymonkeystudios.com/" xlink:type="simple">Crazy Monkey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ontich</text:p>
          </table:table-cell>
          <table:table-cell table:style-name="ce4" office:value-type="string" calcext:value-type="string">
            <text:p>Belgium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reability.co/" xlink:type="simple">Creability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Dubai</text:p>
          </table:table-cell>
          <table:table-cell table:style-name="ce4" office:value-type="string" calcext:value-type="string">
            <text:p>United Arab Emir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reacle.com/" xlink:type="simple">Creacle Game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Yogyakarta</text:p>
          </table:table-cell>
          <table:table-cell table:style-name="ce4" office:value-type="string" calcext:value-type="string">
            <text:p>Indone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reatstudio.com/" xlink:type="simple">Crea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nton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creatstudio.com/" xlink:type="simple">Crea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int Petersburg</text:p>
          </table:table-cell>
          <table:table-cell table:style-name="ce4" office:value-type="string" calcext:value-type="string">
            <text:p>Northwestern Federal District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reative-assembly.co.uk/" xlink:type="simple">Creative Assembl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orsham</text:p>
          </table:table-cell>
          <table:table-cell table:style-name="ce4" office:value-type="string" calcext:value-type="string">
            <text:p>West Sussex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reative-assembly.co.uk/" xlink:type="simple">Creative Assembly Sofia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ofia</text:p>
          </table:table-cell>
          <table:table-cell table:style-name="ce4" office:value-type="string" calcext:value-type="string">
            <text:p>Bulgar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reativeforge.pl/" xlink:type="simple">Creative Forg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reativekingdoms.com/" xlink:type="simple">Creative Kingdom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dison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reativeforge.pl/" xlink:type="simple">CreativeForg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reature-factory.com/" xlink:type="simple">Creature Factory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reme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rema.gg/" xlink:type="simple">Crema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reoteam.com/" xlink:type="simple">Creoteam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iev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rescentmoongames.com/" xlink:type="simple">Crescent Moo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cotia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riteriongames.com/" xlink:type="simple">Criterion Games (Electronic Art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ildford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ritical-bit.com/" xlink:type="simple">Critical Bi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euwarden</text:p>
          </table:table-cell>
          <table:table-cell table:style-name="ce4" office:value-type="string" calcext:value-type="string">
            <text:p>Fries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riticalcharm.com/" xlink:type="simple">Critical Charm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Helsinki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rosscutgames.com/" xlink:type="simple">Crosscu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Indianapolis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roteam.com/" xlink:type="simple">Croteam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Zagreb</text:p>
          </table:table-cell>
          <table:table-cell table:style-name="ce4" office:value-type="string" calcext:value-type="string">
            <text:p>Croat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rownadam.com/" xlink:type="simple">Crown Ada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chmerikon</text:p>
          </table:table-cell>
          <table:table-cell table:style-name="ce4" office:value-type="string" calcext:value-type="string">
            <text:p>Saint Gallen</text:p>
          </table:table-cell>
          <table:table-cell table:style-name="ce4" office:value-type="string" calcext:value-type="string">
            <text:p>Switzer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rowscrowscrows.com/" xlink:type="simple">Crows Crows Crow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eds</text:p>
          </table:table-cell>
          <table:table-cell table:style-name="ce4" office:value-type="string" calcext:value-type="string">
            <text:p>West Yor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runchingkoalas.com/" xlink:type="simple">Crunching Koala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rypticsea.com/" xlink:type="simple">Cryptic Se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a Cruz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ryptydgames.com/" xlink:type="simple">Crypty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ton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rystald.com/" xlink:type="simple">Crystal Dynamic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nlo Park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rystald.com/" xlink:type="simple">Crystal Northwes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levu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rytek.com/" xlink:type="simple">Cryte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rankfurt am Main</text:p>
          </table:table-cell>
          <table:table-cell table:style-name="ce4" office:value-type="string" calcext:value-type="string">
            <text:p>Hesse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rytek.com/" xlink:type="simple">Crytek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Istanbul</text:p>
          </table:table-cell>
          <table:table-cell table:style-name="ce4" office:value-type="string" calcext:value-type="string">
            <text:p>Turke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rytek.com/" xlink:type="simple">Crytek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iev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rytivogames.com/" xlink:type="simple">Crytivo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Dieg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sharks.com/" xlink:type="simple">Cshark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rnakulam</text:p>
          </table:table-cell>
          <table:table-cell table:style-name="ce4" office:value-type="string" calcext:value-type="string">
            <text:p>Kerala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stellar-overload.com/" xlink:type="simple">Cubical Dri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nnes</text:p>
          </table:table-cell>
          <table:table-cell table:style-name="ce4" office:value-type="string" calcext:value-type="string">
            <text:p>Provence-Alpes-Cote d'Azur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tygianthegame.com/" xlink:type="simple">Cultic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Istanbul</text:p>
          </table:table-cell>
          <table:table-cell table:style-name="ce4" office:value-type="string" calcext:value-type="string">
            <text:p>Turke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earechicagogame.com/" xlink:type="simple">Culture Shoc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icago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upboardgames.com/" xlink:type="simple">Cupboar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fast</text:p>
          </table:table-cell>
          <table:table-cell table:style-name="ce4" office:value-type="string" calcext:value-type="string">
            <text:p>County Antrim</text:p>
          </table:table-cell>
          <table:table-cell table:style-name="ce4" office:value-type="string" calcext:value-type="string">
            <text:p>Northern Ire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uriobot.com/" xlink:type="simple">Curiobo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urve-studios.com/" xlink:type="simple">Curve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yan.com/" xlink:type="simple">Cyan World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pokan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yanide-studio.com/" xlink:type="simple">Cyanid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yanide-studio.com/" xlink:type="simple">Cyanid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anterre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ybercoconut.com/" xlink:type="simple">Cyber Coconu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Lombard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c2.co.jp/" xlink:type="simple">CyberConnect2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Fukuok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yberconnect2.ca/" xlink:type="simple">CyberConnect2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c2.co.jp/" xlink:type="simple">CyberConnect2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ypronia.com/" xlink:type="simple">Cypron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chalovce</text:p>
          </table:table-cell>
          <table:table-cell table:style-name="ce4" office:value-type="string" calcext:value-type="string">
            <text:p>Kosicky kraj</text:p>
          </table:table-cell>
          <table:table-cell table:style-name="ce4" office:value-type="string" calcext:value-type="string">
            <text:p>Slovak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unbeatablegame.com/" xlink:type="simple">D-Cel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airfax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padstudio.com/" xlink:type="simple">D-Pad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rgen</text:p>
          </table:table-cell>
          <table:table-cell table:style-name="ce4" office:value-type="string" calcext:value-type="string">
            <text:p>Hordaland</text:p>
          </table:table-cell>
          <table:table-cell table:style-name="ce4" office:value-type="string" calcext:value-type="string">
            <text:p>Norwa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avekki.com/" xlink:type="simple">D'Avekki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orefield</text:p>
          </table:table-cell>
          <table:table-cell table:style-name="ce4" office:value-type="string" calcext:value-type="string">
            <text:p>Cambridge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absterent.com/" xlink:type="simple">Dabster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Jacksonville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aestudios.be/" xlink:type="simple">DA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ortrijk</text:p>
          </table:table-cell>
          <table:table-cell table:style-name="ce4" office:value-type="string" calcext:value-type="string">
            <text:p>West Flanders</text:p>
          </table:table-cell>
          <table:table-cell table:style-name="ce4" office:value-type="string" calcext:value-type="string">
            <text:p>Belgium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ailymagicgames.com/" xlink:type="simple">Daily Magic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ailymagic.info/" xlink:type="simple">Daily Magic Production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aliningrad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ailymagic.info/" xlink:type="simple">Daily Magic Produc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akkodakko.com/" xlink:type="simple">dakko dakk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rdiff</text:p>
          </table:table-cell>
          <table:table-cell table:style-name="ce4" office:value-type="string" calcext:value-type="string">
            <text:p>South Wales</text:p>
          </table:table-cell>
          <table:table-cell table:style-name="ce4" office:value-type="string" calcext:value-type="string">
            <text:p>Wal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eepsilver.com/" xlink:type="simple">Dambuster Studios (Deep Silver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ottingham</text:p>
          </table:table-cell>
          <table:table-cell table:style-name="ce4" office:value-type="string" calcext:value-type="string">
            <text:p>Nottingham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anfornace.com/" xlink:type="simple">Dan Fornac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iseofindustry.com/" xlink:type="simple">Dapper Penguin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arewise.com/" xlink:type="simple">Darewise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verly Hill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arewise.com/" xlink:type="simple">Darewise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ark-1.com/" xlink:type="simple">Dark-1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kopje</text:p>
          </table:table-cell>
          <table:table-cell table:style-name="ce4" office:value-type="string" calcext:value-type="string">
            <text:p>Macedon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arklingroom.co.uk/" xlink:type="simple">Darkling Roo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ruro</text:p>
          </table:table-cell>
          <table:table-cell table:style-name="ce4" office:value-type="string" calcext:value-type="string">
            <text:p>Cornwall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arkscreengames.com/" xlink:type="simple">DarkScree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ulhouse</text:p>
          </table:table-cell>
          <table:table-cell table:style-name="ce4" office:value-type="string" calcext:value-type="string">
            <text:p>Haut-Rhin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arkwindmedia.com/" xlink:type="simple">Darkwind Med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ochester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atarealms.com/" xlink:type="simple">Data Realm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oenix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aysofwonder.com/" xlink:type="simple">Days of Wond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lto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aysofwonder.com/" xlink:type="simple">Days of Wond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eadmage.com/" xlink:type="simple">Dead Mag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eadpixel.co/" xlink:type="simple">Deadpixel.c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eadtoast.com/" xlink:type="simple">DeadToast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lmo</text:p>
          </table:table-cell>
          <table:table-cell table:style-name="ce4" office:value-type="string" calcext:value-type="string">
            <text:p>Scania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eck13.com/" xlink:type="simple">Deck 13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rankfurt am Main</text:p>
          </table:table-cell>
          <table:table-cell table:style-name="ce4" office:value-type="string" calcext:value-type="string">
            <text:p>Hesse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eck13.com/" xlink:type="simple">Deck 13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mburg</text:p>
          </table:table-cell>
          <table:table-cell table:style-name="ce4" office:value-type="string" calcext:value-type="string">
            <text:p>Hesse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eckninegames.com/" xlink:type="simple">Deck Nin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ulder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eck13.de/" xlink:type="simple">Deck13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rankfurt am Main</text:p>
          </table:table-cell>
          <table:table-cell table:style-name="ce4" office:value-type="string" calcext:value-type="string">
            <text:p>Hesse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econstructeam.com/" xlink:type="simple">Deconstructeam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alenc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edeependgames.com/" xlink:type="simple">Deep En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ston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dsfishlabs.com/" xlink:type="simple">Deep Silver FISH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mburg</text:p>
          </table:table-cell>
          <table:table-cell table:style-name="ce4" office:value-type="string" calcext:value-type="string">
            <text:p>Metropolregion Hambu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efiantdev.com/" xlink:type="simple">Defiant Develop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bane</text:p>
          </table:table-cell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efiant.nyc/" xlink:type="simple">Defian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egicagames.com/" xlink:type="simple">Degica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egoma.games/" xlink:type="simple">Degom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msterdam</text:p>
          </table:table-cell>
          <table:table-cell table:style-name="ce4" office:value-type="string" calcext:value-type="string">
            <text:p>Noor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ejobaan.com/" xlink:type="simple">Dejobaa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tertown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emiurgestudios.com/" xlink:type="simple">Demiurge Studios (Sega Network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mbridge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ntichamber-game.com/" xlink:type="simple">Demruth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enki.co.uk/" xlink:type="simple">Denki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ndee</text:p>
          </table:table-cell>
          <table:table-cell table:style-name="ce4" office:value-type="string" calcext:value-type="string">
            <text:p>Angus</text:p>
          </table:table-cell>
          <table:table-cell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ennaton.com/" xlink:type="simple">Dennato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othenburg</text:p>
          </table:table-cell>
          <table:table-cell table:style-name="ce4" office:value-type="string" calcext:value-type="string">
            <text:p>Gota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escendentstudios.com/" xlink:type="simple">Descendan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esignworksgaming.com/" xlink:type="simple">Design Works Gamin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cottsdale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eskdragons.com/" xlink:type="simple">Desk Drag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nchester</text:p>
          </table:table-cell>
          <table:table-cell table:style-name="ce4" office:value-type="string" calcext:value-type="string">
            <text:p>Lanca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eskworks.jp/" xlink:type="simple">Desk Work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Osak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estineerstudios.com/" xlink:type="simple">Destine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lymouth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etalion.com/" xlink:type="simple">Detal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zeszow</text:p>
          </table:table-cell>
          <table:table-cell table:style-name="ce4" office:value-type="string" calcext:value-type="string">
            <text:p>Subcarpathia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evana.rs/" xlink:type="simple">DEVANA Technologi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lgrade</text:p>
          </table:table-cell>
          <table:table-cell table:style-name="ce4" office:value-type="string" calcext:value-type="string">
            <text:p>Serb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evilishgames.com/" xlink:type="simple">Devilish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Alicante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evm-games.com/" xlink:type="simple">Devm-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hruva.com/" xlink:type="simple">Dhruva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ngalore</text:p>
          </table:table-cell>
          <table:table-cell table:style-name="ce4" office:value-type="string" calcext:value-type="string">
            <text:p>Karnataka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ice.se/" xlink:type="simple">DICE Stockholm (Electronic Arts)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utefabrik.com/" xlink:type="simple">Die Gute Fabri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penhagen</text:p>
          </table:table-cell>
          <table:table-cell table:style-name="ce4" office:value-type="string" calcext:value-type="string">
            <text:p>Oresu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wanderlust.voyage/" xlink:type="simple">Different Tal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ig-itgames.com/" xlink:type="simple">Dig-It!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thesda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igiment.co.uk/" xlink:type="simple">Digime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igiment.co.uk/" xlink:type="simple">Digime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Oslo</text:p>
          </table:table-cell>
          <table:table-cell table:style-name="ce4" office:value-type="string" calcext:value-type="string">
            <text:p>Norwa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igital-arrow.com/" xlink:type="simple">Digital Arrow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emerin</text:p>
          </table:table-cell>
          <table:table-cell table:style-name="ce4" office:value-type="string" calcext:value-type="string">
            <text:p>Vojvodina</text:p>
          </table:table-cell>
          <table:table-cell table:style-name="ce4" office:value-type="string" calcext:value-type="string">
            <text:p>Serb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igitalconfectioners.com/" xlink:type="simple">Digital Confectioner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ristchurch</text:p>
          </table:table-cell>
          <table:table-cell table:style-name="ce4" office:value-type="string" calcext:value-type="string">
            <text:p>Canterbury</text:p>
          </table:table-cell>
          <table:table-cell table:style-name="ce4" office:value-type="string" calcext:value-type="string">
            <text:p>New Zea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igitalcontinue.com/" xlink:type="simple">Digital Continu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igitaldreamsentertainment.com/" xlink:type="simple">Digital Dreams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rton Grove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igital-eel.com/" xlink:type="simple">Digital Ee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irkland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igitalextremes.com/" xlink:type="simple">Digital Extre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ndon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igitalextremes.com/" xlink:type="simple">Digital Extre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igitalhappiness.net/" xlink:type="simple">Digital Happines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ndung</text:p>
          </table:table-cell>
          <table:table-cell table:style-name="ce4" office:value-type="string" calcext:value-type="string">
            <text:p>West Java</text:p>
          </table:table-cell>
          <table:table-cell table:style-name="ce4" office:value-type="string" calcext:value-type="string">
            <text:p>Indone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igital-legends.com/" xlink:type="simple">Digital Legend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rcelona</text:p>
          </table:table-cell>
          <table:table-cell table:style-name="ce4" office:value-type="string" calcext:value-type="string">
            <text:p>Catalon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igitalmaniastudio.com/" xlink:type="simple">Digital Man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s Berges du Lac</text:p>
          </table:table-cell>
          <table:table-cell table:style-name="ce4" office:value-type="string" calcext:value-type="string">
            <text:p>Tunis</text:p>
          </table:table-cell>
          <table:table-cell table:style-name="ce4" office:value-type="string" calcext:value-type="string">
            <text:p>Tuni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igitalsoulgames.org/" xlink:type="simple">Digital Sou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o</text:p>
          </table:table-cell>
          <table:table-cell table:style-name="ce4" office:value-type="string" calcext:value-type="string">
            <text:p>Grande Porto</text:p>
          </table:table-cell>
          <table:table-cell table:style-name="ce4" office:value-type="string" calcext:value-type="string">
            <text:p>Portuga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igitalsungames.com/" xlink:type="simple">Digital Sun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alenc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tales.it/" xlink:type="simple">Digital Tal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ami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tales.it/" xlink:type="simple">Digital Tal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Lombard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tales.it/" xlink:type="simple">Digital Tal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ome</text:p>
          </table:table-cell>
          <table:table-cell table:style-name="ce4" office:value-type="string" calcext:value-type="string">
            <text:p>Lazio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works-ent.co.jp/" xlink:type="simple">DIGITAL WORKS Entertainme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igitalfun.it/" xlink:type="simple">DigitalFu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lnate</text:p>
          </table:table-cell>
          <table:table-cell table:style-name="ce4" office:value-type="string" calcext:value-type="string">
            <text:p>Varese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digitalmindsoft.eu/" xlink:type="simple">Digitalmindso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Ulm</text:p>
          </table:table-cell>
          <table:table-cell table:style-name="ce4" office:value-type="string" calcext:value-type="string">
            <text:p>Baden Wurttembe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digixart.com/" xlink:type="simple">Digixart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pellier</text:p>
          </table:table-cell>
          <table:table-cell table:style-name="ce4" office:value-type="string" calcext:value-type="string">
            <text:p>Languedoc-Roussillon-Midi-Pyrene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imbulbgames.com/" xlink:type="simple">Dim Bulb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imensionalink.com/" xlink:type="simple">Dimensional In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imfroststudio.com/" xlink:type="simple">Dimfros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orrkoping</text:p>
          </table:table-cell>
          <table:table-cell table:style-name="ce4" office:value-type="string" calcext:value-type="string">
            <text:p>Ostergot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imps.co.jp/" xlink:type="simple">Dimp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Osak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inoboss.com/" xlink:type="simple">Dino Bos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nchester</text:p>
          </table:table-cell>
          <table:table-cell table:style-name="ce4" office:value-type="string" calcext:value-type="string">
            <text:p>Lanca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inosaurentertainment.com/" xlink:type="simple">Dinosaur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allas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inopoloclub.com/" xlink:type="simple">Dinosaur Polo Club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ellington</text:p>
          </table:table-cell>
          <table:table-cell table:style-name="ce4" office:value-type="string" calcext:value-type="string">
            <text:p>Greater Wellington</text:p>
          </table:table-cell>
          <table:table-cell table:style-name="ce4" office:value-type="string" calcext:value-type="string">
            <text:p>New Zea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irewolfdigital.com/" xlink:type="simple">Dire Wolf Digit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nver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iscopixel.com/" xlink:type="simple">Disco Pixe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ston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ispatchgames.com/" xlink:type="simple">Dispatch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rac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isruptivegames.net/" xlink:type="simple">Disruptiv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rkele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issonent.com/" xlink:type="simple">Dissonance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Jos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istractionware.com/" xlink:type="simple">Distractionwar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ivisi0n.com/" xlink:type="simple">Divisi0n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angier</text:p>
          </table:table-cell>
          <table:table-cell table:style-name="ce4" office:value-type="string" calcext:value-type="string">
            <text:p>Morocco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obsoftstudios.com/" xlink:type="simple">Dobsof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bane</text:p>
          </table:table-cell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odgeroll.com/" xlink:type="simple">Dodge Roll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Washington DC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ogeatdoggames.com/" xlink:type="simple">Dog Eat Dog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lbuquerque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oinksoft.com/" xlink:type="simple">doinkso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ugene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fkingsandmen.net/" xlink:type="simple">Donkey Crew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fast</text:p>
          </table:table-cell>
          <table:table-cell table:style-name="ce4" office:value-type="string" calcext:value-type="string">
            <text:p>County Antrim</text:p>
          </table:table-cell>
          <table:table-cell table:style-name="ce4" office:value-type="string" calcext:value-type="string">
            <text:p>Northern Ire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ont-nod.com/" xlink:type="simple">DONTNOD Eleve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ont-nod.com/" xlink:type="simple">DONTNOD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oppio.games/" xlink:type="simple">Doppio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isbon</text:p>
          </table:table-cell>
          <table:table-cell table:style-name="ce4" office:value-type="string" calcext:value-type="string">
            <text:p>Portuga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oppio.games/" xlink:type="simple">Doppio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o</text:p>
          </table:table-cell>
          <table:table-cell table:style-name="ce4" office:value-type="string" calcext:value-type="string">
            <text:p>Grande Porto</text:p>
          </table:table-cell>
          <table:table-cell table:style-name="ce4" office:value-type="string" calcext:value-type="string">
            <text:p>Portuga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orgamgames.com/" xlink:type="simple">Dorgam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Jeddah</text:p>
          </table:table-cell>
          <table:table-cell table:style-name="ce4" office:value-type="string" calcext:value-type="string">
            <text:p>Makkah</text:p>
          </table:table-cell>
          <table:table-cell table:style-name="ce4" office:value-type="string" calcext:value-type="string">
            <text:p>Saudi Arab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otbunny.com/" xlink:type="simple">dotBunn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eterborough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otdot.wtf/" xlink:type="simple">DOTDO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Auckland</text:p>
          </table:table-cell>
          <table:table-cell table:style-name="ce4" office:value-type="string" calcext:value-type="string">
            <text:p>New Zea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oubledamagegames.com/" xlink:type="simple">Double Damag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oubledashstudios.com/" xlink:type="simple">Double Dash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Rio de Janeir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oublezeroonezero.com/" xlink:type="simple">Double Zero One Zer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kovde</text:p>
          </table:table-cell>
          <table:table-cell table:style-name="ce4" office:value-type="string" calcext:value-type="string">
            <text:p>Vastra Gota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oublebearproductions.com/" xlink:type="simple">Doublebear Produc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oublequotestudio.com/" xlink:type="simple">Doublequot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atislava</text:p>
          </table:table-cell>
          <table:table-cell table:style-name="ce4" office:value-type="string" calcext:value-type="string">
            <text:p>Bratislavsky kraj</text:p>
          </table:table-cell>
          <table:table-cell table:style-name="ce4" office:value-type="string" calcext:value-type="string">
            <text:p>Slovak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ovetailgames.com/" xlink:type="simple">Dovetai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atham</text:p>
          </table:table-cell>
          <table:table-cell table:style-name="ce4" office:value-type="string" calcext:value-type="string">
            <text:p>Kent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ovetailgames.com/" xlink:type="simple">Dovetai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odalming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ovetailgames.com/" xlink:type="simple">Dovetail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irling</text:p>
          </table:table-cell>
          <table:table-cell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ownsmashstudios.com/" xlink:type="simple">Down Smash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orth York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ownwellgame.com/" xlink:type="simple">Downwell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rstudios.co.uk/" xlink:type="simple">DR Studios (Digital Bro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oughton</text:p>
          </table:table-cell>
          <table:table-cell table:style-name="ce4" office:value-type="string" calcext:value-type="string">
            <text:p>Milton Keynes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raconus.com/" xlink:type="simple">Draconus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taa</text:p>
          </table:table-cell>
          <table:table-cell table:style-name="ce4" office:value-type="string" calcext:value-type="string">
            <text:p>Helsinki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ragonslide.com/" xlink:type="simple">Drag ON Slid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s</text:p>
          </table:table-cell>
          <table:table-cell table:style-name="ce4" office:value-type="string" calcext:value-type="string">
            <text:p>Hainaut</text:p>
          </table:table-cell>
          <table:table-cell table:style-name="ce4" office:value-type="string" calcext:value-type="string">
            <text:p>Belgium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rago-entertainment.com/" xlink:type="simple">Drago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rakow</text:p>
          </table:table-cell>
          <table:table-cell table:style-name="ce4" office:value-type="string" calcext:value-type="string">
            <text:p>Lesser Poland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haostavern.com/" xlink:type="simple">DragonBear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ragontale.net/" xlink:type="simple">Dragontal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thens</text:p>
          </table:table-cell>
          <table:table-cell table:style-name="ce4" office:value-type="string" calcext:value-type="string">
            <text:p>Attica</text:p>
          </table:table-cell>
          <table:table-cell table:style-name="ce4" office:value-type="string" calcext:value-type="string">
            <text:p>Gree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rakharstudio.com/" xlink:type="simple">Drakhar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lcobendas</text:p>
          </table:table-cell>
          <table:table-cell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rakharstudio.com/" xlink:type="simple">Drakhar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enerife</text:p>
          </table:table-cell>
          <table:table-cell table:style-name="ce4" office:value-type="string" calcext:value-type="string">
            <text:p>Canary Islands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rakkardev.com/" xlink:type="simple">Drakkar Dev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tania</text:p>
          </table:table-cell>
          <table:table-cell table:style-name="ce4" office:value-type="string" calcext:value-type="string">
            <text:p>Sicil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reached-game.com/" xlink:type="simple">Drama Drifter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iev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oundfallgame.com/" xlink:type="simple">Drastic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aleigh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rawlabs.com/" xlink:type="simple">Draw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andler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readlocks.cz/" xlink:type="simple">Dreadlock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rague</text:p>
          </table:table-cell>
          <table:table-cell table:style-name="ce4" office:value-type="string" calcext:value-type="string">
            <text:p>Bohem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reamflightadventures.com/" xlink:type="simple">Dream Flight Adventur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ittsburgh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reamharvesters.com/" xlink:type="simple">Dream Harvester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Antalya</text:p>
          </table:table-cell>
          <table:table-cell table:style-name="ce4" office:value-type="string" calcext:value-type="string">
            <text:p>Turke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reamrain.co/" xlink:type="simple">Dream Rain Game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ehran</text:p>
          </table:table-cell>
          <table:table-cell table:style-name="ce4" office:value-type="string" calcext:value-type="string">
            <text:p>Ir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reamboxgames.com/" xlink:type="simple">DreamBox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alenc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reamfeel.org/" xlink:type="simple">Dreamfee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blin</text:p>
          </table:table-cell>
          <table:table-cell table:style-name="ce4" office:value-type="string" calcext:value-type="string">
            <text:p>Leinster</text:p>
          </table:table-cell>
          <table:table-cell table:style-name="ce4" office:value-type="string" calcext:value-type="string">
            <text:p>Ire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reamingdoor.net/" xlink:type="simple">Dreaming Doo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troit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reamlit.games/" xlink:type="simple">Dreamlit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emple Ci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reamlordsdigital.com/" xlink:type="simple">Dreamlords Digit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ntipolo City</text:p>
          </table:table-cell>
          <table:table-cell table:style-name="ce4" office:value-type="string" calcext:value-type="string">
            <text:p>Rizal</text:p>
          </table:table-cell>
          <table:table-cell table:style-name="ce4" office:value-type="string" calcext:value-type="string">
            <text:p>Philippin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reamquestgames.com/" xlink:type="simple">DreamQuest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uisville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reamssoftgames.com/" xlink:type="simple">DreamSoft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rcelona</text:p>
          </table:table-cell>
          <table:table-cell table:style-name="ce4" office:value-type="string" calcext:value-type="string">
            <text:p>Catalon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reamspike.com/" xlink:type="simple">Dreamspik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ort Wayne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reamteck.io/" xlink:type="simple">Dreamtek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ofia</text:p>
          </table:table-cell>
          <table:table-cell table:style-name="ce4" office:value-type="string" calcext:value-type="string">
            <text:p>Bulgar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rinkboxstudios.com/" xlink:type="simple">DrinkBox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rivenarts.com/" xlink:type="simple">DrivenAr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ropofpixel.com/" xlink:type="simple">Drop of Pixe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errassa</text:p>
          </table:table-cell>
          <table:table-cell table:style-name="ce4" office:value-type="string" calcext:value-type="string">
            <text:p>Catalon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runkrobotgames.com/" xlink:type="simple">Drunk Robo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ort Collins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dsc-studio22.fr/" xlink:type="simple">DSC Studio22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rdeaux</text:p>
          </table:table-cell>
          <table:table-cell table:style-name="ce4" office:value-type="string" calcext:value-type="string">
            <text:p>Aquitaine-Limousin-Poitou-Charent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heinnersea.com/" xlink:type="simple">Dsquare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isbon</text:p>
          </table:table-cell>
          <table:table-cell table:style-name="ce4" office:value-type="string" calcext:value-type="string">
            <text:p>Portuga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ualgood.com/" xlink:type="simple">Dual Good Limited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ualnorth.com/" xlink:type="simple">DualNorth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ubitlimited.com/" xlink:type="simple">Dubi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eds</text:p>
          </table:table-cell>
          <table:table-cell table:style-name="ce4" office:value-type="string" calcext:value-type="string">
            <text:p>Yor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utchgamestudio.com/" xlink:type="simple">Dutch Gam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oerden</text:p>
          </table:table-cell>
          <table:table-cell table:style-name="ce4" office:value-type="string" calcext:value-type="string">
            <text:p>Utrecht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oftdp.com/" xlink:type="simple">Dynamic Pixel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oftdp.com/" xlink:type="simple">Dynamic Pixel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oronezh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ynasty11.com/" xlink:type="simple">Dynasty 11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iladelphia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mcneill.com/" xlink:type="simple">E McNeil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Dieg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a.com/seed" xlink:type="simple">EA SEED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asports.com/" xlink:type="simple">EA Sports (Electronic Arts)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ucharest</text:p>
          </table:table-cell>
          <table:table-cell table:style-name="ce4" office:value-type="string" calcext:value-type="string">
            <text:p>Roman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asports.com/" xlink:type="simple">EA Sports (Electronic Art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urnaby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easports.com/" xlink:type="simple">EA Sports (Electronic Art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logne</text:p>
          </table:table-cell>
          <table:table-cell table:style-name="ce4" office:value-type="string" calcext:value-type="string">
            <text:p>North Rhine-Westphalia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asports.com/" xlink:type="simple">EA Sports (Electronic Arts)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hanghai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asports.com/" xlink:type="simple">EA Sports Austin (Electronic Art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igitalcombatsimulator.com/" xlink:type="simple">Eagle Dynamic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eagle-spark.com/" xlink:type="simple">Eagle Spar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ydgoszcz</text:p>
          </table:table-cell>
          <table:table-cell table:style-name="ce4" office:value-type="string" calcext:value-type="string">
            <text:p>Kuyavian-Pomeran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agregames.com/" xlink:type="simple">Eagr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rono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arthworkgames.com/" xlink:type="simple">Earthwor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bane</text:p>
          </table:table-cell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astsidegamestudio.com/" xlink:type="simple">East Sid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astshade.com/" xlink:type="simple">Eastshad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levu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astworks.eu/" xlink:type="simple">Eastwork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osice</text:p>
          </table:table-cell>
          <table:table-cell table:style-name="ce4" office:value-type="string" calcext:value-type="string">
            <text:p>Kosicky kraj</text:p>
          </table:table-cell>
          <table:table-cell table:style-name="ce4" office:value-type="string" calcext:value-type="string">
            <text:p>Slovak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atcreatesleep.net/" xlink:type="simple">Eat Create Sleep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isby</text:p>
          </table:table-cell>
          <table:table-cell table:style-name="ce4" office:value-type="string" calcext:value-type="string">
            <text:p>Got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corn-game.com/" xlink:type="simple">Ebb Softwar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lgrade</text:p>
          </table:table-cell>
          <table:table-cell table:style-name="ce4" office:value-type="string" calcext:value-type="string">
            <text:p>Serb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choheadgames.com/" xlink:type="simple">Echohea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wrence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e56.info/" xlink:type="simple">Ecole Software Corporatio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delweiss.skr.jp/" xlink:type="simple">Edelweis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den-studios.fr/" xlink:type="simple">Ede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yon</text:p>
          </table:table-cell>
          <table:table-cell table:style-name="ce4" office:value-type="string" calcext:value-type="string">
            <text:p>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edenindustries.com/" xlink:type="simple">Eden Industri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elowna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dgecasegames.net/" xlink:type="simple">Edge Case Games (Wargaming UK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ildford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dgeofreality.com/" xlink:type="simple">Edge of Realit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ducastudio.com/" xlink:type="simple">Educa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latiga</text:p>
          </table:table-cell>
          <table:table-cell table:style-name="ce4" office:value-type="string" calcext:value-type="string">
            <text:p>Central Java</text:p>
          </table:table-cell>
          <table:table-cell table:style-name="ce4" office:value-type="string" calcext:value-type="string">
            <text:p>Indone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egeo.com/" xlink:type="simple">eeGe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ndee</text:p>
          </table:table-cell>
          <table:table-cell table:style-name="ce4" office:value-type="string" calcext:value-type="string">
            <text:p>Angus</text:p>
          </table:table-cell>
          <table:table-cell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gonaut.games/" xlink:type="simple">Egonau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egosoft.com/" xlink:type="simple">Egoso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ürselen</text:p>
          </table:table-cell>
          <table:table-cell table:style-name="ce4" office:value-type="string" calcext:value-type="string">
            <text:p>North Rhine-Westphalia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8ing.net/" xlink:type="simple">Eighting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ipix.com/" xlink:type="simple">Eipix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ovi Sad</text:p>
          </table:table-cell>
          <table:table-cell table:style-name="ce4" office:value-type="string" calcext:value-type="string">
            <text:p>Vojvodina</text:p>
          </table:table-cell>
          <table:table-cell table:style-name="ce4" office:value-type="string" calcext:value-type="string">
            <text:p>Serb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ipix.com/" xlink:type="simple">Eipix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ovi Sad</text:p>
          </table:table-cell>
          <table:table-cell table:style-name="ce4" office:value-type="string" calcext:value-type="string">
            <text:p>Vojvodina</text:p>
          </table:table-cell>
          <table:table-cell table:style-name="ce4" office:value-type="string" calcext:value-type="string">
            <text:p>Serb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ivaagames.com/" xlink:type="simple">Eivaa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une</text:p>
          </table:table-cell>
          <table:table-cell table:style-name="ce4" office:value-type="string" calcext:value-type="string">
            <text:p>Maharashtra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jaw.net/" xlink:type="simple">EJaw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iev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jaw.net/" xlink:type="simple">EJaw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allin</text:p>
          </table:table-cell>
          <table:table-cell table:style-name="ce4" office:value-type="string" calcext:value-type="string">
            <text:p>Harju</text:p>
          </table:table-cell>
          <table:table-cell table:style-name="ce4" office:value-type="string" calcext:value-type="string">
            <text:p>Eston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kosystem.com/" xlink:type="simple">Ekosyste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ku.de/" xlink:type="simple">Eku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d Homburg</text:p>
          </table:table-cell>
          <table:table-cell table:style-name="ce4" office:value-type="string" calcext:value-type="string">
            <text:p>Hesse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kuatorgames.com/" xlink:type="simple">Ekuator Games (Agate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ndung</text:p>
          </table:table-cell>
          <table:table-cell table:style-name="ce4" office:value-type="string" calcext:value-type="string">
            <text:p>West Java</text:p>
          </table:table-cell>
          <table:table-cell table:style-name="ce4" office:value-type="string" calcext:value-type="string">
            <text:p>Indone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lastic-games.com/" xlink:type="simple">Elastic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lectricowlstudios.com/" xlink:type="simple">Electric Owl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ittsburgh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lectricsquare.com/" xlink:type="simple">Electric Squ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ghton</text:p>
          </table:table-cell>
          <table:table-cell table:style-name="ce4" office:value-type="string" calcext:value-type="string">
            <text:p>East Sussex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lfgamesworks.com/" xlink:type="simple">Elf Game Work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escia</text:p>
          </table:table-cell>
          <table:table-cell table:style-name="ce4" office:value-type="string" calcext:value-type="string">
            <text:p>Lombardy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lodie.games/" xlink:type="simple">Elodi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enic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mbark-studios.com/" xlink:type="simple">Embark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mptyclipstudios.com/" xlink:type="simple">Empty Clip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Dieg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ncirclegames.com/" xlink:type="simple">Encircl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mar</text:p>
          </table:table-cell>
          <table:table-cell table:style-name="ce4" office:value-type="string" calcext:value-type="string">
            <text:p>Hedmark</text:p>
          </table:table-cell>
          <table:table-cell table:style-name="ce4" office:value-type="string" calcext:value-type="string">
            <text:p>Norwa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ndgamestudios.com.au/" xlink:type="simple">Endgam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ndlessentertainment.com/" xlink:type="simple">Endless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ndlessentertainment.com/" xlink:type="simple">Endless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akland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ndlessfluff.com/" xlink:type="simple">Endless Fluff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nduring.games/" xlink:type="simple">Enduring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ngineroomgames.com/" xlink:type="simple">Engine Room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tol</text:p>
          </table:table-cell>
          <table:table-cell table:style-name="ce4" office:value-type="string" calcext:value-type="string">
            <text:p>Av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ngineroomgames.com/" xlink:type="simple">Engine Room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tratford upon Avon</text:p>
          </table:table-cell>
          <table:table-cell table:style-name="ce4" office:value-type="string" calcext:value-type="string">
            <text:p>Warwic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ngine-software.com/" xlink:type="simple">Engine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oetinchem</text:p>
          </table:table-cell>
          <table:table-cell table:style-name="ce4" office:value-type="string" calcext:value-type="string">
            <text:p>Gelder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nhance-experience.com/" xlink:type="simple">Enhanc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shiness-game.com/" xlink:type="simple">Enigami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ille</text:p>
          </table:table-cell>
          <table:table-cell table:style-name="ce4" office:value-type="string" calcext:value-type="string">
            <text:p>Nord-Pas-de-Calais-Picardi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nigma-studios.net/" xlink:type="simple">Enigma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Quito</text:p>
          </table:table-cell>
          <table:table-cell table:style-name="ce4" office:value-type="string" calcext:value-type="string">
            <text:p>Pichincha</text:p>
          </table:table-cell>
          <table:table-cell table:style-name="ce4" office:value-type="string" calcext:value-type="string">
            <text:p>Ecuador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nlight.com/" xlink:type="simple">Enlight Softwar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esongofseven.com/" xlink:type="simple">Enlightene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icago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nnuistudio.com/" xlink:type="simple">Ennui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Nicholas</text:p>
          </table:table-cell>
          <table:table-cell table:style-name="ce4" office:value-type="string" calcext:value-type="string">
            <text:p>Nuevo León</text:p>
          </table:table-cell>
          <table:table-cell table:style-name="ce4" office:value-type="string" calcext:value-type="string">
            <text:p>Mexico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nplexgames.com/" xlink:type="simple">Enplex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nspire.com/" xlink:type="simple">Enspire Learnin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nteryes.com/" xlink:type="simple">Enter Y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fast</text:p>
          </table:table-cell>
          <table:table-cell table:style-name="ce4" office:value-type="string" calcext:value-type="string">
            <text:p>County Antrim</text:p>
          </table:table-cell>
          <table:table-cell table:style-name="ce4" office:value-type="string" calcext:value-type="string">
            <text:p>Northern Ire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nthrean.com/" xlink:type="simple">Enthrean Guardian Gam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latiga</text:p>
          </table:table-cell>
          <table:table-cell table:style-name="ce4" office:value-type="string" calcext:value-type="string">
            <text:p>Central Java</text:p>
          </table:table-cell>
          <table:table-cell table:style-name="ce4" office:value-type="string" calcext:value-type="string">
            <text:p>Indone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ntradainteractive.com/" xlink:type="simple">Entrada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lpine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nvision-entertainment.de/" xlink:type="simple">Envision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Ingelheim</text:p>
          </table:table-cell>
          <table:table-cell table:style-name="ce4" office:value-type="string" calcext:value-type="string">
            <text:p>Rheinland-Pfalz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picgames.com/" xlink:type="simple">Epic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picgames.com/" xlink:type="simple">Epic Games China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hanghai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picgames.com/" xlink:type="simple">Epic Games Chin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uzhou</text:p>
          </table:table-cell>
          <table:table-cell table:style-name="ce4" office:value-type="string" calcext:value-type="string">
            <text:p>Jiangsu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picgames.com/" xlink:type="simple">Epic Games Japa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Yokohama</text:p>
          </table:table-cell>
          <table:table-cell table:style-name="ce4" office:value-type="string" calcext:value-type="string">
            <text:p>Kanagaw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picgames.com/" xlink:type="simple">Epic Games Korea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eoul</text:p>
          </table:table-cell>
          <table:table-cell table:style-name="ce4" office:value-type="string" calcext:value-type="string">
            <text:p>South Kore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picgames.com/" xlink:type="simple">Epic Games U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ildford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picgames.com/" xlink:type="simple">Epic Games U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amington Spa</text:p>
          </table:table-cell>
          <table:table-cell table:style-name="ce4" office:value-type="string" calcext:value-type="string">
            <text:p>Warwic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picgames.com/" xlink:type="simple">Epic Games U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underland</text:p>
          </table:table-cell>
          <table:table-cell table:style-name="ce4" office:value-type="string" calcext:value-type="string">
            <text:p>Tyne and Wear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picgames.com/" xlink:type="simple">Epic Seattl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levu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piphanygames.net/" xlink:type="simple">Epiphan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ydney</text:p>
          </table:table-cell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pitasisgame.com/" xlink:type="simple">Epitasi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nnapolis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pochalstorm.com/" xlink:type="simple">EpochalStor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ome</text:p>
          </table:table-cell>
          <table:table-cell table:style-name="ce4" office:value-type="string" calcext:value-type="string">
            <text:p>Lazio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psilon-games.com/" xlink:type="simple">Epsilo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Ufa</text:p>
          </table:table-cell>
          <table:table-cell table:style-name="ce4" office:value-type="string" calcext:value-type="string">
            <text:p>Bashkortostan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schatch.com/" xlink:type="simple">Escape Hatch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scapistgames.com/" xlink:type="simple">Escapis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odalming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tterstudio.com/" xlink:type="simple">Etter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Zurich</text:p>
          </table:table-cell>
          <table:table-cell table:style-name="ce4" office:value-type="string" calcext:value-type="string">
            <text:p>Switzer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ugensystems.com/" xlink:type="simple">Eugen System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utechnyx.com/" xlink:type="simple">Eutechnyx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ateshead</text:p>
          </table:table-cell>
          <table:table-cell table:style-name="ce4" office:value-type="string" calcext:value-type="string">
            <text:p>Tyne and Wear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veningstar.studio/" xlink:type="simple">Evening Star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veningstar.studio/" xlink:type="simple">Evening Sta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vehor.com/" xlink:type="simple">Event Horiz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dynia</text:p>
          </table:table-cell>
          <table:table-cell table:style-name="ce4" office:value-type="string" calcext:value-type="string">
            <text:p>Pomeran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veri.com/" xlink:type="simple">Everi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veri.com/" xlink:type="simple">Everi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icago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veri.com/" xlink:type="simple">Everi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no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versim.com/" xlink:type="simple">Eversi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gne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verythingunlimitedltd.com/" xlink:type="simple">Everything Unlimite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vilcg.com/" xlink:type="simple">Evil Corporation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vodant.com/" xlink:type="simple">Evoda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innipeg</text:p>
          </table:table-cell>
          <table:table-cell table:style-name="ce4" office:value-type="string" calcext:value-type="string">
            <text:p>Manitob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lohellgame.com/" xlink:type="simple">Exato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ynnwood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xbleative.com/" xlink:type="simple">Exblea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delaide</text:p>
          </table:table-cell>
          <table:table-cell table:style-name="ce4" office:value-type="string" calcext:value-type="string">
            <text:p>South Austral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xcalisoft.com/" xlink:type="simple">Excaliso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n Haag</text:p>
          </table:table-cell>
          <table:table-cell table:style-name="ce4" office:value-type="string" calcext:value-type="string">
            <text:p>Zui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xcamedia.nl/" xlink:type="simple">Excamedia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Utrecht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xdream.com/" xlink:type="simple">exDream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nnover</text:p>
          </table:table-cell>
          <table:table-cell table:style-name="ce4" office:value-type="string" calcext:value-type="string">
            <text:p>Lower Saxony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xient.com/" xlink:type="simple">Exi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loriana</text:p>
          </table:table-cell>
          <table:table-cell table:number-columns-repeated="2" table:style-name="ce4" office:value-type="string" calcext:value-type="string">
            <text:p>Malt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xient.com/" xlink:type="simple">Exi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amington Spa</text:p>
          </table:table-cell>
          <table:table-cell table:style-name="ce4" office:value-type="string" calcext:value-type="string">
            <text:p>Warwic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xiin.com/" xlink:type="simple">EXii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russels</text:p>
          </table:table-cell>
          <table:table-cell table:style-name="ce4" office:value-type="string" calcext:value-type="string">
            <text:p>Belgium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xisinteractive.com/" xlink:type="simple">Exi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wson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exkee.com/" xlink:type="simple">Exke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rseille</text:p>
          </table:table-cell>
          <table:table-cell table:style-name="ce4" office:value-type="string" calcext:value-type="string">
            <text:p>Provence-Alpes-Cote d'Azur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xorstudios.com/" xlink:type="simple">Exor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zczecin</text:p>
          </table:table-cell>
          <table:table-cell table:style-name="ce4" office:value-type="string" calcext:value-type="string">
            <text:p>West Pomer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xordiumgames.com/" xlink:type="simple">Exordium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Zagreb</text:p>
          </table:table-cell>
          <table:table-cell table:style-name="ce4" office:value-type="string" calcext:value-type="string">
            <text:p>Croat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xozet.com/" xlink:type="simple">Exoze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rli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xozet.com/" xlink:type="simple">Exoze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tsdam</text:p>
          </table:table-cell>
          <table:table-cell table:style-name="ce4" office:value-type="string" calcext:value-type="string">
            <text:p>Brandenbu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xozet.com/" xlink:type="simple">Exoze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ienna</text:p>
          </table:table-cell>
          <table:table-cell table:style-name="ce4" office:value-type="string" calcext:value-type="string">
            <text:p>Austr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xperiment101.com/" xlink:type="simple">Experiment 101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mstudios.co.uk/" xlink:type="simple">Extra Mile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Glasgow</text:p>
          </table:table-cell>
          <table:table-cell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xok.com/" xlink:type="simple">Extremely O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xtrokold.com/" xlink:type="simple">Extrokol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Dieg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yecon.com.au/" xlink:type="simple">Eyec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bane</text:p>
          </table:table-cell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yelead.com/" xlink:type="simple">Eyelead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thens</text:p>
          </table:table-cell>
          <table:table-cell table:style-name="ce4" office:value-type="string" calcext:value-type="string">
            <text:p>Attica</text:p>
          </table:table-cell>
          <table:table-cell table:style-name="ce4" office:value-type="string" calcext:value-type="string">
            <text:p>Gree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zelia.com/" xlink:type="simple">Ezelia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Oujda</text:p>
          </table:table-cell>
          <table:table-cell table:style-name="ce4" office:value-type="string" calcext:value-type="string">
            <text:p>Morocco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4-group.com/" xlink:type="simple">F4 Group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84games.com/" xlink:type="simple">F84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 Nuy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ablelabs.com/" xlink:type="simple">Fable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ablevisionstudios.com/" xlink:type="simple">FableVisio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ston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abraz.com/" xlink:type="simple">Fabraz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acepunchstudios.com/" xlink:type="simple">Facepunch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lsall</text:p>
          </table:table-cell>
          <table:table-cell table:style-name="ce4" office:value-type="string" calcext:value-type="string">
            <text:p>West Midlands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factor5.com/" xlink:type="simple">Factor 5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logne</text:p>
          </table:table-cell>
          <table:table-cell table:style-name="ce4" office:value-type="string" calcext:value-type="string">
            <text:p>North Rhine-Westphalia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actusgames.com/" xlink:type="simple">Factu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ston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ailbettergames.com/" xlink:type="simple">Failbetter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ailcore.games/" xlink:type="simple">Failco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akt-software.de/" xlink:type="simple">Fakt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Zwickau</text:p>
          </table:table-cell>
          <table:table-cell table:style-name="ce4" office:value-type="string" calcext:value-type="string">
            <text:p>Sachse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alldamagestudio.com/" xlink:type="simple">Fall Damag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allenflagstudio.com/" xlink:type="simple">Fallen Flag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allstreakstudio.com/" xlink:type="simple">Fallstreak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range Coun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ancy-bytes.de/" xlink:type="simple">Fancy Byt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berhausen</text:p>
          </table:table-cell>
          <table:table-cell table:style-name="ce4" office:value-type="string" calcext:value-type="string">
            <text:p>Bayer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anstudio.co.uk/" xlink:type="simple">Fan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fantazm.com/" xlink:type="simple">fantaz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-Hertogenbosch</text:p>
          </table:table-cell>
          <table:table-cell table:style-name="ce4" office:value-type="string" calcext:value-type="string">
            <text:p>Noord-Brabant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arjay.com/" xlink:type="simple">Farjay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land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arsightstudios.com/" xlink:type="simple">FarSigh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ig Bear Lak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arskyinteractive.com/" xlink:type="simple">Farsky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atpandagames.com/" xlink:type="simple">Fat Pand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rida</text:p>
          </table:table-cell>
          <table:table-cell table:style-name="ce4" office:value-type="string" calcext:value-type="string">
            <text:p>Yucatan</text:p>
          </table:table-cell>
          <table:table-cell table:style-name="ce4" office:value-type="string" calcext:value-type="string">
            <text:p>Mexico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aporum-game.com/" xlink:type="simple">Fatbo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atislava</text:p>
          </table:table-cell>
          <table:table-cell table:style-name="ce4" office:value-type="string" calcext:value-type="string">
            <text:p>Bratislavsky kraj</text:p>
          </table:table-cell>
          <table:table-cell table:style-name="ce4" office:value-type="string" calcext:value-type="string">
            <text:p>Slovak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atshark.se/" xlink:type="simple">Fatshark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eralcatden.com/" xlink:type="simple">Feral Cat De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erhoxsoft.com/" xlink:type="simple">Ferhoxso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ome</text:p>
          </table:table-cell>
          <table:table-cell table:style-name="ce4" office:value-type="string" calcext:value-type="string">
            <text:p>Lazio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ictiorama.com/" xlink:type="simple">Fictiorama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iercefun.com/" xlink:type="simple">Fierce Fu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blin</text:p>
          </table:table-cell>
          <table:table-cell table:style-name="ce4" office:value-type="string" calcext:value-type="string">
            <text:p>Leinster</text:p>
          </table:table-cell>
          <table:table-cell table:style-name="ce4" office:value-type="string" calcext:value-type="string">
            <text:p>Ire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iero.co.nz/" xlink:type="simple">Fiero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ellington</text:p>
          </table:table-cell>
          <table:table-cell table:style-name="ce4" office:value-type="string" calcext:value-type="string">
            <text:p>Greater Wellington</text:p>
          </table:table-cell>
          <table:table-cell table:style-name="ce4" office:value-type="string" calcext:value-type="string">
            <text:p>New Zea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5games.com/" xlink:type="simple">Fifth Colum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ilamentgames.com/" xlink:type="simple">Filamen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dison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ilimundus.se/" xlink:type="simple">Filimundu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inalfinal.games/" xlink:type="simple">Final Fina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inalformgames.com/" xlink:type="simple">Final Form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iladelphia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finalstrike.games/" xlink:type="simple">Final Strik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inewaystudios.com/" xlink:type="simple">Fineway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no</text:p>
          </table:table-cell>
          <table:table-cell table:style-name="ce4" office:value-type="string" calcext:value-type="string">
            <text:p>Morav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ingerfoodstudios.com/" xlink:type="simple">Finger Food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 Moody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inishlinegames.com/" xlink:type="simple">Finish Lin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iolasoft.com/" xlink:type="simple">Fiolasof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rague</text:p>
          </table:table-cell>
          <table:table-cell table:style-name="ce4" office:value-type="string" calcext:value-type="string">
            <text:p>Bohem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irasoft.com.br/" xlink:type="simple">Fira So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asília</text:p>
          </table:table-cell>
          <table:table-cell table:style-name="ce4" office:value-type="string" calcext:value-type="string">
            <text:p>Federal District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iraxis.com/" xlink:type="simple">Firaxi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unt Valley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ire-face.com/" xlink:type="simple">Fire Fac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ttawa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irehosegames.com/" xlink:type="simple">Fire Hos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mbridge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irebelly-studios.com/" xlink:type="simple">Firebelly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neci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irebrandgames.com/" xlink:type="simple">Firebrand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Glasgow</text:p>
          </table:table-cell>
          <table:table-cell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irebrandgames.com/" xlink:type="simple">Firebran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rritt Island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irebrushstudios.com/" xlink:type="simple">Firebrush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Utrecht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ireflyworlds.com/" xlink:type="simple">Firefly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berdeen</text:p>
          </table:table-cell>
          <table:table-cell table:number-columns-repeated="2"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ireflyworlds.com/" xlink:type="simple">Firefly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nton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ireflyworlds.com/" xlink:type="simple">Firefly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iresprite.com/" xlink:type="simple">Firesprit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iverpool</text:p>
          </table:table-cell>
          <table:table-cell table:style-name="ce4" office:value-type="string" calcext:value-type="string">
            <text:p>Merseysid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irewalkstudios.com/" xlink:type="simple">Firewalk Studios (ProbablyMonster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levu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irstcontactent.com/" xlink:type="simple">First Contact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a Monic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irststarsoftware.com/" xlink:type="simple">First Star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appaqua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yphoonstudios.com/" xlink:type="simple">First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ishinabottle.com/" xlink:type="simple">fish in a bottl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wick</text:p>
          </table:table-cell>
          <table:table-cell table:style-name="ce4" office:value-type="string" calcext:value-type="string">
            <text:p>Warwic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ishingcactus.com/" xlink:type="simple">Fishing Cactu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s</text:p>
          </table:table-cell>
          <table:table-cell table:style-name="ce4" office:value-type="string" calcext:value-type="string">
            <text:p>Hainaut</text:p>
          </table:table-cell>
          <table:table-cell table:style-name="ce4" office:value-type="string" calcext:value-type="string">
            <text:p>Belgium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jrdinteractive.com/" xlink:type="simple">FJRD Interactiv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lamingfowlstudios.com/" xlink:type="simple">Flaming Fowl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ildford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lashbangstudios.com/" xlink:type="simple">Flashbang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empe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lashbulbgames.com/" xlink:type="simple">Flashbulb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penhagen</text:p>
          </table:table-cell>
          <table:table-cell table:style-name="ce4" office:value-type="string" calcext:value-type="string">
            <text:p>Oresu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latearthgames.com.au/" xlink:type="simple">Flat Earth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ydney</text:p>
          </table:table-cell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lavourworks.co/" xlink:type="simple">FlavourWork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lerogames.com/" xlink:type="simple">Flero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ongnam-si</text:p>
          </table:table-cell>
          <table:table-cell table:style-name="ce4" office:value-type="string" calcext:value-type="string">
            <text:p>Gyeonggi-do</text:p>
          </table:table-cell>
          <table:table-cell table:style-name="ce4" office:value-type="string" calcext:value-type="string">
            <text:p>South Kore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lightschoolstudio.com/" xlink:type="simple">Flight School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allas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lightschoolstudio.com/" xlink:type="simple">Flight School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ollywood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lightschoolstudio.com/" xlink:type="simple">Flight School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lightless.co.nz/" xlink:type="simple">Flightles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Auckland</text:p>
          </table:table-cell>
          <table:table-cell table:style-name="ce4" office:value-type="string" calcext:value-type="string">
            <text:p>New Zea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lippfly.com/" xlink:type="simple">Flippfl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dison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loathybrid.com/" xlink:type="simple">FLOAT (hybrid entertainment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luttermind.com/" xlink:type="simple">Fluttermin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akland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luxstory.com/" xlink:type="simple">Flux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ydney</text:p>
          </table:table-cell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lyclops.com/" xlink:type="simple">Flyclop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iladelphia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lyingmollusk.com/" xlink:type="simple">Flying Mollus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lying-oak.com/" xlink:type="simple">Flying Oa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tz</text:p>
          </table:table-cell>
          <table:table-cell table:style-name="ce4" office:value-type="string" calcext:value-type="string">
            <text:p>Grand Est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lyingwildhog.com/" xlink:type="simple">Flying Wild Ho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lyingwisdomstudios.com/" xlink:type="simple">Flying Wisdom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lyover-games.com/" xlink:type="simple">Flyove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ren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ockagames.com/" xlink:type="simple">Fock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adalajara</text:p>
          </table:table-cell>
          <table:table-cell table:style-name="ce4" office:value-type="string" calcext:value-type="string">
            <text:p>Jalisco</text:p>
          </table:table-cell>
          <table:table-cell table:style-name="ce4" office:value-type="string" calcext:value-type="string">
            <text:p>Mexico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oldergeiststudios.com/" xlink:type="simple">Foldergeis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renaa</text:p>
          </table:table-cell>
          <table:table-cell table:style-name="ce4" office:value-type="string" calcext:value-type="string">
            <text:p>Djursla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oofastudios.com/" xlink:type="simple">Foofa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enova</text:p>
          </table:table-cell>
          <table:table-cell table:style-name="ce4" office:value-type="string" calcext:value-type="string">
            <text:p>Ligur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oolish-mortals.net/" xlink:type="simple">Foolish Mortal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skatoon</text:p>
          </table:table-cell>
          <table:table-cell table:style-name="ce4" office:value-type="string" calcext:value-type="string">
            <text:p>Saskatchewan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orceofhab.it/" xlink:type="simple">Force of Habi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tol</text:p>
          </table:table-cell>
          <table:table-cell table:style-name="ce4" office:value-type="string" calcext:value-type="string">
            <text:p>Av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orever-entertainment.com/" xlink:type="simple">Forever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dynia</text:p>
          </table:table-cell>
          <table:table-cell table:style-name="ce4" office:value-type="string" calcext:value-type="string">
            <text:p>Pomeran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orgereply.eu/" xlink:type="simple">Forge Repl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Lombard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orgottenkey.se/" xlink:type="simple">Forgotten Ke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arlshamn</text:p>
          </table:table-cell>
          <table:table-cell table:style-name="ce4" office:value-type="string" calcext:value-type="string">
            <text:p>Blekinge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ortitudegames.co.uk/" xlink:type="simple">Fortitud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ildford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orwardgs.com/" xlink:type="simple">Forward Gam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allas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orwardgames.com/" xlink:type="simple">Forwar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ome</text:p>
          </table:table-cell>
          <table:table-cell table:style-name="ce4" office:value-type="string" calcext:value-type="string">
            <text:p>Lazio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oundry-iv.com/" xlink:type="simple">Foundry IV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ort Lauderdale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ourattic.com/" xlink:type="simple">Fourattic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eville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ourcelabs.com/" xlink:type="simple">Fource Lab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Utrecht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4dgames.co/" xlink:type="simple">Fourth Dimensio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ostwordsgame.com/" xlink:type="simple">Fourth Stat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lchester</text:p>
          </table:table-cell>
          <table:table-cell table:style-name="ce4" office:value-type="string" calcext:value-type="string">
            <text:p>Essex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oxvrexperiences.com/" xlink:type="simple">FoxNext VR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entury Ci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ractalbox.fr/" xlink:type="simple">Fractal Box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kyroguegame.com/" xlink:type="simple">Fractal Phas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racturedbyte.com/" xlink:type="simple">Fractured Byt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allinn</text:p>
          </table:table-cell>
          <table:table-cell table:style-name="ce4" office:value-type="string" calcext:value-type="string">
            <text:p>Harju</text:p>
          </table:table-cell>
          <table:table-cell table:style-name="ce4" office:value-type="string" calcext:value-type="string">
            <text:p>Eston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rameinteractive.com/" xlink:type="simple">Frame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urlington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ramebunker.com/" xlink:type="simple">Framebunk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penhagen</text:p>
          </table:table-cell>
          <table:table-cell table:style-name="ce4" office:value-type="string" calcext:value-type="string">
            <text:p>Oresu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reakycreations.net/" xlink:type="simple">Freaky Crea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ayaquil</text:p>
          </table:table-cell>
          <table:table-cell table:style-name="ce4" office:value-type="string" calcext:value-type="string">
            <text:p>Guayas</text:p>
          </table:table-cell>
          <table:table-cell table:style-name="ce4" office:value-type="string" calcext:value-type="string">
            <text:p>Ecuado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recle.net/" xlink:type="simple">frecl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penhagen</text:p>
          </table:table-cell>
          <table:table-cell table:style-name="ce4" office:value-type="string" calcext:value-type="string">
            <text:p>Oresu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reelives.net/" xlink:type="simple">Free Liv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pe Town</text:p>
          </table:table-cell>
          <table:table-cell table:style-name="ce4" office:value-type="string" calcext:value-type="string">
            <text:p>Western Cape</text:p>
          </table:table-cell>
          <table:table-cell table:style-name="ce4" office:value-type="string" calcext:value-type="string">
            <text:p>South Afric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reerangegames.com/" xlink:type="simple">Free Rang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usalit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reeholdgames.com/" xlink:type="simple">Freehol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orth Liber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reejamgames.com/" xlink:type="simple">Freejam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smouth</text:p>
          </table:table-cell>
          <table:table-cell table:style-name="ce4" office:value-type="string" calcext:value-type="string">
            <text:p>Hamp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reejamgames.com/" xlink:type="simple">Freejam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smouth</text:p>
          </table:table-cell>
          <table:table-cell table:style-name="ce4" office:value-type="string" calcext:value-type="string">
            <text:p>Hamp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reemergency.weebly.com/" xlink:type="simple">Freemergency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Jakarta</text:p>
          </table:table-cell>
          <table:table-cell table:style-name="ce4" office:value-type="string" calcext:value-type="string">
            <text:p>Indone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reemind.pl/" xlink:type="simple">Freemin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rakow</text:p>
          </table:table-cell>
          <table:table-cell table:style-name="ce4" office:value-type="string" calcext:value-type="string">
            <text:p>Lesser Poland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reshgames.com/" xlink:type="simple">Fresh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lumbus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resh3d.com/" xlink:type="simple">Fresh3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nichet</text:p>
          </table:table-cell>
          <table:table-cell table:style-name="ce4" office:value-type="string" calcext:value-type="string">
            <text:p>Pays de la Loir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rictionalgames.com/" xlink:type="simple">Frictiona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elsingborg</text:p>
          </table:table-cell>
          <table:table-cell table:style-name="ce4" office:value-type="string" calcext:value-type="string">
            <text:p>Skåne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riendandfoegames.com/" xlink:type="simple">Friend &amp; Fo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riendswithyou.com/" xlink:type="simple">FriendsWithYou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rimastudio.com/" xlink:type="simple">Frima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rimastudio.com/" xlink:type="simple">Frima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Quebec City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rogdice.com/" xlink:type="simple">Frogdic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xington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rogshark.com/" xlink:type="simple">Frogshark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Auckland</text:p>
          </table:table-cell>
          <table:table-cell table:style-name="ce4" office:value-type="string" calcext:value-type="string">
            <text:p>New Zea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rogwares.com/" xlink:type="simple">Frogwar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blin</text:p>
          </table:table-cell>
          <table:table-cell table:style-name="ce4" office:value-type="string" calcext:value-type="string">
            <text:p>Leinster</text:p>
          </table:table-cell>
          <table:table-cell table:style-name="ce4" office:value-type="string" calcext:value-type="string">
            <text:p>Ire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rogwares.com/" xlink:type="simple">Frogwar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iev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romsoftware.jp/" xlink:type="simple">From Softwar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romthefuturegames.com/" xlink:type="simple">From the Futu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nto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rontier.co.uk/" xlink:type="simple">Frontier Developmen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mbridge</text:p>
          </table:table-cell>
          <table:table-cell table:style-name="ce4" office:value-type="string" calcext:value-type="string">
            <text:p>Cambridge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rostbite.com/" xlink:type="simple">Frostbite (Electronic Arts)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rostkeep.com/" xlink:type="simple">Frostkeep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Irvin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rozenshard.com/" xlink:type="simple">Frozen Shar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rcelona</text:p>
          </table:table-cell>
          <table:table-cell table:style-name="ce4" office:value-type="string" calcext:value-type="string">
            <text:p>Catalon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rozenbyte.com/" xlink:type="simple">Frozenbyt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Helsinki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ulafisken.se/" xlink:type="simple">Fula Fiske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ullcontrol.dk/" xlink:type="simple">Full Contro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penhagen</text:p>
          </table:table-cell>
          <table:table-cell table:style-name="ce4" office:value-type="string" calcext:value-type="string">
            <text:p>Oresu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ull-fat.com/" xlink:type="simple">Full Fat Produc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ventry</text:p>
          </table:table-cell>
          <table:table-cell table:style-name="ce4" office:value-type="string" calcext:value-type="string">
            <text:p>West Midlands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unbits.com/" xlink:type="simple">Fun Bi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unlabs.com/" xlink:type="simple">Fun Lab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ucharest</text:p>
          </table:table-cell>
          <table:table-cell table:style-name="ce4" office:value-type="string" calcext:value-type="string">
            <text:p>Roman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unpunchgames.com/" xlink:type="simple">Fun Punch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isbon</text:p>
          </table:table-cell>
          <table:table-cell table:style-name="ce4" office:value-type="string" calcext:value-type="string">
            <text:p>Portuga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unbakers.com/" xlink:type="simple">Funbaker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ynooth</text:p>
          </table:table-cell>
          <table:table-cell table:style-name="ce4" office:value-type="string" calcext:value-type="string">
            <text:p>County Kildare</text:p>
          </table:table-cell>
          <table:table-cell table:style-name="ce4" office:value-type="string" calcext:value-type="string">
            <text:p>Ire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unforge.fr/" xlink:type="simple">Funforg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unkitron.com/" xlink:type="simple">Funkitr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xford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unktroniclabs.com/" xlink:type="simple">Funktronic 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saden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unomena.com/" xlink:type="simple">Funomen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unselektor.com/" xlink:type="simple">Funselektor 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angigame.com/" xlink:type="simple">Funso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sablanca</text:p>
          </table:table-cell>
          <table:table-cell table:style-name="ce4" office:value-type="string" calcext:value-type="string">
            <text:p>Grand Casablanca</text:p>
          </table:table-cell>
          <table:table-cell table:style-name="ce4" office:value-type="string" calcext:value-type="string">
            <text:p>Morocco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unsolve.com/" xlink:type="simple">Funsol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ugby</text:p>
          </table:table-cell>
          <table:table-cell table:style-name="ce4" office:value-type="string" calcext:value-type="string">
            <text:p>Warwic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pticalethegame.com/" xlink:type="simple">Furinkaza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usanne</text:p>
          </table:table-cell>
          <table:table-cell table:style-name="ce4" office:value-type="string" calcext:value-type="string">
            <text:p>Vaud</text:p>
          </table:table-cell>
          <table:table-cell table:style-name="ce4" office:value-type="string" calcext:value-type="string">
            <text:p>Switzer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uryu.jp/" xlink:type="simple">FuRyu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uturlab.co.uk/" xlink:type="simple">FuturLab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ghton</text:p>
          </table:table-cell>
          <table:table-cell table:style-name="ce4" office:value-type="string" calcext:value-type="string">
            <text:p>East Sussex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rev.co.jp/" xlink:type="simple">G.Rev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aijinent.com/" xlink:type="simple">Gaijin Entertainme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aijinent.com/" xlink:type="simple">Gaijin Entertainme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gaijinent.com/" xlink:type="simple">Gaijin Networ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arlsruhe</text:p>
          </table:table-cell>
          <table:table-cell table:style-name="ce4" office:value-type="string" calcext:value-type="string">
            <text:p>Baden-Wurttembe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inplaystudio.com/" xlink:type="simple">GainPlay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Utrecht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lactic-cafe.com/" xlink:type="simple">Galactic Caf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eds</text:p>
          </table:table-cell>
          <table:table-cell table:style-name="ce4" office:value-type="string" calcext:value-type="string">
            <text:p>West Yor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roxiai.com/" xlink:type="simple">Gallium Artis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rkele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lxyz.com/" xlink:type="simple">Galxyz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untain View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storethelegend.com/" xlink:type="simple">Gamay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unnyval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ambrinous.com/" xlink:type="simple">Gambrinou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blin</text:p>
          </table:table-cell>
          <table:table-cell table:style-name="ce4" office:value-type="string" calcext:value-type="string">
            <text:p>Leinster</text:p>
          </table:table-cell>
          <table:table-cell table:style-name="ce4" office:value-type="string" calcext:value-type="string">
            <text:p>Ire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meartists.com/" xlink:type="simple">Game Artis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embroke Pines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amearts.co.jp/" xlink:type="simple">Game Art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mecircus.com/" xlink:type="simple">Game Circu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allas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amecoderstudios.com/" xlink:type="simple">Game Coder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Guanajuato</text:p>
          </table:table-cell>
          <table:table-cell table:style-name="ce4" office:value-type="string" calcext:value-type="string">
            <text:p>Mexico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meeverstudio.com/" xlink:type="simple">Game Ever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uenos Aires</text:p>
          </table:table-cell>
          <table:table-cell table:style-name="ce4" office:value-type="string" calcext:value-type="string">
            <text:p>Argenti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amefreak.co.jp/" xlink:type="simple">Game Freak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megrumps.com/" xlink:type="simple">Game Grump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ameorigins.ir/" xlink:type="simple">Game Origin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ehran</text:p>
          </table:table-cell>
          <table:table-cell table:style-name="ce4" office:value-type="string" calcext:value-type="string">
            <text:p>Ir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amepill.com/" xlink:type="simple">Game Pil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ughan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merefuge.com/" xlink:type="simple">Game Refug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omewood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s78.net/" xlink:type="simple">Game Studio 78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o</text:p>
          </table:table-cell>
          <table:table-cell table:style-name="ce4" office:value-type="string" calcext:value-type="string">
            <text:p>Grande Porto</text:p>
          </table:table-cell>
          <table:table-cell table:style-name="ce4" office:value-type="string" calcext:value-type="string">
            <text:p>Portuga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me-swing.com/" xlink:type="simple">Game Swin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penhagen</text:p>
          </table:table-cell>
          <table:table-cell table:style-name="ce4" office:value-type="string" calcext:value-type="string">
            <text:p>Oresu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ame-labs.net/" xlink:type="simple">Game-Lab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me-o-gami.com/" xlink:type="simple">GAME-O-GAMI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s Vegas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ameblox.com.br/" xlink:type="simple">GameBlox Interactiv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ao Paul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amecoderstudios.com/" xlink:type="simple">GameCoder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on</text:p>
          </table:table-cell>
          <table:table-cell table:style-name="ce4" office:value-type="string" calcext:value-type="string">
            <text:p>Guanajuato</text:p>
          </table:table-cell>
          <table:table-cell table:style-name="ce4" office:value-type="string" calcext:value-type="string">
            <text:p>Mexico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media.nl/" xlink:type="simple">GAMED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lkmaar</text:p>
          </table:table-cell>
          <table:table-cell table:style-name="ce4" office:value-type="string" calcext:value-type="string">
            <text:p>Noor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medust.co/" xlink:type="simple">Gamedus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znan</text:p>
          </table:table-cell>
          <table:table-cell table:style-name="ce4" office:value-type="string" calcext:value-type="string">
            <text:p>Greater Poland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amegos.com/" xlink:type="simple">Gameg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Istanbul</text:p>
          </table:table-cell>
          <table:table-cell table:style-name="ce4" office:value-type="string" calcext:value-type="string">
            <text:p>Turke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mehouse.com/" xlink:type="simple">GameHouse - Eindhove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indhoven</text:p>
          </table:table-cell>
          <table:table-cell table:style-name="ce4" office:value-type="string" calcext:value-type="string">
            <text:p>Noord-Brabant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mehouse.com/" xlink:type="simple">GameHouse - Seattl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amehouse.com/" xlink:type="simple">GameHouse Spai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Alicante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amehouse.com/" xlink:type="simple">GameHouse Spai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rcelona</text:p>
          </table:table-cell>
          <table:table-cell table:style-name="ce4" office:value-type="string" calcext:value-type="string">
            <text:p>Catalon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amelabuk.com/" xlink:type="simple">GamelabUK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game-lion.com/" xlink:type="simple">Gamelio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ydgoszcz</text:p>
          </table:table-cell>
          <table:table-cell table:style-name="ce4" office:value-type="string" calcext:value-type="string">
            <text:p>Kuyavian-Pomeran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game-lion.com/" xlink:type="simple">Gamelio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zczecin</text:p>
          </table:table-cell>
          <table:table-cell table:style-name="ce4" office:value-type="string" calcext:value-type="string">
            <text:p>West Pomeran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ameolic.com/" xlink:type="simple">Gameolic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ldonado</text:p>
          </table:table-cell>
          <table:table-cell table:style-name="ce4" office:value-type="string" calcext:value-type="string">
            <text:p>Urugua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mepoint.com/" xlink:type="simple">GamePoi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n Haag</text:p>
          </table:table-cell>
          <table:table-cell table:style-name="ce4" office:value-type="string" calcext:value-type="string">
            <text:p>Zui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ameport.se/" xlink:type="simple">Gamepor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arlshamn</text:p>
          </table:table-cell>
          <table:table-cell table:style-name="ce4" office:value-type="string" calcext:value-type="string">
            <text:p>Blekinge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mepulp.com/" xlink:type="simple">Gamepulp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olet</text:p>
          </table:table-cell>
          <table:table-cell table:style-name="ce4" office:value-type="string" calcext:value-type="string">
            <text:p>Pays de la Loir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ameragames.net/" xlink:type="simple">Gamera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dua</text:p>
          </table:table-cell>
          <table:table-cell table:style-name="ce4" office:value-type="string" calcext:value-type="string">
            <text:p>Veneto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mesfaction.com/" xlink:type="simple">Games Fact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heffield</text:p>
          </table:table-cell>
          <table:table-cell table:style-name="ce4" office:value-type="string" calcext:value-type="string">
            <text:p>South Yor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ames-farm.com/" xlink:type="simple">Games Far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osice</text:p>
          </table:table-cell>
          <table:table-cell table:style-name="ce4" office:value-type="string" calcext:value-type="string">
            <text:p>Kosicky kraj</text:p>
          </table:table-cell>
          <table:table-cell table:style-name="ce4" office:value-type="string" calcext:value-type="string">
            <text:p>Slovak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mesim.com/" xlink:type="simple">GameSi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rlando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isney.go.com/disneyinteractivestudios" xlink:type="simple">Gamestar (Disney Interactive)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hanghai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mesto.love/" xlink:type="simple">gamesto.lo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gametology.net/" xlink:type="simple">Gametolog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ssen</text:p>
          </table:table-cell>
          <table:table-cell table:style-name="ce4" office:value-type="string" calcext:value-type="string">
            <text:p>North Rhine-Westphalia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ameus.co.kr/" xlink:type="simple">GameU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eoul</text:p>
          </table:table-cell>
          <table:table-cell table:style-name="ce4" office:value-type="string" calcext:value-type="string">
            <text:p>South Kore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mezees.com/" xlink:type="simple">Gameze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empe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mifiedlabs.com/" xlink:type="simple">Gamified Lab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Dubai</text:p>
          </table:table-cell>
          <table:table-cell table:style-name="ce4" office:value-type="string" calcext:value-type="string">
            <text:p>United Arab Emir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amifiedlabs.com/" xlink:type="simple">Gamified 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lmiya</text:p>
          </table:table-cell>
          <table:table-cell table:style-name="ce4" office:value-type="string" calcext:value-type="string">
            <text:p>Hawalli</text:p>
          </table:table-cell>
          <table:table-cell table:style-name="ce4" office:value-type="string" calcext:value-type="string">
            <text:p>Kuwait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amingcorps.com/" xlink:type="simple">Gaming Corp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Uppsala</text:p>
          </table:table-cell>
          <table:table-cell table:style-name="ce4" office:value-type="string" calcext:value-type="string">
            <text:p>Upp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gamingmindsstudios.com/" xlink:type="simple">Gaming Minds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tersloh</text:p>
          </table:table-cell>
          <table:table-cell table:style-name="ce4" office:value-type="string" calcext:value-type="string">
            <text:p>North Rhine-Westphalia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mious.com/" xlink:type="simple">Gamiou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msterdam</text:p>
          </table:table-cell>
          <table:table-cell table:style-name="ce4" office:value-type="string" calcext:value-type="string">
            <text:p>Noor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nymede.eu/" xlink:type="simple">Ganymede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rakow</text:p>
          </table:table-cell>
          <table:table-cell table:style-name="ce4" office:value-type="string" calcext:value-type="string">
            <text:p>Lesser Poland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nymede.games/" xlink:type="simple">Ganymed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s Cruces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sketgames.com/" xlink:type="simple">Gasket Games Corp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slampgames.com/" xlink:type="simple">Gaslamp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attaigames.com/" xlink:type="simple">Gattai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3" table:style-name="ce4" office:value-type="string" calcext:value-type="string">
            <text:p>Singapor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banga.com/" xlink:type="simple">Gbanga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Zurich</text:p>
          </table:table-cell>
          <table:table-cell table:style-name="ce4" office:value-type="string" calcext:value-type="string">
            <text:p>Switzer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earworxprod.com/" xlink:type="simple">Gear Worx Produc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ebu City</text:p>
          </table:table-cell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Philippin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earworxprod.com/" xlink:type="simple">Gear Worx Produc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thbridge</text:p>
          </table:table-cell>
          <table:table-cell table:style-name="ce4" office:value-type="string" calcext:value-type="string">
            <text:p>Albert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earboxsoftware.com/" xlink:type="simple">Gearbox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risco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earboxsoftware.com/" xlink:type="simple">Gearbox Studio Quebec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Quebec City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ebokano.com/" xlink:type="simple">Gebo Kan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ykjavík</text:p>
          </table:table-cell>
          <table:table-cell table:style-name="ce4" office:value-type="string" calcext:value-type="string">
            <text:p>Reykjavik</text:p>
          </table:table-cell>
          <table:table-cell table:style-name="ce4" office:value-type="string" calcext:value-type="string">
            <text:p>Ice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paceprincess.net/" xlink:type="simple">Geeiz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eemzo.com/" xlink:type="simple">Geemz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znan</text:p>
          </table:table-cell>
          <table:table-cell table:style-name="ce4" office:value-type="string" calcext:value-type="string">
            <text:p>Greater Poland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eetagames.com/" xlink:type="simple">Geet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age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emdrops.co.jp/" xlink:type="simple">Gemdrop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endesign.co.jp/" xlink:type="simple">GenDesig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eneralinteractive.co/" xlink:type="simple">General Interactiv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3" table:style-name="ce4" office:value-type="string" calcext:value-type="string">
            <text:p>Singapor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enki.co.jp/" xlink:type="simple">Genki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enki.co.jp/" xlink:type="simple">Genki Singapor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3" table:style-name="ce4" office:value-type="string" calcext:value-type="string">
            <text:p>Singapor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entlemansquidstudio.com/" xlink:type="simple">Gentleman Squid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rlando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entlymad.org/" xlink:type="simple">Gentlyma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rier</text:p>
          </table:table-cell>
          <table:table-cell table:style-name="ce4" office:value-type="string" calcext:value-type="string">
            <text:p>Rhineland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eorgebatchelor.com/" xlink:type="simple">George Batchelor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hostcrabgames.com/" xlink:type="simple">Ghost Crab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ilmington</text:p>
          </table:table-cell>
          <table:table-cell table:style-name="ce4" office:value-type="string" calcext:value-type="string">
            <text:p>Delaware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hostgames.com/" xlink:type="simple">Ghost Games (Electronic Art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othenburg</text:p>
          </table:table-cell>
          <table:table-cell table:style-name="ce4" office:value-type="string" calcext:value-type="string">
            <text:p>Gota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hoststorygames.com/" xlink:type="simple">Ghost Stor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estwood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hosttimegames.com/" xlink:type="simple">Ghost Tim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hosttowngames.com/" xlink:type="simple">Ghost Tow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mbridge</text:p>
          </table:table-cell>
          <table:table-cell table:style-name="ce4" office:value-type="string" calcext:value-type="string">
            <text:p>Cambridge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hostfiregames.com/" xlink:type="simple">Ghostfir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hostlybeargames.com/" xlink:type="simple">Ghostly Bea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hostpunch.com/" xlink:type="simple">Ghostpunch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unrise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hostshark.it/" xlink:type="simple">GhostShar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ome</text:p>
          </table:table-cell>
          <table:table-cell table:style-name="ce4" office:value-type="string" calcext:value-type="string">
            <text:p>Lazio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iantarmy.com/" xlink:type="simple">Giant Arm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ueprocess.info/" xlink:type="simple">Giant Enemy Crab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a-me.com/" xlink:type="simple">Giant Interactiv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hanghai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giantmonkeyrobot.com/" xlink:type="simple">Giant Monkey Robo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Region Metropolitana</text:p>
          </table:table-cell>
          <table:table-cell table:style-name="ce4" office:value-type="string" calcext:value-type="string">
            <text:p>Chil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iantspacemonster.com/" xlink:type="simple">Giant Space Monst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iantsquidstudios.com/" xlink:type="simple">Giant Squi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a Monic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iantsquidstudios.com/" xlink:type="simple">Giant Squid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giants-software.com/" xlink:type="simple">GIANTS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mburg</text:p>
          </table:table-cell>
          <table:table-cell table:style-name="ce4" office:value-type="string" calcext:value-type="string">
            <text:p>Metropolregion Hambu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iants-software.com/" xlink:type="simple">GIANTS Softwar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Zurich</text:p>
          </table:table-cell>
          <table:table-cell table:style-name="ce4" office:value-type="string" calcext:value-type="string">
            <text:p>Switzer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igatank3000.com/" xlink:type="simple">Gigatank3000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cottsdale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immiegames.com/" xlink:type="simple">Gimmi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catur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imzat.com/" xlink:type="simple">Gimza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Cairo</text:p>
          </table:table-cell>
          <table:table-cell table:style-name="ce4" office:value-type="string" calcext:value-type="string">
            <text:p>Egypt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lassbottomgames.com/" xlink:type="simple">Glass Bottom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nver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lassegg.com/" xlink:type="simple">Glass Egg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Ho Chi Minh City</text:p>
          </table:table-cell>
          <table:table-cell table:style-name="ce4" office:value-type="string" calcext:value-type="string">
            <text:p>Vietnam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litchinteractive.com/" xlink:type="simple">Glitch Interactiv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an Salvador</text:p>
          </table:table-cell>
          <table:table-cell table:style-name="ce4" office:value-type="string" calcext:value-type="string">
            <text:p>El Salvador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lobacore.com/" xlink:type="simple">Globaco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loomywood.org/" xlink:type="simple">Gloomywoo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yon</text:p>
          </table:table-cell>
          <table:table-cell table:style-name="ce4" office:value-type="string" calcext:value-type="string">
            <text:p>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loops.com/" xlink:type="simple">gloops (Nexon)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loops.com/" xlink:type="simple">gloops International (Nexon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loops.com/" xlink:type="simple">gloops Vietnam (Nexon)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Ho Chi Minh City</text:p>
          </table:table-cell>
          <table:table-cell table:style-name="ce4" office:value-type="string" calcext:value-type="string">
            <text:p>Vietnam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lowmade.com/" xlink:type="simple">Glowmad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ildford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lowup.games/" xlink:type="simple">Glowup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lsstudios.com/" xlink:type="simple">GLS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dison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lumberland.com/" xlink:type="simple">Glumberlan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oatientertainment.com/" xlink:type="simple">GOATi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odspeedgames.com/" xlink:type="simple">GodSpee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une</text:p>
          </table:table-cell>
          <table:table-cell table:style-name="ce4" office:value-type="string" calcext:value-type="string">
            <text:p>Maharashtra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oldboroughstudio.com/" xlink:type="simple">Goldborough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wrenny</text:p>
          </table:table-cell>
          <table:table-cell table:style-name="ce4" office:value-type="string" calcext:value-type="string">
            <text:p>Pembrokeshire</text:p>
          </table:table-cell>
          <table:table-cell table:style-name="ce4" office:value-type="string" calcext:value-type="string">
            <text:p>Wal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oldhawkinteractive.com/" xlink:type="simple">Goldhawk Interactiv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olemlabs.com/" xlink:type="simple">Golem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herbrooke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olive.games/" xlink:type="simple">GoLiv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yderabad</text:p>
          </table:table-cell>
          <table:table-cell table:style-name="ce4" office:value-type="string" calcext:value-type="string">
            <text:p>Andhra Pradesh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golosogames.com/" xlink:type="simple">Goloso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rdeaux</text:p>
          </table:table-cell>
          <table:table-cell table:style-name="ce4" office:value-type="string" calcext:value-type="string">
            <text:p>Aquitaine-Limousin-Poitou-Charent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icrosoft.com/games/" xlink:type="simple">Good Science Studio (Microsoft Game Studio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dmond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ood-feel.co.jp/" xlink:type="simple">Good-Fee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obe</text:p>
          </table:table-cell>
          <table:table-cell table:style-name="ce4" office:value-type="string" calcext:value-type="string">
            <text:p>Hyog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loseyour.com/" xlink:type="simple">Goodbyeworl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oodnightgames.com/" xlink:type="simple">Goodnigh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oonstudios.com/" xlink:type="simple">Goo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saden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orilla.com/" xlink:type="simple">Gorilla Systems Corporatio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Hong Kong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orilla.com/" xlink:type="simple">Gorilla Systems Corporat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ampa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orillatactics.com/" xlink:type="simple">Gorilla Tactic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mherst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ossamer.games/" xlink:type="simple">Gossame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iladelphia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racebruxner.com/" xlink:type="simple">Grace Bruxn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raceworksinteractive.com/" xlink:type="simple">GraceWorks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rvallis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raffitientertainment.com/" xlink:type="simple">Graffiti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dwood Ci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randcauldron.com/" xlink:type="simple">Grand Cauldr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yon</text:p>
          </table:table-cell>
          <table:table-cell table:style-name="ce4" office:value-type="string" calcext:value-type="string">
            <text:p>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ranzellagames.com/" xlink:type="simple">Granzell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anazawa</text:p>
          </table:table-cell>
          <table:table-cell table:style-name="ce4" office:value-type="string" calcext:value-type="string">
            <text:p>Ishikaw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raphitelab.com/" xlink:type="simple">Graphite Lab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t. Louis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rasshopper.co.jp/" xlink:type="simple">Grasshopper Manufactur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raveck.com/" xlink:type="simple">Gravec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int Paul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reatergoodgames.org/" xlink:type="simple">Greater Goo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cworth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reenpandagames.com/" xlink:type="simple">Green Pand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reenheartgames.com/" xlink:type="simple">Greenhear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bane</text:p>
          </table:table-cell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umbandfat.com/" xlink:type="simple">Greg Lobanov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rendel-games.com/" xlink:type="simple">Grende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euwarden</text:p>
          </table:table-cell>
          <table:table-cell table:style-name="ce4" office:value-type="string" calcext:value-type="string">
            <text:p>Fries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reyaliengames.com/" xlink:type="simple">Grey Alie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dport</text:p>
          </table:table-cell>
          <table:table-cell table:style-name="ce4" office:value-type="string" calcext:value-type="string">
            <text:p>Dorset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reyishgames.com/" xlink:type="simple">Greyish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ungalv</text:p>
          </table:table-cell>
          <table:table-cell table:style-name="ce4" office:value-type="string" calcext:value-type="string">
            <text:p>Vastra Gota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rimloregames.com/" xlink:type="simple">Grimlore Games (THQ Nordic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unich</text:p>
          </table:table-cell>
          <table:table-cell table:style-name="ce4" office:value-type="string" calcext:value-type="string">
            <text:p>Bayer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rimm-bros.com/" xlink:type="simple">Grimm Br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iladelphia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rin.be/" xlink:type="simple">GriN Multimedia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Antwerp</text:p>
          </table:table-cell>
          <table:table-cell table:style-name="ce4" office:value-type="string" calcext:value-type="string">
            <text:p>Belgium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rinning-pickle.com/" xlink:type="simple">Grinning Pickl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hanghai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ripstudios.com/" xlink:type="simple">Grip Studios Interactiv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Helsinki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ritfish.net/" xlink:type="simple">Gritfish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ydney</text:p>
          </table:table-cell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uperflightgame.com/" xlink:type="simple">Grizzly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rli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controlgames.com/" xlink:type="simple">Ground Control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o</text:p>
          </table:table-cell>
          <table:table-cell table:style-name="ce4" office:value-type="string" calcext:value-type="string">
            <text:p>Grande Porto</text:p>
          </table:table-cell>
          <table:table-cell table:style-name="ce4" office:value-type="string" calcext:value-type="string">
            <text:p>Portuga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-rounding.com/" xlink:type="simple">Grounding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rumpyfacestudios.com/" xlink:type="simple">Grumpyfac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oenix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runkamunka.com/" xlink:type="simple">Grunka Munk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sc-game.com/" xlink:type="simple">GSC Game World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iev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spot-studios.com/" xlink:type="simple">GSpo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znan</text:p>
          </table:table-cell>
          <table:table-cell table:style-name="ce4" office:value-type="string" calcext:value-type="string">
            <text:p>Greater Poland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uerrilla-games.com/" xlink:type="simple">Guerilla Games (Sony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msterdam</text:p>
          </table:table-cell>
          <table:table-cell table:style-name="ce4" office:value-type="string" calcext:value-type="string">
            <text:p>Noor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uerillatea.com/" xlink:type="simple">Guerilla Te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ndee</text:p>
          </table:table-cell>
          <table:table-cell table:style-name="ce4" office:value-type="string" calcext:value-type="string">
            <text:p>Angus</text:p>
          </table:table-cell>
          <table:table-cell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earthegun.com/" xlink:type="simple">Gun Media Holding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xington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unfiregames.com/" xlink:type="simple">Gunfir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uppyworks.com/" xlink:type="simple">Guppywork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penhagen</text:p>
          </table:table-cell>
          <table:table-cell table:style-name="ce4" office:value-type="string" calcext:value-type="string">
            <text:p>Oresu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egisthegame.com/" xlink:type="simple">GUTS Depart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aemimontgames.com/" xlink:type="simple">Haemimont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ofia</text:p>
          </table:table-cell>
          <table:table-cell table:style-name="ce4" office:value-type="string" calcext:value-type="string">
            <text:p>Bulgar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aikustudio.me/" xlink:type="simple">HaiKu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etenco</text:p>
          </table:table-cell>
          <table:table-cell table:style-name="ce4" office:value-type="string" calcext:value-type="string">
            <text:p>Mexico City</text:p>
          </table:table-cell>
          <table:table-cell table:style-name="ce4" office:value-type="string" calcext:value-type="string">
            <text:p>Mexico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allab.co.jp/" xlink:type="simple">HAL Laboratory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allab.co.jp/" xlink:type="simple">HAL Laboratory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Yamanashi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hammer-labs.com/" xlink:type="simple">Hammer 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logne</text:p>
          </table:table-cell>
          <table:table-cell table:style-name="ce4" office:value-type="string" calcext:value-type="string">
            <text:p>North Rhine-Westphalia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anakai-studio.com/" xlink:type="simple">Hanakai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anakai-studio.com/" xlink:type="simple">Hanakai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Jos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anakogames.com/" xlink:type="simple">Hanako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ywards Heath</text:p>
          </table:table-cell>
          <table:table-cell table:style-name="ce4" office:value-type="string" calcext:value-type="string">
            <text:p>West Sussex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andcircus.com/" xlink:type="simple">Hand Circu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andelabra.com/" xlink:type="simple">Handelabr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leveland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angar13games.com/" xlink:type="simple">Hangar 13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ghton</text:p>
          </table:table-cell>
          <table:table-cell table:style-name="ce4" office:value-type="string" calcext:value-type="string">
            <text:p>East Sussex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angar13games.com/" xlink:type="simple">Hangar 13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no</text:p>
          </table:table-cell>
          <table:table-cell table:style-name="ce4" office:value-type="string" calcext:value-type="string">
            <text:p>Morav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angar13games.com/" xlink:type="simple">Hangar 13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ovat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angar13games.com/" xlink:type="simple">Hangar 13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rague</text:p>
          </table:table-cell>
          <table:table-cell table:style-name="ce4" office:value-type="string" calcext:value-type="string">
            <text:p>Bohem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memoried.net/" xlink:type="simple">Hangoni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no</text:p>
          </table:table-cell>
          <table:table-cell table:style-name="ce4" office:value-type="string" calcext:value-type="string">
            <text:p>Morav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apagames.com/" xlink:type="simple">Hap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rlando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appiestdarkcorner.com/" xlink:type="simple">Happiest Dark Corn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hahran</text:p>
          </table:table-cell>
          <table:table-cell table:style-name="ce4" office:value-type="string" calcext:value-type="string">
            <text:p>Eastern Province</text:p>
          </table:table-cell>
          <table:table-cell table:style-name="ce4" office:value-type="string" calcext:value-type="string">
            <text:p>Saudi Arab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appybadgers.com/" xlink:type="simple">Happy Badger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plewood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appybat.com/" xlink:type="simple">Happy Bat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bilisi</text:p>
          </table:table-cell>
          <table:table-cell table:style-name="ce4" office:value-type="string" calcext:value-type="string">
            <text:p>Georg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appy-blue-fish.com/" xlink:type="simple">Happy Blue Fish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int-Malo</text:p>
          </table:table-cell>
          <table:table-cell table:style-name="ce4" office:value-type="string" calcext:value-type="string">
            <text:p>Bretagn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appydancegames.com/" xlink:type="simple">Happy Danc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Dieg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appydancegames.com/" xlink:type="simple">Happy Danc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Dieg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corp.worldtobuild.com/" xlink:type="simple">Happy Ninj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aleigh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kenfell.com/" xlink:type="simple">Happy Ra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appyvolcano.com/" xlink:type="simple">Happy Volcan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uven</text:p>
          </table:table-cell>
          <table:table-cell table:style-name="ce4" office:value-type="string" calcext:value-type="string">
            <text:p>Vlaams Brabant</text:p>
          </table:table-cell>
          <table:table-cell table:style-name="ce4" office:value-type="string" calcext:value-type="string">
            <text:p>Belgium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appyland.games/" xlink:type="simple">Happyland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thens</text:p>
          </table:table-cell>
          <table:table-cell table:style-name="ce4" office:value-type="string" calcext:value-type="string">
            <text:p>Attica</text:p>
          </table:table-cell>
          <table:table-cell table:style-name="ce4" office:value-type="string" calcext:value-type="string">
            <text:p>Gree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ardlightstudio.com/" xlink:type="simple">Hard Light Studios (SEGA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amington Spa</text:p>
          </table:table-cell>
          <table:table-cell table:style-name="ce4" office:value-type="string" calcext:value-type="string">
            <text:p>Warwic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ardlightstudio.com/" xlink:type="simple">HARDlight Studios (SEGA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amington Spa</text:p>
          </table:table-cell>
          <table:table-cell table:style-name="ce4" office:value-type="string" calcext:value-type="string">
            <text:p>Warwic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ardsuitlabs.com/" xlink:type="simple">Hardsuit 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arebrained-schemes.com/" xlink:type="simple">Harebrained Sche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irkland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armonixmusic.com/" xlink:type="simple">Harmonix Music System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mbridge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aruneko.com/" xlink:type="simple">Haruneko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ome</text:p>
          </table:table-cell>
          <table:table-cell table:style-name="ce4" office:value-type="string" calcext:value-type="string">
            <text:p>Lazio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autetechnique.com/" xlink:type="simple">haute techniqu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Utrecht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azelight.se/" xlink:type="simple">Hazeligh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oganas</text:p>
          </table:table-cell>
          <table:table-cell table:style-name="ce4" office:value-type="string" calcext:value-type="string">
            <text:p>Scania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azelight.se/" xlink:type="simple">Hazeligh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b-studios.com/" xlink:type="simple">HB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unenburg</text:p>
          </table:table-cell>
          <table:table-cell table:style-name="ce4" office:value-type="string" calcext:value-type="string">
            <text:p>Nova Scot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headbang.club/" xlink:type="simple">Headbang Club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rdeaux</text:p>
          </table:table-cell>
          <table:table-cell table:style-name="ce4" office:value-type="string" calcext:value-type="string">
            <text:p>Aquitaine-Limousin-Poitou-Charent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eadcandy.eu/" xlink:type="simple">Headcandy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Utrecht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eadlesschickengames.com/" xlink:type="simple">Headless Chicken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an Jose</text:p>
          </table:table-cell>
          <table:table-cell table:style-name="ce4" office:value-type="string" calcext:value-type="string">
            <text:p>Costa Ric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eadlightstudios.com/" xlink:type="simple">Headligh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ashville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eadstrong-games.com/" xlink:type="simple">Headstrong Games (Kuju Entertainment)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eart-machine.com/" xlink:type="simple">Heart Machin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eartshapedgames.com/" xlink:type="simple">Heart Shape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nn Arbor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eartbit-interactive.com/" xlink:type="simple">Heartbit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iacenza</text:p>
          </table:table-cell>
          <table:table-cell table:style-name="ce4" office:value-type="string" calcext:value-type="string">
            <text:p>Emilia Romagn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eavy-iron.com/" xlink:type="simple">Heavy Ir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ulver Ci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eavy-iron.com/" xlink:type="simple">Heavy Iro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ellbentgames.com/" xlink:type="simple">Hellben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urnaby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ellfiregames.com/" xlink:type="simple">Hellfir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hellforge.co/" xlink:type="simple">Hellforg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rrach</text:p>
          </table:table-cell>
          <table:table-cell table:style-name="ce4" office:value-type="string" calcext:value-type="string">
            <text:p>Baden-Wurttembe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ellhoundgames.wixsite.com/hellhound" xlink:type="simple">Hellhoun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ullhead City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ellogames.org/" xlink:type="simple">Hello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ildford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ellothere.se/" xlink:type="simple">Hello The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othenburg</text:p>
          </table:table-cell>
          <table:table-cell table:style-name="ce4" office:value-type="string" calcext:value-type="string">
            <text:p>Gota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elm-systems.com/" xlink:type="simple">HELM System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eston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emispheregames.com/" xlink:type="simple">Hemispher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lson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empuli.com/" xlink:type="simple">Hempuli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Helsinki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enchmangoon.com/" xlink:type="simple">Henchman and Go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rgen</text:p>
          </table:table-cell>
          <table:table-cell table:style-name="ce4" office:value-type="string" calcext:value-type="string">
            <text:p>Hordaland</text:p>
          </table:table-cell>
          <table:table-cell table:style-name="ce4" office:value-type="string" calcext:value-type="string">
            <text:p>Norwa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erobeatstudios.com/" xlink:type="simple">Herobea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rcelona</text:p>
          </table:table-cell>
          <table:table-cell table:style-name="ce4" office:value-type="string" calcext:value-type="string">
            <text:p>Catalon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exkeep.com/" xlink:type="simple">Hex Keep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irenze</text:p>
          </table:table-cell>
          <table:table-cell table:style-name="ce4" office:value-type="string" calcext:value-type="string">
            <text:p>Toscan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exage.net/" xlink:type="simple">Hexag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nisek pod Brdy</text:p>
          </table:table-cell>
          <table:table-cell table:style-name="ce4" office:value-type="string" calcext:value-type="string">
            <text:p>Bohem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eglitched.net/" xlink:type="simple">Hexecutabl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ooklyn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ezmedia.com/" xlink:type="simple">Hezmedia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etaling Jaya</text:p>
          </table:table-cell>
          <table:table-cell table:style-name="ce4" office:value-type="string" calcext:value-type="string">
            <text:p>Selangor Darul Ehsan</text:p>
          </table:table-cell>
          <table:table-cell table:style-name="ce4" office:value-type="string" calcext:value-type="string">
            <text:p>Malay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198xthegame.com/" xlink:type="simple">Hi-Bit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darkdevotion.fr/" xlink:type="simple">Hibernian Workshop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ngouleme</text:p>
          </table:table-cell>
          <table:table-cell table:style-name="ce4" office:value-type="string" calcext:value-type="string">
            <text:p>Aquitaine-Limousin-Poitou-Charent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ibernum.com/" xlink:type="simple">Hibernum Crea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iddenpath.com/" xlink:type="simple">Hidden Path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levu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iddenvariable.com/" xlink:type="simple">Hidden Variabl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lendal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igh5games.com/" xlink:type="simple">High 5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hwah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ighimpactgames.com/" xlink:type="simple">High Impac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ighironstudios.com/" xlink:type="simple">High Iro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unakee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ighmoonstudios.com/" xlink:type="simple">High Moon Studios (Activision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rlsbad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igh-voltage.com/" xlink:type="simple">High Voltage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offman Estates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igh-voltage.com/" xlink:type="simple">High Voltage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Orleans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ildringstudio.com/" xlink:type="simple">Hildring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imalayastudios.com/" xlink:type="simple">Himalaya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oenix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interlandgames.com/" xlink:type="simple">Hinterland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ipsoft.com/" xlink:type="simple">Hipso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dmond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issatsustudios.com/" xlink:type="simple">Hissatsu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ao Paul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istoriated.com/" xlink:type="simple">Historiate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incoln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it-point.co.jp/" xlink:type="simple">Hit-Poi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yot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itgrab.com/" xlink:type="simple">HitGrab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itpointstudios.com/" xlink:type="simple">HitPoin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tfield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obointeractive.com/" xlink:type="simple">Hobo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umbai</text:p>
          </table:table-cell>
          <table:table-cell table:style-name="ce4" office:value-type="string" calcext:value-type="string">
            <text:p>Maharashtra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ofstudios.com/" xlink:type="simple">HOF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dy Springs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ollowgames.com.mx/" xlink:type="simple">Hollow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exico City</text:p>
          </table:table-cell>
          <table:table-cell table:style-name="ce4" office:value-type="string" calcext:value-type="string">
            <text:p>Mexico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hehollowponds.com/" xlink:type="simple">Hollow Pond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ollowtreegames.com/" xlink:type="simple">Hollow Tre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ologram-monster.com/" xlink:type="simple">Hologram Monst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ampere</text:p>
          </table:table-cell>
          <table:table-cell table:style-name="ce4" office:value-type="string" calcext:value-type="string">
            <text:p>Tavastia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ololabs.org/" xlink:type="simple">Holo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ololabs.org/" xlink:type="simple">Holo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olospark.net/" xlink:type="simple">Holospar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olycowprod.com/" xlink:type="simple">Holy Cow Produc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ngalore</text:p>
          </table:table-cell>
          <table:table-cell table:style-name="ce4" office:value-type="string" calcext:value-type="string">
            <text:p>Karnataka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olydaygames.com/" xlink:type="simple">HolyDay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Nicosia</text:p>
          </table:table-cell>
          <table:table-cell table:style-name="ce4" office:value-type="string" calcext:value-type="string">
            <text:p>Cypru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homebearstudio.com/" xlink:type="simple">HomeBear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eda</text:p>
          </table:table-cell>
          <table:table-cell table:style-name="ce4" office:value-type="string" calcext:value-type="string">
            <text:p>Brabant-Septentrional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oneyslug.com/" xlink:type="simple">Honeyslug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onigstudios.com/" xlink:type="simple">Honig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rli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honikougames.com/" xlink:type="simple">Honikou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rseille</text:p>
          </table:table-cell>
          <table:table-cell table:style-name="ce4" office:value-type="string" calcext:value-type="string">
            <text:p>Provence-Alpes-Cote d'Azur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opelab.org/" xlink:type="simple">hopelab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lo Alt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opfrogsa.net/" xlink:type="simple">HopFro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unchales</text:p>
          </table:table-cell>
          <table:table-cell table:style-name="ce4" office:value-type="string" calcext:value-type="string">
            <text:p>Santa Fe</text:p>
          </table:table-cell>
          <table:table-cell table:style-name="ce4" office:value-type="string" calcext:value-type="string">
            <text:p>Argent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opoogames.com/" xlink:type="simple">Hopoo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orribleunicorngamestudios.com/" xlink:type="simple">Horrible Unicorn Gam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itchener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esunalsoris.es/" xlink:type="simple">Horse Volum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vannah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otgen.com/" xlink:type="simple">HotGe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roydon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otheadgames.com/" xlink:type="simple">Hothea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ress.pmpygame.com/" xlink:type="simple">House Hous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ouseofwire.co/" xlink:type="simple">House of Wir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ousepixelgames.com/" xlink:type="simple">House Pixe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ddiso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ousemarque.com/" xlink:type="simple">HouseMarqu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Helsinki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owlinghamster.com/" xlink:type="simple">Howling Hamste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alway</text:p>
          </table:table-cell>
          <table:table-cell table:style-name="ce4" office:value-type="string" calcext:value-type="string">
            <text:p>Connacht</text:p>
          </table:table-cell>
          <table:table-cell table:style-name="ce4" office:value-type="string" calcext:value-type="string">
            <text:p>Ire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ugecalf.com/" xlink:type="simple">Hugecalf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nchester</text:p>
          </table:table-cell>
          <table:table-cell table:style-name="ce4" office:value-type="string" calcext:value-type="string">
            <text:p>Lanca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ulan.nl/" xlink:type="simple">Hulan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indhoven</text:p>
          </table:table-cell>
          <table:table-cell table:style-name="ce4" office:value-type="string" calcext:value-type="string">
            <text:p>Noord-Brabant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umanhead.com/" xlink:type="simple">Human Head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dison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umanaturestudios.com/" xlink:type="simple">HumaNatur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haina</text:p>
          </table:table-cell>
          <table:table-cell table:style-name="ce4" office:value-type="string" calcext:value-type="string">
            <text:p>Hawaii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umblegrove.com/" xlink:type="simple">Humble Grov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umblegrove.com/" xlink:type="simple">Humble Grov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unex.co.jp/" xlink:type="simple">HuneX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untedcow.com/" xlink:type="simple">Hunted Cow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lgin</text:p>
          </table:table-cell>
          <table:table-cell table:style-name="ce4" office:value-type="string" calcext:value-type="string">
            <text:p>Moray</text:p>
          </table:table-cell>
          <table:table-cell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ydra-interactive.com/" xlink:type="simple">Hydra Interactive Entertainme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yperhippogames.com/" xlink:type="simple">Hyper Hippo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elowna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hyperfiction.fr/" xlink:type="simple">Hyperfict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nnecy</text:p>
          </table:table-cell>
          <table:table-cell table:style-name="ce4" office:value-type="string" calcext:value-type="string">
            <text:p>Auvergne-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yperkineticstudios.com/" xlink:type="simple">Hyperkinetic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ypersloth.co.uk/" xlink:type="simple">Hypersloth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uddersfield</text:p>
          </table:table-cell>
          <table:table-cell table:style-name="ce4" office:value-type="string" calcext:value-type="string">
            <text:p>West Yor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ypnoticowl.com/" xlink:type="simple">Hypnotic Ow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ipzig</text:p>
          </table:table-cell>
          <table:table-cell table:style-name="ce4" office:value-type="string" calcext:value-type="string">
            <text:p>Saxony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-illusions.com/" xlink:type="simple">I-Illusion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russels</text:p>
          </table:table-cell>
          <table:table-cell table:style-name="ce4" office:value-type="string" calcext:value-type="string">
            <text:p>Belgium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-imagine.com/" xlink:type="simple">I-Imagine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Johannesburg</text:p>
          </table:table-cell>
          <table:table-cell table:style-name="ce4" office:value-type="string" calcext:value-type="string">
            <text:p>Gauteng</text:p>
          </table:table-cell>
          <table:table-cell table:style-name="ce4" office:value-type="string" calcext:value-type="string">
            <text:p>South Afric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novaestudios.com/" xlink:type="simple">I-Nova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ce-pick.com/" xlink:type="simple">Ice Pick Lodg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cewatergames.com/" xlink:type="simple">Ice Wate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cebird-studios.com/" xlink:type="simple">Icebird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unich</text:p>
          </table:table-cell>
          <table:table-cell table:style-name="ce4" office:value-type="string" calcext:value-type="string">
            <text:p>Bayer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congames.com.br/" xlink:type="simple">Icon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Rio de Janeir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dsoftware.com/" xlink:type="simple">id Software (ZeniMax Media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ichardso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deafintl.com/" xlink:type="simple">Idea Factor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a An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deaf.co.jp/" xlink:type="simple">Idea Factory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fun4all.com/" xlink:type="simple">iFun4all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ubli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jsfontein.nl/" xlink:type="simple">Ijsfontei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msterdam</text:p>
          </table:table-cell>
          <table:table-cell table:style-name="ce4" office:value-type="string" calcext:value-type="string">
            <text:p>Noor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llfonic.com/" xlink:type="simple">Illfonic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nver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llfonic.com/" xlink:type="simple">Illfonic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acoma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llogika.com/" xlink:type="simple">Illogik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mageform.se/" xlink:type="simple">Image &amp; Form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othenburg</text:p>
          </table:table-cell>
          <table:table-cell table:style-name="ce4" office:value-type="string" calcext:value-type="string">
            <text:p>Gota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mageform.se/" xlink:type="simple">Image &amp; Form Internation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othenburg</text:p>
          </table:table-cell>
          <table:table-cell table:style-name="ce4" office:value-type="string" calcext:value-type="string">
            <text:p>Gota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magespaceinc.com/" xlink:type="simple">Image Spac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nn Arbor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magimotion.it/" xlink:type="simple">Imagimot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ome</text:p>
          </table:table-cell>
          <table:table-cell table:style-name="ce4" office:value-type="string" calcext:value-type="string">
            <text:p>Lazio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magination.com.au/" xlink:type="simple">Imagination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ester</text:p>
          </table:table-cell>
          <table:table-cell table:style-name="ce4" office:value-type="string" calcext:value-type="string">
            <text:p>Che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magination.com.au/" xlink:type="simple">Imagination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ent Town</text:p>
          </table:table-cell>
          <table:table-cell table:style-name="ce4" office:value-type="string" calcext:value-type="string">
            <text:p>South Austral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magination.com.au/" xlink:type="simple">Imagination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magossoftworks.com/" xlink:type="simple">Imagos Softwork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maxgames.com.br/" xlink:type="simple">iMAX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o Carlos</text:p>
          </table:table-cell>
          <table:table-cell table:style-name="ce4" office:value-type="string" calcext:value-type="string">
            <text:p>Sao Paul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mmersedgames.com/" xlink:type="simple">Immerse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ainesville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mpactgames.com/" xlink:type="simple">ImpactGames (Hybrid Learning System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ittsburgh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mpellerstudios.com/" xlink:type="simple">Impeller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mpetus-games.com/" xlink:type="simple">Impetus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ienna</text:p>
          </table:table-cell>
          <table:table-cell table:style-name="ce4" office:value-type="string" calcext:value-type="string">
            <text:p>Austria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impiresoft.com/" xlink:type="simple">Impireso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chwerin</text:p>
          </table:table-cell>
          <table:table-cell table:style-name="ce4" office:value-type="string" calcext:value-type="string">
            <text:p>Mecklenburg-Vorpommer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mpromptugames.com/" xlink:type="simple">Impromptu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framez.com/" xlink:type="simple">IN|Framez Technolog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betweengames.com/" xlink:type="simple">Inbetween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rli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tsgames.com/" xlink:type="simple">Incredible Technologi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rlington Heights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cubatorgames.com/" xlink:type="simple">Incubato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independent-arts-software.de/" xlink:type="simple">Independent Ar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mm</text:p>
          </table:table-cell>
          <table:table-cell table:style-name="ce4" office:value-type="string" calcext:value-type="string">
            <text:p>North Rhine-Westphalia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dieconstruction.com/" xlink:type="simple">Indie Construct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Lombard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diegala.com/" xlink:type="simple">indiegal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ome</text:p>
          </table:table-cell>
          <table:table-cell table:style-name="ce4" office:value-type="string" calcext:value-type="string">
            <text:p>Lazio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dieszero.co.jp/" xlink:type="simple">indieszer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usashino</text:p>
          </table:table-cell>
          <table:table-cell table:style-name="ce4" office:value-type="string" calcext:value-type="string">
            <text:p>Tokyo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indigo-entertainment.com/" xlink:type="simple">Indigo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kati City</text:p>
          </table:table-cell>
          <table:table-cell table:style-name="ce4" office:value-type="string" calcext:value-type="string">
            <text:p>National Capital Region</text:p>
          </table:table-cell>
          <table:table-cell table:style-name="ce4" office:value-type="string" calcext:value-type="string">
            <text:p>Philippin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domitusgames.com/" xlink:type="simple">Indomitu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Lombard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ndustrygames.com/" xlink:type="simple">Industr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ilbert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nertiasoftware.com/" xlink:type="simple">Inerti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mbridge</text:p>
          </table:table-cell>
          <table:table-cell table:style-name="ce4" office:value-type="string" calcext:value-type="string">
            <text:p>Cambridge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finigongames.com/" xlink:type="simple">Infinigo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rcelona</text:p>
          </table:table-cell>
          <table:table-cell table:style-name="ce4" office:value-type="string" calcext:value-type="string">
            <text:p>Catalon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finiteammo.ca/" xlink:type="simple">Infinite Amm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innipeg</text:p>
          </table:table-cell>
          <table:table-cell table:style-name="ce4" office:value-type="string" calcext:value-type="string">
            <text:p>Manitob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dreams.pl/" xlink:type="simple">Infinite Dream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liwice</text:p>
          </table:table-cell>
          <table:table-cell table:style-name="ce4" office:value-type="string" calcext:value-type="string">
            <text:p>Silesia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ightinthewoods.com/" xlink:type="simple">Infinite Fal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ittsburgh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finite-interactive.com/" xlink:type="simple">Infinite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ssendon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nfinite.com.sv/" xlink:type="simple">Infinite Softwar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an Salvador</text:p>
          </table:table-cell>
          <table:table-cell table:style-name="ce4" office:value-type="string" calcext:value-type="string">
            <text:p>El Salvado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nfinityward.com/" xlink:type="simple">Infinity Ward (Activision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ncin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fosfer.com/" xlink:type="simple">Infosfer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Istanbul</text:p>
          </table:table-cell>
          <table:table-cell table:style-name="ce4" office:value-type="string" calcext:value-type="string">
            <text:p>Turke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nfrared5.com/" xlink:type="simple">Infrared5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Jamaica Plain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witchmarsh.tumblr.com/" xlink:type="simple">Inglenoo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York</text:p>
          </table:table-cell>
          <table:table-cell table:style-name="ce4" office:value-type="string" calcext:value-type="string">
            <text:p>Yor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nhance.com/" xlink:type="simple">Inhance Digit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is.co.jp/" xlink:type="simple">iNiS Corporatio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kkit.ch/" xlink:type="simple">Ink Ki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Zurich</text:p>
          </table:table-cell>
          <table:table-cell table:style-name="ce4" office:value-type="string" calcext:value-type="string">
            <text:p>Switzerland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inkstainsgames.net/" xlink:type="simple">Ink Stai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int Petersburg</text:p>
          </table:table-cell>
          <table:table-cell table:style-name="ce4" office:value-type="string" calcext:value-type="string">
            <text:p>Northwestern Federal District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inkstainsgames.net/" xlink:type="simple">Ink Stain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int Petersburg</text:p>
          </table:table-cell>
          <table:table-cell table:style-name="ce4" office:value-type="string" calcext:value-type="string">
            <text:p>Northwestern Federal District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kline.co/" xlink:type="simple">Inklin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irut</text:p>
          </table:table-cell>
          <table:table-cell table:style-name="ce4" office:value-type="string" calcext:value-type="string">
            <text:p>Lebano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nlightentertainment.com/" xlink:type="simple">Inlight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ludo.com/" xlink:type="simple">Inlud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jovik</text:p>
          </table:table-cell>
          <table:table-cell table:style-name="ce4" office:value-type="string" calcext:value-type="string">
            <text:p>Oppland</text:p>
          </table:table-cell>
          <table:table-cell table:style-name="ce4" office:value-type="string" calcext:value-type="string">
            <text:p>Norwa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lusio.ch/" xlink:type="simple">Inlus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Zurich</text:p>
          </table:table-cell>
          <table:table-cell table:style-name="ce4" office:value-type="string" calcext:value-type="string">
            <text:p>Switzer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no-co.com/" xlink:type="simple">Ino-C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rasnodar City</text:p>
          </table:table-cell>
          <table:table-cell table:style-name="ce4" office:value-type="string" calcext:value-type="string">
            <text:p>Krasnodar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no-co.com/" xlink:type="simple">Ino-Co Plu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rasnodar City</text:p>
          </table:table-cell>
          <table:table-cell table:style-name="ce4" office:value-type="string" calcext:value-type="string">
            <text:p>Krasnodar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nquisiment.com/" xlink:type="simple">Inquisi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saneunity.com/" xlink:type="simple">Insane Unit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nnes</text:p>
          </table:table-cell>
          <table:table-cell table:style-name="ce4" office:value-type="string" calcext:value-type="string">
            <text:p>Bretagn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insanesoft.de/" xlink:type="simple">INSANEso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erne</text:p>
          </table:table-cell>
          <table:table-cell table:style-name="ce4" office:value-type="string" calcext:value-type="string">
            <text:p>North Rhine-Westphalia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solitastudios.com/" xlink:type="simple">Insolita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ao Paul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nsomniacgames.com/" xlink:type="simple">Insomniac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urbank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nsomniacgames.com/" xlink:type="simple">Insomniac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aleigh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stinctgames.com/" xlink:type="simple">Instinct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Cairo</text:p>
          </table:table-cell>
          <table:table-cell table:style-name="ce4" office:value-type="string" calcext:value-type="string">
            <text:p>Egypt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sya.co/" xlink:type="simple">Insya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Cairo</text:p>
          </table:table-cell>
          <table:table-cell table:style-name="ce4" office:value-type="string" calcext:value-type="string">
            <text:p>Egypt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tsys.co.jp/" xlink:type="simple">Intelligent System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yot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intellysurf.com/" xlink:type="simple">IntellySurf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nglet</text:p>
          </table:table-cell>
          <table:table-cell table:style-name="ce4" office:value-type="string" calcext:value-type="string">
            <text:p>Aquitaine-Limousin-Poitou-Charent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teractiveproject.com/" xlink:type="simple">Interactive Projec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ome</text:p>
          </table:table-cell>
          <table:table-cell table:style-name="ce4" office:value-type="string" calcext:value-type="string">
            <text:p>Lazio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terama.net/" xlink:type="simple">Interam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mpinas</text:p>
          </table:table-cell>
          <table:table-cell table:style-name="ce4" office:value-type="string" calcext:value-type="string">
            <text:p>Sao Paul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nterama.net/" xlink:type="simple">Interam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Espírito Sant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nterdimensionalgames.com/" xlink:type="simple">Interdimensiona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teriornight.com/" xlink:type="simple">Interior Nigh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gt.com/" xlink:type="simple">International Game Technolog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no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ti.co.jp/" xlink:type="simple">Inti Creat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Ichikawa</text:p>
          </table:table-cell>
          <table:table-cell table:style-name="ce4" office:value-type="string" calcext:value-type="string">
            <text:p>Chib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troversion.co.uk/" xlink:type="simple">Introversion Softwar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ntuicode.com/" xlink:type="simple">Intuicod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ynton Beach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vaderstudiosofficial.com/" xlink:type="simple">Invader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ome</text:p>
          </table:table-cell>
          <table:table-cell table:style-name="ce4" office:value-type="string" calcext:value-type="string">
            <text:p>Lazio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victus.com/" xlink:type="simple">Invictu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brecen</text:p>
          </table:table-cell>
          <table:table-cell table:style-name="ce4" office:value-type="string" calcext:value-type="string">
            <text:p>Budapest</text:p>
          </table:table-cell>
          <table:table-cell table:style-name="ce4" office:value-type="string" calcext:value-type="string">
            <text:p>Hungar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nxile-entertainment.com/" xlink:type="simple">inXile Entertainment (Microsoft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Orleans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nxile-entertainment.com/" xlink:type="simple">inXile Entertainment (Microsoft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port Beach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oi.dk/" xlink:type="simple">IO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penhagen</text:p>
          </table:table-cell>
          <table:table-cell table:style-name="ce4" office:value-type="string" calcext:value-type="string">
            <text:p>Oresu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oi.dk/" xlink:type="simple">IO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lmo</text:p>
          </table:table-cell>
          <table:table-cell table:style-name="ce4" office:value-type="string" calcext:value-type="string">
            <text:p>Scania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honinghome.net/" xlink:type="simple">Ion Land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rli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rem.co.jp/" xlink:type="simple">IREM Software Engineerin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kusan</text:p>
          </table:table-cell>
          <table:table-cell table:style-name="ce4" office:value-type="string" calcext:value-type="string">
            <text:p>Ishikaw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rem.co.jp/" xlink:type="simple">IREM Software Engineering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Osak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rem.co.jp/" xlink:type="simple">IREM Software Engineering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ayiridium.com/" xlink:type="simple">Iridium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urbank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rongalaxystudios.com/" xlink:type="simple">Iron Galaxy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icago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rongalaxystudios.com/" xlink:type="simple">Iron Galaxy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rlando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ronmountaininteractive.com/" xlink:type="simple">Iron Mountain Interactiv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ienna</text:p>
          </table:table-cell>
          <table:table-cell table:style-name="ce4" office:value-type="string" calcext:value-type="string">
            <text:p>Austr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ronrealms.com/" xlink:type="simple">Iron Realms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roncladgames.com/" xlink:type="simple">Ironcla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roncode.com/" xlink:type="simple">Ironcode Gamin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oida</text:p>
          </table:table-cell>
          <table:table-cell table:style-name="ce4" office:value-type="string" calcext:value-type="string">
            <text:p>Uttar Pradesh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ronoakgames.com/" xlink:type="simple">IronOa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ronward.com/" xlink:type="simple">Ironward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Zagreb</text:p>
          </table:table-cell>
          <table:table-cell table:style-name="ce4" office:value-type="string" calcext:value-type="string">
            <text:p>Croat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rrationalgames.com/" xlink:type="simple">Irrationa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Quincy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irrgheist.com/" xlink:type="simple">Irrgheis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übingen</text:p>
          </table:table-cell>
          <table:table-cell table:style-name="ce4" office:value-type="string" calcext:value-type="string">
            <text:p>Baden-Württembe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sbitgames.com/" xlink:type="simple">ISBIT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slandofficials.com/" xlink:type="simple">Island Official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oodbury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softbet.ro/" xlink:type="simple">Isoftbe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ucharest</text:p>
          </table:table-cell>
          <table:table-cell table:style-name="ce4" office:value-type="string" calcext:value-type="string">
            <text:p>Roman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softbet.com/" xlink:type="simple">Isoftbe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softbet.com/" xlink:type="simple">Isoftbe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nningerberg</text:p>
          </table:table-cell>
          <table:table-cell table:number-columns-repeated="2" table:style-name="ce4" office:value-type="string" calcext:value-type="string">
            <text:p>Luxembourg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softbet.ro/" xlink:type="simple">Isoftbe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imisoara</text:p>
          </table:table-cell>
          <table:table-cell table:style-name="ce4" office:value-type="string" calcext:value-type="string">
            <text:p>Timis</text:p>
          </table:table-cell>
          <table:table-cell table:style-name="ce4" office:value-type="string" calcext:value-type="string">
            <text:p>Roman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sopodlabs.net/" xlink:type="simple">Isopod 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http//www.isotope244.com/" xlink:type="simple">Isotope 244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ampa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tsanecdotal.com/" xlink:type="simple">It's Anecdot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talicpig.com/" xlink:type="simple">Italic Pi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rawfordsburn</text:p>
          </table:table-cell>
          <table:table-cell table:style-name="ce4" office:value-type="string" calcext:value-type="string">
            <text:p>County Down</text:p>
          </table:table-cell>
          <table:table-cell table:style-name="ce4" office:value-type="string" calcext:value-type="string">
            <text:p>Northern Ire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ilanoirgame.com/" xlink:type="simple">Italo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Lombard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tsfine.ga/" xlink:type="simple">Itsfine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Auckland</text:p>
          </table:table-cell>
          <table:table-cell table:style-name="ce4" office:value-type="string" calcext:value-type="string">
            <text:p>New Zea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v.studio/" xlink:type="simple">IV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ashville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vproductions.it/" xlink:type="simple">Ivan Venturi Product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ome</text:p>
          </table:table-cell>
          <table:table-cell table:style-name="ce4" office:value-type="string" calcext:value-type="string">
            <text:p>Lazio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vory-tower.fr/" xlink:type="simple">Ivory Tow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yon</text:p>
          </table:table-cell>
          <table:table-cell table:style-name="ce4" office:value-type="string" calcext:value-type="string">
            <text:p>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xorastudios.com/" xlink:type="simple">Ixora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3" table:style-name="ce4" office:value-type="string" calcext:value-type="string">
            <text:p>Singapor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zyplay.com.br/" xlink:type="simple">Izyplay Gam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elotas</text:p>
          </table:table-cell>
          <table:table-cell table:style-name="ce4" office:value-type="string" calcext:value-type="string">
            <text:p>Rio Grande do Sul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jackboxgames.com/" xlink:type="simple">Jackbox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icago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jagaco.com/" xlink:type="simple">Jagac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Zoetermeer</text:p>
          </table:table-cell>
          <table:table-cell table:style-name="ce4" office:value-type="string" calcext:value-type="string">
            <text:p>Zui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james-bang.com/" xlink:type="simple">James Ban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jamogames.com/" xlink:type="simple">Jamo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irmingham</text:p>
          </table:table-cell>
          <table:table-cell table:style-name="ce4" office:value-type="string" calcext:value-type="string">
            <text:p>West Midlands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janusresearch.com/" xlink:type="simple">Janus Research Group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Quantico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jellybtn.com/" xlink:type="simple">Jelly Button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el Aviv</text:p>
          </table:table-cell>
          <table:table-cell table:style-name="ce4" office:value-type="string" calcext:value-type="string">
            <text:p>Israe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jellyoasis.com/" xlink:type="simple">JellyOasi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eoul</text:p>
          </table:table-cell>
          <table:table-cell table:style-name="ce4" office:value-type="string" calcext:value-type="string">
            <text:p>South Kore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qdork.com/" xlink:type="simple">Jenny Jiao Hs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jetcatgames.com/" xlink:type="simple">Jet Cat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ilnius</text:p>
          </table:table-cell>
          <table:table-cell table:style-name="ce4" office:value-type="string" calcext:value-type="string">
            <text:p>Lithuan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jetpackinteractive.ca/" xlink:type="simple">Jetpack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jforcegames.com/" xlink:type="simple">JForc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nto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jo-mei.com/" xlink:type="simple">Jo-Mei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rli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jojugames.com/" xlink:type="simple">Joju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rkele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jollyjellyfish.com/" xlink:type="simple">Jolly Jellyfish Game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Groningen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joon.be/" xlink:type="simple">Jo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ykjavík</text:p>
          </table:table-cell>
          <table:table-cell table:style-name="ce4" office:value-type="string" calcext:value-type="string">
            <text:p>Reykjavik</text:p>
          </table:table-cell>
          <table:table-cell table:style-name="ce4" office:value-type="string" calcext:value-type="string">
            <text:p>Ice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jovianindustries.com/" xlink:type="simple">Jovian Industri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kövde</text:p>
          </table:table-cell>
          <table:table-cell table:style-name="ce4" office:value-type="string" calcext:value-type="string">
            <text:p>Vastra Gota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joybox-me.com/" xlink:type="simple">Joybox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Damascus</text:p>
          </table:table-cell>
          <table:table-cell table:style-name="ce4" office:value-type="string" calcext:value-type="string">
            <text:p>Syr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corp.joycity.com/" xlink:type="simple">JOYCIT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ongnam-si</text:p>
          </table:table-cell>
          <table:table-cell table:style-name="ce4" office:value-type="string" calcext:value-type="string">
            <text:p>Gyeonggi-do</text:p>
          </table:table-cell>
          <table:table-cell table:style-name="ce4" office:value-type="string" calcext:value-type="string">
            <text:p>South Kore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joymasher.com/" xlink:type="simple">JoyMash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uritiba</text:p>
          </table:table-cell>
          <table:table-cell table:style-name="ce4" office:value-type="string" calcext:value-type="string">
            <text:p>Parana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joymax.co.kr/" xlink:type="simple">Joymax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ongnam-si</text:p>
          </table:table-cell>
          <table:table-cell table:style-name="ce4" office:value-type="string" calcext:value-type="string">
            <text:p>Gyeonggi-do</text:p>
          </table:table-cell>
          <table:table-cell table:style-name="ce4" office:value-type="string" calcext:value-type="string">
            <text:p>South Kore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jugglergames.com/" xlink:type="simple">Juggle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jujubee.pl/" xlink:type="simple">Jujube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atowice</text:p>
          </table:table-cell>
          <table:table-cell table:style-name="ce4" office:value-type="string" calcext:value-type="string">
            <text:p>Silesia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lander.co/" xlink:type="simple">Julian Gland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ooklyn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jumpovertheage.com/" xlink:type="simple">Jump Over the Ag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jmpdrv.com/" xlink:type="simple">Jumpdriv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land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jumpship.co.uk/" xlink:type="simple">Jumpship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ildford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jumpsuit-entertainment.com/" xlink:type="simple">Jumpsuit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assel</text:p>
          </table:table-cell>
          <table:table-cell table:style-name="ce4" office:value-type="string" calcext:value-type="string">
            <text:p>Hesse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junglerumblegame.com/" xlink:type="simple">Jungle Rumbl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ston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junubgames.com/" xlink:type="simple">Junub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Washington DC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jupiter.co.jp/" xlink:type="simple">Jupiter Corporatio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yot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jupitron.com.ar/" xlink:type="simple">Jupitro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uenos Aires</text:p>
          </table:table-cell>
          <table:table-cell table:style-name="ce4" office:value-type="string" calcext:value-type="string">
            <text:p>Argent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juppiomenz.com/" xlink:type="simple">Juppiomenz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no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jawltd.com/" xlink:type="simple">Just Add Water (Development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eds</text:p>
          </table:table-cell>
          <table:table-cell table:style-name="ce4" office:value-type="string" calcext:value-type="string">
            <text:p>West Yor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justflight.com/" xlink:type="simple">Just Fligh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amington Spa</text:p>
          </table:table-cell>
          <table:table-cell table:style-name="ce4" office:value-type="string" calcext:value-type="string">
            <text:p>Warwic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justfunnygames.com/" xlink:type="simple">Just Funn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Imola</text:p>
          </table:table-cell>
          <table:table-cell table:style-name="ce4" office:value-type="string" calcext:value-type="string">
            <text:p>Emilia Romagn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justtrains.net/" xlink:type="simple">Just Trai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amington Spa</text:p>
          </table:table-cell>
          <table:table-cell table:style-name="ce4" office:value-type="string" calcext:value-type="string">
            <text:p>Warwic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jvgames.com/" xlink:type="simple">JV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s Vegas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jynx.com.br/" xlink:type="simple">Jynx Play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cife</text:p>
          </table:table-cell>
          <table:table-cell table:style-name="ce4" office:value-type="string" calcext:value-type="string">
            <text:p>Pernambuc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aikogames.com/" xlink:type="simple">KAIK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rankfurt am Main</text:p>
          </table:table-cell>
          <table:table-cell table:style-name="ce4" office:value-type="string" calcext:value-type="string">
            <text:p>Hesse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ajakgames.com/" xlink:type="simple">Kaja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ajaani</text:p>
          </table:table-cell>
          <table:table-cell table:style-name="ce4" office:value-type="string" calcext:value-type="string">
            <text:p>Kainuu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alanigames.com/" xlink:type="simple">Kalani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allocstudios.com/" xlink:type="simple">Kalloc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rlsbad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amaikamai.com/" xlink:type="simple">KAMAi MEDIA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itola</text:p>
          </table:table-cell>
          <table:table-cell table:style-name="ce4" office:value-type="string" calcext:value-type="string">
            <text:p>Macedon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amibox.de/" xlink:type="simple">kamibox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iedstadt</text:p>
          </table:table-cell>
          <table:table-cell table:style-name="ce4" office:value-type="string" calcext:value-type="string">
            <text:p>Hesse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ogamestudios.com/" xlink:type="simple">Karaokult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adalajara</text:p>
          </table:table-cell>
          <table:table-cell table:style-name="ce4" office:value-type="string" calcext:value-type="string">
            <text:p>Jalisco</text:p>
          </table:table-cell>
          <table:table-cell table:style-name="ce4" office:value-type="string" calcext:value-type="string">
            <text:p>Mexico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popp.io/" xlink:type="simple">Karina Popp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atapultstudio.com/" xlink:type="simple">Katapult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axanmediagroup.com/" xlink:type="simple">Kaxa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adalajara</text:p>
          </table:table-cell>
          <table:table-cell table:style-name="ce4" office:value-type="string" calcext:value-type="string">
            <text:p>Jalisco</text:p>
          </table:table-cell>
          <table:table-cell table:style-name="ce4" office:value-type="string" calcext:value-type="string">
            <text:p>Mexico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eengames.com/" xlink:type="simple">Kee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rankfurt am Main</text:p>
          </table:table-cell>
          <table:table-cell table:style-name="ce4" office:value-type="string" calcext:value-type="string">
            <text:p>Hesse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eenswh.com/" xlink:type="simple">Keen Software Hous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rague</text:p>
          </table:table-cell>
          <table:table-cell table:style-name="ce4" office:value-type="string" calcext:value-type="string">
            <text:p>Bohem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efsensei.com/" xlink:type="simple">KefSensei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ami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efsensei.com/" xlink:type="simple">KefSensei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ontevideo</text:p>
          </table:table-cell>
          <table:table-cell table:style-name="ce4" office:value-type="string" calcext:value-type="string">
            <text:p>Urugua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emco.jp/" xlink:type="simple">Kemc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kemonogames.com/" xlink:type="simple">Kemono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Region Metropolitana</text:p>
          </table:table-cell>
          <table:table-cell table:style-name="ce4" office:value-type="string" calcext:value-type="string">
            <text:p>Chil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enney.nl/" xlink:type="simple">Kenne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erkrade</text:p>
          </table:table-cell>
          <table:table-cell table:style-name="ce4" office:value-type="string" calcext:value-type="string">
            <text:p>Limburg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ofigames.com/" xlink:type="simple">Kenshi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tol</text:p>
          </table:table-cell>
          <table:table-cell table:style-name="ce4" office:value-type="string" calcext:value-type="string">
            <text:p>Av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eoken.nl/" xlink:type="simple">KeokeN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oofddorp</text:p>
          </table:table-cell>
          <table:table-cell table:style-name="ce4" office:value-type="string" calcext:value-type="string">
            <text:p>Noor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er-chunk.com/" xlink:type="simple">Ker-Chun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tlanta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erberos-productions.com/" xlink:type="simple">Kerberos Produc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idrocketstudios.com/" xlink:type="simple">Kid Rocke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ansas Ci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idswithsticks.com/" xlink:type="simple">Kids with Stick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roclaw</text:p>
          </table:table-cell>
          <table:table-cell table:style-name="ce4" office:value-type="string" calcext:value-type="string">
            <text:p>Lower Silesia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thekillhouse.com/" xlink:type="simple">Killhouse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ucharest</text:p>
          </table:table-cell>
          <table:table-cell table:style-name="ce4" office:value-type="string" calcext:value-type="string">
            <text:p>Roman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illmondaygames.com/" xlink:type="simple">Killmonday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kilosaurus.com/" xlink:type="simple">Kilosauru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rseille</text:p>
          </table:table-cell>
          <table:table-cell table:style-name="ce4" office:value-type="string" calcext:value-type="string">
            <text:p>Provence-Alpes-Cote d'Azur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inestheticgames.com/" xlink:type="simple">Kinesthetic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ildford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ingart.de/" xlink:type="simple">KING Art König &amp; Theyse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reme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ingdinosaurgames.com/" xlink:type="simple">King Dinosau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ston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sg.com/" xlink:type="simple">King Show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nnetonka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ingsisle.com/" xlink:type="simple">KingsIsle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lano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ingsisle.com/" xlink:type="simple">KingsIsle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ound Rock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mesbykinmoku.com/" xlink:type="simple">Kinmoku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rankfurt am Main</text:p>
          </table:table-cell>
          <table:table-cell table:style-name="ce4" office:value-type="string" calcext:value-type="string">
            <text:p>Hesse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iroogames.com/" xlink:type="simple">Kiro'o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Yaounde</text:p>
          </table:table-cell>
          <table:table-cell table:style-name="ce4" office:value-type="string" calcext:value-type="string">
            <text:p>Mfoundi</text:p>
          </table:table-cell>
          <table:table-cell table:style-name="ce4" office:value-type="string" calcext:value-type="string">
            <text:p>Cameroo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itfoxgames.com/" xlink:type="simple">Kitfox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itmaker.com/" xlink:type="simple">Kitmak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lma de Mallorca</text:p>
          </table:table-cell>
          <table:table-cell table:style-name="ce4" office:value-type="string" calcext:value-type="string">
            <text:p>Baleares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iupe.com/" xlink:type="simple">Kiup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nse</text:p>
          </table:table-cell>
          <table:table-cell table:style-name="ce4" office:value-type="string" calcext:value-type="string">
            <text:p>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ixeye.com/" xlink:type="simple">KIXEYE Austral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bane</text:p>
          </table:table-cell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lab.com/" xlink:type="simple">KLab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Fukuok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lab.com/" xlink:type="simple">KLab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Osak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lassefilm.dk/" xlink:type="simple">Klassefil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penhagen</text:p>
          </table:table-cell>
          <table:table-cell table:style-name="ce4" office:value-type="string" calcext:value-type="string">
            <text:p>Oresu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leientertainment.com/" xlink:type="simple">Klei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klondike.fr/" xlink:type="simple">Klondik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ille</text:p>
          </table:table-cell>
          <table:table-cell table:style-name="ce4" office:value-type="string" calcext:value-type="string">
            <text:p>Nord-Pas-de-Calais-Picardi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lonk-games.com/" xlink:type="simple">Klon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unich</text:p>
          </table:table-cell>
          <table:table-cell table:style-name="ce4" office:value-type="string" calcext:value-type="string">
            <text:p>Bayer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napnokgames.com/" xlink:type="simple">Knapno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penhagen</text:p>
          </table:table-cell>
          <table:table-cell table:style-name="ce4" office:value-type="string" calcext:value-type="string">
            <text:p>Oresu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nifeedge.com/" xlink:type="simple">Knife Edge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rvallis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nocknockgames.com/" xlink:type="simple">Knocknock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insk</text:p>
          </table:table-cell>
          <table:table-cell table:style-name="ce4" office:value-type="string" calcext:value-type="string">
            <text:p>Belaru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nocknockgames.com/" xlink:type="simple">Knocknoc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o-opmode.com/" xlink:type="simple">KO_OP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o-opmode.com/" xlink:type="simple">Ko-op Mod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oalabs-studio.com/" xlink:type="simple">Koa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uil Sous Bo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oboldgames.ch/" xlink:type="simple">Kobold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ugg</text:p>
          </table:table-cell>
          <table:table-cell table:style-name="ce4" office:value-type="string" calcext:value-type="string">
            <text:p>Aargau</text:p>
          </table:table-cell>
          <table:table-cell table:style-name="ce4" office:value-type="string" calcext:value-type="string">
            <text:p>Switzer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odotsgames.com/" xlink:type="simple">Kodots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Yangon</text:p>
          </table:table-cell>
          <table:table-cell table:style-name="ce4" office:value-type="string" calcext:value-type="string">
            <text:p>Myanmar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ojimaproductions.jp/" xlink:type="simple">Kojima Production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okonutstudio.com/" xlink:type="simple">Kokonut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exico City</text:p>
          </table:table-cell>
          <table:table-cell table:style-name="ce4" office:value-type="string" calcext:value-type="string">
            <text:p>Mexico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okoromi.org/" xlink:type="simple">Kokoromi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omigames.com/" xlink:type="simple">Komi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onami.com/" xlink:type="simple">Konami Digital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l Segund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onami.com/" xlink:type="simple">Konami Digital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pporo</text:p>
          </table:table-cell>
          <table:table-cell table:style-name="ce4" office:value-type="string" calcext:value-type="string">
            <text:p>Hokkaid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ongorange.com/" xlink:type="simple">Kong Orang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Aarhus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ool2play.com/" xlink:type="simple">Kool2Pla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oolhausgames.com/" xlink:type="simple">Koolhau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orrisoft.com/" xlink:type="simple">Korriso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nnes</text:p>
          </table:table-cell>
          <table:table-cell table:style-name="ce4" office:value-type="string" calcext:value-type="string">
            <text:p>Bretagn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oukoi.com/" xlink:type="simple">Koukoi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ulu</text:p>
          </table:table-cell>
          <table:table-cell table:style-name="ce4" office:value-type="string" calcext:value-type="string">
            <text:p>Ostrobothnia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ranx.com/" xlink:type="simple">KranX Produc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vetlogorsk</text:p>
          </table:table-cell>
          <table:table-cell table:style-name="ce4" office:value-type="string" calcext:value-type="string">
            <text:p>Kaliningrad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rillbite.com/" xlink:type="simple">Krillbit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mar</text:p>
          </table:table-cell>
          <table:table-cell table:style-name="ce4" office:value-type="string" calcext:value-type="string">
            <text:p>Hedmark</text:p>
          </table:table-cell>
          <table:table-cell table:style-name="ce4" office:value-type="string" calcext:value-type="string">
            <text:p>Norwa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ritzelkratz.de/" xlink:type="simple">Kritzelkratz 3000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urzburg</text:p>
          </table:table-cell>
          <table:table-cell table:style-name="ce4" office:value-type="string" calcext:value-type="string">
            <text:p>Bayer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romestudios.com/" xlink:type="simple">Krom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bane</text:p>
          </table:table-cell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uju.com/" xlink:type="simple">Kuju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halford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ungfufactory.com/" xlink:type="simple">Kung Fu Factor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urechii.com/" xlink:type="simple">Kurechii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uchong</text:p>
          </table:table-cell>
          <table:table-cell table:style-name="ce4" office:value-type="string" calcext:value-type="string">
            <text:p>Selangor</text:p>
          </table:table-cell>
          <table:table-cell table:style-name="ce4" office:value-type="string" calcext:value-type="string">
            <text:p>Malay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utoka.com/" xlink:type="simple">Kutok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uuasema.com/" xlink:type="simple">Kuuasema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Helsinki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uupu.com.br/" xlink:type="simple">Kuupu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o Alegre</text:p>
          </table:table-cell>
          <table:table-cell table:style-name="ce4" office:value-type="string" calcext:value-type="string">
            <text:p>Rio Grande do Sul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walee.com/" xlink:type="simple">Kwale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amington Spa</text:p>
          </table:table-cell>
          <table:table-cell table:style-name="ce4" office:value-type="string" calcext:value-type="string">
            <text:p>Warwic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ylotonn.com/" xlink:type="simple">Kylotonn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yon</text:p>
          </table:table-cell>
          <table:table-cell table:style-name="ce4" office:value-type="string" calcext:value-type="string">
            <text:p>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ylotonn.com/" xlink:type="simple">Kylotonn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a-cosa.net/" xlink:type="simple">La Cosa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amoustache-studio.fr/" xlink:type="simple">La Moustach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yon</text:p>
          </table:table-cell>
          <table:table-cell table:style-name="ce4" office:value-type="string" calcext:value-type="string">
            <text:p>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lamoutarde.io/" xlink:type="simple">La Moutard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pellier</text:p>
          </table:table-cell>
          <table:table-cell table:style-name="ce4" office:value-type="string" calcext:value-type="string">
            <text:p>Languedoc-Roussillon-Midi-Pyrene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amoutarde.io/" xlink:type="simple">La Moutard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abzerogames.com/" xlink:type="simple">Lab Zer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abrodex.com/" xlink:type="simple">Labrodex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Jericho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hestillnessofthewind.com/" xlink:type="simple">Lambic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ampantgames.se/" xlink:type="simple">Lamp An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kovde</text:p>
          </table:table-cell>
          <table:table-cell table:style-name="ce4" office:value-type="string" calcext:value-type="string">
            <text:p>Vastra Gota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amplightgames.org/" xlink:type="simple">Lamp Ligh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epburn</text:p>
          </table:table-cell>
          <table:table-cell table:style-name="ce4" office:value-type="string" calcext:value-type="string">
            <text:p>Saskatchewan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ampwavestudio.com/" xlink:type="simple">LampWav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veiro</text:p>
          </table:table-cell>
          <table:table-cell table:style-name="ce4" office:value-type="string" calcext:value-type="string">
            <text:p>Centro</text:p>
          </table:table-cell>
          <table:table-cell table:style-name="ce4" office:value-type="string" calcext:value-type="string">
            <text:p>Portuga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andfall.se/" xlink:type="simple">Landfall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antanagames.com/" xlink:type="simple">Lantan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ton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anzingerstudio.com/" xlink:type="simple">Lanzinger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unnyval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arian.com/" xlink:type="simple">Laria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blin</text:p>
          </table:table-cell>
          <table:table-cell table:style-name="ce4" office:value-type="string" calcext:value-type="string">
            <text:p>Leinster</text:p>
          </table:table-cell>
          <table:table-cell table:style-name="ce4" office:value-type="string" calcext:value-type="string">
            <text:p>Ire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arian.com/" xlink:type="simple">Laria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hent</text:p>
          </table:table-cell>
          <table:table-cell table:style-name="ce4" office:value-type="string" calcext:value-type="string">
            <text:p>Vlaanderen</text:p>
          </table:table-cell>
          <table:table-cell table:style-name="ce4" office:value-type="string" calcext:value-type="string">
            <text:p>Belgium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arian.com/" xlink:type="simple">Laria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uala Lumpur</text:p>
          </table:table-cell>
          <table:table-cell table:style-name="ce4" office:value-type="string" calcext:value-type="string">
            <text:p>Selangor</text:p>
          </table:table-cell>
          <table:table-cell table:style-name="ce4" office:value-type="string" calcext:value-type="string">
            <text:p>Malay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arian.com/" xlink:type="simple">Laria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Quebec City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larian.com/" xlink:type="simple">Laria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int Petersburg</text:p>
          </table:table-cell>
          <table:table-cell table:style-name="ce4" office:value-type="string" calcext:value-type="string">
            <text:p>Northwestern Federal District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arvagamestudios.com/" xlink:type="simple">Larva Gam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adalajara</text:p>
          </table:table-cell>
          <table:table-cell table:style-name="ce4" office:value-type="string" calcext:value-type="string">
            <text:p>Jalisco</text:p>
          </table:table-cell>
          <table:table-cell table:style-name="ce4" office:value-type="string" calcext:value-type="string">
            <text:p>Mexico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asershot.com/" xlink:type="simple">Laser Sho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ousto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assogames.com/" xlink:type="simple">Lasso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untington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astlimb.com/" xlink:type="simple">Last Limb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aundrybear.com/" xlink:type="simple">Laundry Bea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avapotion.com/" xlink:type="simple">Lavapot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othenburg</text:p>
          </table:table-cell>
          <table:table-cell table:style-name="ce4" office:value-type="string" calcext:value-type="string">
            <text:p>Gota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azy8studios.com/" xlink:type="simple">Lazy 8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lazybeargames.com/" xlink:type="simple">Lazy Bea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int Petersburg</text:p>
          </table:table-cell>
          <table:table-cell table:style-name="ce4" office:value-type="string" calcext:value-type="string">
            <text:p>Northwestern Federal District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ecortex.com/" xlink:type="simple">Le Cortex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eagueofgeeks.com/" xlink:type="simple">League of Geek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eapgs.com/" xlink:type="simple">Leap Game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ima</text:p>
          </table:table-cell>
          <table:table-cell table:style-name="ce4" office:value-type="string" calcext:value-type="string">
            <text:p>Peru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earndistrict.com/" xlink:type="simple">LearnDistric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Jos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earninggamesnetwork.org/" xlink:type="simple">Learning Games Networ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ston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eebleforest.wordpress.com/" xlink:type="simple">Leeble Fores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eftbehindgames.com/" xlink:type="simple">Left Behin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onolulu</text:p>
          </table:table-cell>
          <table:table-cell table:style-name="ce4" office:value-type="string" calcext:value-type="string">
            <text:p>Hawaii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egacygames.com/" xlink:type="simple">Legac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egendarygameworks.com/" xlink:type="simple">Legendary Gamework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aleigh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egendo.com/" xlink:type="simple">Legendo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tenungsund</text:p>
          </table:table-cell>
          <table:table-cell table:style-name="ce4" office:value-type="string" calcext:value-type="string">
            <text:p>Vastra Gota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eikir-studio.com/" xlink:type="simple">Leikir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Ivry-sur-Seine</text:p>
          </table:table-cell>
          <table:table-cell table:style-name="ce4" office:value-type="string" calcext:value-type="string">
            <text:p>Val-de-Marn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lesta.ru/" xlink:type="simple">Lesta Studio (Wargaming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int Petersburg</text:p>
          </table:table-cell>
          <table:table-cell table:style-name="ce4" office:value-type="string" calcext:value-type="string">
            <text:p>Northwestern Federal District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evel5.co.jp/" xlink:type="simple">Level 5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Fukuok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evelrewind.com/" xlink:type="simple">Level Rewin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iborg</text:p>
          </table:table-cell>
          <table:table-cell table:style-name="ce4" office:value-type="string" calcext:value-type="string">
            <text:p>Jutla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evelzerogames.com/" xlink:type="simple">Level Zero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icago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evel5ia.com/" xlink:type="simple">Level-5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Fukuok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evelbitgames.com/" xlink:type="simple">LevelBi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lgrade</text:p>
          </table:table-cell>
          <table:table-cell table:style-name="ce4" office:value-type="string" calcext:value-type="string">
            <text:p>Serb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exaloffle.com/" xlink:type="simple">Lexaloffle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exipgames.com/" xlink:type="simple">Lexip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ehran</text:p>
          </table:table-cell>
          <table:table-cell table:style-name="ce4" office:value-type="string" calcext:value-type="string">
            <text:p>Ir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icorice.is/" xlink:type="simple">Licoric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Reykjavik</text:p>
          </table:table-cell>
          <table:table-cell table:style-name="ce4" office:value-type="string" calcext:value-type="string">
            <text:p>Ice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ienzo.mx/" xlink:type="simple">Lienz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Chihuahua</text:p>
          </table:table-cell>
          <table:table-cell table:style-name="ce4" office:value-type="string" calcext:value-type="string">
            <text:p>Mexico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ifezerogames.com/" xlink:type="simple">Life Zero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Zaragoz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ightbulbcrew.fr/" xlink:type="simple">Lightbulb Crew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ightbulbcrew.fr/" xlink:type="simple">Lightbulb Crew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ightningrodgames.com/" xlink:type="simple">Lightning Ro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ightsidegames.com/" xlink:type="simple">Lightsid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ikepizza.com/" xlink:type="simple">Like Pizz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saden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ilsumn.com/" xlink:type="simple">Lil Sum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land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imbic-entertainment.de/" xlink:type="simple">Limbic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ngen</text:p>
          </table:table-cell>
          <table:table-cell table:style-name="ce4" office:value-type="string" calcext:value-type="string">
            <text:p>Hesse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iminalgames.com/" xlink:type="simple">Liminal Dat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gan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blog.linceworks.com/" xlink:type="simple">Lince Work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rcelona</text:p>
          </table:table-cell>
          <table:table-cell table:style-name="ce4" office:value-type="string" calcext:value-type="string">
            <text:p>Catalon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ingdomsandcastles.com/" xlink:type="simple">Lion Shield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rants Pass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ionbite.se/" xlink:type="simple">Lionbite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iongamelion.com/" xlink:type="simple">LionGameLio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Zagreb</text:p>
          </table:table-cell>
          <table:table-cell table:style-name="ce4" office:value-type="string" calcext:value-type="string">
            <text:p>Croat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ionworks.com/" xlink:type="simple">LionWork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atemala City</text:p>
          </table:table-cell>
          <table:table-cell table:number-columns-repeated="2" table:style-name="ce4" office:value-type="string" calcext:value-type="string">
            <text:p>Guatemal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iquidbit.com/" xlink:type="simple">Liquid Bi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icago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oliquid.us/" xlink:type="simple">Liquid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saden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ithicentertainment.com/" xlink:type="simple">Lithic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ittlearmsstudios.com/" xlink:type="simple">Little Arms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nassas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ittlechicken.nl/" xlink:type="simple">Little Chicken Game Compan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msterdam</text:p>
          </table:table-cell>
          <table:table-cell table:style-name="ce4" office:value-type="string" calcext:value-type="string">
            <text:p>Noor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ter-corona.com/" xlink:type="simple">Little Green Men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Zagreb</text:p>
          </table:table-cell>
          <table:table-cell table:style-name="ce4" office:value-type="string" calcext:value-type="string">
            <text:p>Croat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ittlemiraclesgames.com/" xlink:type="simple">Little Miracle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rcelona</text:p>
          </table:table-cell>
          <table:table-cell table:style-name="ce4" office:value-type="string" calcext:value-type="string">
            <text:p>Catalon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ittle-moth-studios.tumblr.com/" xlink:type="simple">Little Moth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orthampton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ittlewolfstudio.com/" xlink:type="simple">Little Wolf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nmow</text:p>
          </table:table-cell>
          <table:table-cell table:style-name="ce4" office:value-type="string" calcext:value-type="string">
            <text:p>Essex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ka.it/" xlink:type="simple">LK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irenze</text:p>
          </table:table-cell>
          <table:table-cell table:style-name="ce4" office:value-type="string" calcext:value-type="string">
            <text:p>Toscan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inotaurproject.co.uk/" xlink:type="simple">Llamaso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ading</text:p>
          </table:table-cell>
          <table:table-cell table:style-name="ce4" office:value-type="string" calcext:value-type="string">
            <text:p>Ber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ocalroutelabs.com/" xlink:type="simple">Localroute 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dison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oftysky.com/" xlink:type="simple">Lofty Sky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ogicartists.com/" xlink:type="simple">Logic Artis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penhagen</text:p>
          </table:table-cell>
          <table:table-cell table:style-name="ce4" office:value-type="string" calcext:value-type="string">
            <text:p>Oresu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onelyegg.com/" xlink:type="simple">Lonely Egg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lnut Creek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earelongnecks.com/" xlink:type="simple">Long Nec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land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ongbowgames.com/" xlink:type="simple">Longbow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ostboysinteractive.com/" xlink:type="simple">Lost Boys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dison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ostlakegames.com/" xlink:type="simple">Lost Lak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oveconquersallgam.es/" xlink:type="simple">Love Conquers Al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oveshackentertainment.com/" xlink:type="simple">Loveshac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lozange-lab.com/" xlink:type="simple">Lozange Lab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tz</text:p>
          </table:table-cell>
          <table:table-cell table:style-name="ce4" office:value-type="string" calcext:value-type="string">
            <text:p>Alsace-Champagne-Ardenne-Lorrain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ucasfilm.com/games" xlink:type="simple">Lucasfilm Games (Disney Interactive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ucasfilm.com/games" xlink:type="simple">Lucasfilm Games (Disney Interactive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Jos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ucid-dreams.pro/" xlink:type="simple">Lucid Dream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 Pontet</text:p>
          </table:table-cell>
          <table:table-cell table:style-name="ce4" office:value-type="string" calcext:value-type="string">
            <text:p>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ucidgames.co.uk/" xlink:type="simple">Luci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iverpool</text:p>
          </table:table-cell>
          <table:table-cell table:style-name="ce4" office:value-type="string" calcext:value-type="string">
            <text:p>Merseysid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udeon.com/" xlink:type="simple">Ludeo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udia.com/" xlink:type="simple">Lud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udocraft.com/" xlink:type="simple">Ludocra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ulu</text:p>
          </table:table-cell>
          <table:table-cell table:style-name="ce4" office:value-type="string" calcext:value-type="string">
            <text:p>Ostrobothnia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udoid.fr/" xlink:type="simple">Ludoi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rlienas</text:p>
          </table:table-cell>
          <table:table-cell table:style-name="ce4" office:value-type="string" calcext:value-type="string">
            <text:p>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udomade.com/" xlink:type="simple">Ludomad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udomotion.com/" xlink:type="simple">Ludomot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msterdam</text:p>
          </table:table-cell>
          <table:table-cell table:style-name="ce4" office:value-type="string" calcext:value-type="string">
            <text:p>Noor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udosity.com/" xlink:type="simple">Ludosity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kövde</text:p>
          </table:table-cell>
          <table:table-cell table:style-name="ce4" office:value-type="string" calcext:value-type="string">
            <text:p>Vastra Gota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uegolu3go.com/" xlink:type="simple">Luegolu3go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ugludum.com/" xlink:type="simple">Lugludu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yon</text:p>
          </table:table-cell>
          <table:table-cell table:style-name="ce4" office:value-type="string" calcext:value-type="string">
            <text:p>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ugus-studios.be/" xlink:type="simple">LuGus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enk</text:p>
          </table:table-cell>
          <table:table-cell table:style-name="ce4" office:value-type="string" calcext:value-type="string">
            <text:p>Limburg</text:p>
          </table:table-cell>
          <table:table-cell table:style-name="ce4" office:value-type="string" calcext:value-type="string">
            <text:p>Belgium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ugus-studios.be/" xlink:type="simple">LuGus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sselt</text:p>
          </table:table-cell>
          <table:table-cell table:style-name="ce4" office:value-type="string" calcext:value-type="string">
            <text:p>Limburg</text:p>
          </table:table-cell>
          <table:table-cell table:style-name="ce4" office:value-type="string" calcext:value-type="string">
            <text:p>Belgium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gwstudios.com/" xlink:type="simple">Lunar Great Wall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Lombard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unarraygames.com/" xlink:type="simple">Lunar Ra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unar-software.com/" xlink:type="simple">Lunar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reston</text:p>
          </table:table-cell>
          <table:table-cell table:style-name="ce4" office:value-type="string" calcext:value-type="string">
            <text:p>Lanca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unaris-iris.com/" xlink:type="simple">Lunaris Iri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usorion.com/" xlink:type="simple">Lusorion Creativ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no</text:p>
          </table:table-cell>
          <table:table-cell table:style-name="ce4" office:value-type="string" calcext:value-type="string">
            <text:p>Morav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vlstudio.com/" xlink:type="simple">lvl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2h.nl/" xlink:type="simple">M2H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lkmaar</text:p>
          </table:table-cell>
          <table:table-cell table:style-name="ce4" office:value-type="string" calcext:value-type="string">
            <text:p>Noor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earemachine.com/" xlink:type="simple">Machin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nit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achinegames.com/" xlink:type="simple">MachineGames (ZeniMax Media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Uppsala</text:p>
          </table:table-cell>
          <table:table-cell table:style-name="ce4" office:value-type="string" calcext:value-type="string">
            <text:p>Upp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achineworksnorthwest.com/" xlink:type="simple">Machineworks Northwes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lagstaff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adbricks.co/" xlink:type="simple">Mad Brick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ogotá</text:p>
          </table:table-cell>
          <table:table-cell table:style-name="ce4" office:value-type="string" calcext:value-type="string">
            <text:p>Colombi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mad-data.com/" xlink:type="simple">Mad Dat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rkrath</text:p>
          </table:table-cell>
          <table:table-cell table:style-name="ce4" office:value-type="string" calcext:value-type="string">
            <text:p>North Rhine-Westphalia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adheadgames.com/" xlink:type="simple">Mad Hea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ovi Sad</text:p>
          </table:table-cell>
          <table:table-cell table:style-name="ce4" office:value-type="string" calcext:value-type="string">
            <text:p>Vojvodina</text:p>
          </table:table-cell>
          <table:table-cell table:style-name="ce4" office:value-type="string" calcext:value-type="string">
            <text:p>Serb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adottergames.com/" xlink:type="simple">Mad Otte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ugene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adbytegames.com/" xlink:type="simple">Madbyt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Istanbul</text:p>
          </table:table-cell>
          <table:table-cell table:style-name="ce4" office:value-type="string" calcext:value-type="string">
            <text:p>Turke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adfingergames.com/" xlink:type="simple">MADFINGE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no</text:p>
          </table:table-cell>
          <table:table-cell table:style-name="ce4" office:value-type="string" calcext:value-type="string">
            <text:p>Morav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agentasoftware.com/" xlink:type="simple">Magenta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iverpool</text:p>
          </table:table-cell>
          <table:table-cell table:style-name="ce4" office:value-type="string" calcext:value-type="string">
            <text:p>Merseysid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agicfuelgames.com/" xlink:type="simple">Magic Fue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Leandr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magicpockets.com/" xlink:type="simple">Magic Pocke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cy</text:p>
          </table:table-cell>
          <table:table-cell table:style-name="ce4" office:value-type="string" calcext:value-type="string">
            <text:p>Nord-Pas-de-Calais-Picardi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agicaltimebean.com/" xlink:type="simple">MagicalTimeBea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meryvill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agisterion.com/" xlink:type="simple">Magisterio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zgame.com/" xlink:type="simple">Magitech Corporat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aharajagames.com/" xlink:type="simple">Maharaj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umbai</text:p>
          </table:table-cell>
          <table:table-cell table:style-name="ce4" office:value-type="string" calcext:value-type="string">
            <text:p>Maharashtra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ahdibahrami.com/" xlink:type="simple">Mahdi Bahrami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Isfahan</text:p>
          </table:table-cell>
          <table:table-cell table:style-name="ce4" office:value-type="string" calcext:value-type="string">
            <text:p>Ir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ajor-games.com/" xlink:type="simple">Majo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rlando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aliyo.com/" xlink:type="simple">Maliyo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agos</text:p>
          </table:table-cell>
          <table:table-cell table:style-name="ce4" office:value-type="string" calcext:value-type="string">
            <text:p>Niger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anateagames.com/" xlink:type="simple">Mana Te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ana.works/" xlink:type="simple">Manawork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levu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andoproductions.com/" xlink:type="simple">Mando Produc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andukagames.com/" xlink:type="simple">Manduk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rcelona</text:p>
          </table:table-cell>
          <table:table-cell table:style-name="ce4" office:value-type="string" calcext:value-type="string">
            <text:p>Catalon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angatar.net/" xlink:type="simple">Mangata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Lombard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anifestogames.com/" xlink:type="simple">Manifesto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cife</text:p>
          </table:table-cell>
          <table:table-cell table:style-name="ce4" office:value-type="string" calcext:value-type="string">
            <text:p>Pernambuc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anifestogames.com/" xlink:type="simple">Manifesto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ao Paul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ansion-games.com/" xlink:type="simple">Mansio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lma de Mallorca</text:p>
          </table:table-cell>
          <table:table-cell table:style-name="ce4" office:value-type="string" calcext:value-type="string">
            <text:p>Baleares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anticoregames.com/" xlink:type="simple">Mantico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urlingam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antizgs.com/" xlink:type="simple">Mantiz Gam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chuca</text:p>
          </table:table-cell>
          <table:table-cell table:style-name="ce4" office:value-type="string" calcext:value-type="string">
            <text:p>Hidalgo</text:p>
          </table:table-cell>
          <table:table-cell table:style-name="ce4" office:value-type="string" calcext:value-type="string">
            <text:p>Mexico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anzalab.com/" xlink:type="simple">manzalab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yingsungame.com/" xlink:type="simple">Marauder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ardonpol.com/" xlink:type="simple">Mardonpo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ttawa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arkermetro.com/" xlink:type="simple">Marker Metr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Auckland</text:p>
          </table:table-cell>
          <table:table-cell table:style-name="ce4" office:value-type="string" calcext:value-type="string">
            <text:p>New Zea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mv.co.jp/" xlink:type="simple">Marvelous Interactiv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aschinen-mensch.com/" xlink:type="simple">Maschinen-Mensch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rli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askedpharaohs.com/" xlink:type="simple">Masked Pharaoh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Damietta</text:p>
          </table:table-cell>
          <table:table-cell table:style-name="ce4" office:value-type="string" calcext:value-type="string">
            <text:p>Egypt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asonicstudios.com/" xlink:type="simple">Masonic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ass-creation.com/" xlink:type="simple">Mass Creat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assive.se/" xlink:type="simple">Massive Entertainment (Ubisoft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lmo</text:p>
          </table:table-cell>
          <table:table-cell table:style-name="ce4" office:value-type="string" calcext:value-type="string">
            <text:p>Scania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assivemonster.co.uk/" xlink:type="simple">Massive Monst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outhampton</text:p>
          </table:table-cell>
          <table:table-cell table:style-name="ce4" office:value-type="string" calcext:value-type="string">
            <text:p>Hamp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astheadstudios.com/" xlink:type="simple">Masthead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ofia</text:p>
          </table:table-cell>
          <table:table-cell table:style-name="ce4" office:value-type="string" calcext:value-type="string">
            <text:p>Bulgar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astiff-games.com/" xlink:type="simple">Mastiff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ateuszskutnik.com/games" xlink:type="simple">Mateusz Skutni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rakow</text:p>
          </table:table-cell>
          <table:table-cell table:style-name="ce4" office:value-type="string" calcext:value-type="string">
            <text:p>Lesser Poland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maitan69.itch.io/" xlink:type="simple">Matías Schmie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 Plata</text:p>
          </table:table-cell>
          <table:table-cell table:style-name="ce4" office:value-type="string" calcext:value-type="string">
            <text:p>Buenos Aires</text:p>
          </table:table-cell>
          <table:table-cell table:style-name="ce4" office:value-type="string" calcext:value-type="string">
            <text:p>Argent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atrioshkagames.com/" xlink:type="simple">Matrioshk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iladelphia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atsuko.com/" xlink:type="simple">Matsuk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osice</text:p>
          </table:table-cell>
          <table:table-cell table:style-name="ce4" office:value-type="string" calcext:value-type="string">
            <text:p>Kosicky kraj</text:p>
          </table:table-cell>
          <table:table-cell table:style-name="ce4" office:value-type="string" calcext:value-type="string">
            <text:p>Slovak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attmakesgames.com/" xlink:type="simple">Matt Make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axgaming.net/" xlink:type="simple">Max Gaming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lumbus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mbldev.com/" xlink:type="simple">MBL Develop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mburg</text:p>
          </table:table-cell>
          <table:table-cell table:style-name="ce4" office:value-type="string" calcext:value-type="string">
            <text:p>Metropolregion Hambu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eangrip.com/" xlink:type="simple">Meangrip Game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Napoli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bsgames.com/" xlink:type="simple">Mechanical Butterfly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edaverse.com/" xlink:type="simple">Medavers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over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ediamolecule.com/" xlink:type="simple">Media Molecule (Sony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ildford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ediamonks.com/" xlink:type="simple">Media Monk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ilversum</text:p>
          </table:table-cell>
          <table:table-cell table:style-name="ce4" office:value-type="string" calcext:value-type="string">
            <text:p>Noor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ediatonicgames.com/" xlink:type="simple">Media Tonic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ghton</text:p>
          </table:table-cell>
          <table:table-cell table:style-name="ce4" office:value-type="string" calcext:value-type="string">
            <text:p>East Sussex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ediatonicgames.com/" xlink:type="simple">Media Tonic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ildford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ediatonicgames.com/" xlink:type="simple">Media Tonic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ediatonicgames.com/" xlink:type="simple">Media Tonic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edia-vision.co.jp/" xlink:type="simple">Media Visio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mediasoft.com/" xlink:type="simple">Mediasoft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uchong</text:p>
          </table:table-cell>
          <table:table-cell table:style-name="ce4" office:value-type="string" calcext:value-type="string">
            <text:p>Selangor Darul Ehsan</text:p>
          </table:table-cell>
          <table:table-cell table:style-name="ce4" office:value-type="string" calcext:value-type="string">
            <text:p>Malay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egacatstudios.com/" xlink:type="simple">Mega Ca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ittsburgh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egacrit.com/" xlink:type="simple">Mega Cri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egagonindustries.com/" xlink:type="simple">Megagon Industri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rli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egazebra.com/" xlink:type="simple">MegaZebr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unich</text:p>
          </table:table-cell>
          <table:table-cell table:style-name="ce4" office:value-type="string" calcext:value-type="string">
            <text:p>Bayer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eliorgames.com/" xlink:type="simple">Melior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iev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eliorgames.com/" xlink:type="simple">Melior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ilnius</text:p>
          </table:table-cell>
          <table:table-cell table:style-name="ce4" office:value-type="string" calcext:value-type="string">
            <text:p>Lithuan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enic.games/" xlink:type="simple">MeNic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Cordoba</text:p>
          </table:table-cell>
          <table:table-cell table:style-name="ce4" office:value-type="string" calcext:value-type="string">
            <text:p>Argenti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ercurysteam.com/" xlink:type="simple">Mercurysteam Entertainme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eta3dstudios.com/" xlink:type="simple">Meta 3D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etalheadsoftware.com/" xlink:type="simple">Metalhea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etalpopgames.com/" xlink:type="simple">MetalPop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rlando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etanetsoftware.com/" xlink:type="simple">Metanet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aidangame.com/" xlink:type="simple">Metano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aidangame.com/" xlink:type="simple">Metanoia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ehran</text:p>
          </table:table-cell>
          <table:table-cell table:style-name="ce4" office:value-type="string" calcext:value-type="string">
            <text:p>Ir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avesoftheatlantide.com/" xlink:type="simple">Metaphor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antes</text:p>
          </table:table-cell>
          <table:table-cell table:style-name="ce4" office:value-type="string" calcext:value-type="string">
            <text:p>Pays de la Loir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etia.co.nz/" xlink:type="simple">Metia Interactiv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Auckland</text:p>
          </table:table-cell>
          <table:table-cell table:style-name="ce4" office:value-type="string" calcext:value-type="string">
            <text:p>New Zealand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miclos.com/" xlink:type="simple">Mi-clos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llery</text:p>
          </table:table-cell>
          <table:table-cell table:style-name="ce4" office:value-type="string" calcext:value-type="string">
            <text:p>Bourgogne-Franche-Comt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ipumi.com/" xlink:type="simple">Mi'pu'mi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ienna</text:p>
          </table:table-cell>
          <table:table-cell table:style-name="ce4" office:value-type="string" calcext:value-type="string">
            <text:p>Austr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icroids.com/" xlink:type="simple">Microids (Anuman Interactive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uil Sous Bo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idboss.com/" xlink:type="simple">MidBos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midgar-studio.com/" xlink:type="simple">Midgar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imes</text:p>
          </table:table-cell>
          <table:table-cell table:style-name="ce4" office:value-type="string" calcext:value-type="string">
            <text:p>Languedoc-Roussillon-Midi-Pyrene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idwinter.net/" xlink:type="simple">Midwinter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irkland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ightanddelight.com/" xlink:type="simple">Might &amp; Deligh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ightanddelight.com/" xlink:type="simple">Might and Deligh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ightygamesgroup.com/" xlink:type="simple">Might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ightykingdom.com/" xlink:type="simple">Mighty Kingdo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delaide</text:p>
          </table:table-cell>
          <table:table-cell table:style-name="ce4" office:value-type="string" calcext:value-type="string">
            <text:p>South Austral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ightyplay.com/" xlink:type="simple">Mighty Pla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undown-game.com/" xlink:type="simple">Mild Beas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ildbeast.com/" xlink:type="simple">Mild Beas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ildmania.com/" xlink:type="simple">MildMania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Ankara</text:p>
          </table:table-cell>
          <table:table-cell table:style-name="ce4" office:value-type="string" calcext:value-type="string">
            <text:p>Turke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ilestone.it/" xlink:type="simple">Mileston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Lombard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ilkstonestudios.com/" xlink:type="simple">Milkston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viedo</text:p>
          </table:table-cell>
          <table:table-cell table:style-name="ce4" office:value-type="string" calcext:value-type="string">
            <text:p>Asturias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ilkytea.com/" xlink:type="simple">Milky Tea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iverpool</text:p>
          </table:table-cell>
          <table:table-cell table:style-name="ce4" office:value-type="string" calcext:value-type="string">
            <text:p>Merseysid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ilo-games.co.uk/" xlink:type="simple">Milo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imimi.games/" xlink:type="simple">Mimimi Produc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unich</text:p>
          </table:table-cell>
          <table:table-cell table:style-name="ce4" office:value-type="string" calcext:value-type="string">
            <text:p>Bayer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indblownlabs.com/" xlink:type="simple">Mindblown 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akland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indstormstudios.com/" xlink:type="simple">Mindstorm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hore</text:p>
          </table:table-cell>
          <table:table-cell table:style-name="ce4" office:value-type="string" calcext:value-type="string">
            <text:p>Punjab</text:p>
          </table:table-cell>
          <table:table-cell table:style-name="ce4" office:value-type="string" calcext:value-type="string">
            <text:p>Pakist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inmax-games.com/" xlink:type="simple">Minmax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inorkeygames.com/" xlink:type="simple">Minor Ke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ovat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weareminority.com/" xlink:type="simple">Minority Med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irumstudio.com/" xlink:type="simple">Mirum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Quebec City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iscgames.no/" xlink:type="simple">Misc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tavanger</text:p>
          </table:table-cell>
          <table:table-cell table:style-name="ce4" office:value-type="string" calcext:value-type="string">
            <text:p>Rogaland</text:p>
          </table:table-cell>
          <table:table-cell table:style-name="ce4" office:value-type="string" calcext:value-type="string">
            <text:p>Norwa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isfitsattic.blogspot.com/" xlink:type="simple">Misfits Attic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ismatch.studio/" xlink:type="simple">Mismatch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rida</text:p>
          </table:table-cell>
          <table:table-cell table:style-name="ce4" office:value-type="string" calcext:value-type="string">
            <text:p>Yucatan</text:p>
          </table:table-cell>
          <table:table-cell table:style-name="ce4" office:value-type="string" calcext:value-type="string">
            <text:p>Mexico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missingmountain.itch.io/" xlink:type="simple">Missing Mountai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istwalkercorp.com/" xlink:type="simple">Mist Walker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isterwhale.ch/" xlink:type="simple">Mister Whale's Game Servic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Zurich</text:p>
          </table:table-cell>
          <table:table-cell table:style-name="ce4" office:value-type="string" calcext:value-type="string">
            <text:p>Switzer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ixedbag.it/" xlink:type="simple">Mixed Ba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urin</text:p>
          </table:table-cell>
          <table:table-cell table:style-name="ce4" office:value-type="string" calcext:value-type="string">
            <text:p>Piedmont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ixtvision-digital.com/" xlink:type="simple">mixtvision Digit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unich</text:p>
          </table:table-cell>
          <table:table-cell table:style-name="ce4" office:value-type="string" calcext:value-type="string">
            <text:p>Bayer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oacube.com/" xlink:type="simple">MoaCub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obge.net/" xlink:type="simple">Mobg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Eskisehir</text:p>
          </table:table-cell>
          <table:table-cell table:style-name="ce4" office:value-type="string" calcext:value-type="string">
            <text:p>Turke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obigame.com/" xlink:type="simple">Mobigam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mobilebits.de/" xlink:type="simple">Mobile Bi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mburg</text:p>
          </table:table-cell>
          <table:table-cell table:style-name="ce4" office:value-type="string" calcext:value-type="string">
            <text:p>Metropolregion Hambu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obiusdigitalgames.com/" xlink:type="simple">Mobius Digita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oidborne.com/" xlink:type="simple">MobMade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rlborough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obytron.com/" xlink:type="simple">Mobytr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n Haag</text:p>
          </table:table-cell>
          <table:table-cell table:style-name="ce4" office:value-type="string" calcext:value-type="string">
            <text:p>Zui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ode7games.com/" xlink:type="simple">Mode 7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ode-games.com/" xlink:type="simple">Mod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ydney</text:p>
          </table:table-cell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odern-dream.com/" xlink:type="simple">Modern Drea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amington Spa</text:p>
          </table:table-cell>
          <table:table-cell table:style-name="ce4" office:value-type="string" calcext:value-type="string">
            <text:p>Warwic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odern-storyteller.com/" xlink:type="simple">Modern Storytell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ografi.com/" xlink:type="simple">Mografi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rasota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ohawkgames.com/" xlink:type="simple">Mohaw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ltimore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ohicanlab.com/" xlink:type="simple">Mohican Lab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el Aviv</text:p>
          </table:table-cell>
          <table:table-cell table:style-name="ce4" office:value-type="string" calcext:value-type="string">
            <text:p>Gush Dan</text:p>
          </table:table-cell>
          <table:table-cell table:style-name="ce4" office:value-type="string" calcext:value-type="string">
            <text:p>Israe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ojang.com/" xlink:type="simple">Mojang Specification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mojikenstudio.com/" xlink:type="simple">Mojiken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urabaya</text:p>
          </table:table-cell>
          <table:table-cell table:style-name="ce4" office:value-type="string" calcext:value-type="string">
            <text:p>Central Java</text:p>
          </table:table-cell>
          <table:table-cell table:style-name="ce4" office:value-type="string" calcext:value-type="string">
            <text:p>Indone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ojobones.co.uk/" xlink:type="simple">Mojo Bon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ojogamestudios.com/" xlink:type="simple">Mojo Games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ittsburgh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olleindustria.org/" xlink:type="simple">Molleindustr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urin</text:p>
          </table:table-cell>
          <table:table-cell table:style-name="ce4" office:value-type="string" calcext:value-type="string">
            <text:p>Piedmont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omentum-dmt.com/" xlink:type="simple">Momentum Digital Media Technologi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ocaeli</text:p>
          </table:table-cell>
          <table:table-cell table:style-name="ce4" office:value-type="string" calcext:value-type="string">
            <text:p>Gebze</text:p>
          </table:table-cell>
          <table:table-cell table:style-name="ce4" office:value-type="string" calcext:value-type="string">
            <text:p>Turke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ommysbestgames.com/" xlink:type="simple">Mommy's Bes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arlestown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onkeybizniz.com/" xlink:type="simple">Monkey Bizniz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Utrecht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onobanda-play.com/" xlink:type="simple">monobanda PLAY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Utrecht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onobit.co.jp/" xlink:type="simple">monobi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ith.com/" xlink:type="simple">Monolith Productions (Warner Brothers Game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irkland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onolithsoft.co.jp/" xlink:type="simple">Monolith Sof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yot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onomipark.com/" xlink:type="simple">Monomi Par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Mate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onothetic.com/" xlink:type="simple">Monothetic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onstars.co.jp/" xlink:type="simple">Monstar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Yokohama</text:p>
          </table:table-cell>
          <table:table-cell table:style-name="ce4" office:value-type="string" calcext:value-type="string">
            <text:p>Kanagaw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onstercouch.com/" xlink:type="simple">Monster Couch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znan</text:p>
          </table:table-cell>
          <table:table-cell table:style-name="ce4" office:value-type="string" calcext:value-type="string">
            <text:p>Greater Poland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onstersquadgames.com/" xlink:type="simple">Monster Squa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monstronauts.com/" xlink:type="simple">Monstronau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Quezon City</text:p>
          </table:table-cell>
          <table:table-cell table:style-name="ce4" office:value-type="string" calcext:value-type="string">
            <text:p>National Capital Region</text:p>
          </table:table-cell>
          <table:table-cell table:style-name="ce4" office:value-type="string" calcext:value-type="string">
            <text:p>Philippin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rithegame.com/" xlink:type="simple">Moon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ienna</text:p>
          </table:table-cell>
          <table:table-cell table:style-name="ce4" office:value-type="string" calcext:value-type="string">
            <text:p>Austr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oonberry-studios.com/" xlink:type="simple">Moonberry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o</text:p>
          </table:table-cell>
          <table:table-cell table:style-name="ce4" office:value-type="string" calcext:value-type="string">
            <text:p>Grande Porto</text:p>
          </table:table-cell>
          <table:table-cell table:style-name="ce4" office:value-type="string" calcext:value-type="string">
            <text:p>Portuga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oonburntstudio.com/" xlink:type="simple">Moonburnt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lgrade</text:p>
          </table:table-cell>
          <table:table-cell table:style-name="ce4" office:value-type="string" calcext:value-type="string">
            <text:p>Serb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oonbytegames.com/" xlink:type="simple">Moonbyt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ustadt</text:p>
          </table:table-cell>
          <table:table-cell table:style-name="ce4" office:value-type="string" calcext:value-type="string">
            <text:p>Rhineland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oondrop.no/" xlink:type="simple">Moondrop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mar</text:p>
          </table:table-cell>
          <table:table-cell table:style-name="ce4" office:value-type="string" calcext:value-type="string">
            <text:p>Hedmark</text:p>
          </table:table-cell>
          <table:table-cell table:style-name="ce4" office:value-type="string" calcext:value-type="string">
            <text:p>Norway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mooneyestudios.com/" xlink:type="simple">Mooney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mburg</text:p>
          </table:table-cell>
          <table:table-cell table:style-name="ce4" office:value-type="string" calcext:value-type="string">
            <text:p>Metropolregion Hambu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oonlightkids.co/" xlink:type="simple">Moonlight Kid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tlanta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oonlightkids.co/" xlink:type="simple">Moonlight Kid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land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oonlit.pl/" xlink:type="simple">Moonlit Games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rakow</text:p>
          </table:table-cell>
          <table:table-cell table:style-name="ce4" office:value-type="string" calcext:value-type="string">
            <text:p>Lesser Poland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oonmengames.com/" xlink:type="simple">Moonme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penhagen</text:p>
          </table:table-cell>
          <table:table-cell table:style-name="ce4" office:value-type="string" calcext:value-type="string">
            <text:p>Oresu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oonpod.com/" xlink:type="simple">Moonpo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heffield</text:p>
          </table:table-cell>
          <table:table-cell table:style-name="ce4" office:value-type="string" calcext:value-type="string">
            <text:p>South Yor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oonsterstudio.com/" xlink:type="simple">Moonster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an Jose</text:p>
          </table:table-cell>
          <table:table-cell table:style-name="ce4" office:value-type="string" calcext:value-type="string">
            <text:p>Costa Ric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orgen-studios.de/" xlink:type="simple">morgen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rli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orgen-studios.de/" xlink:type="simple">morgen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ofia</text:p>
          </table:table-cell>
          <table:table-cell table:style-name="ce4" office:value-type="string" calcext:value-type="string">
            <text:p>Bulgar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orphonix.com/" xlink:type="simple">Morphonix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usalit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ossmouth.com/" xlink:type="simple">Mossmouth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othership-entertainment.com/" xlink:type="simple">Mothership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a.com/" xlink:type="simple">Motive Studios (Electronic Art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a.com/" xlink:type="simple">Motive Studios (Electronic Art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otorcitypixelworks.com/" xlink:type="simple">Motor City Pixel Work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troit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ukutu.com.br/" xlink:type="simple">Mukutu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os</text:p>
          </table:table-cell>
          <table:table-cell table:style-name="ce4" office:value-type="string" calcext:value-type="string">
            <text:p>Sao Paul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ultidimensionalgames.com/" xlink:type="simple">Multi-Dimension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Dieg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unkyfun.com/" xlink:type="simple">MunkyFu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utantarm.com/" xlink:type="simple">Mutant Arm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nd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utinybros.com/" xlink:type="simple">Mutiny Br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ranbury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uzzylane.com/" xlink:type="simple">Muzzy Lan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buryport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yriadgamesstudio.com/" xlink:type="simple">Myriad Gam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obart</text:p>
          </table:table-cell>
          <table:table-cell table:style-name="ce4" office:value-type="string" calcext:value-type="string">
            <text:p>Tasman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yrkur.is/" xlink:type="simple">Myrku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ykjavík</text:p>
          </table:table-cell>
          <table:table-cell table:style-name="ce4" office:value-type="string" calcext:value-type="string">
            <text:p>Reykjavik</text:p>
          </table:table-cell>
          <table:table-cell table:style-name="ce4" office:value-type="string" calcext:value-type="string">
            <text:p>Ice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ytopia.com/" xlink:type="simple">Mytop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el Aviv</text:p>
          </table:table-cell>
          <table:table-cell table:style-name="ce4" office:value-type="string" calcext:value-type="string">
            <text:p>Gush Dan</text:p>
          </table:table-cell>
          <table:table-cell table:style-name="ce4" office:value-type="string" calcext:value-type="string">
            <text:p>Israe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zonestudio.com/" xlink:type="simple">mzone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nic</text:p>
          </table:table-cell>
          <table:table-cell table:style-name="ce4" office:value-type="string" calcext:value-type="string">
            <text:p>Pays de la Loir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-fusion.com/" xlink:type="simple">N-Fusion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rlboro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gsdev.com/" xlink:type="simple">N-Game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Dnepropetrovsk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3vgames.com/" xlink:type="simple">N3V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elensvale</text:p>
          </table:table-cell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abistudios.com/" xlink:type="simple">Nabi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3" table:style-name="ce4" office:value-type="string" calcext:value-type="string">
            <text:p>Singapor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achobeard.com/" xlink:type="simple">Nachobeard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adeo.com/" xlink:type="simple">Nadeo (Ubisoft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Issy-les-Moulineaux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akedpenguinboy.com/" xlink:type="simple">Naked Penguin Boy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akedsky.com/" xlink:type="simple">Naked Sky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amazustudios.com/" xlink:type="simple">Namazu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Dieg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andainamcogames.co.jp/" xlink:type="simple">Namco Bandai Singapore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3" table:style-name="ce4" office:value-type="string" calcext:value-type="string">
            <text:p>Singapor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amitentou.com/" xlink:type="simple">Nami Tentou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land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ammalore.com/" xlink:type="simple">NammaLore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ngalore</text:p>
          </table:table-cell>
          <table:table-cell table:style-name="ce4" office:value-type="string" calcext:value-type="string">
            <text:p>Karnataka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anaon-sha.com/" xlink:type="simple">NanaOn-Sha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anopiko.com/" xlink:type="simple">NanoPik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apsteam.com/" xlink:type="simple">NAPS Tea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ssino</text:p>
          </table:table-cell>
          <table:table-cell table:style-name="ce4" office:value-type="string" calcext:value-type="string">
            <text:p>Sicil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arvalous.com/" xlink:type="simple">Narvalou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Jos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athalielawhead.com/" xlink:type="simple">Natalie Lawhea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Irvin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ationalgeographic.com/" xlink:type="simple">National Geographic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Washington DC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aturalmotion.com/" xlink:type="simple">NaturalMotion Games (Zynga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aughtydog.com/" xlink:type="simple">Naughty Dog (Sony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a Monic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awiagames.com/" xlink:type="simple">Nawi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dansk</text:p>
          </table:table-cell>
          <table:table-cell table:style-name="ce4" office:value-type="string" calcext:value-type="string">
            <text:p>Pomorskie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demiccreations.com/" xlink:type="simple">Ndemic Crea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tol</text:p>
          </table:table-cell>
          <table:table-cell table:style-name="ce4" office:value-type="string" calcext:value-type="string">
            <text:p>Av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eravisiongames.com/" xlink:type="simple">NDiTeravision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ogotá</text:p>
          </table:table-cell>
          <table:table-cell table:style-name="ce4" office:value-type="string" calcext:value-type="string">
            <text:p>Colomb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esolate.game/" xlink:type="simple">Nearga Digital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ebula.ie/" xlink:type="simple">Nebula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rogheda</text:p>
          </table:table-cell>
          <table:table-cell table:style-name="ce4" office:value-type="string" calcext:value-type="string">
            <text:p>Leinster</text:p>
          </table:table-cell>
          <table:table-cell table:style-name="ce4" office:value-type="string" calcext:value-type="string">
            <text:p>Ire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ectargamestudios.com/" xlink:type="simple">Nectar Gam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incinnati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ekki.com/" xlink:type="simple">Nekki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ekki.com/" xlink:type="simple">Nekki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uremberg</text:p>
          </table:table-cell>
          <table:table-cell table:style-name="ce4" office:value-type="string" calcext:value-type="string">
            <text:p>Bavaria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-neko.com/" xlink:type="simple">Neko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uil Sous Bo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ekomatata.com/" xlink:type="simple">Nekomatat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emesys.hu/" xlink:type="simple">Nemesy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udapest</text:p>
          </table:table-cell>
          <table:table-cell table:style-name="ce4" office:value-type="string" calcext:value-type="string">
            <text:p>Hungar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eongiant.se/" xlink:type="simple">Neon Gia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Uppsala</text:p>
          </table:table-cell>
          <table:table-cell table:style-name="ce4" office:value-type="string" calcext:value-type="string">
            <text:p>Upp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eonplay.com/" xlink:type="simple">Neon Pla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irencester</text:p>
          </table:table-cell>
          <table:table-cell table:style-name="ce4" office:value-type="string" calcext:value-type="string">
            <text:p>Gloucester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eonable.com/" xlink:type="simple">Neonabl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eopica.com/" xlink:type="simple">Neopic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hent</text:p>
          </table:table-cell>
          <table:table-cell table:style-name="ce4" office:value-type="string" calcext:value-type="string">
            <text:p>Vlaanderen</text:p>
          </table:table-cell>
          <table:table-cell table:style-name="ce4" office:value-type="string" calcext:value-type="string">
            <text:p>Belgium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eopopcorn.modoo.at/" xlink:type="simple">NEOPOPCORN Corp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ongnam-si</text:p>
          </table:table-cell>
          <table:table-cell table:style-name="ce4" office:value-type="string" calcext:value-type="string">
            <text:p>Gyeonggi-do</text:p>
          </table:table-cell>
          <table:table-cell table:style-name="ce4" office:value-type="string" calcext:value-type="string">
            <text:p>South Kore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eostream.com/" xlink:type="simple">Neostrea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yde</text:p>
          </table:table-cell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erdmonkeys.pt/" xlink:type="simple">Nerd Monkey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isbon</text:p>
          </table:table-cell>
          <table:table-cell table:style-name="ce4" office:value-type="string" calcext:value-type="string">
            <text:p>Portuga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nerial.co.uk/" xlink:type="simple">Nerial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ervesoftware.com/" xlink:type="simple">Nerve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ichardso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etherrealm.com/" xlink:type="simple">NetherRealm Studios (Warner Brothers Game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icago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etspeakgames.com/" xlink:type="simple">Netspeak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eurongames.com/" xlink:type="simple">Neuro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untain View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eutraworks.net/" xlink:type="simple">Neutrawork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itra</text:p>
          </table:table-cell>
          <table:table-cell table:style-name="ce4" office:value-type="string" calcext:value-type="string">
            <text:p>Nitriansky kraj</text:p>
          </table:table-cell>
          <table:table-cell table:style-name="ce4" office:value-type="string" calcext:value-type="string">
            <text:p>Slovaki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nevosoft.com/" xlink:type="simple">NevoSo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int Petersburg</text:p>
          </table:table-cell>
          <table:table-cell table:style-name="ce4" office:value-type="string" calcext:value-type="string">
            <text:p>Northwestern Federal District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ewblood.games/" xlink:type="simple">New Blood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ewworldinteractive.com/" xlink:type="simple">New World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lgary</text:p>
          </table:table-cell>
          <table:table-cell table:style-name="ce4" office:value-type="string" calcext:value-type="string">
            <text:p>Albert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ewworldinteractive.com/" xlink:type="simple">New World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nver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ewgen-studio.com/" xlink:type="simple">Newgen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Ariana</text:p>
          </table:table-cell>
          <table:table-cell table:style-name="ce4" office:value-type="string" calcext:value-type="string">
            <text:p>Tuni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extlevelgames.com/" xlink:type="simple">Next Level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ijing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extlevelgames.com/" xlink:type="simple">Next Leve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extgenpants.com/" xlink:type="simple">Nextgen Pan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avi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gdstudios.com/" xlink:type="simple">NGD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uenos Aires</text:p>
          </table:table-cell>
          <table:table-cell table:style-name="ce4" office:value-type="string" calcext:value-type="string">
            <text:p>Argent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ianticlabs.com/" xlink:type="simple">Niantic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ianticlabs.com/" xlink:type="simple">Niantic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icalis.com/" xlink:type="simple">Nicali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nbsd.de/" xlink:type="simple">Niels Baue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reiburg</text:p>
          </table:table-cell>
          <table:table-cell table:style-name="ce4" office:value-type="string" calcext:value-type="string">
            <text:p>Baden-Wurttembe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ifflas.ni2.se/" xlink:type="simple">Nifflas'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Umea</text:p>
          </table:table-cell>
          <table:table-cell table:style-name="ce4" office:value-type="string" calcext:value-type="string">
            <text:p>Norr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ightdivestudios.com/" xlink:type="simple">Night Div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land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hatscookin.com/" xlink:type="simple">Night Kitchen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iladelphia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ightschoolstudio.com/" xlink:type="simple">Night School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lendal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igoro.jp/" xlink:type="simple">Nigor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alcom.com/" xlink:type="simple">Nihon Falcom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imblegiant.com/" xlink:type="simple">Nimble Giant Entertainme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uenos Aires</text:p>
          </table:table-cell>
          <table:table-cell table:style-name="ce4" office:value-type="string" calcext:value-type="string">
            <text:p>Argent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imblygames.com/" xlink:type="simple">Nimbl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s Cruces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inedotsstudio.com/" xlink:type="simple">Nine Dots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Quebec City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inerocksgames.com/" xlink:type="simple">Nine Rock Games (THQ Nordic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atislava</text:p>
          </table:table-cell>
          <table:table-cell table:style-name="ce4" office:value-type="string" calcext:value-type="string">
            <text:p>Bratislavsky kraj</text:p>
          </table:table-cell>
          <table:table-cell table:style-name="ce4" office:value-type="string" calcext:value-type="string">
            <text:p>Slovak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inezyme.com/" xlink:type="simple">NineZyme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allinn</text:p>
          </table:table-cell>
          <table:table-cell table:style-name="ce4" office:value-type="string" calcext:value-type="string">
            <text:p>Harju</text:p>
          </table:table-cell>
          <table:table-cell table:style-name="ce4" office:value-type="string" calcext:value-type="string">
            <text:p>Eston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inja-egg.com/" xlink:type="simple">Ninja Egg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injakiwi.com/" xlink:type="simple">Ninja Kiwi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Auckland</text:p>
          </table:table-cell>
          <table:table-cell table:style-name="ce4" office:value-type="string" calcext:value-type="string">
            <text:p>New Zea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injatheory.com/" xlink:type="simple">Ninja Theory (Microsoft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mbridge</text:p>
          </table:table-cell>
          <table:table-cell table:style-name="ce4" office:value-type="string" calcext:value-type="string">
            <text:p>Cambridge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injabee.com/" xlink:type="simple">NinjaBe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rem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ippon1.co.jp/" xlink:type="simple">Nippon Ichi Software C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Gifu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itrealgames.com/" xlink:type="simple">Nitrea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itrogames.com/" xlink:type="simple">Nitro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Helsinki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en.nival.com/" xlink:type="simple">Nival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. Petersburg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ixhydra.com/" xlink:type="simple">Nix Hydr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ixxes.com/" xlink:type="simple">Nixx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Utrecht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nooo.com/" xlink:type="simple">Nnoo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ydney</text:p>
          </table:table-cell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obrakesgames.com/" xlink:type="simple">No Brak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enerife</text:p>
          </table:table-cell>
          <table:table-cell table:style-name="ce4" office:value-type="string" calcext:value-type="string">
            <text:p>Canary Islands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ocodestudio.com/" xlink:type="simple">No Code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Glasgow</text:p>
          </table:table-cell>
          <table:table-cell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oidandmeddler.com/" xlink:type="simple">NO cv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yon</text:p>
          </table:table-cell>
          <table:table-cell table:style-name="ce4" office:value-type="string" calcext:value-type="string">
            <text:p>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ogoblin.com/" xlink:type="simple">No Gobli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omatterstudios.com/" xlink:type="simple">No Matter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irkland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udios.nomoss.co/" xlink:type="simple">No Moss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urry Hills</text:p>
          </table:table-cell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oagames.co/" xlink:type="simple">Noa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ehran</text:p>
          </table:table-cell>
          <table:table-cell table:style-name="ce4" office:value-type="string" calcext:value-type="string">
            <text:p>Ir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oddingheadsgames.com/" xlink:type="simple">Nodding Head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une</text:p>
          </table:table-cell>
          <table:table-cell table:style-name="ce4" office:value-type="string" calcext:value-type="string">
            <text:p>Maharashtra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oio.nl/" xlink:type="simple">No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rli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nokobot.com/" xlink:type="simple">Nokobo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hovot</text:p>
          </table:table-cell>
          <table:table-cell table:style-name="ce4" office:value-type="string" calcext:value-type="string">
            <text:p>Central District</text:p>
          </table:table-cell>
          <table:table-cell table:style-name="ce4" office:value-type="string" calcext:value-type="string">
            <text:p>Israe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ollagames.com/" xlink:type="simple">Nolla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Helsinki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omada.studio/" xlink:type="simple">Nomada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rcelona</text:p>
          </table:table-cell>
          <table:table-cell table:style-name="ce4" office:value-type="string" calcext:value-type="string">
            <text:p>Catalon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onsensearts.com/" xlink:type="simple">Nonsense Art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endoza</text:p>
          </table:table-cell>
          <table:table-cell table:style-name="ce4" office:value-type="string" calcext:value-type="string">
            <text:p>Argenti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ordcurrent.com/" xlink:type="simple">Nordcurre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ilnius</text:p>
          </table:table-cell>
          <table:table-cell table:style-name="ce4" office:value-type="string" calcext:value-type="string">
            <text:p>Lithuan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ormalwholesomegames.com/" xlink:type="simple">Normal Wholesom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orsfell.com/" xlink:type="simple">Norsfel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osebleedinteractive.com/" xlink:type="simple">Nosebleed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castle</text:p>
          </table:table-cell>
          <table:table-cell table:style-name="ce4" office:value-type="string" calcext:value-type="string">
            <text:p>Tyne and Wear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ryamore.com/" xlink:type="simple">NostalgiC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icago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otagamestudio.com/" xlink:type="simple">Not a Game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isbon</text:p>
          </table:table-cell>
          <table:table-cell table:style-name="ce4" office:value-type="string" calcext:value-type="string">
            <text:p>Portuga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ualthegame.com/" xlink:type="simple">Novaquar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ovarama.com/" xlink:type="simple">Novaram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rcelona</text:p>
          </table:table-cell>
          <table:table-cell table:style-name="ce4" office:value-type="string" calcext:value-type="string">
            <text:p>Catalon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owpro.co.jp/" xlink:type="simple">Now Productio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Osak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owwa.com/" xlink:type="simple">NOWWA Corp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duz</text:p>
          </table:table-cell>
          <table:table-cell table:style-name="ce4" office:value-type="string" calcext:value-type="string">
            <text:p>Oberland</text:p>
          </table:table-cell>
          <table:table-cell table:style-name="ce4" office:value-type="string" calcext:value-type="string">
            <text:p>Liechtenste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uclei3d.com/" xlink:type="simple">Nuclei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embroke Pines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udemaker.jp/" xlink:type="simple">Nude Maker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umantiangames.com/" xlink:type="simple">Numantian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uminousgames.com/" xlink:type="simple">Numinou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s Moines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nurogames.com/" xlink:type="simple">Nuro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logne</text:p>
          </table:table-cell>
          <table:table-cell table:style-name="ce4" office:value-type="string" calcext:value-type="string">
            <text:p>North Rhine-Westphalia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vizzio.com/" xlink:type="simple">Nvizzio Crea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amelagame.com/" xlink:type="simple">NVYV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ssissauga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yamakop.co.za/" xlink:type="simple">Nyamakop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Johannesburg</text:p>
          </table:table-cell>
          <table:table-cell table:style-name="ce4" office:value-type="string" calcext:value-type="string">
            <text:p>Gauteng</text:p>
          </table:table-cell>
          <table:table-cell table:style-name="ce4" office:value-type="string" calcext:value-type="string">
            <text:p>South Afric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yamyam.com/" xlink:type="simple">Nyamya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amworth</text:p>
          </table:table-cell>
          <table:table-cell table:style-name="ce4" office:value-type="string" calcext:value-type="string">
            <text:p>Stafford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inimax.game/" xlink:type="simple">O?ol Blu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ongnam-si</text:p>
          </table:table-cell>
          <table:table-cell table:style-name="ce4" office:value-type="string" calcext:value-type="string">
            <text:p>Gyeonggi-do</text:p>
          </table:table-cell>
          <table:table-cell table:style-name="ce4" office:value-type="string" calcext:value-type="string">
            <text:p>South Kore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2games.com.br/" xlink:type="simple">O2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o Horizonte</text:p>
          </table:table-cell>
          <table:table-cell table:style-name="ce4" office:value-type="string" calcext:value-type="string">
            <text:p>Minas Gerais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akmoongames.com/" xlink:type="simple">Oak Moo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orcester</text:p>
          </table:table-cell>
          <table:table-cell table:style-name="ce4" office:value-type="string" calcext:value-type="string">
            <text:p>West Midlands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bsidianent.com/" xlink:type="simple">Obsidian Entertainment (Microsoft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Irvin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celotsociety.com/" xlink:type="simple">Ocelot Societ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octetostudios.com/" xlink:type="simple">Octeto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Region Metropolitana</text:p>
          </table:table-cell>
          <table:table-cell table:style-name="ce4" office:value-type="string" calcext:value-type="string">
            <text:p>Chil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d1nstudios.com/" xlink:type="simple">OD1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ddgames.com.au/" xlink:type="simple">OD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delaide</text:p>
          </table:table-cell>
          <table:table-cell table:style-name="ce4" office:value-type="string" calcext:value-type="string">
            <text:p>South Austral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ddtales.net/" xlink:type="simple">Odd Tal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ddboy.nz/" xlink:type="simple">Oddboy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Auckland</text:p>
          </table:table-cell>
          <table:table-cell table:style-name="ce4" office:value-type="string" calcext:value-type="string">
            <text:p>New Zea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ddlabs.com/" xlink:type="simple">Odd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dense</text:p>
          </table:table-cell>
          <table:table-cell table:style-name="ce4" office:value-type="string" calcext:value-type="string">
            <text:p>Funen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ddrok.com/" xlink:type="simple">Oddrok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Helsinki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ddworld.com/" xlink:type="simple">Oddworld Inhabitan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rkele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dingamestudio.com.br/" xlink:type="simple">Odin Game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ao Paul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fficialsuperstars.com/" xlink:type="simple">Official Super Star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arlshamn</text:p>
          </table:table-cell>
          <table:table-cell table:style-name="ce4" office:value-type="string" calcext:value-type="string">
            <text:p>Blekinge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onlinefussballmanager.de/" xlink:type="simple">OFM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logne</text:p>
          </table:table-cell>
          <table:table-cell table:style-name="ce4" office:value-type="string" calcext:value-type="string">
            <text:p>North Rhine-Westphalia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grepixel.com/" xlink:type="simple">Ogre Pixel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Aguascalientes</text:p>
          </table:table-cell>
          <table:table-cell table:style-name="ce4" office:value-type="string" calcext:value-type="string">
            <text:p>Mexico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hbibi.com/" xlink:type="simple">Oh BiBi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hnoo.com/" xlink:type="simple">OhNoo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kamstudio.com/" xlink:type="simple">Okam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uenos Aires</text:p>
          </table:table-cell>
          <table:table-cell table:style-name="ce4" office:value-type="string" calcext:value-type="string">
            <text:p>Argent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ldskullgames.com/" xlink:type="simple">Old Skul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yon</text:p>
          </table:table-cell>
          <table:table-cell table:style-name="ce4" office:value-type="string" calcext:value-type="string">
            <text:p>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olderbytes.fr/" xlink:type="simple">Olderbyt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italens-L'Albarede</text:p>
          </table:table-cell>
          <table:table-cell table:style-name="ce4" office:value-type="string" calcext:value-type="string">
            <text:p>Languedoc-Roussillon-Midi-Pyrene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acebook.com/oldmoustachegw/" xlink:type="simple">Oldmoustache Gamework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Istanbul</text:p>
          </table:table-cell>
          <table:table-cell table:style-name="ce4" office:value-type="string" calcext:value-type="string">
            <text:p>Turke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oei.com/" xlink:type="simple">Omega Force (Koei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Yokohama</text:p>
          </table:table-cell>
          <table:table-cell table:style-name="ce4" office:value-type="string" calcext:value-type="string">
            <text:p>Kanagaw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meganorthgames.com/" xlink:type="simple">Omega North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Groningen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miyagames.com/" xlink:type="simple">Omiy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ro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mnidrone.net/" xlink:type="simple">Omnidron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rcelona</text:p>
          </table:table-cell>
          <table:table-cell table:style-name="ce4" office:value-type="string" calcext:value-type="string">
            <text:p>Catalon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narollstudios.tumblr.com/" xlink:type="simple">On a Roll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uven</text:p>
          </table:table-cell>
          <table:table-cell table:style-name="ce4" office:value-type="string" calcext:value-type="string">
            <text:p>Vlaams Brabant</text:p>
          </table:table-cell>
          <table:table-cell table:style-name="ce4" office:value-type="string" calcext:value-type="string">
            <text:p>Belgium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nebitlabs.com/" xlink:type="simple">One Bit 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nemorestorygames.com/" xlink:type="simple">One More Stor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rrie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nesockprince.com/" xlink:type="simple">One Sock Princ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ne2tribe.pl/" xlink:type="simple">one2trib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guly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neratgames.com/" xlink:type="simple">Onera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niongames.jp/" xlink:type="simple">Onion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niriagames.com.br/" xlink:type="simple">Onir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ndrina</text:p>
          </table:table-cell>
          <table:table-cell table:style-name="ce4" office:value-type="string" calcext:value-type="string">
            <text:p>Parana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oblada.com/" xlink:type="simple">ooblad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uil Sous Bo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otii.com/" xlink:type="simple">ootii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rlando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ovee.co.uk/" xlink:type="simple">Oovee Gam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orleston-On-Sea</text:p>
          </table:table-cell>
          <table:table-cell table:style-name="ce4" office:value-type="string" calcext:value-type="string">
            <text:p>Norfolk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pqam.com/" xlink:type="simple">OPQAM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uenos Aires</text:p>
          </table:table-cell>
          <table:table-cell table:style-name="ce4" office:value-type="string" calcext:value-type="string">
            <text:p>Argent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ptillusion.games/" xlink:type="simple">OPTILLUS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pus.co.jp/" xlink:type="simple">Opus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osphero.com/" xlink:type="simple">Orbotix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ulder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rchidgames.com/" xlink:type="simple">Orchi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rdibeheshtstudio.com/" xlink:type="simple">Ordibehesht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ehran</text:p>
          </table:table-cell>
          <table:table-cell table:style-name="ce4" office:value-type="string" calcext:value-type="string">
            <text:p>Ir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riginalfiregames.com/" xlink:type="simple">Original Fir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rthogonalgames.com/" xlink:type="simple">Orthogona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rthrusstudios.com/" xlink:type="simple">Orthrus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ndee</text:p>
          </table:table-cell>
          <table:table-cell table:style-name="ce4" office:value-type="string" calcext:value-type="string">
            <text:p>Angus</text:p>
          </table:table-cell>
          <table:table-cell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some-studio.com/" xlink:type="simple">OSom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yon</text:p>
          </table:table-cell>
          <table:table-cell table:style-name="ce4" office:value-type="string" calcext:value-type="string">
            <text:p>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ssocubo.com/" xlink:type="simple">Ossocub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abiago</text:p>
          </table:table-cell>
          <table:table-cell table:style-name="ce4" office:value-type="string" calcext:value-type="string">
            <text:p>Lombard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otherocean.com/" xlink:type="simple">Other Ocean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arlottetown</text:p>
          </table:table-cell>
          <table:table-cell table:style-name="ce4" office:value-type="string" calcext:value-type="string">
            <text:p>Prince Edward Island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therocean.com/" xlink:type="simple">Other Ocean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t. Johns</text:p>
          </table:table-cell>
          <table:table-cell table:style-name="ce4" office:value-type="string" calcext:value-type="string">
            <text:p>Newfoundland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thersideentertainment.com/" xlink:type="simple">OtherSide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thersideentertainment.com/" xlink:type="simple">OtherSide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ston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therworldinteractive.com/" xlink:type="simple">Otherworld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ulver Ci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ouat-e.com/" xlink:type="simple">OUAT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ngouleme</text:p>
          </table:table-cell>
          <table:table-cell table:style-name="ce4" office:value-type="string" calcext:value-type="string">
            <text:p>Aquitaine-Limousin-Poitou-Charent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bafl-game.com/" xlink:type="simple">Oudid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pellier</text:p>
          </table:table-cell>
          <table:table-cell table:style-name="ce4" office:value-type="string" calcext:value-type="string">
            <text:p>Languedoc-Roussillon-Midi-Pyrene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utofboundsgames.com/" xlink:type="simple">Out of Bound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tol</text:p>
          </table:table-cell>
          <table:table-cell table:style-name="ce4" office:value-type="string" calcext:value-type="string">
            <text:p>Av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utact.net/" xlink:type="simple">Outac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rlborough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utact.net/" xlink:type="simple">Outac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utact.net/" xlink:type="simple">Outac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Xiamen</text:p>
          </table:table-cell>
          <table:table-cell table:style-name="ce4" office:value-type="string" calcext:value-type="string">
            <text:p>Fujian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assproshopsgames.com/outdoor-partners-llc" xlink:type="simple">Outdoor Partners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aska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ig.co/campaigns/outer-wilds" xlink:type="simple">Outer Wild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uterminds.com/" xlink:type="simple">Outermind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outline-development.de/" xlink:type="simple">Outline Develop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iegen</text:p>
          </table:table-cell>
          <table:table-cell table:style-name="ce4" office:value-type="string" calcext:value-type="string">
            <text:p>North Rhine-Westphalia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utnumbered.games/" xlink:type="simple">Outnumbere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utplay.com/" xlink:type="simple">Outplay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ndee</text:p>
          </table:table-cell>
          <table:table-cell table:style-name="ce4" office:value-type="string" calcext:value-type="string">
            <text:p>Angus</text:p>
          </table:table-cell>
          <table:table-cell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utsidergames.com/" xlink:type="simple">Outside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fast</text:p>
          </table:table-cell>
          <table:table-cell table:style-name="ce4" office:value-type="string" calcext:value-type="string">
            <text:p>County Antrim</text:p>
          </table:table-cell>
          <table:table-cell table:style-name="ce4" office:value-type="string" calcext:value-type="string">
            <text:p>Northern Ire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verthemoongames.com/" xlink:type="simple">Over the Moo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verthetopgames.com/" xlink:type="simple">Over the Top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verdrivegames.co/" xlink:type="simple">Overdriv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t Ives</text:p>
          </table:table-cell>
          <table:table-cell table:style-name="ce4" office:value-type="string" calcext:value-type="string">
            <text:p>Cambridge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battlebrothersgame.com/" xlink:type="simple">Overhyp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mburg</text:p>
          </table:table-cell>
          <table:table-cell table:style-name="ce4" office:value-type="string" calcext:value-type="string">
            <text:p>Metropolregion Hambu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verkillsoftware.com/" xlink:type="simple">Overkill Software (Starbreeze)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vertimestudios.com/" xlink:type="simple">Overtime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ao Paul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vosonico.com/" xlink:type="simple">Ovosonic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arese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owlcatgames.com/" xlink:type="simple">Owlcat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owlcatgames.com/" xlink:type="simple">Owlcat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Nicosia</text:p>
          </table:table-cell>
          <table:table-cell table:style-name="ce4" office:value-type="string" calcext:value-type="string">
            <text:p>Cypru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wlchemylabs.com/" xlink:type="simple">Owlchemy 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wldragon.com/" xlink:type="simple">Owldrago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wn-games.com/" xlink:type="simple">Ow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ndung</text:p>
          </table:table-cell>
          <table:table-cell table:style-name="ce4" office:value-type="string" calcext:value-type="string">
            <text:p>West Java</text:p>
          </table:table-cell>
          <table:table-cell table:style-name="ce4" office:value-type="string" calcext:value-type="string">
            <text:p>Indone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xeyegames.com/" xlink:type="simple">Oxeye Gam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Johanneshov</text:p>
          </table:table-cell>
          <table:table-cell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xidegames.com/" xlink:type="simple">Oxid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imonium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aintedblack.games/" xlink:type="simple">Painted Blac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nipro</text:p>
          </table:table-cell>
          <table:table-cell table:style-name="ce4" office:value-type="string" calcext:value-type="string">
            <text:p>Dnipropetrovsk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ajamallama.be/" xlink:type="simple">Pajama Llam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hent</text:p>
          </table:table-cell>
          <table:table-cell table:style-name="ce4" office:value-type="string" calcext:value-type="string">
            <text:p>Vlaanderen</text:p>
          </table:table-cell>
          <table:table-cell table:style-name="ce4" office:value-type="string" calcext:value-type="string">
            <text:p>Belgium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aladinstudios.com/" xlink:type="simple">Paladi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n Haag</text:p>
          </table:table-cell>
          <table:table-cell table:style-name="ce4" office:value-type="string" calcext:value-type="string">
            <text:p>Zui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paleroom.itch.io/" xlink:type="simple">Pale Roo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alestar.com/" xlink:type="simple">Palesta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anachedigitalgames.com/" xlink:type="simple">Panache Digit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angeasoft.net/" xlink:type="simple">Pangea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anicbuttongames.com/" xlink:type="simple">Panic Butt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panthergames.com/" xlink:type="simple">Panthe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nberra</text:p>
          </table:table-cell>
          <table:table-cell table:style-name="ce4" office:value-type="string" calcext:value-type="string">
            <text:p>Australian Capital Territory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anzerdog.com/" xlink:type="simple">Panzerdog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Helsinki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apercultgames.com/" xlink:type="simple">Paper Cul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aperbarkgame.com/" xlink:type="simple">Paper Hous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aperunicorngames.com/" xlink:type="simple">Paper Unicor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saden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aperash.com/" xlink:type="simple">Paperash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rague</text:p>
          </table:table-cell>
          <table:table-cell table:style-name="ce4" office:value-type="string" calcext:value-type="string">
            <text:p>Bohem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arableworlds.com/" xlink:type="simple">Parable World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Jos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arabole.ca/" xlink:type="simple">Parabol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Quebec City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aradoxplaza.com/" xlink:type="simple">Paradox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rkele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aradoxplaza.com/" xlink:type="simple">Paradox Interactiv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arallelcircles.com/" xlink:type="simple">Parallel Circl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nchester</text:p>
          </table:table-cell>
          <table:table-cell table:style-name="ce4" office:value-type="string" calcext:value-type="string">
            <text:p>Lanca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arallelplaid.com/" xlink:type="simple">Parallel Plai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lt Lake City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aranoidproductions.com/" xlink:type="simple">Paranoid Produc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ardisgamestudio.com/" xlink:type="simple">Pardis Game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ehran</text:p>
          </table:table-cell>
          <table:table-cell table:style-name="ce4" office:value-type="string" calcext:value-type="string">
            <text:p>Ir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arity.is/" xlink:type="simple">Parit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ykjavík</text:p>
          </table:table-cell>
          <table:table-cell table:style-name="ce4" office:value-type="string" calcext:value-type="string">
            <text:p>Reykjavik</text:p>
          </table:table-cell>
          <table:table-cell table:style-name="ce4" office:value-type="string" calcext:value-type="string">
            <text:p>Ice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arlaygroup.com/" xlink:type="simple">Parlay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akville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part12studios.com/" xlink:type="simple">Part 12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andolph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arttimemonkey.com/" xlink:type="simple">Part Time Monkey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Helsinki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asstechgames.com/" xlink:type="simple">PASSTECH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yon</text:p>
          </table:table-cell>
          <table:table-cell table:style-name="ce4" office:value-type="string" calcext:value-type="string">
            <text:p>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astaga.net/" xlink:type="simple">Pasta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athea.net/" xlink:type="simple">Pathe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ongqing</text:p>
          </table:table-cell>
          <table:table-cell table:style-name="ce4" office:value-type="string" calcext:value-type="string">
            <text:p>Sichuan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athosinteractive.net/" xlink:type="simple">Pathos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othenburg</text:p>
          </table:table-cell>
          <table:table-cell table:style-name="ce4" office:value-type="string" calcext:value-type="string">
            <text:p>Gota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avonisinteractive.com/" xlink:type="simple">Pavonis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uisville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awprintgames.com/" xlink:type="simple">Paw Prin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ester</text:p>
          </table:table-cell>
          <table:table-cell table:style-name="ce4" office:value-type="string" calcext:value-type="string">
            <text:p>Che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awmigo.us/" xlink:type="simple">Pawmigo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lendal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erratechgame.com/" xlink:type="simple">Payload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eakwarestudio.com/" xlink:type="simple">Peakwar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ngkok</text:p>
          </table:table-cell>
          <table:table-cell table:style-name="ce4" office:value-type="string" calcext:value-type="string">
            <text:p>Thonburi</text:p>
          </table:table-cell>
          <table:table-cell table:style-name="ce4" office:value-type="string" calcext:value-type="string">
            <text:p>Thai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endulostudios.com/" xlink:type="simple">Pendulo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egatonrainfall.com/" xlink:type="simple">Pentadimensional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eoplecanfly.com/" xlink:type="simple">People Can Fl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eoplecanfly.com/" xlink:type="simple">People Can Fly New York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era.gs/" xlink:type="simple">Pera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Istanbul</text:p>
          </table:table-cell>
          <table:table-cell table:style-name="ce4" office:value-type="string" calcext:value-type="string">
            <text:p>Turke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erceptum.com/" xlink:type="simple">Perceptu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o André</text:p>
          </table:table-cell>
          <table:table-cell table:style-name="ce4" office:value-type="string" calcext:value-type="string">
            <text:p>Sao Paul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erfectsquarestudios.com/" xlink:type="simple">Perfect Squar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rrisville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erfectlyparanormal.com/" xlink:type="simple">Perfectly Paranorm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lverum</text:p>
          </table:table-cell>
          <table:table-cell table:style-name="ce4" office:value-type="string" calcext:value-type="string">
            <text:p>Hedmark</text:p>
          </table:table-cell>
          <table:table-cell table:style-name="ce4" office:value-type="string" calcext:value-type="string">
            <text:p>Norway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planetcentauri.com/" xlink:type="simple">Permadeath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pellier</text:p>
          </table:table-cell>
          <table:table-cell table:style-name="ce4" office:value-type="string" calcext:value-type="string">
            <text:p>Languedoc-Roussillon-Midi-Pyrene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ershastudia.com/" xlink:type="simple">Persha Studia (Wargaming)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iev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ersistant.fr/" xlink:type="simple">Persistan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ersonalizedlearninggames.com/" xlink:type="simple">Personalized Learning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rham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ersuasivegames.com/" xlink:type="simple">Persuasiv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tlanta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onami.com/" xlink:type="simple">PES Productions (Konami)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onami.com/" xlink:type="simple">PES Productions Europe (Konami)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ettomato.com/" xlink:type="simple">Pet Tomat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land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etoons.com/" xlink:type="simple">Petoons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rcelona</text:p>
          </table:table-cell>
          <table:table-cell table:style-name="ce4" office:value-type="string" calcext:value-type="string">
            <text:p>Catalon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etroglyphgames.com/" xlink:type="simple">Petroglyph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s Vegas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ewtergamesstudios.com/" xlink:type="simple">Pewte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blin</text:p>
          </table:table-cell>
          <table:table-cell table:style-name="ce4" office:value-type="string" calcext:value-type="string">
            <text:p>Leinster</text:p>
          </table:table-cell>
          <table:table-cell table:style-name="ce4" office:value-type="string" calcext:value-type="string">
            <text:p>Ire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hantomcompass.com/" xlink:type="simple">Phantom Compas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int Catharines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hantomefx.com/" xlink:type="simple">Phantom EFX (WMS Gaming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edar Falls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hantom8.studio/" xlink:type="simple">Phantom8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rli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haraohhound.games/" xlink:type="simple">Pharaoh Houn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iladelphia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hidinh.com/" xlink:type="simple">Phi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nchester</text:p>
          </table:table-cell>
          <table:table-cell table:style-name="ce4" office:value-type="string" calcext:value-type="string">
            <text:p>Lanca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hlcollective.com/" xlink:type="simple">PHL Colle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iladelphia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hxlabs.ca/" xlink:type="simple">Phoenix 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hxlabs.ca/" xlink:type="simple">Phoenix 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hosphorgames.com/" xlink:type="simple">Phosphor Games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icago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icaresquestudio.com/" xlink:type="simple">Picaresqu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urin</text:p>
          </table:table-cell>
          <table:table-cell table:style-name="ce4" office:value-type="string" calcext:value-type="string">
            <text:p>Piedmont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ieceofcake-studios.com/" xlink:type="simple">Piece of Cak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iecesinteractive.se/" xlink:type="simple">Pieces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kövde</text:p>
          </table:table-cell>
          <table:table-cell table:style-name="ce4" office:value-type="string" calcext:value-type="string">
            <text:p>Västergöt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igsssgames.com/" xlink:type="simple">PIGSS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ngkok</text:p>
          </table:table-cell>
          <table:table-cell table:style-name="ce4" office:value-type="string" calcext:value-type="string">
            <text:p>Thonburi</text:p>
          </table:table-cell>
          <table:table-cell table:style-name="ce4" office:value-type="string" calcext:value-type="string">
            <text:p>Thai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ikpok.com/" xlink:type="simple">Pikpo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ellington</text:p>
          </table:table-cell>
          <table:table-cell table:style-name="ce4" office:value-type="string" calcext:value-type="string">
            <text:p>Greater Wellington</text:p>
          </table:table-cell>
          <table:table-cell table:style-name="ce4" office:value-type="string" calcext:value-type="string">
            <text:p>New Zea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ilgrimsgamestudio.com/" xlink:type="simple">Pilgrims Game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Cordoba</text:p>
          </table:table-cell>
          <table:table-cell table:style-name="ce4" office:value-type="string" calcext:value-type="string">
            <text:p>Argent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illowcastlegames.com/" xlink:type="simple">Pillow Castl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akland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inestreetcodeworks.com/" xlink:type="simple">Pine Street Codework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inestudio.co/" xlink:type="simple">Pin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mobor</text:p>
          </table:table-cell>
          <table:table-cell table:style-name="ce4" office:value-type="string" calcext:value-type="string">
            <text:p>Zagreb</text:p>
          </table:table-cell>
          <table:table-cell table:style-name="ce4" office:value-type="string" calcext:value-type="string">
            <text:p>Croat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inkertonroad.com/" xlink:type="simple">Pinkerton Road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ncaster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inpinteam.com/" xlink:type="simple">Pinpin Tea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ipeworks.com/" xlink:type="simple">Pipeworks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ugene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piranaking.com/" xlink:type="simple">Piranakin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rles</text:p>
          </table:table-cell>
          <table:table-cell table:style-name="ce4" office:value-type="string" calcext:value-type="string">
            <text:p>Provence-Alpes-Cote d'Azur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iranha-games.com/" xlink:type="simple">Piranh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ixjuegos.com/" xlink:type="simple">PiX Jueg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Castellon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http//pixel.game/" xlink:type="simple">Pixe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dison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ixel-n-texel.com/" xlink:type="simple">Pixel and Texe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allas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ixeldashstudios.com/" xlink:type="simple">Pixel Dash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ton Rouge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ortal.pixelfederation.com/" xlink:type="simple">Pixel Federat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atislava</text:p>
          </table:table-cell>
          <table:table-cell table:style-name="ce4" office:value-type="string" calcext:value-type="string">
            <text:p>Bratislavsky kraj</text:p>
          </table:table-cell>
          <table:table-cell table:style-name="ce4" office:value-type="string" calcext:value-type="string">
            <text:p>Slovak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mpathygame.org/" xlink:type="simple">Pixel Nigh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rojectpixelpress.com/" xlink:type="simple">Pixel Pres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t. Louis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ixel-punch.com/" xlink:type="simple">Pixel Punch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aunas</text:p>
          </table:table-cell>
          <table:table-cell table:style-name="ce4" office:value-type="string" calcext:value-type="string">
            <text:p>Lithuan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ixel-punch.com/" xlink:type="simple">Pixel Punch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ilnius</text:p>
          </table:table-cell>
          <table:table-cell table:style-name="ce4" office:value-type="string" calcext:value-type="string">
            <text:p>Lithuan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ixelpushersunion-512.com/" xlink:type="simple">Pixel Pushers Union 512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pixelreef.fr/" xlink:type="simple">Pixel Reef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pellier</text:p>
          </table:table-cell>
          <table:table-cell table:style-name="ce4" office:value-type="string" calcext:value-type="string">
            <text:p>Languedoc-Roussillon-Midi-Pyrene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ixelspill.co.uk/" xlink:type="simple">Pixel Spill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rafedevblog.com/" xlink:type="simple">Pixel Tita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ixel-wizards.com/" xlink:type="simple">Pixel Wizard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ixelatto.com/" xlink:type="simple">Pixelatt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lag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ixelbotgames.com/" xlink:type="simple">Pixelbot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Washington DC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ixeljam.com/" xlink:type="simple">Pixelja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sheville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ixelmetal.com/" xlink:type="simple">PixelMet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ixelnest.io/" xlink:type="simple">Pixelnes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nnes</text:p>
          </table:table-cell>
          <table:table-cell table:style-name="ce4" office:value-type="string" calcext:value-type="string">
            <text:p>Bretagn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ixelnest.io/" xlink:type="simple">Pixelnes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nnes</text:p>
          </table:table-cell>
          <table:table-cell table:style-name="ce4" office:value-type="string" calcext:value-type="string">
            <text:p>Bretagn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witter.com/Pixelopus" xlink:type="simple">Pixelopu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Mate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pixelpizza.de/" xlink:type="simple">Pixelpizz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mburg</text:p>
          </table:table-cell>
          <table:table-cell table:style-name="ce4" office:value-type="string" calcext:value-type="string">
            <text:p>Metropolregion Hambu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ixelsaurusgames.tumblr.com/" xlink:type="simple">Pixelsauru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Dieg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ixelscopic.com/" xlink:type="simple">Pixelscopic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urd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ixelstorm.ca/" xlink:type="simple">pixelStor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dmonton</text:p>
          </table:table-cell>
          <table:table-cell table:style-name="ce4" office:value-type="string" calcext:value-type="string">
            <text:p>Albert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ixelzgames.com/" xlink:type="simple">Pixelz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ixpil.com/" xlink:type="simple">Pixpil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hanghai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anetnemointeractive.com/" xlink:type="simple">Planet Nemo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netrism.com/" xlink:type="simple">Planetrism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urku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rium.com/" xlink:type="simple">Plariu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erzliya</text:p>
          </table:table-cell>
          <table:table-cell table:style-name="ce4" office:value-type="string" calcext:value-type="string">
            <text:p>Tel Aviv</text:p>
          </table:table-cell>
          <table:table-cell table:style-name="ce4" office:value-type="string" calcext:value-type="string">
            <text:p>Israe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arium.com/" xlink:type="simple">Plariu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alamazoo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rium.com/" xlink:type="simple">Plarium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harkov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rium.com/" xlink:type="simple">Plarium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iev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rium.com/" xlink:type="simple">Plarium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viv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rium.com/" xlink:type="simple">Plariu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ikolaev</text:p>
          </table:table-cell>
          <table:table-cell table:style-name="ce4" office:value-type="string" calcext:value-type="string">
            <text:p>Mykolaiv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rium.com/" xlink:type="simple">Plariu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imferopol</text:p>
          </table:table-cell>
          <table:table-cell table:style-name="ce4" office:value-type="string" calcext:value-type="string">
            <text:p>Crimea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stic-demo.org/" xlink:type="simple">Plastic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dz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plasticitygame.wixsite.com/" xlink:type="simple">Plasticit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atagames.com/" xlink:type="simple">Plat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roclaw</text:p>
          </table:table-cell>
          <table:table-cell table:style-name="ce4" office:value-type="string" calcext:value-type="string">
            <text:p>Lower Silesia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tinumgames.com/" xlink:type="simple">Platinum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Osak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aymechanix.com/" xlink:type="simple">Play Mechanix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len Ellyn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yables.net/" xlink:type="simple">Playabl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Zurich</text:p>
          </table:table-cell>
          <table:table-cell table:style-name="ce4" office:value-type="string" calcext:value-type="string">
            <text:p>Switzer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ybrains.com/" xlink:type="simple">Playbrai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ttawa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.playdead.com/" xlink:type="simple">Playdea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penhagen</text:p>
          </table:table-cell>
          <table:table-cell table:style-name="ce4" office:value-type="string" calcext:value-type="string">
            <text:p>Oresu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aydekgames.com/" xlink:type="simple">Playde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rlsbad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yerthree.com/" xlink:type="simple">Playerthre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ayfulcorp.com/" xlink:type="simple">Playfu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cKinne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ayfulsystems.com/" xlink:type="simple">Playful System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orth Haven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ayground-games.com/" xlink:type="simple">Playgroun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amington Spa</text:p>
          </table:table-cell>
          <table:table-cell table:style-name="ce4" office:value-type="string" calcext:value-type="string">
            <text:p>Warwic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yjam.com/" xlink:type="simple">Playjam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ylines.tumblr.com/" xlink:type="simple">Playlin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y-magic.net/" xlink:type="simple">PlayMagic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liema</text:p>
          </table:table-cell>
          <table:table-cell table:number-columns-repeated="2" table:style-name="ce4" office:value-type="string" calcext:value-type="string">
            <text:p>Malt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aymatics.com/" xlink:type="simple">Playmatic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ooklyn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aymationstudios.com/" xlink:type="simple">Playmatio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Jos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playmestudio.com/" xlink:type="simple">Playme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Region Metropolitana</text:p>
          </table:table-cell>
          <table:table-cell table:style-name="ce4" office:value-type="string" calcext:value-type="string">
            <text:p>Chil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ymind.com/" xlink:type="simple">Playmin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ynfo.com/" xlink:type="simple">Playnf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Cordoba</text:p>
          </table:table-cell>
          <table:table-cell table:style-name="ce4" office:value-type="string" calcext:value-type="string">
            <text:p>Argenti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yniac.com/" xlink:type="simple">Playniac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yraven.com/" xlink:type="simple">PlayRaven (Rovio)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Helsinki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ayrion.com/" xlink:type="simple">Playr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ysoftgames.com/" xlink:type="simple">Playsof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dansk</text:p>
          </table:table-cell>
          <table:table-cell table:style-name="ce4" office:value-type="string" calcext:value-type="string">
            <text:p>Pomorskie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aysoftgames.com/" xlink:type="simple">Playsof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ayspace.com/" xlink:type="simple">PlaySpac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lma de Mallorca</text:p>
          </table:table-cell>
          <table:table-cell table:style-name="ce4" office:value-type="string" calcext:value-type="string">
            <text:p>Mallorc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ysportgames.com/" xlink:type="simple">Playspor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ildford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ystos.com/" xlink:type="simple">Playstos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Lombard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aystudios.com/" xlink:type="simple">PLAY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aystudios.com/" xlink:type="simple">PLAY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urlingam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aystudios.com/" xlink:type="simple">PLAY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urlingam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ystudios.com/" xlink:type="simple">PLAY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Hong Kong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aystudios.com/" xlink:type="simple">PLAY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s Vegas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ystudios.com/" xlink:type="simple">PLAY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el Aviv</text:p>
          </table:table-cell>
          <table:table-cell table:style-name="ce4" office:value-type="string" calcext:value-type="string">
            <text:p>Gush Dan</text:p>
          </table:table-cell>
          <table:table-cell table:style-name="ce4" office:value-type="string" calcext:value-type="string">
            <text:p>Israe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y-sys.com/" xlink:type="simple">PlaySy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Lombard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playtonicgames.com/" xlink:type="simple">PlayTonic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urton-on-Trent</text:p>
          </table:table-cell>
          <table:table-cell table:style-name="ce4" office:value-type="string" calcext:value-type="string">
            <text:p>East Stafford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aytouch.net/" xlink:type="simple">Playtouch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ywarestudios.com/" xlink:type="simple">Playware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3" table:style-name="ce4" office:value-type="string" calcext:value-type="string">
            <text:p>Singapor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aywithinteractive.com/" xlink:type="simple">PLAYWITH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Irvin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exonic.com/" xlink:type="simple">Plexonic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lendal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exonic.com/" xlink:type="simple">Plexonic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Yerevan</text:p>
          </table:table-cell>
          <table:table-cell table:style-name="ce4" office:value-type="string" calcext:value-type="string">
            <text:p>Armen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owgames.com/" xlink:type="simple">Plow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Indianapolis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uginmedia.net/" xlink:type="simple">Plug-in Med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ghton</text:p>
          </table:table-cell>
          <table:table-cell table:style-name="ce4" office:value-type="string" calcext:value-type="string">
            <text:p>East Sussex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ungeinteractive.net/" xlink:type="simple">Plunge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leida</text:p>
          </table:table-cell>
          <table:table-cell table:style-name="ce4" office:value-type="string" calcext:value-type="string">
            <text:p>Catalon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piranha-bytes.com/" xlink:type="simple">Pluto 13 (PIRANHA BYTE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ssen</text:p>
          </table:table-cell>
          <table:table-cell table:style-name="ce4" office:value-type="string" calcext:value-type="string">
            <text:p>North Rhine-Westphalia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m-studios.com/" xlink:type="simple">PM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ocketgames.eu/" xlink:type="simple">Pocket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udapest</text:p>
          </table:table-cell>
          <table:table-cell table:style-name="ce4" office:value-type="string" calcext:value-type="string">
            <text:p>Hungar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ocketmoneygamesltd.co.uk/" xlink:type="simple">Pocket Mone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ateshead</text:p>
          </table:table-cell>
          <table:table-cell table:style-name="ce4" office:value-type="string" calcext:value-type="string">
            <text:p>Tyne and Wear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ocketwatchgames.com/" xlink:type="simple">Pocketwatch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Dieg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acredfiregame.com/" xlink:type="simple">Poetic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nská Bystrica</text:p>
          </table:table-cell>
          <table:table-cell table:style-name="ce4" office:value-type="string" calcext:value-type="string">
            <text:p>Banskobystrický kraj</text:p>
          </table:table-cell>
          <table:table-cell table:style-name="ce4" office:value-type="string" calcext:value-type="string">
            <text:p>Slovak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ointfiltergames.com/" xlink:type="simple">Point Filte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iladelphia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olarbit.com/" xlink:type="simple">Polarbi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odertalje</text:p>
          </table:table-cell>
          <table:table-cell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olygoninteractive.com/" xlink:type="simple">Polygon Interactiv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Groningen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olygonmagic.com/" xlink:type="simple">POLYGON MAGIC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olygon-treehouse.com/" xlink:type="simple">Polygon Treehous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mbridge</text:p>
          </table:table-cell>
          <table:table-cell table:style-name="ce4" office:value-type="string" calcext:value-type="string">
            <text:p>Cambridge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olyphony.co.jp/" xlink:type="simple">Polyphony Digital (Sony)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opcannibal.com/" xlink:type="simple">Popcannib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ston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opcap.com/" xlink:type="simple">PopCap HD (Electronic Art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urnaby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oppermost.se/" xlink:type="simple">Poppermost Production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orcelainfortress.com/" xlink:type="simple">Porcelain Fortres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ykjavík</text:p>
          </table:table-cell>
          <table:table-cell table:style-name="ce4" office:value-type="string" calcext:value-type="string">
            <text:p>Reykjavik</text:p>
          </table:table-cell>
          <table:table-cell table:style-name="ce4" office:value-type="string" calcext:value-type="string">
            <text:p>Ice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tickybotsgame.com/" xlink:type="simple">Potio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oupou.me/" xlink:type="simple">Poupou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owerhoof.com/" xlink:type="simple">Powerhoof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ppm.powerplaymanager.com/en/" xlink:type="simple">Powerplay Manag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atislava</text:p>
          </table:table-cell>
          <table:table-cell table:style-name="ce4" office:value-type="string" calcext:value-type="string">
            <text:p>Bratislavsky kraj</text:p>
          </table:table-cell>
          <table:table-cell table:style-name="ce4" office:value-type="string" calcext:value-type="string">
            <text:p>Slovak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reloaded.com/" xlink:type="simple">Preloaded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restigegame.com/" xlink:type="simple">Prestige Gamin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ke Dallas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rettygreat.com/" xlink:type="simple">prettygrea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bane</text:p>
          </table:table-cell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ridefulsloth.com/" xlink:type="simple">Prideful Sloth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bane</text:p>
          </table:table-cell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rimalgs.com/" xlink:type="simple">Primal Game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udapest</text:p>
          </table:table-cell>
          <table:table-cell table:style-name="ce4" office:value-type="string" calcext:value-type="string">
            <text:p>Hungar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robablymonsters.com/" xlink:type="simple">Probably Monster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Issaquah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prodigi.lk/" xlink:type="simple">Prodigi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lombo</text:p>
          </table:table-cell>
          <table:table-cell table:style-name="ce4" office:value-type="string" calcext:value-type="string">
            <text:p>Western Province</text:p>
          </table:table-cell>
          <table:table-cell table:style-name="ce4" office:value-type="string" calcext:value-type="string">
            <text:p>Sri Lank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rogressinteractive.com/" xlink:type="simple">Progress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mar</text:p>
          </table:table-cell>
          <table:table-cell table:style-name="ce4" office:value-type="string" calcext:value-type="string">
            <text:p>Hedmark</text:p>
          </table:table-cell>
          <table:table-cell table:style-name="ce4" office:value-type="string" calcext:value-type="string">
            <text:p>Norwa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roletariat.com/" xlink:type="simple">Proletaria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mbridge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rologuegames.com/" xlink:type="simple">Prologu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rham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romineostudios.com/" xlink:type="simple">promineo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enerife</text:p>
          </table:table-cell>
          <table:table-cell table:style-name="ce4" office:value-type="string" calcext:value-type="string">
            <text:p>Canary Islands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rope.jp/" xlink:type="simple">PROP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roper-games.com/" xlink:type="simple">Prope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ndee</text:p>
          </table:table-cell>
          <table:table-cell table:style-name="ce4" office:value-type="string" calcext:value-type="string">
            <text:p>Angus</text:p>
          </table:table-cell>
          <table:table-cell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rospectgames.co.uk/" xlink:type="simple">Prospec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ccles</text:p>
          </table:table-cell>
          <table:table-cell table:style-name="ce4" office:value-type="string" calcext:value-type="string">
            <text:p>Manchester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rotostargames.com/" xlink:type="simple">Protosta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bane</text:p>
          </table:table-cell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syonix.com/" xlink:type="simple">Psyonix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Dieg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syop.com/" xlink:type="simple">Psyop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ubgames.net.au/" xlink:type="simple">Pub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unyhumangames.com/" xlink:type="simple">Puny Huma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rrisville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uppygames.net/" xlink:type="simple">Puppy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singstoke</text:p>
          </table:table-cell>
          <table:table-cell table:style-name="ce4" office:value-type="string" calcext:value-type="string">
            <text:p>Hamp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urebang.com/" xlink:type="simple">Pure Bang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ltimore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urplelamp.com/" xlink:type="simple">Purple Lamp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ienna</text:p>
          </table:table-cell>
          <table:table-cell table:style-name="ce4" office:value-type="string" calcext:value-type="string">
            <text:p>Austr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ushstart.com.br/" xlink:type="simple">Pushstart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ao Paul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yromobilegames.com/" xlink:type="simple">Pyro Mobil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yrodactyl.com/" xlink:type="simple">Pyrodacty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Jaipur</text:p>
          </table:table-cell>
          <table:table-cell table:style-name="ce4" office:value-type="string" calcext:value-type="string">
            <text:p>Rajasthan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qbitgames.itch.io/" xlink:type="simple">q-bi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q-games.com/" xlink:type="simple">Q-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yot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qb9.net/" xlink:type="simple">QB9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uenos Aires</text:p>
          </table:table-cell>
          <table:table-cell table:style-name="ce4" office:value-type="string" calcext:value-type="string">
            <text:p>Argenti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qnsoftware.com/" xlink:type="simple">QN Softwar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3" table:style-name="ce4" office:value-type="string" calcext:value-type="string">
            <text:p>Singapor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quadratron.com/" xlink:type="simple">Quadratro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iladelphia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quanticdream.com/" xlink:type="simple">Quantic Drea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que-ee.com/" xlink:type="simple">Quantum Entanglement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quantumsignal.com/" xlink:type="simple">Quantum Sign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nn Arbor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quantum-soup.co.uk/" xlink:type="simple">Quantum Soup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rrog</text:p>
          </table:table-cell>
          <table:table-cell table:style-name="ce4" office:value-type="string" calcext:value-type="string">
            <text:p>North Wales</text:p>
          </table:table-cell>
          <table:table-cell table:style-name="ce4" office:value-type="string" calcext:value-type="string">
            <text:p>Wal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qcgames.co.uk/" xlink:type="simple">Quarter Circl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urnemouth</text:p>
          </table:table-cell>
          <table:table-cell table:style-name="ce4" office:value-type="string" calcext:value-type="string">
            <text:p>Dorset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qubicgames.com/" xlink:type="simple">Qubic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queenbeegames.com/" xlink:type="simple">Queen Be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arlottetown</text:p>
          </table:table-cell>
          <table:table-cell table:style-name="ce4" office:value-type="string" calcext:value-type="string">
            <text:p>Prince Edward Island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agiccirclegame.com/" xlink:type="simple">Quest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quicksand.co.in/" xlink:type="simple">Quicksand Game 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Delhi</text:p>
          </table:table-cell>
          <table:table-cell table:style-name="ce4" office:value-type="string" calcext:value-type="string">
            <text:p>Delhi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quicksilver.com/" xlink:type="simple">Quicksilv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Irvin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quirkat.com/" xlink:type="simple">Quirka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Amman</text:p>
          </table:table-cell>
          <table:table-cell table:style-name="ce4" office:value-type="string" calcext:value-type="string">
            <text:p>Jord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anj.nl/" xlink:type="simple">Ra.nj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otterdam</text:p>
          </table:table-cell>
          <table:table-cell table:style-name="ce4" office:value-type="string" calcext:value-type="string">
            <text:p>Zui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abagames.com/" xlink:type="simple">Rab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Zielona Gora</text:p>
          </table:table-cell>
          <table:table-cell table:style-name="ce4" office:value-type="string" calcext:value-type="string">
            <text:p>Lubusz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ababagames.com/" xlink:type="simple">Rababa Gaming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Amman</text:p>
          </table:table-cell>
          <table:table-cell table:style-name="ce4" office:value-type="string" calcext:value-type="string">
            <text:p>Jord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ac7.com/" xlink:type="simple">RAC7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aconteurgames.com/" xlink:type="simple">Raconteu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fayette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adialgames.com/" xlink:type="simple">Radia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adiangames.com/" xlink:type="simple">Radia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Urbana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radiationblue.com/" xlink:type="simple">Radiation Blu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mburg</text:p>
          </table:table-cell>
          <table:table-cell table:style-name="ce4" office:value-type="string" calcext:value-type="string">
            <text:p>Metropolregion Hambu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adicalfishgames.com/" xlink:type="simple">Radical Fish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arbrucken</text:p>
          </table:table-cell>
          <table:table-cell table:style-name="ce4" office:value-type="string" calcext:value-type="string">
            <text:p>Saarland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adicalgraphics.nl/" xlink:type="simple">Radical Graphics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msterdam</text:p>
          </table:table-cell>
          <table:table-cell table:style-name="ce4" office:value-type="string" calcext:value-type="string">
            <text:p>Noor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adonlabs.de/" xlink:type="simple">Radon Labs (Bigpoint)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rli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ockstargames.com/" xlink:type="simple">RAGE Technology Group (Rockstar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rlsbad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acebook.com/ragequitcorp/" xlink:type="simple">Ragequit Corporat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agesquid.com/" xlink:type="simple">RageSqui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 Meern</text:p>
          </table:table-cell>
          <table:table-cell table:style-name="ce4" office:value-type="string" calcext:value-type="string">
            <text:p>Utrecht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ain-games.com/" xlink:type="simple">Rai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rgen</text:p>
          </table:table-cell>
          <table:table-cell table:style-name="ce4" office:value-type="string" calcext:value-type="string">
            <text:p>Hordaland</text:p>
          </table:table-cell>
          <table:table-cell table:style-name="ce4" office:value-type="string" calcext:value-type="string">
            <text:p>Norwa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ainbowstudios.com/" xlink:type="simple">Rainbow Studios (THQ Nordic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oenix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aincupgames.com/" xlink:type="simple">Raincup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ncon</text:p>
          </table:table-cell>
          <table:table-cell table:style-name="ce4" office:value-type="string" calcext:value-type="string">
            <text:p>Valparaíso</text:p>
          </table:table-cell>
          <table:table-cell table:style-name="ce4" office:value-type="string" calcext:value-type="string">
            <text:p>Chil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aindancelx.com/" xlink:type="simple">Raindance LX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isbon</text:p>
          </table:table-cell>
          <table:table-cell table:style-name="ce4" office:value-type="string" calcext:value-type="string">
            <text:p>Portuga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aindropgames.com/" xlink:type="simple">Raindrop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a Clar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ainyfrog.com/" xlink:type="simple">Rainy Frog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akeingrass.com/" xlink:type="simple">Rake In Gras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rague</text:p>
          </table:table-cell>
          <table:table-cell table:style-name="ce4" office:value-type="string" calcext:value-type="string">
            <text:p>Bohem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are.co.uk/" xlink:type="simple">R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wycross</text:p>
          </table:table-cell>
          <table:table-cell table:style-name="ce4" office:value-type="string" calcext:value-type="string">
            <text:p>Warwic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areware.com/" xlink:type="simple">Rare (Microsoft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wycross</text:p>
          </table:table-cell>
          <table:table-cell table:style-name="ce4" office:value-type="string" calcext:value-type="string">
            <text:p>Warwic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http//www.rarebyte.com/" xlink:type="simple">Rarebyt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raz</text:p>
          </table:table-cell>
          <table:table-cell table:style-name="ce4" office:value-type="string" calcext:value-type="string">
            <text:p>Steiermark</text:p>
          </table:table-cell>
          <table:table-cell table:style-name="ce4" office:value-type="string" calcext:value-type="string">
            <text:p>Austr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http//www.rarebyte.com/" xlink:type="simple">Rarebyt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ienna</text:p>
          </table:table-cell>
          <table:table-cell table:style-name="ce4" office:value-type="string" calcext:value-type="string">
            <text:p>Austr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atloop.com/" xlink:type="simple">Ratloop Asia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3" table:style-name="ce4" office:value-type="string" calcext:value-type="string">
            <text:p>Singapor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avegan.com/" xlink:type="simple">Ravega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Cordoba</text:p>
          </table:table-cell>
          <table:table-cell table:style-name="ce4" office:value-type="string" calcext:value-type="string">
            <text:p>Argent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avensoft.com/" xlink:type="simple">Raven Software (Activision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dison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avnstudio.no/" xlink:type="simple">Ravn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rammen</text:p>
          </table:table-cell>
          <table:table-cell table:style-name="ce4" office:value-type="string" calcext:value-type="string">
            <text:p>Buskerud</text:p>
          </table:table-cell>
          <table:table-cell table:style-name="ce4" office:value-type="string" calcext:value-type="string">
            <text:p>Norwa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awthrills.com/" xlink:type="simple">Raw Thrill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icago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aydon.com/" xlink:type="simple">Raydon Corporat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aytona Beach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aylightgames.com/" xlink:type="simple">Rayligh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nevento</text:p>
          </table:table-cell>
          <table:table-cell table:style-name="ce4" office:value-type="string" calcext:value-type="string">
            <text:p>Campan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azburygames.com/" xlink:type="simple">Razbur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azoredgegames.com/" xlink:type="simple">Razor Edg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ilbert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ckgames.com/" xlink:type="simple">RC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rida</text:p>
          </table:table-cell>
          <table:table-cell table:style-name="ce4" office:value-type="string" calcext:value-type="string">
            <text:p>Yucatan</text:p>
          </table:table-cell>
          <table:table-cell table:style-name="ce4" office:value-type="string" calcext:value-type="string">
            <text:p>Mexico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erraria.org/relogic" xlink:type="simple">Re-Logic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llersburg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actgames.com/" xlink:type="simple">React!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lt Lake City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actorinteractive.net/" xlink:type="simple">Reactor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ampa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adyatdawn.com/" xlink:type="simple">Ready at Daw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Irvin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alitypump.com/" xlink:type="simple">Reality Pump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rakow</text:p>
          </table:table-cell>
          <table:table-cell table:style-name="ce4" office:value-type="string" calcext:value-type="string">
            <text:p>Lesser Poland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ality-twist.com/" xlink:type="simple">Reality Twis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unich</text:p>
          </table:table-cell>
          <table:table-cell table:style-name="ce4" office:value-type="string" calcext:value-type="string">
            <text:p>Bayer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almgames.com/" xlink:type="simple">Realm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reno Valle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almforgestudios.com/" xlink:type="simple">RealmForg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unich</text:p>
          </table:table-cell>
          <table:table-cell table:style-name="ce4" office:value-type="string" calcext:value-type="string">
            <text:p>Bayer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belfiction.com/" xlink:type="simple">Rebel Fict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rgaon</text:p>
          </table:table-cell>
          <table:table-cell table:style-name="ce4" office:value-type="string" calcext:value-type="string">
            <text:p>Delhi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belfiction.com/" xlink:type="simple">Rebel Fict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umbai</text:p>
          </table:table-cell>
          <table:table-cell table:style-name="ce4" office:value-type="string" calcext:value-type="string">
            <text:p>Maharashtra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erebelplanet.com/" xlink:type="simple">Rebel Planet Crea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uffalo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bellion.co.uk/" xlink:type="simple">Rebell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xford</text:p>
          </table:table-cell>
          <table:table-cell table:style-name="ce4" office:value-type="string" calcext:value-type="string">
            <text:p>Oxford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bellion.co.uk/" xlink:type="simple">Rebellion Warwic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amington Spa</text:p>
          </table:table-cell>
          <table:table-cell table:style-name="ce4" office:value-type="string" calcext:value-type="string">
            <text:p>Warwic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bournestudios.com/" xlink:type="simple">Rebourn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urnemouth</text:p>
          </table:table-cell>
          <table:table-cell table:style-name="ce4" office:value-type="string" calcext:value-type="string">
            <text:p>Dorset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cluseindustries.com/" xlink:type="simple">Recluse Industri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York</text:p>
          </table:table-cell>
          <table:table-cell table:style-name="ce4" office:value-type="string" calcext:value-type="string">
            <text:p>Yor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dbarrelsgames.com/" xlink:type="simple">Red Barrel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dbedlam.com/" xlink:type="simple">Red Bedla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ghton</text:p>
          </table:table-cell>
          <table:table-cell table:style-name="ce4" office:value-type="string" calcext:value-type="string">
            <text:p>East Sussex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dcandlegames.com/" xlink:type="simple">Red Candl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aipei</text:p>
          </table:table-cell>
          <table:table-cell table:number-columns-repeated="2" table:style-name="ce4" office:value-type="string" calcext:value-type="string">
            <text:p>Taiw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dcerberus.com/" xlink:type="simple">Red Cerberu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ao Paul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ddevstudio.com/" xlink:type="simple">Red Dev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lsztyn</text:p>
          </table:table-cell>
          <table:table-cell table:style-name="ce4" office:value-type="string" calcext:value-type="string">
            <text:p>Warmian-Masur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ddotgames.pl/" xlink:type="simple">Red Do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zeszow</text:p>
          </table:table-cell>
          <table:table-cell table:style-name="ce4" office:value-type="string" calcext:value-type="string">
            <text:p>Subcarpathia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d-entertainment.co.jp/" xlink:type="simple">Red Entertainme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dhookgames.com/" xlink:type="simple">Red Hook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dironlabs.com/" xlink:type="simple">Red Iron 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lgary</text:p>
          </table:table-cell>
          <table:table-cell table:style-name="ce4" office:value-type="string" calcext:value-type="string">
            <text:p>Albert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dkitegames.co.uk/" xlink:type="simple">Red Kit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uddersfield</text:p>
          </table:table-cell>
          <table:table-cell table:style-name="ce4" office:value-type="string" calcext:value-type="string">
            <text:p>West Yor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dnexusgames.com/" xlink:type="simple">Red Nexu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dspritestudios.com/" xlink:type="simple">Red Sprit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bane</text:p>
          </table:table-cell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dstorm.com/" xlink:type="simple">Red Storm Entertainment (Ubisoft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rrisville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dthreadgames.com/" xlink:type="simple">Red Thread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Oslo</text:p>
          </table:table-cell>
          <table:table-cell table:style-name="ce4" office:value-type="string" calcext:value-type="string">
            <text:p>Norwa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dwaspdesign.wordpress.com/" xlink:type="simple">Red Wasp Desig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tol</text:p>
          </table:table-cell>
          <table:table-cell table:style-name="ce4" office:value-type="string" calcext:value-type="string">
            <text:p>Av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dactgames.com/" xlink:type="simple">Redac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Ypsilanti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dbana.com/" xlink:type="simple">Redban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Mate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dgstudios.com/" xlink:type="simple">RedG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nver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dgstudios.com/" xlink:type="simple">RedG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empe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dhillgames.com/" xlink:type="simple">Redhill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Helsinki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dikod.com/" xlink:type="simple">Rediko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lmo</text:p>
          </table:table-cell>
          <table:table-cell table:style-name="ce4" office:value-type="string" calcext:value-type="string">
            <text:p>Scania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dox-labs.com/" xlink:type="simple">REDOX Game Lab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alzburg</text:p>
          </table:table-cell>
          <table:table-cell table:style-name="ce4" office:value-type="string" calcext:value-type="string">
            <text:p>Austr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flectstudios.com/" xlink:type="simple">Reflec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uffalo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flectorentertainment.com/" xlink:type="simple">Reflector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forgedstudios.com/" xlink:type="simple">Reforged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Helsinki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refract.com/" xlink:type="simple">Refrac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refractive-studios.de/" xlink:type="simple">Refractiv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ssen</text:p>
          </table:table-cell>
          <table:table-cell table:style-name="ce4" office:value-type="string" calcext:value-type="string">
            <text:p>North Rhine-Westphalia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gnum-studio.com/" xlink:type="simple">Regnum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nama</text:p>
          </table:table-cell>
          <table:table-cell table:style-name="ce4" office:value-type="string" calcext:value-type="string">
            <text:p>Bahr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rejet.jp/" xlink:type="simple">Reje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lentless.co.uk/" xlink:type="simple">Relentless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ghton</text:p>
          </table:table-cell>
          <table:table-cell table:style-name="ce4" office:value-type="string" calcext:value-type="string">
            <text:p>East Sussex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liancegames.com/" xlink:type="simple">Relianc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une</text:p>
          </table:table-cell>
          <table:table-cell table:style-name="ce4" office:value-type="string" calcext:value-type="string">
            <text:p>Maharashtra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lic.com/" xlink:type="simple">Relic Entertainment (SEGA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loadedinc.com/" xlink:type="simple">Reloade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dinburgh</text:p>
          </table:table-cell>
          <table:table-cell table:style-name="ce4" office:value-type="string" calcext:value-type="string">
            <text:p>Midlothian</text:p>
          </table:table-cell>
          <table:table-cell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mbrosoft.com/" xlink:type="simple">Rembroso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osice</text:p>
          </table:table-cell>
          <table:table-cell table:style-name="ce4" office:value-type="string" calcext:value-type="string">
            <text:p>Kosicky kraj</text:p>
          </table:table-cell>
          <table:table-cell table:style-name="ce4" office:value-type="string" calcext:value-type="string">
            <text:p>Slovak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medygames.com/" xlink:type="simple">Remedy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spoo</text:p>
          </table:table-cell>
          <table:table-cell table:style-name="ce4" office:value-type="string" calcext:value-type="string">
            <text:p>Uusimaa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negadekid.com/" xlink:type="simple">Renegade Ki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playgamesinc.com/" xlink:type="simple">Repla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ptoidgames.com/" xlink:type="simple">Reptoi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sistancestudio.com/" xlink:type="simple">Resistanc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msterdam</text:p>
          </table:table-cell>
          <table:table-cell table:style-name="ce4" office:value-type="string" calcext:value-type="string">
            <text:p>Noor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spawn.com/" xlink:type="simple">Respawn Entertainment (Electronic Art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spondwell.com/" xlink:type="simple">RespondWel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rand Rapids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to.dk/" xlink:type="simple">Reto-Mot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penhagen</text:p>
          </table:table-cell>
          <table:table-cell table:style-name="ce4" office:value-type="string" calcext:value-type="string">
            <text:p>Oresu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retrific.net/" xlink:type="simple">Retrific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mm</text:p>
          </table:table-cell>
          <table:table-cell table:style-name="ce4" office:value-type="string" calcext:value-type="string">
            <text:p>North Rhine-Westphalia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troarmy.com/" xlink:type="simple">Retro Arm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dinburgh</text:p>
          </table:table-cell>
          <table:table-cell table:style-name="ce4" office:value-type="string" calcext:value-type="string">
            <text:p>Midlothian</text:p>
          </table:table-cell>
          <table:table-cell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troepic.com/" xlink:type="simple">Retro Epic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pe Town</text:p>
          </table:table-cell>
          <table:table-cell table:style-name="ce4" office:value-type="string" calcext:value-type="string">
            <text:p>Western Cape</text:p>
          </table:table-cell>
          <table:table-cell table:style-name="ce4" office:value-type="string" calcext:value-type="string">
            <text:p>South Afric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trostudios.com/" xlink:type="simple">Retro Studios (Nintendo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trogenestudio.com/" xlink:type="simple">Retrogen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rgen</text:p>
          </table:table-cell>
          <table:table-cell table:style-name="ce4" office:value-type="string" calcext:value-type="string">
            <text:p>Hordaland</text:p>
          </table:table-cell>
          <table:table-cell table:style-name="ce4" office:value-type="string" calcext:value-type="string">
            <text:p>Norwa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troneogames.com/" xlink:type="simple">RetroNeo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blin</text:p>
          </table:table-cell>
          <table:table-cell table:style-name="ce4" office:value-type="string" calcext:value-type="string">
            <text:p>Leinster</text:p>
          </table:table-cell>
          <table:table-cell table:style-name="ce4" office:value-type="string" calcext:value-type="string">
            <text:p>Ire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trotainmentgames.com/" xlink:type="simple">Retrotainmen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ittsburgh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velation-interactive.com/" xlink:type="simple">Revelation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ousto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ayoverload.com/" xlink:type="simple">Revival Produc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Urbana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volution.co.uk/" xlink:type="simple">Revolution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York</text:p>
          </table:table-cell>
          <table:table-cell table:style-name="ce4" office:value-type="string" calcext:value-type="string">
            <text:p>Yor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hinogamesinc.com/" xlink:type="simple">Rhino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Mate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099.com/" xlink:type="simple">Richard Hog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stings</text:p>
          </table:table-cell>
          <table:table-cell table:style-name="ce4" office:value-type="string" calcext:value-type="string">
            <text:p>East Sussex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ighteye.com/" xlink:type="simple">RightEy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thesda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ightstickstudios.com/" xlink:type="simple">Rightstick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rand Rapids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imlightstudios.com/" xlink:type="simple">Rimligh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tania</text:p>
          </table:table-cell>
          <table:table-cell table:style-name="ce4" office:value-type="string" calcext:value-type="string">
            <text:p>Sicil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ingzerogames.com/" xlink:type="simple">RingZero Gam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ngkok</text:p>
          </table:table-cell>
          <table:table-cell table:style-name="ce4" office:value-type="string" calcext:value-type="string">
            <text:p>Thonburi</text:p>
          </table:table-cell>
          <table:table-cell table:style-name="ce4" office:value-type="string" calcext:value-type="string">
            <text:p>Thai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isingoat.com/" xlink:type="simple">Risin' Goa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stoles</text:p>
          </table:table-cell>
          <table:table-cell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risingpixel.com/" xlink:type="simple">Rising Pixe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s Palmas de Gran Canaria</text:p>
          </table:table-cell>
          <table:table-cell table:style-name="ce4" office:value-type="string" calcext:value-type="string">
            <text:p>Las Palmas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ival-games.com/" xlink:type="simple">Rival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urku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iverendgames.com/" xlink:type="simple">River En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othenburg</text:p>
          </table:table-cell>
          <table:table-cell table:style-name="ce4" office:value-type="string" calcext:value-type="string">
            <text:p>Gota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ivermanmedia.com/" xlink:type="simple">Riverman Med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ucson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obistudios.com/" xlink:type="simple">ROBI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Cordoba</text:p>
          </table:table-cell>
          <table:table-cell table:style-name="ce4" office:value-type="string" calcext:value-type="string">
            <text:p>Argenti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tsoft.com/" xlink:type="simple">Robinson Technologi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Hiroshim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obitgames.com/" xlink:type="simple">Robi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obot-circus.com/" xlink:type="simple">Robot Circu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obotentertainment.com/" xlink:type="simple">Robot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lano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obotgentleman.com/" xlink:type="simple">Robot Gentleme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znan</text:p>
          </table:table-cell>
          <table:table-cell table:style-name="ce4" office:value-type="string" calcext:value-type="string">
            <text:p>Greater Poland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obotloveskitty.com/" xlink:type="simple">Robot Loves Kitt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nchester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obotality.com/" xlink:type="simple">Robotalit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meln</text:p>
          </table:table-cell>
          <table:table-cell table:style-name="ce4" office:value-type="string" calcext:value-type="string">
            <text:p>Lower Saxony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pacecatsinspace.com/" xlink:type="simple">Robotic Potat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obotical.io/" xlink:type="simple">Robotic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dinburgh</text:p>
          </table:table-cell>
          <table:table-cell table:style-name="ce4" office:value-type="string" calcext:value-type="string">
            <text:p>Midlothian</text:p>
          </table:table-cell>
          <table:table-cell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ockpocketgames.com/" xlink:type="simple">Rock Pocke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nsberg</text:p>
          </table:table-cell>
          <table:table-cell table:style-name="ce4" office:value-type="string" calcext:value-type="string">
            <text:p>Vestfold</text:p>
          </table:table-cell>
          <table:table-cell table:style-name="ce4" office:value-type="string" calcext:value-type="string">
            <text:p>Norwa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ocket5studios.com/" xlink:type="simple">Rocket 5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ocketpunch.cn/" xlink:type="simple">Rocket Punch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ijing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astlifegame.com/" xlink:type="simple">Rocket Science Amusemen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a Monic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ocketcat-games.com/" xlink:type="simple">Rocketca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emerton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ocketwerkz.com/" xlink:type="simple">RocketWerkz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nedin</text:p>
          </table:table-cell>
          <table:table-cell table:style-name="ce4" office:value-type="string" calcext:value-type="string">
            <text:p>Otago</text:p>
          </table:table-cell>
          <table:table-cell table:style-name="ce4" office:value-type="string" calcext:value-type="string">
            <text:p>New Zealand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rockfishgames.wordpress.com/" xlink:type="simple">Rockfish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mburg</text:p>
          </table:table-cell>
          <table:table-cell table:style-name="ce4" office:value-type="string" calcext:value-type="string">
            <text:p>Metropolregion Hambu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ockstargames.com/" xlink:type="simple">Rockstar Ind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ngalore</text:p>
          </table:table-cell>
          <table:table-cell table:style-name="ce4" office:value-type="string" calcext:value-type="string">
            <text:p>Karnataka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ockstargames.jp/" xlink:type="simple">Rockstar Japa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ockstarleeds.com/" xlink:type="simple">Rockstar Leed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eds</text:p>
          </table:table-cell>
          <table:table-cell table:style-name="ce4" office:value-type="string" calcext:value-type="string">
            <text:p>Yor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ockstarlincoln.com/" xlink:type="simple">Rockstar Lincol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incoln</text:p>
          </table:table-cell>
          <table:table-cell table:style-name="ce4" office:value-type="string" calcext:value-type="string">
            <text:p>Lincoln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ockstarlondon.com/" xlink:type="simple">Rockstar Londo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ockstarnewengland.com/" xlink:type="simple">Rockstar New Englan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ndover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ockstarnorth.com/" xlink:type="simple">Rockstar North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dinburgh</text:p>
          </table:table-cell>
          <table:table-cell table:style-name="ce4" office:value-type="string" calcext:value-type="string">
            <text:p>Midlothian</text:p>
          </table:table-cell>
          <table:table-cell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ockstargames.com/" xlink:type="simple">Rockstar NYC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ockstarsandiego.com/" xlink:type="simple">Rockstar San Dieg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rlsbad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ockstartoronto.com/" xlink:type="simple">Rockstar Toront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akville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ocksteadyltd.com/" xlink:type="simple">Rocksteady Studios (Warner Brothers Games)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ogueearth.com/" xlink:type="simple">Rogue Earth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ogue-factor.com/" xlink:type="simple">Rogue Facto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oguemoonstudios.com/" xlink:type="simple">Rogue Moon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rban</text:p>
          </table:table-cell>
          <table:table-cell table:style-name="ce4" office:value-type="string" calcext:value-type="string">
            <text:p>KwaZulu-Natal</text:p>
          </table:table-cell>
          <table:table-cell table:style-name="ce4" office:value-type="string" calcext:value-type="string">
            <text:p>South Afric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oguesnail.com/" xlink:type="simple">Rogue Snai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o Horizonte</text:p>
          </table:table-cell>
          <table:table-cell table:style-name="ce4" office:value-type="string" calcext:value-type="string">
            <text:p>Minas Gerais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oigames.co.kr/" xlink:type="simple">ROI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eoul</text:p>
          </table:table-cell>
          <table:table-cell table:style-name="ce4" office:value-type="string" calcext:value-type="string">
            <text:p>South Kore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oll7.co.uk/" xlink:type="simple">Roll7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olocule.com/" xlink:type="simple">Rolocul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une</text:p>
          </table:table-cell>
          <table:table-cell table:style-name="ce4" office:value-type="string" calcext:value-type="string">
            <text:p>Maharashtra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omerogames.ie/" xlink:type="simple">Romero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alway</text:p>
          </table:table-cell>
          <table:table-cell table:style-name="ce4" office:value-type="string" calcext:value-type="string">
            <text:p>Connacht</text:p>
          </table:table-cell>
          <table:table-cell table:style-name="ce4" office:value-type="string" calcext:value-type="string">
            <text:p>Ire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onimo-games.com/" xlink:type="simple">Ronimo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Utrecht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oofdog.ca/" xlink:type="simple">Roofdog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oom8studio.com/" xlink:type="simple">Room 8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iev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orschachpuss.com/" xlink:type="simple">Rorshach Pus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oomall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osecitygames.com/" xlink:type="simple">Rose Cit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land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oseverte.net/" xlink:type="simple">RoseVeRt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Nagan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oshkastudios.com/" xlink:type="simple">Roshka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suncion</text:p>
          </table:table-cell>
          <table:table-cell table:style-name="ce4" office:value-type="string" calcext:value-type="string">
            <text:p>Gran Asuncion</text:p>
          </table:table-cell>
          <table:table-cell table:style-name="ce4" office:value-type="string" calcext:value-type="string">
            <text:p>Paragua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ottenmage.com/" xlink:type="simple">Rotten Mag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3" table:style-name="ce4" office:value-type="string" calcext:value-type="string">
            <text:p>Singapor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tgstudio.co.uk/" xlink:type="simple">Round Tabl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almouth</text:p>
          </table:table-cell>
          <table:table-cell table:style-name="ce4" office:value-type="string" calcext:value-type="string">
            <text:p>Cornwall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uffiangames.com/" xlink:type="simple">Ruffia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ndee</text:p>
          </table:table-cell>
          <table:table-cell table:style-name="ce4" office:value-type="string" calcext:value-type="string">
            <text:p>Angus</text:p>
          </table:table-cell>
          <table:table-cell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umbling-games.com/" xlink:type="simple">Rumbling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Giza</text:p>
          </table:table-cell>
          <table:table-cell table:style-name="ce4" office:value-type="string" calcext:value-type="string">
            <text:p>Egypt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un-games.com/" xlink:type="simple">Ru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unawayplay.com/" xlink:type="simple">Runawaypla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nedin</text:p>
          </table:table-cell>
          <table:table-cell table:style-name="ce4" office:value-type="string" calcext:value-type="string">
            <text:p>Otago</text:p>
          </table:table-cell>
          <table:table-cell table:style-name="ce4" office:value-type="string" calcext:value-type="string">
            <text:p>New Zea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unningwithscissors.com/" xlink:type="simple">Running With Scissor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ucson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ushdigital.nz/" xlink:type="simple">Rush Digital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Auckland</text:p>
          </table:table-cell>
          <table:table-cell table:style-name="ce4" office:value-type="string" calcext:value-type="string">
            <text:p>New Zea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ustltd.com/" xlink:type="simple">RUST LT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ustltd.com/" xlink:type="simple">RUST LT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yracuse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ustybolt.be/" xlink:type="simple">Rusty Bol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ernem</text:p>
          </table:table-cell>
          <table:table-cell table:style-name="ce4" office:value-type="string" calcext:value-type="string">
            <text:p>West Flanders</text:p>
          </table:table-cell>
          <table:table-cell table:style-name="ce4" office:value-type="string" calcext:value-type="string">
            <text:p>Belgium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ymgames.com/" xlink:type="simple">Rym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sablanca</text:p>
          </table:table-cell>
          <table:table-cell table:style-name="ce4" office:value-type="string" calcext:value-type="string">
            <text:p>Grand Casablanca</text:p>
          </table:table-cell>
          <table:table-cell table:style-name="ce4" office:value-type="string" calcext:value-type="string">
            <text:p>Morocco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z2games.com/" xlink:type="simple">RZ2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naji</text:p>
          </table:table-cell>
          <table:table-cell table:style-name="ce4" office:value-type="string" calcext:value-type="string">
            <text:p>Goa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wentycapitalletters.com/" xlink:type="simple">S.L. Clar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2games.com/" xlink:type="simple">S2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alamazoo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aber3d.com/" xlink:type="simple">Saber Interactiv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aber3d.com/" xlink:type="simple">Saber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plewood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aber3d.com/" xlink:type="simple">Saber Interactiv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insk</text:p>
          </table:table-cell>
          <table:table-cell table:style-name="ce4" office:value-type="string" calcext:value-type="string">
            <text:p>Belaru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saber3d.com/" xlink:type="simple">Saber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int Petersburg</text:p>
          </table:table-cell>
          <table:table-cell table:style-name="ce4" office:value-type="string" calcext:value-type="string">
            <text:p>Northwestern Federal District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aber3d.com/" xlink:type="simple">Saber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undsvall</text:p>
          </table:table-cell>
          <table:table-cell table:style-name="ce4" office:value-type="string" calcext:value-type="string">
            <text:p>Norr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abotagestudio.com/" xlink:type="simple">Sabotag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Quebec City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abotagestudio.com/" xlink:type="simple">Sabotag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Quebec City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alixgames.com/" xlink:type="simple">Salix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ildford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amuraipunk.com/" xlink:type="simple">Samurai Pun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anctionstudios.com/" xlink:type="simple">Sanctio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aleigh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lackthefall.com/" xlink:type="simple">Sand Sailor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ucharest</text:p>
          </table:table-cell>
          <table:table-cell table:style-name="ce4" office:value-type="string" calcext:value-type="string">
            <text:p>Roman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antaragione.com/" xlink:type="simple">Santa Ragion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Lombard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anuk.biz/" xlink:type="simple">Sanu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k Kret</text:p>
          </table:table-cell>
          <table:table-cell table:style-name="ce4" office:value-type="string" calcext:value-type="string">
            <text:p>Nonthaburi</text:p>
          </table:table-cell>
          <table:table-cell table:style-name="ce4" office:value-type="string" calcext:value-type="string">
            <text:p>Thai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anzaru.com/" xlink:type="simple">Sanzaru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oster Ci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aphirprod.com/" xlink:type="simple">SaphirProd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Nabeul</text:p>
          </table:table-cell>
          <table:table-cell table:style-name="ce4" office:value-type="string" calcext:value-type="string">
            <text:p>Tuni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areptastudio.com/" xlink:type="simple">Sarepta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mar</text:p>
          </table:table-cell>
          <table:table-cell table:style-name="ce4" office:value-type="string" calcext:value-type="string">
            <text:p>Hedmark</text:p>
          </table:table-cell>
          <table:table-cell table:style-name="ce4" office:value-type="string" calcext:value-type="string">
            <text:p>Norway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sassybot.com/" xlink:type="simple">Sassybo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eda</text:p>
          </table:table-cell>
          <table:table-cell table:style-name="ce4" office:value-type="string" calcext:value-type="string">
            <text:p>Brabant-Septentrional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astlestory.net/" xlink:type="simple">Sauropod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avivo.com/" xlink:type="simple">Saviv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penhagen</text:p>
          </table:table-cell>
          <table:table-cell table:style-name="ce4" office:value-type="string" calcext:value-type="string">
            <text:p>Oresu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carletcitystudios.com/" xlink:type="simple">Scarlet City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Auckland</text:p>
          </table:table-cell>
          <table:table-cell table:style-name="ce4" office:value-type="string" calcext:value-type="string">
            <text:p>New Zea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cavengers.ca/" xlink:type="simple">Scavengers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chellgames.com/" xlink:type="simple">Schel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ittsburgh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tar-made.org/" xlink:type="simple">Schin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unich</text:p>
          </table:table-cell>
          <table:table-cell table:style-name="ce4" office:value-type="string" calcext:value-type="string">
            <text:p>Bayer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cientificgames.com/" xlink:type="simple">Scientific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tlanta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ginteractive.com/" xlink:type="simple">Scientific Games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ginteractive.com/" xlink:type="simple">Scientific Games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ngalore</text:p>
          </table:table-cell>
          <table:table-cell table:style-name="ce4" office:value-type="string" calcext:value-type="string">
            <text:p>Karnataka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ginteractive.com/" xlink:type="simple">Scientific Games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edar Falls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ginteractive.com/" xlink:type="simple">Scientific Games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ennai</text:p>
          </table:table-cell>
          <table:table-cell table:style-name="ce4" office:value-type="string" calcext:value-type="string">
            <text:p>Tamil Nadu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ginteractive.com/" xlink:type="simple">Scientific Games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icago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ginteractive.com/" xlink:type="simple">Scientific Games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s Vegas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ginteractive.com/" xlink:type="simple">Scientific Games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nchester</text:p>
          </table:table-cell>
          <table:table-cell table:style-name="ce4" office:value-type="string" calcext:value-type="string">
            <text:p>Lanca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ginteractive.com/" xlink:type="simple">Scientific Games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une</text:p>
          </table:table-cell>
          <table:table-cell table:style-name="ce4" office:value-type="string" calcext:value-type="string">
            <text:p>Maharashtra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ginteractive.com/" xlink:type="simple">Scientific Games Interactiv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ginteractive.com/" xlink:type="simple">Scientific Games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el Aviv</text:p>
          </table:table-cell>
          <table:table-cell table:style-name="ce4" office:value-type="string" calcext:value-type="string">
            <text:p>Gush Dan</text:p>
          </table:table-cell>
          <table:table-cell table:style-name="ce4" office:value-type="string" calcext:value-type="string">
            <text:p>Israe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cientificallyproven.com/" xlink:type="simple">Scientifically Proven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troit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core-studios.jp/" xlink:type="simple">Score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crewtapestudios.com/" xlink:type="simple">Screwtap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bane</text:p>
          </table:table-cell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cssoft.com/" xlink:type="simple">SCS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rague</text:p>
          </table:table-cell>
          <table:table-cell table:style-name="ce4" office:value-type="string" calcext:value-type="string">
            <text:p>Bohem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sds.playstation.com/the-studio.html" xlink:type="simple">SD Studio (Sony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Dieg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dpgames.com/" xlink:type="simple">SDP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yon</text:p>
          </table:table-cell>
          <table:table-cell table:style-name="ce4" office:value-type="string" calcext:value-type="string">
            <text:p>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easungames.com/" xlink:type="simple">Seasu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Mate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seaven-studio.com/" xlink:type="simple">Seave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ille</text:p>
          </table:table-cell>
          <table:table-cell table:style-name="ce4" office:value-type="string" calcext:value-type="string">
            <text:p>Nord-Pas-de-Calais-Picardi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econdavenuelearning.com/" xlink:type="simple">Second Avenue Learnin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ochester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econddinner.com/" xlink:type="simple">Second Dinn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Irvin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econdimpactgames.com/" xlink:type="simple">Second Impac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ghton</text:p>
          </table:table-cell>
          <table:table-cell table:style-name="ce4" office:value-type="string" calcext:value-type="string">
            <text:p>East Sussex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ecret6.com/" xlink:type="simple">Secret 6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ecret6.com/" xlink:type="simple">Secret 6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Metropolitan Manila</text:p>
          </table:table-cell>
          <table:table-cell table:style-name="ce4" office:value-type="string" calcext:value-type="string">
            <text:p>Philippin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ecret6.com/" xlink:type="simple">Secret 6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ecretbase.sg/" xlink:type="simple">Secret Bas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3" table:style-name="ce4" office:value-type="string" calcext:value-type="string">
            <text:p>Singapor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scl.la/" xlink:type="simple">Secret Cow Leve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ecretexit.com/" xlink:type="simple">Secret Exi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Helsinki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ecretsorcery.com/" xlink:type="simple">Secret Sorcer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rington</text:p>
          </table:table-cell>
          <table:table-cell table:style-name="ce4" office:value-type="string" calcext:value-type="string">
            <text:p>Che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ecretnewco.com/" xlink:type="simple">SecretNewC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imonium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ectionstudios.com/" xlink:type="simple">Sectio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ikuniku.net/" xlink:type="simple">Sectordub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edleo.com/" xlink:type="simple">Sedle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istoia</text:p>
          </table:table-cell>
          <table:table-cell table:style-name="ce4" office:value-type="string" calcext:value-type="string">
            <text:p>Toscan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eedstudio.com/" xlink:type="simple">Seed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aipei</text:p>
          </table:table-cell>
          <table:table-cell table:number-columns-repeated="2" table:style-name="ce4" office:value-type="string" calcext:value-type="string">
            <text:p>Taiw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eempoint.com/" xlink:type="simple">Seemingly Pointles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eenapsis.studio/" xlink:type="simple">Seenapsis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ngers</text:p>
          </table:table-cell>
          <table:table-cell table:style-name="ce4" office:value-type="string" calcext:value-type="string">
            <text:p>Pays de la Loir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egaarcade.com/" xlink:type="simple">Sega Amusements US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lk Grove Village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eismicgames.com/" xlink:type="simple">Seismic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seithcg.com/" xlink:type="simple">SeithC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int Genis des Fontaines</text:p>
          </table:table-cell>
          <table:table-cell table:style-name="ce4" office:value-type="string" calcext:value-type="string">
            <text:p>Languedoc-Roussillon-Midi-Pyrene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ema-phore.com/" xlink:type="simple">Semaphor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Riyadh</text:p>
          </table:table-cell>
          <table:table-cell table:style-name="ce4" office:value-type="string" calcext:value-type="string">
            <text:p>Saudi Arab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ensibleobject.com/" xlink:type="simple">Sensible Objec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erellan.com/" xlink:type="simple">Serella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eriusgames.com/" xlink:type="simple">Serius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isbon</text:p>
          </table:table-cell>
          <table:table-cell table:style-name="ce4" office:value-type="string" calcext:value-type="string">
            <text:p>Portuga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evenedge.be/" xlink:type="simple">Sevenedg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emse</text:p>
          </table:table-cell>
          <table:table-cell table:style-name="ce4" office:value-type="string" calcext:value-type="string">
            <text:p>East Flanders</text:p>
          </table:table-cell>
          <table:table-cell table:style-name="ce4" office:value-type="string" calcext:value-type="string">
            <text:p>Belgium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hadowplaystudios.com/" xlink:type="simple">Shadowplay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ydney</text:p>
          </table:table-cell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acebook.com/shallowskystudios" xlink:type="simple">Shallow Sky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fast</text:p>
          </table:table-cell>
          <table:table-cell table:style-name="ce4" office:value-type="string" calcext:value-type="string">
            <text:p>County Antrim</text:p>
          </table:table-cell>
          <table:table-cell table:style-name="ce4" office:value-type="string" calcext:value-type="string">
            <text:p>Northern Ire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hanblue.com/" xlink:type="simple">Shanblue Interactiv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alenc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harkjumpstudios.com/" xlink:type="simple">Shark Jump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delaide</text:p>
          </table:table-cell>
          <table:table-cell table:style-name="ce4" office:value-type="string" calcext:value-type="string">
            <text:p>South Austral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harkpunch.com/" xlink:type="simple">Shark Punch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harkbitegames.net/" xlink:type="simple">Sharkbit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Issaquah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hed-works.co.uk/" xlink:type="simple">Shedwork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unland.cn/" xlink:type="simple">Shenzhen Funland Technology Compan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henzhen</text:p>
          </table:table-cell>
          <table:table-cell table:style-name="ce4" office:value-type="string" calcext:value-type="string">
            <text:p>Guangdong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herman3d.com/" xlink:type="simple">Sherman3D Sdn Bh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etaling Jaya</text:p>
          </table:table-cell>
          <table:table-cell table:style-name="ce4" office:value-type="string" calcext:value-type="string">
            <text:p>Selangor Darul Ehsan</text:p>
          </table:table-cell>
          <table:table-cell table:style-name="ce4" office:value-type="string" calcext:value-type="string">
            <text:p>Malay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hinen.com/" xlink:type="simple">Shin'e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unich</text:p>
          </table:table-cell>
          <table:table-cell table:style-name="ce4" office:value-type="string" calcext:value-type="string">
            <text:p>Bayer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hinen.com/" xlink:type="simple">Shin'en Multimed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unich</text:p>
          </table:table-cell>
          <table:table-cell table:style-name="ce4" office:value-type="string" calcext:value-type="string">
            <text:p>Bayer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hinyshoe.com/" xlink:type="simple">Shiny Sho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shirogames.com/" xlink:type="simple">Shiro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rdeaux</text:p>
          </table:table-cell>
          <table:table-cell table:style-name="ce4" office:value-type="string" calcext:value-type="string">
            <text:p>Aquitaine-Limousin-Poitou-Charent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joinshiver.com/" xlink:type="simple">Shiver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ami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hivergames.com/" xlink:type="simple">Shiver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Helsinki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hoor.com.ar/" xlink:type="simple">Shoo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 Plata</text:p>
          </table:table-cell>
          <table:table-cell table:style-name="ce4" office:value-type="string" calcext:value-type="string">
            <text:p>Buenos Aires</text:p>
          </table:table-cell>
          <table:table-cell table:style-name="ce4" office:value-type="string" calcext:value-type="string">
            <text:p>Argent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hortfuse.se/" xlink:type="simple">Shortfus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kövde</text:p>
          </table:table-cell>
          <table:table-cell table:style-name="ce4" office:value-type="string" calcext:value-type="string">
            <text:p>Vastra Gota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ickheadgames.com/" xlink:type="simple">Sickhea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allas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idekick.co.il/" xlink:type="simple">Side-kic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amat Gan</text:p>
          </table:table-cell>
          <table:table-cell table:style-name="ce4" office:value-type="string" calcext:value-type="string">
            <text:p>Gush Dan</text:p>
          </table:table-cell>
          <table:table-cell table:style-name="ce4" office:value-type="string" calcext:value-type="string">
            <text:p>Israe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olfstorygame.com/" xlink:type="simple">Sideba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bane</text:p>
          </table:table-cell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idhe.co.nz/" xlink:type="simple">Sidhe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ellington</text:p>
          </table:table-cell>
          <table:table-cell table:style-name="ce4" office:value-type="string" calcext:value-type="string">
            <text:p>Greater Wellington</text:p>
          </table:table-cell>
          <table:table-cell table:style-name="ce4" office:value-type="string" calcext:value-type="string">
            <text:p>New Zea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ystation.com/en-gb/footer/about-us/world-wide-studios/sie-london-studio/" xlink:type="simple">SIE London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igtrapgames.com/" xlink:type="simple">Sigtrap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uddersfield</text:p>
          </table:table-cell>
          <table:table-cell table:style-name="ce4" office:value-type="string" calcext:value-type="string">
            <text:p>West Yor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silden.eu/" xlink:type="simple">Silde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un</text:p>
          </table:table-cell>
          <table:table-cell table:style-name="ce4" office:value-type="string" calcext:value-type="string">
            <text:p>Kuyavian-Pomeran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ilenistudios.com/" xlink:type="simple">Sileni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ontich</text:p>
          </table:table-cell>
          <table:table-cell table:style-name="ce4" office:value-type="string" calcext:value-type="string">
            <text:p>Belgium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silentdreams.de/" xlink:type="simple">Silent Dream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ld-Sentenhart</text:p>
          </table:table-cell>
          <table:table-cell table:style-name="ce4" office:value-type="string" calcext:value-type="string">
            <text:p>Baden-Wurttembe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ilentroadgames.com/" xlink:type="simple">Silent Road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lag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silentfuture.de/" xlink:type="simple">SilentFutu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uppertal</text:p>
          </table:table-cell>
          <table:table-cell table:style-name="ce4" office:value-type="string" calcext:value-type="string">
            <text:p>North Rhine-Westphalia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iliconstudio.co.jp/" xlink:type="simple">Silicon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illysoft.net/" xlink:type="simple">Sillyso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ilvercrk.com/" xlink:type="simple">Silver Creek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rants Pass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ilverraingames.com/" xlink:type="simple">Silver Rain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ilverbackgames.com/" xlink:type="simple">Silverbac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lifax</text:p>
          </table:table-cell>
          <table:table-cell table:style-name="ce4" office:value-type="string" calcext:value-type="string">
            <text:p>Nova Scot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ilvertreemedia.com/" xlink:type="simple">SilverTree Med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lo Alt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imbin.com/" xlink:type="simple">SimBi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kovde</text:p>
          </table:table-cell>
          <table:table-cell table:style-name="ce4" office:value-type="string" calcext:value-type="string">
            <text:p>Vastra Gota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imcoachgames.com/" xlink:type="simple">Simcoach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ittsburgh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imiansquared.com/" xlink:type="simple">Simian Squared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imogo.com/" xlink:type="simple">Simog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lmo</text:p>
          </table:table-cell>
          <table:table-cell table:style-name="ce4" office:value-type="string" calcext:value-type="string">
            <text:p>Scania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ingularity6.com/" xlink:type="simple">Singularity 6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ioux.com.br/" xlink:type="simple">Sioux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ao Paul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nlineracingchampionship.com/" xlink:type="simple">Sirocco Racin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rrickfergus</text:p>
          </table:table-cell>
          <table:table-cell table:style-name="ce4" office:value-type="string" calcext:value-type="string">
            <text:p>County Antrim</text:p>
          </table:table-cell>
          <table:table-cell table:style-name="ce4" office:value-type="string" calcext:value-type="string">
            <text:p>Northern Ire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ixshootergames.com/" xlink:type="simple">Six Shoote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ainesville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sixteen-tons.de/" xlink:type="simple">Sixteen Tons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übingen</text:p>
          </table:table-cell>
          <table:table-cell table:style-name="ce4" office:value-type="string" calcext:value-type="string">
            <text:p>Baden-Württembe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izefivegames.com/" xlink:type="simple">Size Fiv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herborne</text:p>
          </table:table-cell>
          <table:table-cell table:style-name="ce4" office:value-type="string" calcext:value-type="string">
            <text:p>Dorset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ka-studios.com/" xlink:type="simple">Ska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chenectad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skeletonbiz.com/" xlink:type="simple">Skeleton Busines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ille</text:p>
          </table:table-cell>
          <table:table-cell table:style-name="ce4" office:value-type="string" calcext:value-type="string">
            <text:p>Nord-Pas-de-Calais-Picardi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keletoncrew.co.jp/" xlink:type="simple">Skeleton Crew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yot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keletoncrew.co.jp/" xlink:type="simple">Skeleton Crew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yot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astwordgame.com/" xlink:type="simple">Sketchboo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lchester</text:p>
          </table:table-cell>
          <table:table-cell table:style-name="ce4" office:value-type="string" calcext:value-type="string">
            <text:p>Essex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kipmore.com/" xlink:type="simple">Skipmor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Osak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konec.com/" xlink:type="simple">SKONEC Entertainme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eoul</text:p>
          </table:table-cell>
          <table:table-cell table:style-name="ce4" office:value-type="string" calcext:value-type="string">
            <text:p>South Kore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kunkstudios.com/" xlink:type="simple">Skunk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kyshipstudios.com/" xlink:type="simple">Sky Ship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dison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kybornegames.com/" xlink:type="simple">Skyborn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kybound.com/" xlink:type="simple">Skybound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kyboxlabs.com/" xlink:type="simple">SkyBox 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urnaby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kydance.com/" xlink:type="simple">Skydance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rina Del Re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kymapgames.com/" xlink:type="simple">Skymap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thuen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kyreacher.com/" xlink:type="simple">SkyReach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urriet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kyriver.ru/" xlink:type="simple">SkyRiver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amara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kyrocketon.com/" xlink:type="simple">Skyrocke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roydon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kyrocketon.com/" xlink:type="simple">Skyrocke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kyshipstudios.com/" xlink:type="simple">Skyship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dison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ledgehammergames.com/" xlink:type="simple">Sledgehammer Games (Activision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oster Ci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ledgehammergames.com/" xlink:type="simple">Sledgehammer Melbourne (Activision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leepninjagames.com/" xlink:type="simple">SleepNinj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land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lightlymadstudios.com/" xlink:type="simple">Slightly Mad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lingo.com/" xlink:type="simple">Sling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ckensack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litherine.com/" xlink:type="simple">Slitherine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psom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slow-bros.com/" xlink:type="simple">Slow Br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logne</text:p>
          </table:table-cell>
          <table:table-cell table:style-name="ce4" office:value-type="string" calcext:value-type="string">
            <text:p>North Rhine-Westphalia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mallgiantgames.com/" xlink:type="simple">Small Giant Games (Zynga)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Helsinki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mallthinggames.com/" xlink:type="simple">Smallthing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Goriz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smart-tale.com/" xlink:type="simple">Smart Tal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rles</text:p>
          </table:table-cell>
          <table:table-cell table:style-name="ce4" office:value-type="string" calcext:value-type="string">
            <text:p>Provence-Alpes-Cote d'Azur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mgstudio.com/" xlink:type="simple">SMG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mgstudio.com/" xlink:type="simple">SMG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mgstudio.com/" xlink:type="simple">SMG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Ultimo</text:p>
          </table:table-cell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mileboom.com/" xlink:type="simple">SmileBoo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pporo</text:p>
          </table:table-cell>
          <table:table-cell table:style-name="ce4" office:value-type="string" calcext:value-type="string">
            <text:p>Hokkaid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mokingguninc.com/" xlink:type="simple">Smoking Gun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myowl.com.br/" xlink:type="simple">Smyow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orocaba</text:p>
          </table:table-cell>
          <table:table-cell table:style-name="ce4" office:value-type="string" calcext:value-type="string">
            <text:p>Sao Paul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nail.com/" xlink:type="simple">Snai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uzhou</text:p>
          </table:table-cell>
          <table:table-cell table:style-name="ce4" office:value-type="string" calcext:value-type="string">
            <text:p>Jiangsu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nail.com/" xlink:type="simple">Snail Games US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a Monic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napfingerclick.com/" xlink:type="simple">Snap Finger Clic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ghton</text:p>
          </table:table-cell>
          <table:table-cell table:style-name="ce4" office:value-type="string" calcext:value-type="string">
            <text:p>East Sussex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napshotgames.com/" xlink:type="simple">Snapshot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ofia</text:p>
          </table:table-cell>
          <table:table-cell table:style-name="ce4" office:value-type="string" calcext:value-type="string">
            <text:p>Bulgar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nowcastlegames.com/" xlink:type="simple">Snowcastle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Oslo</text:p>
          </table:table-cell>
          <table:table-cell table:style-name="ce4" office:value-type="string" calcext:value-type="string">
            <text:p>Norwa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nowedin.ca/" xlink:type="simple">Snowed I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ttawa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nowhoundgames.com/" xlink:type="simple">Snowhoun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Jyvaskyla</text:p>
          </table:table-cell>
          <table:table-cell table:style-name="ce4" office:value-type="string" calcext:value-type="string">
            <text:p>Central Finland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uiltbysnowman.com/" xlink:type="simple">Snowma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snowstep.com/" xlink:type="simple">Snowstep Develop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sseldorf</text:p>
          </table:table-cell>
          <table:table-cell table:style-name="ce4" office:value-type="string" calcext:value-type="string">
            <text:p>North Rhine-Westphalia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oaphog.com/" xlink:type="simple">Soaphog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Rezekne</text:p>
          </table:table-cell>
          <table:table-cell table:style-name="ce4" office:value-type="string" calcext:value-type="string">
            <text:p>Latv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deemerthegame.com/" xlink:type="simple">Sobaka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aliningrad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deemerthegame.com/" xlink:type="simple">Sobaka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obee.com.tr/" xlink:type="simple">Sobe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Istanbul</text:p>
          </table:table-cell>
          <table:table-cell table:style-name="ce4" office:value-type="string" calcext:value-type="string">
            <text:p>Turke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edeadliestwar.com/" xlink:type="simple">Socen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leveland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ocialpoint.es/" xlink:type="simple">Social Poi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rcelona</text:p>
          </table:table-cell>
          <table:table-cell table:style-name="ce4" office:value-type="string" calcext:value-type="string">
            <text:p>Catalon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oftnyx.com/" xlink:type="simple">Softnyx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eoul</text:p>
          </table:table-cell>
          <table:table-cell table:style-name="ce4" office:value-type="string" calcext:value-type="string">
            <text:p>South Kore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okpop.co/" xlink:type="simple">Sokpop Collectiv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Utrecht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olanimus.com/" xlink:type="simple">Solanimu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uquay Varina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olarsailgames.com/" xlink:type="simple">Solar Sail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olarem.com/" xlink:type="simple">Solare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nchester</text:p>
          </table:table-cell>
          <table:table-cell table:style-name="ce4" office:value-type="string" calcext:value-type="string">
            <text:p>Lanca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oldak.com/" xlink:type="simple">Soldak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lano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olusgames.com/" xlink:type="simple">Solu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Mate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omagames.com/" xlink:type="simple">Som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berg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oma-play.com/" xlink:type="simple">SoMa Pla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omasim.com/" xlink:type="simple">SomaSim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icago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ombr.com/" xlink:type="simple">Sombr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onderluststudios.com/" xlink:type="simple">Sonderlus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orldwidestudios.net/locations/usa/foster-city" xlink:type="simple">Sony Computer Entertainment Foster City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oster Ci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worldwidestudios.net/locations/japan/japan-studio" xlink:type="simple">Sony Computer Entertainment JAPAN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worldwidestudios.net/london" xlink:type="simple">Sony Computer Entertainment London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soulgamestudio.com/" xlink:type="simple">SoulGam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ulouse</text:p>
          </table:table-cell>
          <table:table-cell table:style-name="ce4" office:value-type="string" calcext:value-type="string">
            <text:p>Languedoc-Roussillon-Midi-Pyrene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ourcebits.com/" xlink:type="simple">Sourcebi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ourenagames.com/" xlink:type="simple">Sourena Game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3" table:style-name="ce4" office:value-type="string" calcext:value-type="string">
            <text:p>Singapor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ozolabs.com/" xlink:type="simple">Sozo 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tellenbosch</text:p>
          </table:table-cell>
          <table:table-cell table:style-name="ce4" office:value-type="string" calcext:value-type="string">
            <text:p>Western Cape</text:p>
          </table:table-cell>
          <table:table-cell table:style-name="ce4" office:value-type="string" calcext:value-type="string">
            <text:p>South Afric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pace-bullet.com/" xlink:type="simple">Space Bullet Dynamics Corporat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pacecowboysstudio.com/" xlink:type="simple">Space Cowboy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Ness Tsiyona</text:p>
          </table:table-cell>
          <table:table-cell table:style-name="ce4" office:value-type="string" calcext:value-type="string">
            <text:p>Israe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paceduststudios.com/" xlink:type="simple">Space Dus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pacelizardstudio.com/" xlink:type="simple">Space Lizard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iverpool</text:p>
          </table:table-cell>
          <table:table-cell table:style-name="ce4" office:value-type="string" calcext:value-type="string">
            <text:p>Merseysid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pacemacegames.com/" xlink:type="simple">Space Mac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nneapolis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pacebeagles.com/" xlink:type="simple">SpaceBeagl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oenix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pacefoxstudio.com/" xlink:type="simple">SpaceFox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pacesofplay.com/" xlink:type="simple">Spaces of Play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rli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pacetimestudios.com/" xlink:type="simple">Spacetim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pacewavesoftware.com/" xlink:type="simple">Spacewave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parkpluggames.com/" xlink:type="simple">Spark Plug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aleigh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parkypants.com/" xlink:type="simple">Sparkypants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ltimore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pawnstudios.com/" xlink:type="simple">Spaw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o Joao da Madeira</text:p>
          </table:table-cell>
          <table:table-cell table:style-name="ce4" office:value-type="string" calcext:value-type="string">
            <text:p>Grande Porto</text:p>
          </table:table-cell>
          <table:table-cell table:style-name="ce4" office:value-type="string" calcext:value-type="string">
            <text:p>Portuga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pearheadgames.ca/" xlink:type="simple">Spearhea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pectralgames.com/" xlink:type="simple">Spectra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atowice</text:p>
          </table:table-cell>
          <table:table-cell table:style-name="ce4" office:value-type="string" calcext:value-type="string">
            <text:p>Silesia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pecular.com/" xlink:type="simple">Specular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oothill Ranch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peelbaars.com/" xlink:type="simple">Speelbaar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ilversum</text:p>
          </table:table-cell>
          <table:table-cell table:style-name="ce4" office:value-type="string" calcext:value-type="string">
            <text:p>Noor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spellbound.de/" xlink:type="simple">Spellbound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ehl am Rhein</text:p>
          </table:table-cell>
          <table:table-cell table:style-name="ce4" office:value-type="string" calcext:value-type="string">
            <text:p>Baden-Wurttembe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perasoft.com/" xlink:type="simple">Speraso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rakow</text:p>
          </table:table-cell>
          <table:table-cell table:style-name="ce4" office:value-type="string" calcext:value-type="string">
            <text:p>Lesser Poland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sperasoft.com/" xlink:type="simple">Speraso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int Petersburg</text:p>
          </table:table-cell>
          <table:table-cell table:style-name="ce4" office:value-type="string" calcext:value-type="string">
            <text:p>Northwestern Federal District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perasoft.com/" xlink:type="simple">Speraso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Jos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perasoft.com/" xlink:type="simple">Speraso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olgograd</text:p>
          </table:table-cell>
          <table:table-cell table:style-name="ce4" office:value-type="string" calcext:value-type="string">
            <text:p>Volgograd Oblast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picyhorse.com/" xlink:type="simple">Spicy Hors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hanghai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picy-tails.net/" xlink:type="simple">SpicyTail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piders-games.com/" xlink:type="simple">Spider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piderwebsoftware.com/" xlink:type="simple">Spiderweb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piel-s.com/" xlink:type="simple">Spiel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umbai</text:p>
          </table:table-cell>
          <table:table-cell table:style-name="ce4" office:value-type="string" calcext:value-type="string">
            <text:p>Maharashtra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pikysnail.com/" xlink:type="simple">SpikySnai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el Aviv</text:p>
          </table:table-cell>
          <table:table-cell table:style-name="ce4" office:value-type="string" calcext:value-type="string">
            <text:p>Gush Dan</text:p>
          </table:table-cell>
          <table:table-cell table:style-name="ce4" office:value-type="string" calcext:value-type="string">
            <text:p>Israe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piltmilkstudios.tumblr.com/" xlink:type="simple">Spilt Milk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pingames.net/" xlink:type="simple">Spi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no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pinmaster.com/" xlink:type="simple">Spin Mast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pinmaster.com/" xlink:type="simple">Spin Mast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pinvector.com/" xlink:type="simple">SpinVecto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nevento</text:p>
          </table:table-cell>
          <table:table-cell table:style-name="ce4" office:value-type="string" calcext:value-type="string">
            <text:p>Campan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pinvector.com/" xlink:type="simple">SpinVecto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nevento</text:p>
          </table:table-cell>
          <table:table-cell table:style-name="ce4" office:value-type="string" calcext:value-type="string">
            <text:p>Campan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piralhouse.co.uk/" xlink:type="simple">Spiral Hous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iverpool</text:p>
          </table:table-cell>
          <table:table-cell table:style-name="ce4" office:value-type="string" calcext:value-type="string">
            <text:p>Merseysid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abulargame.com/" xlink:type="simple">Spiritu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ittlehampton</text:p>
          </table:table-cell>
          <table:table-cell table:style-name="ce4" office:value-type="string" calcext:value-type="string">
            <text:p>West Sussex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plashdamage.com/" xlink:type="simple">Splash Damag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omley</text:p>
          </table:table-cell>
          <table:table-cell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splasher-game.com/" xlink:type="simple">Splashtea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pellier</text:p>
          </table:table-cell>
          <table:table-cell table:style-name="ce4" office:value-type="string" calcext:value-type="string">
            <text:p>Languedoc-Roussillon-Midi-Pyrene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plashworks.com/" xlink:type="simple">Splashworks.co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plitsidegames.com/" xlink:type="simple">Split Sid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iladelphia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igames.com/" xlink:type="simple">Sports Interactiv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portsmogul.com/" xlink:type="simple">Sports Mogu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dford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potkin.com/" xlink:type="simple">Spotki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ugene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pringlab.nl/" xlink:type="simple">Springlab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Utrecht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pringloadedsoftware.com/" xlink:type="simple">Springloaded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3" table:style-name="ce4" office:value-type="string" calcext:value-type="string">
            <text:p>Singapor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proing.com/" xlink:type="simple">Sproing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ienna</text:p>
          </table:table-cell>
          <table:table-cell table:style-name="ce4" office:value-type="string" calcext:value-type="string">
            <text:p>Austr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pryfox.com/" xlink:type="simple">Spry Fox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Juanita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quad.com.mx/" xlink:type="simple">Squa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ndesa</text:p>
          </table:table-cell>
          <table:table-cell table:style-name="ce4" office:value-type="string" calcext:value-type="string">
            <text:p>Mexico City</text:p>
          </table:table-cell>
          <table:table-cell table:style-name="ce4" office:value-type="string" calcext:value-type="string">
            <text:p>Mexico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quanchgames.com/" xlink:type="simple">Squanch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urbank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quanchgames.com/" xlink:type="simple">Squanch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aleigh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quare-enix.com/" xlink:type="simple">Square Enix Company Limited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quare-enix.com/" xlink:type="simple">Square Enix Montre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quigglybit.com/" xlink:type="simple">Squigglybi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ansas Ci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tageclearstudios.com/" xlink:type="simple">Stage Clear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ainlessgames.com/" xlink:type="simple">Stainles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port</text:p>
          </table:table-cell>
          <table:table-cell table:style-name="ce4" office:value-type="string" calcext:value-type="string">
            <text:p>Isle of Wight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arcolt.com/" xlink:type="simple">Star Col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ellington</text:p>
          </table:table-cell>
          <table:table-cell table:style-name="ce4" office:value-type="string" calcext:value-type="string">
            <text:p>Greater Wellington</text:p>
          </table:table-cell>
          <table:table-cell table:style-name="ce4" office:value-type="string" calcext:value-type="string">
            <text:p>New Zea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inasays.so/" xlink:type="simple">Star Mai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land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artheory.com/" xlink:type="simple">Star Theor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levu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tarbreeze.com/" xlink:type="simple">Starbreeze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tarburntstudios.wixsite.com/arqueskies" xlink:type="simple">Starburn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bane</text:p>
          </table:table-cell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arcapgames.com/" xlink:type="simple">Starcap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orcester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arcaster.games/" xlink:type="simple">Starcaste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ltimore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tarcaster.games/" xlink:type="simple">Starcaster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hanghai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tarcaster.games/" xlink:type="simple">Starcaster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ardock.com/" xlink:type="simple">Stardoc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lymouth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arfallstudios.net/" xlink:type="simple">Starfall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outh Plainfield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tarship-group.com/" xlink:type="simple">Starship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iverpool</text:p>
          </table:table-cell>
          <table:table-cell table:style-name="ce4" office:value-type="string" calcext:value-type="string">
            <text:p>Merseysid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arsoft.com/" xlink:type="simple">Starsoft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land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tation-interactive.com/" xlink:type="simple">Station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arlshamn</text:p>
          </table:table-cell>
          <table:table-cell table:style-name="ce4" office:value-type="string" calcext:value-type="string">
            <text:p>Blekinge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eamrollerstudios.com/" xlink:type="simple">Steamroller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ustis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eelmantis.com/" xlink:type="simple">Steel Manti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marillo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ellarjockeys.com/" xlink:type="simple">Stellar Jockey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ickystudios.com/" xlink:type="simple">Sticky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a Monic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ickystudios.com/" xlink:type="simple">Sticky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Utrecht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igmagames.com/" xlink:type="simple">Stigm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crament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tigmastudios.com/" xlink:type="simple">Stigma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lenza</text:p>
          </table:table-cell>
          <table:table-cell table:style-name="ce4" office:value-type="string" calcext:value-type="string">
            <text:p>Piedmont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tillalive-studios.com/" xlink:type="simple">stillaliv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Innsbruck</text:p>
          </table:table-cell>
          <table:table-cell table:style-name="ce4" office:value-type="string" calcext:value-type="string">
            <text:p>Tyrol</text:p>
          </table:table-cell>
          <table:table-cell table:style-name="ce4" office:value-type="string" calcext:value-type="string">
            <text:p>Austr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irfire.net/" xlink:type="simple">Stirfir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erth</text:p>
          </table:table-cell>
          <table:table-cell table:style-name="ce4" office:value-type="string" calcext:value-type="string">
            <text:p>Western Austral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oagames.com/" xlink:type="simple">Sto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iladelphia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oicstudio.com/" xlink:type="simple">Stoic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mes.thestonebot.com/" xlink:type="simple">Stone Bot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an Salvador</text:p>
          </table:table-cell>
          <table:table-cell table:style-name="ce4" office:value-type="string" calcext:value-type="string">
            <text:p>El Salvado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onepunkstudios.com/" xlink:type="simple">Stonepunk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port Beach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onepunkstudios.com/" xlink:type="simple">Stonepunk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port Beach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tormcloudgames.com/" xlink:type="simple">Storm Clou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ndee</text:p>
          </table:table-cell>
          <table:table-cell table:style-name="ce4" office:value-type="string" calcext:value-type="string">
            <text:p>Angus</text:p>
          </table:table-cell>
          <table:table-cell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tcware.com/" xlink:type="simple">Storm in a Teacup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ome</text:p>
          </table:table-cell>
          <table:table-cell table:style-name="ce4" office:value-type="string" calcext:value-type="string">
            <text:p>Lazio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tormindgames.com/" xlink:type="simple">Stormin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cireale</text:p>
          </table:table-cell>
          <table:table-cell table:style-name="ce4" office:value-type="string" calcext:value-type="string">
            <text:p>Sicil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orytoys.com/" xlink:type="simple">Story Toy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fast</text:p>
          </table:table-cell>
          <table:table-cell table:style-name="ce4" office:value-type="string" calcext:value-type="string">
            <text:p>County Antrim</text:p>
          </table:table-cell>
          <table:table-cell table:style-name="ce4" office:value-type="string" calcext:value-type="string">
            <text:p>Northern Ire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torytoys.com/" xlink:type="simple">Story Toy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blin</text:p>
          </table:table-cell>
          <table:table-cell table:style-name="ce4" office:value-type="string" calcext:value-type="string">
            <text:p>Leinster</text:p>
          </table:table-cell>
          <table:table-cell table:style-name="ce4" office:value-type="string" calcext:value-type="string">
            <text:p>Ire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orybird.fr/" xlink:type="simple">Storybir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urs</text:p>
          </table:table-cell>
          <table:table-cell table:style-name="ce4" office:value-type="string" calcext:value-type="string">
            <text:p>Centre-Val de Loir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storymind-ent.com/" xlink:type="simple">Storymind Entertainme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iev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raitjacket-entertainment.com/" xlink:type="simple">Straitjacket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no</text:p>
          </table:table-cell>
          <table:table-cell table:style-name="ce4" office:value-type="string" calcext:value-type="string">
            <text:p>Morav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rangeloopgames.com/" xlink:type="simple">Strange Loop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strangereptile.com/" xlink:type="simple">Strange Reptil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lt Lake City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raybombay.com/" xlink:type="simple">Stray Bombay Compan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trayfawnstudio.com/" xlink:type="simple">Stray Fawn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Zurich</text:p>
          </table:table-cell>
          <table:table-cell table:style-name="ce4" office:value-type="string" calcext:value-type="string">
            <text:p>Switzer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raykitestudios.com/" xlink:type="simple">Stray Kit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ichardso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reamline-games.com/" xlink:type="simple">Streamlin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uala Lumpur</text:p>
          </table:table-cell>
          <table:table-cell table:style-name="ce4" office:value-type="string" calcext:value-type="string">
            <text:p>Selangor</text:p>
          </table:table-cell>
          <table:table-cell table:style-name="ce4" office:value-type="string" calcext:value-type="string">
            <text:p>Malay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reumon-studio.com/" xlink:type="simple">Streum on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elle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ubg.com/" xlink:type="simple">Striking Distance (The PUBG Corporation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Ramon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ibbousgame.com/" xlink:type="simple">Stuck In Attic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luj-Napoca</text:p>
          </table:table-cell>
          <table:table-cell table:style-name="ce4" office:value-type="string" calcext:value-type="string">
            <text:p>Cluj</text:p>
          </table:table-cell>
          <table:table-cell table:style-name="ce4" office:value-type="string" calcext:value-type="string">
            <text:p>Romania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studioblackflag.com/" xlink:type="simple">Studio Black Fla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rdeaux</text:p>
          </table:table-cell>
          <table:table-cell table:style-name="ce4" office:value-type="string" calcext:value-type="string">
            <text:p>Aquitaine-Limousin-Poitou-Charent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udiochahut.com/" xlink:type="simple">Studio Chahu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renoble</text:p>
          </table:table-cell>
          <table:table-cell table:style-name="ce4" office:value-type="string" calcext:value-type="string">
            <text:p>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udioevil.com/" xlink:type="simple">Studio Evi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logna</text:p>
          </table:table-cell>
          <table:table-cell table:style-name="ce4" office:value-type="string" calcext:value-type="string">
            <text:p>Emilia Romagn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udiofawn.com/" xlink:type="simple">Studio Faw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ollywood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studio-fizbin.de/" xlink:type="simple">Studio Fizbi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udwigsburg</text:p>
          </table:table-cell>
          <table:table-cell table:style-name="ce4" office:value-type="string" calcext:value-type="string">
            <text:p>Baden-Wurttembe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tudiogobo.com/" xlink:type="simple">Studio Gob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ghton</text:p>
          </table:table-cell>
          <table:table-cell table:style-name="ce4" office:value-type="string" calcext:value-type="string">
            <text:p>East Sussex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amestudiohg.com/" xlink:type="simple">Studio HG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eoul</text:p>
          </table:table-cell>
          <table:table-cell table:style-name="ce4" office:value-type="string" calcext:value-type="string">
            <text:p>South Kore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playomno.com/" xlink:type="simple">Studio Inkyfox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ielefeld</text:p>
          </table:table-cell>
          <table:table-cell table:style-name="ce4" office:value-type="string" calcext:value-type="string">
            <text:p>North Rhine-Westphalia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ayday.nz/" xlink:type="simple">Studio Mayda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ellington</text:p>
          </table:table-cell>
          <table:table-cell table:style-name="ce4" office:value-type="string" calcext:value-type="string">
            <text:p>Greater Wellington</text:p>
          </table:table-cell>
          <table:table-cell table:style-name="ce4" office:value-type="string" calcext:value-type="string">
            <text:p>New Zea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tudiomdhr.com/" xlink:type="simple">Studio MDH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akville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udiomdhr.com/" xlink:type="simple">Studio MDH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gina</text:p>
          </table:table-cell>
          <table:table-cell table:style-name="ce4" office:value-type="string" calcext:value-type="string">
            <text:p>Saskatchewan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oleomingus.com/" xlink:type="simple">Studio Oleomingu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ala</text:p>
          </table:table-cell>
          <table:table-cell table:style-name="ce4" office:value-type="string" calcext:value-type="string">
            <text:p>Gujarat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studiopangea.com/" xlink:type="simple">Studio Pange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Region Metropolitana</text:p>
          </table:table-cell>
          <table:table-cell table:style-name="ce4" office:value-type="string" calcext:value-type="string">
            <text:p>Chil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acebook.com/StudioPixelPunk" xlink:type="simple">Studio Pixel Pun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o Andre</text:p>
          </table:table-cell>
          <table:table-cell table:style-name="ce4" office:value-type="string" calcext:value-type="string">
            <text:p>Sao Paul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studiopixmix.com/" xlink:type="simple">Studio PixMix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trasbourg</text:p>
          </table:table-cell>
          <table:table-cell table:style-name="ce4" office:value-type="string" calcext:value-type="string">
            <text:p>Alsace-Champagne-Ardenne-Lorrain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udiowildcard.com/" xlink:type="simple">Studio Wildcar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irkland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umergame.com/" xlink:type="simple">Studio Wumpu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ooklyn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udiozevere.com/" xlink:type="simple">Studio Zeve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leveland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u237.com/" xlink:type="simple">Studio237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umblingcat.com/" xlink:type="simple">Stumbling Ca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unlockstudios.com/" xlink:type="simple">Stunlock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kövde</text:p>
          </table:table-cell>
          <table:table-cell table:style-name="ce4" office:value-type="string" calcext:value-type="string">
            <text:p>Vastra Gota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tupidipixel.com/" xlink:type="simple">Stupidi Pixe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Lombard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tlgame.com/" xlink:type="simple">Subse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subversivegames.com/" xlink:type="simple">Subversiv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nberra</text:p>
          </table:table-cell>
          <table:table-cell table:style-name="ce4" office:value-type="string" calcext:value-type="string">
            <text:p>Australian Capital Territory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ubversivegames.com/" xlink:type="simple">Subversiv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erth</text:p>
          </table:table-cell>
          <table:table-cell table:style-name="ce4" office:value-type="string" calcext:value-type="string">
            <text:p>Western Austral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uckerpunch.com/" xlink:type="simple">Sucker Punch Productions (Sony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levu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uckerfreegames.com/" xlink:type="simple">SuckerFre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ukafuteam.com/" xlink:type="simple">Sukafu Tea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uritiba</text:p>
          </table:table-cell>
          <table:table-cell table:style-name="ce4" office:value-type="string" calcext:value-type="string">
            <text:p>Parana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ukeban.moe/" xlink:type="simple">Sukeba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racas</text:p>
          </table:table-cell>
          <table:table-cell table:style-name="ce4" office:value-type="string" calcext:value-type="string">
            <text:p>Capital District</text:p>
          </table:table-cell>
          <table:table-cell table:style-name="ce4" office:value-type="string" calcext:value-type="string">
            <text:p>Venezuel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ummerfallstudios.com/" xlink:type="simple">Summerfall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umo-digital.com/" xlink:type="simple">Sumo Digit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une</text:p>
          </table:table-cell>
          <table:table-cell table:style-name="ce4" office:value-type="string" calcext:value-type="string">
            <text:p>Maharashtra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umo-digital.com/" xlink:type="simple">Sumo Digit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heffield</text:p>
          </table:table-cell>
          <table:table-cell table:style-name="ce4" office:value-type="string" calcext:value-type="string">
            <text:p>Yor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umomgames.com/" xlink:type="simple">Sumom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iev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undaemonth.com/" xlink:type="simple">Sundae Month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urlington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unheadgames.com/" xlink:type="simple">Sunhea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aipei</text:p>
          </table:table-cell>
          <table:table-cell table:number-columns-repeated="2" table:style-name="ce4" office:value-type="string" calcext:value-type="string">
            <text:p>Taiw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un-denshi.co.jp/" xlink:type="simple">Sunsoft Corporatio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upermegateam.com/" xlink:type="simple">Super Awesome Hyper Dimensional Mega Team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alenc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uperhappyfunfun.com/" xlink:type="simple">Super Happy Fun Fu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uperpunkgames.com/" xlink:type="simple">Super Pun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ottingham</text:p>
          </table:table-cell>
          <table:table-cell table:style-name="ce4" office:value-type="string" calcext:value-type="string">
            <text:p>Nottingham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uperscarysnakes.com/" xlink:type="simple">Super Scary Snak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akland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upersoul.co/" xlink:type="simple">Super Sou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xington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uper77.gg/" xlink:type="simple">Super77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lumbus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uperbright.me/" xlink:type="simple">Superbrigh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ooklyn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uperbrothershq.com/" xlink:type="simple">Superbrother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upergiantgames.com/" xlink:type="simple">Supergian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uperhotgame.com/" xlink:type="simple">Superhot Team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dz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upermassivegames.com/" xlink:type="simple">Supermassiv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ildford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upermonkeyfun.com/" xlink:type="simple">SuperMonkeyFu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oida</text:p>
          </table:table-cell>
          <table:table-cell table:style-name="ce4" office:value-type="string" calcext:value-type="string">
            <text:p>Uttar Pradesh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upersolid.com/" xlink:type="simple">Supersolid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upersoul.co/" xlink:type="simple">SuperSou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xington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uperstructuregames.com/" xlink:type="simple">Superstructur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osice</text:p>
          </table:table-cell>
          <table:table-cell table:style-name="ce4" office:value-type="string" calcext:value-type="string">
            <text:p>Kosicky kraj</text:p>
          </table:table-cell>
          <table:table-cell table:style-name="ce4" office:value-type="string" calcext:value-type="string">
            <text:p>Slovak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upertypegames.com/" xlink:type="simple">Supertyp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ijing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upertypegames.com/" xlink:type="simple">Supertyp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lorianopolis</text:p>
          </table:table-cell>
          <table:table-cell table:style-name="ce4" office:value-type="string" calcext:value-type="string">
            <text:p>Santa Catarina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dus3.org/" xlink:type="simple">Superverse Industri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lgrade</text:p>
          </table:table-cell>
          <table:table-cell table:style-name="ce4" office:value-type="string" calcext:value-type="string">
            <text:p>Serb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upervillainstudios.com/" xlink:type="simple">SuperVillia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a An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ushee.fr/" xlink:type="simple">Sushe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nnion</text:p>
          </table:table-cell>
          <table:table-cell table:style-name="ce4" office:value-type="string" calcext:value-type="string">
            <text:p>Bretagn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ushee.fr/" xlink:type="simple">Sushe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nnion</text:p>
          </table:table-cell>
          <table:table-cell table:style-name="ce4" office:value-type="string" calcext:value-type="string">
            <text:p>Bretagn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uspiciousdevelopments.com/" xlink:type="simple">Suspicious Developmen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th</text:p>
          </table:table-cell>
          <table:table-cell table:style-name="ce4" office:value-type="string" calcext:value-type="string">
            <text:p>Somerset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wamiware.com/" xlink:type="simple">Swami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nn Arbor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weetbanditsstudios.com/" xlink:type="simple">Sweet Bandits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Quebec City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swingswingsubmarine.com/" xlink:type="simple">Swing Swing Submarin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pellier</text:p>
          </table:table-cell>
          <table:table-cell table:style-name="ce4" office:value-type="string" calcext:value-type="string">
            <text:p>Languedoc-Roussillon-Midi-Pyrene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eccia.com/" xlink:type="simple">Sylvain Secc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ymstudios.com/" xlink:type="simple">Symmetric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icago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ynaptixgames.com/" xlink:type="simple">Synaptix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rand Junction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ystemera.net/" xlink:type="simple">System Era Softwork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abatoune.com/" xlink:type="simple">Tabatoun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kademgorodok</text:p>
          </table:table-cell>
          <table:table-cell table:style-name="ce4" office:value-type="string" calcext:value-type="string">
            <text:p>Novosibirsk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acotruckgames.com/" xlink:type="simple">Taco Truc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actical-adventures.com/" xlink:type="simple">Tactical Adventur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agofjoy.lt/" xlink:type="simple">Tag of Joy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ilnius</text:p>
          </table:table-cell>
          <table:table-cell table:style-name="ce4" office:value-type="string" calcext:value-type="string">
            <text:p>Lithuan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eawesomegamestudio.com/" xlink:type="simple">TAG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yderabad</text:p>
          </table:table-cell>
          <table:table-cell table:style-name="ce4" office:value-type="string" calcext:value-type="string">
            <text:p>Andhra Pradesh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acebook.com/tahoegames" xlink:type="simple">Taho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ediri</text:p>
          </table:table-cell>
          <table:table-cell table:style-name="ce4" office:value-type="string" calcext:value-type="string">
            <text:p>East Java</text:p>
          </table:table-cell>
          <table:table-cell table:style-name="ce4" office:value-type="string" calcext:value-type="string">
            <text:p>Indone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aito.co.jp/" xlink:type="simple">Taito (Square Enix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Lombard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aito.co.jp/" xlink:type="simple">Taito (Square Enix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hinjuku</text:p>
          </table:table-cell>
          <table:table-cell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aito.co.jp/" xlink:type="simple">Taito Korea Corporation (Square Enix)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eoul</text:p>
          </table:table-cell>
          <table:table-cell table:style-name="ce4" office:value-type="string" calcext:value-type="string">
            <text:p>South Kore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akuyo.co.jp/" xlink:type="simple">Takuy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Yokosuka</text:p>
          </table:table-cell>
          <table:table-cell table:style-name="ce4" office:value-type="string" calcext:value-type="string">
            <text:p>Kanagaw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alawagames.com/" xlink:type="simple">Talawa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ale-of-tales.com/" xlink:type="simple">Tale of Tal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hent</text:p>
          </table:table-cell>
          <table:table-cell table:style-name="ce4" office:value-type="string" calcext:value-type="string">
            <text:p>Vlaanderen</text:p>
          </table:table-cell>
          <table:table-cell table:style-name="ce4" office:value-type="string" calcext:value-type="string">
            <text:p>Belgium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aleworlds.com/" xlink:type="simple">Taleworlds Entertainme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Ankara</text:p>
          </table:table-cell>
          <table:table-cell table:style-name="ce4" office:value-type="string" calcext:value-type="string">
            <text:p>Turke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allstorystudios.com/" xlink:type="simple">Tall Story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castle-Upon-Tyne</text:p>
          </table:table-cell>
          <table:table-cell table:style-name="ce4" office:value-type="string" calcext:value-type="string">
            <text:p>Tyne and Wear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amagames.com/" xlink:type="simple">Tama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alenc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amarinstudios.com/" xlink:type="simple">Tamari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ambouillet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amasenco.com/" xlink:type="simple">Tamasenc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imassol</text:p>
          </table:table-cell>
          <table:table-cell table:style-name="ce4" office:value-type="string" calcext:value-type="string">
            <text:p>Cypru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angentlemen.com/" xlink:type="simple">Tangentleme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angogameworks.com/" xlink:type="simple">Tango Gameworks (ZeniMax Media)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antalus.com.au/" xlink:type="simple">Tantalu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bane</text:p>
          </table:table-cell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antalus.com.au/" xlink:type="simple">Tantalu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antrumedia.com/" xlink:type="simple">Tantrumedia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Wirral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appsgames.com/" xlink:type="simple">Tapps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ao Paul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apstarapps.com/" xlink:type="simple">TapStar Interactive Softwar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Dhaka</text:p>
          </table:table-cell>
          <table:table-cell table:style-name="ce4" office:value-type="string" calcext:value-type="string">
            <text:p>Bangladesh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argem.ru/" xlink:type="simple">Targem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katerinburg</text:p>
          </table:table-cell>
          <table:table-cell table:style-name="ce4" office:value-type="string" calcext:value-type="string">
            <text:p>Sverdlovsk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arsier.se/" xlink:type="simple">Tarsier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lmo</text:p>
          </table:table-cell>
          <table:table-cell table:style-name="ce4" office:value-type="string" calcext:value-type="string">
            <text:p>Scania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atemultimedia.com/" xlink:type="simple">Tate Multimed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rakow</text:p>
          </table:table-cell>
          <table:table-cell table:style-name="ce4" office:value-type="string" calcext:value-type="string">
            <text:p>Lesser Poland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bagames.net/" xlink:type="simple">TB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rlando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aysnowtopia.com/" xlink:type="simple">Tea For Tw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Ivry-sur-Seine</text:p>
          </table:table-cell>
          <table:table-cell table:style-name="ce4" office:value-type="string" calcext:value-type="string">
            <text:p>Val-de-Marn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eachergaming.com/" xlink:type="simple">TeacherGamin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eachergaming.com/" xlink:type="simple">TeacherGamin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ampere</text:p>
          </table:table-cell>
          <table:table-cell table:style-name="ce4" office:value-type="string" calcext:value-type="string">
            <text:p>Tavastia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eam8studio.com/" xlink:type="simple">Team 8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yon</text:p>
          </table:table-cell>
          <table:table-cell table:style-name="ce4" office:value-type="string" calcext:value-type="string">
            <text:p>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eamcherry.com.au/" xlink:type="simple">Team Cherr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delaide</text:p>
          </table:table-cell>
          <table:table-cell table:style-name="ce4" office:value-type="string" calcext:value-type="string">
            <text:p>South Austral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ztez.com/" xlink:type="simple">Team Colorblin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oenix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eamgothammadrid.com/" xlink:type="simple">Team Gotham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guazu.itch.io/" xlink:type="simple">Team Güazú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 Plata</text:p>
          </table:table-cell>
          <table:table-cell table:style-name="ce4" office:value-type="string" calcext:value-type="string">
            <text:p>Buenos Aires</text:p>
          </table:table-cell>
          <table:table-cell table:style-name="ce4" office:value-type="string" calcext:value-type="string">
            <text:p>Argenti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team-horay.itch.io/" xlink:type="simple">Team Horay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eoul</text:p>
          </table:table-cell>
          <table:table-cell table:style-name="ce4" office:value-type="string" calcext:value-type="string">
            <text:p>South Kore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eamjollyroger.com/" xlink:type="simple">Team Jolly Rog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ajaani</text:p>
          </table:table-cell>
          <table:table-cell table:style-name="ce4" office:value-type="string" calcext:value-type="string">
            <text:p>Kainuu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upermeatboy.com/" xlink:type="simple">Team Mea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a Cruz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iche-game.com/" xlink:type="simple">Team Nich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Zurich</text:p>
          </table:table-cell>
          <table:table-cell table:style-name="ce4" office:value-type="string" calcext:value-type="string">
            <text:p>Switzer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eamninja-studio.com/" xlink:type="simple">Team Ninja (Tecmo Koei)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hambaragame.com/" xlink:type="simple">Team O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eam-reptile.com/" xlink:type="simple">Team Reptil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ilversum</text:p>
          </table:table-cell>
          <table:table-cell table:style-name="ce4" office:value-type="string" calcext:value-type="string">
            <text:p>Noor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rshifty.com/" xlink:type="simple">Team Shift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bane</text:p>
          </table:table-cell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oeitecmo.co.jp/" xlink:type="simple">Team Tachyon (Tecmo Koei)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eam2bit.com/" xlink:type="simple">Team2Bi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a Cruz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eam6-games.com/" xlink:type="simple">Team6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ssen</text:p>
          </table:table-cell>
          <table:table-cell table:style-name="ce4" office:value-type="string" calcext:value-type="string">
            <text:p>Drenthe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eamkillmedia.com/" xlink:type="simple">Teamkill Med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heridan</text:p>
          </table:table-cell>
          <table:table-cell table:style-name="ce4" office:value-type="string" calcext:value-type="string">
            <text:p>Wyoming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eazelcat.com/" xlink:type="simple">Teazelca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orsham</text:p>
          </table:table-cell>
          <table:table-cell table:style-name="ce4" office:value-type="string" calcext:value-type="string">
            <text:p>West Sussex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echfront.com.br/" xlink:type="simple">TechFro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uritiba</text:p>
          </table:table-cell>
          <table:table-cell table:style-name="ce4" office:value-type="string" calcext:value-type="string">
            <text:p>Parana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echfront.com.br/" xlink:type="simple">TechFro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lorianopolis</text:p>
          </table:table-cell>
          <table:table-cell table:style-name="ce4" office:value-type="string" calcext:value-type="string">
            <text:p>Santa Catarina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echland.pl/" xlink:type="simple">Techlan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urnaby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echland.pl/" xlink:type="simple">Techlan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echland.pl/" xlink:type="simple">Techlan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roclaw</text:p>
          </table:table-cell>
          <table:table-cell table:style-name="ce4" office:value-type="string" calcext:value-type="string">
            <text:p>Lower Silesia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echneongroup.com/" xlink:type="simple">Techneon Group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ripoli</text:p>
          </table:table-cell>
          <table:table-cell table:style-name="ce4" office:value-type="string" calcext:value-type="string">
            <text:p>Liby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eknopilot.no/" xlink:type="simple">Teknopilo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mar</text:p>
          </table:table-cell>
          <table:table-cell table:style-name="ce4" office:value-type="string" calcext:value-type="string">
            <text:p>Hedmark</text:p>
          </table:table-cell>
          <table:table-cell table:style-name="ce4" office:value-type="string" calcext:value-type="string">
            <text:p>Norwa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ekustudios.com/eng/" xlink:type="simple">Teku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eruel</text:p>
          </table:table-cell>
          <table:table-cell table:style-name="ce4" office:value-type="string" calcext:value-type="string">
            <text:p>Aragon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elltale.com/" xlink:type="simple">Telltal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rte Mader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telosentertainment.com/" xlink:type="simple">Telos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arlottetown</text:p>
          </table:table-cell>
          <table:table-cell table:style-name="ce4" office:value-type="string" calcext:value-type="string">
            <text:p>Prince Edward Island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ensquaregames.com/" xlink:type="simple">Ten Squar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roclaw</text:p>
          </table:table-cell>
          <table:table-cell table:style-name="ce4" office:value-type="string" calcext:value-type="string">
            <text:p>Lower Silesia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eotlstudios.com/" xlink:type="simple">Teotl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Uppsala</text:p>
          </table:table-cell>
          <table:table-cell table:style-name="ce4" office:value-type="string" calcext:value-type="string">
            <text:p>Upp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equilaworks.com/" xlink:type="simple">Tequila Work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erc.edu/" xlink:type="simple">TERC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mbridge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imbleweedpark.com/" xlink:type="simple">Terrible Toybox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errifyingjellyfish.com/" xlink:type="simple">Terrifying Jellyfish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t. Louis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etragram.co/" xlink:type="simple">Tetragra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eyon.com/" xlink:type="simple">Teyo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rakow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ar-be-monsters.tumblr.com/" xlink:type="simple">Thar Be Monster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atgamecompany.com/" xlink:type="simple">thatgamecompan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a Monic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awedcodebase.com/" xlink:type="simple">Thawed Codebas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reen Bay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e-artistocrats.com/" xlink:type="simple">The Artistocra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asmechelen</text:p>
          </table:table-cell>
          <table:table-cell table:style-name="ce4" office:value-type="string" calcext:value-type="string">
            <text:p>Limburg</text:p>
          </table:table-cell>
          <table:table-cell table:style-name="ce4" office:value-type="string" calcext:value-type="string">
            <text:p>Belgium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heastronauts.com/" xlink:type="simple">The Astronau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og.bartletjones.com/" xlink:type="simple">The Bartlet Jones Supernatural Detective Agenc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Dieg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ebeardedladiesconsulting.com/" xlink:type="simple">The Bearded Ladies Consultin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rollhattan</text:p>
          </table:table-cell>
          <table:table-cell table:style-name="ce4" office:value-type="string" calcext:value-type="string">
            <text:p>Vastra Gota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ebrotherhoodgames.com/" xlink:type="simple">The Brotherhoo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Johannesburg</text:p>
          </table:table-cell>
          <table:table-cell table:style-name="ce4" office:value-type="string" calcext:value-type="string">
            <text:p>Gauteng</text:p>
          </table:table-cell>
          <table:table-cell table:style-name="ce4" office:value-type="string" calcext:value-type="string">
            <text:p>South Afric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hechineseroom.co.uk/" xlink:type="simple">The Chinese Roo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ghton</text:p>
          </table:table-cell>
          <table:table-cell table:style-name="ce4" office:value-type="string" calcext:value-type="string">
            <text:p>East Sussex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ecoalitionstudio.com/" xlink:type="simple">The Coalition (Microsoft Studio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edeependgames.com/" xlink:type="simple">The Deep En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ston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edomaginarium.com/" xlink:type="simple">The Domaginarium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an Salvador</text:p>
          </table:table-cell>
          <table:table-cell table:style-name="ce4" office:value-type="string" calcext:value-type="string">
            <text:p>El Salvador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hefarm51.com/" xlink:type="simple">The Farm 51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liwice</text:p>
          </table:table-cell>
          <table:table-cell table:style-name="ce4" office:value-type="string" calcext:value-type="string">
            <text:p>Silesia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hefarm51.com/" xlink:type="simple">The Farm 51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atowice</text:p>
          </table:table-cell>
          <table:table-cell table:style-name="ce4" office:value-type="string" calcext:value-type="string">
            <text:p>Silesia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efullbrightcompany.com/" xlink:type="simple">The Fullbright Compan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land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thegamebakers.com/" xlink:type="simple">The Game Baker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pellier</text:p>
          </table:table-cell>
          <table:table-cell table:style-name="ce4" office:value-type="string" calcext:value-type="string">
            <text:p>Languedoc-Roussillon-Midi-Pyrene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egameband.com/" xlink:type="simple">The Game Ban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a Monic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hegamekitchen.com/" xlink:type="simple">The Game Kitche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eville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egamewallstudios.com/" xlink:type="simple">The Game Wall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mbridge</text:p>
          </table:table-cell>
          <table:table-cell table:style-name="ce4" office:value-type="string" calcext:value-type="string">
            <text:p>Cambridge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iabotical.com/" xlink:type="simple">The GD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hegentlebros.com/" xlink:type="simple">The Gentlebr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3" table:style-name="ce4" office:value-type="string" calcext:value-type="string">
            <text:p>Singapor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eglorysociety.com/" xlink:type="simple">The Glory Societ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ittsburgh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heimaginatistudios.com/" xlink:type="simple">The Imaginati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nitiativegaming.com/" xlink:type="simple">The Initiative (Microsoft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a Monic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elordzgamesstudio.com/" xlink:type="simple">The Lordz Game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3" table:style-name="ce4" office:value-type="string" calcext:value-type="string">
            <text:p>Luxembourg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atsproductions.com/" xlink:type="simple">The Men Who Wear Many Ha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icago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emolassesflood.com/" xlink:type="simple">The Molasses Floo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ston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aking.theoddgentlemen.com/" xlink:type="simple">The Odd Gentleme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heoutside.rs/" xlink:type="simple">The Outsider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okemon.co.jp/" xlink:type="simple">The Pokemon Company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okemon.com/" xlink:type="simple">The Pokemon Company Internation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levu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okemon.com/" xlink:type="simple">The Pokemon Company International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ebridgeisblackandwhite.com/" xlink:type="simple">The Quantum Astrophysicists Guil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dmond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ecretgamescompany.com/" xlink:type="simple">The Secret Games Company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esheepsmeow.com/" xlink:type="simple">The Sheep's Meow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loomfield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hespacebackyard.com/" xlink:type="simple">The Space Backyar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enova</text:p>
          </table:table-cell>
          <table:table-cell table:style-name="ce4" office:value-type="string" calcext:value-type="string">
            <text:p>Ligur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estorkburntdown.com/" xlink:type="simple">The Stork Burnt Dow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tlanta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hevoxelagents.com/" xlink:type="simple">The Voxel Agen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irbornekingdom.com/" xlink:type="simple">The Wandering Ban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nver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thewebproduction.com/" xlink:type="simple">The Web Product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int Petersburg</text:p>
          </table:table-cell>
          <table:table-cell table:style-name="ce4" office:value-type="string" calcext:value-type="string">
            <text:p>Northwestern Federal District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hechineseroom.co.uk/" xlink:type="simple">thechineseroo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ghton</text:p>
          </table:table-cell>
          <table:table-cell table:style-name="ce4" office:value-type="string" calcext:value-type="string">
            <text:p>East Sussex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e-witness.net/news/" xlink:type="simple">Thekl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emgames.net/" xlink:type="simple">Them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heoryinteractive.net/" xlink:type="simple">Theory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spoo</text:p>
          </table:table-cell>
          <table:table-cell table:style-name="ce4" office:value-type="string" calcext:value-type="string">
            <text:p>Uusimaa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irdkindgames.com/" xlink:type="simple">Third Kin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amington Spa</text:p>
          </table:table-cell>
          <table:table-cell table:style-name="ce4" office:value-type="string" calcext:value-type="string">
            <text:p>Warwic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thirdshiftstudio.com/" xlink:type="simple">Third Shif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logne</text:p>
          </table:table-cell>
          <table:table-cell table:style-name="ce4" office:value-type="string" calcext:value-type="string">
            <text:p>North Rhine-Westphalia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irdwire.com/" xlink:type="simple">Third Wire Produc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hirtythreegames.com/" xlink:type="simple">ThirtyThre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dmonton</text:p>
          </table:table-cell>
          <table:table-cell table:style-name="ce4" office:value-type="string" calcext:value-type="string">
            <text:p>Albert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oopid.com/" xlink:type="simple">Thoopi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pe Town</text:p>
          </table:table-cell>
          <table:table-cell table:style-name="ce4" office:value-type="string" calcext:value-type="string">
            <text:p>Western Cape</text:p>
          </table:table-cell>
          <table:table-cell table:style-name="ce4" office:value-type="string" calcext:value-type="string">
            <text:p>South Afric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undermine.game/" xlink:type="simple">Thoriu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hreefieldsentertainment.com/" xlink:type="simple">Three Fields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etersfield</text:p>
          </table:table-cell>
          <table:table-cell table:style-name="ce4" office:value-type="string" calcext:value-type="string">
            <text:p>Hamp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hreegates.se/" xlink:type="simple">Three Gat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isby</text:p>
          </table:table-cell>
          <table:table-cell table:style-name="ce4" office:value-type="string" calcext:value-type="string">
            <text:p>Got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hreephaseinteractive.com/" xlink:type="simple">Three Phase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hrivegames.net/" xlink:type="simple">Thriv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milton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frugame.com/" xlink:type="simple">Through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eda</text:p>
          </table:table-cell>
          <table:table-cell table:style-name="ce4" office:value-type="string" calcext:value-type="string">
            <text:p>Brabant-Septentrional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roughlinegames.com/" xlink:type="simple">Throughlin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penhagen</text:p>
          </table:table-cell>
          <table:table-cell table:style-name="ce4" office:value-type="string" calcext:value-type="string">
            <text:p>Oresu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umpergame.com/" xlink:type="simple">Thump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rovidence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jotungame.com/" xlink:type="simple">Thunder Lotu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hunderboxentertainment.com/" xlink:type="simple">Thunderbox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ildford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icktockgames.com/" xlink:type="simple">Tick Toc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orbury</text:p>
          </table:table-cell>
          <table:table-cell table:style-name="ce4" office:value-type="string" calcext:value-type="string">
            <text:p>West Yor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ickleapp.com/" xlink:type="simple">Tickle 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aipei</text:p>
          </table:table-cell>
          <table:table-cell table:number-columns-repeated="2" table:style-name="ce4" office:value-type="string" calcext:value-type="string">
            <text:p>Taiw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iger-squid.com/" xlink:type="simple">Tiger and Squi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arlem</text:p>
          </table:table-cell>
          <table:table-cell table:style-name="ce4" office:value-type="string" calcext:value-type="string">
            <text:p>Noor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igerstylegames.com/" xlink:type="simple">Tiger Styl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imberline.studio/" xlink:type="simple">Timberlin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urbank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imbreinteractive.squarespace.com/" xlink:type="simple">Timbre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imeplay.com/" xlink:type="simple">TimePlay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indalos-interactive.com/" xlink:type="simple">Tindalos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inderboxentertainment.com/" xlink:type="simple">Tinderbox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inimations.net/" xlink:type="simple">Tinima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mar</text:p>
          </table:table-cell>
          <table:table-cell table:style-name="ce4" office:value-type="string" calcext:value-type="string">
            <text:p>Hedmark</text:p>
          </table:table-cell>
          <table:table-cell table:style-name="ce4" office:value-type="string" calcext:value-type="string">
            <text:p>Norwa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inybullstudios.com/" xlink:type="simple">Tiny Bull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ino</text:p>
          </table:table-cell>
          <table:table-cell table:style-name="ce4" office:value-type="string" calcext:value-type="string">
            <text:p>Piedmont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inylions.net/" xlink:type="simple">Tiny L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ousto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inymobgames.com/" xlink:type="simple">Tiny Mob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inyphoenixgames.com/" xlink:type="simple">Tiny Phoenix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oenix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inysoft.sk/" xlink:type="simple">Tinyso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no</text:p>
          </table:table-cell>
          <table:table-cell table:style-name="ce4" office:value-type="string" calcext:value-type="string">
            <text:p>Morav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tlkgames.com/" xlink:type="simple">TL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lbi</text:p>
          </table:table-cell>
          <table:table-cell table:style-name="ce4" office:value-type="string" calcext:value-type="string">
            <text:p>Languedoc-Roussillon-Midi-Pyrene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oadmaninteractive.com/" xlink:type="simple">Toadman Interactiv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rli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oadmaninteractive.com/" xlink:type="simple">Toadman Interactiv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Oslo</text:p>
          </table:table-cell>
          <table:table-cell table:style-name="ce4" office:value-type="string" calcext:value-type="string">
            <text:p>Norwa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oadmaninteractive.com/" xlink:type="simple">Toadman Interactiv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oadmaninteractive.com/" xlink:type="simple">Toadman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ver</text:p>
          </table:table-cell>
          <table:table-cell table:style-name="ce4" office:value-type="string" calcext:value-type="string">
            <text:p>Tver Oblast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ogeproductions.com/" xlink:type="simple">Toge Produc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arawaci</text:p>
          </table:table-cell>
          <table:table-cell table:style-name="ce4" office:value-type="string" calcext:value-type="string">
            <text:p>Banten</text:p>
          </table:table-cell>
          <table:table-cell table:style-name="ce4" office:value-type="string" calcext:value-type="string">
            <text:p>Indone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oii.io/" xlink:type="simple">Toii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oii.io/" xlink:type="simple">Toii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aipei</text:p>
          </table:table-cell>
          <table:table-cell table:number-columns-repeated="2" table:style-name="ce4" office:value-type="string" calcext:value-type="string">
            <text:p>Taiw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okyorpgfactory.com/" xlink:type="simple">Tokyo RPG Factory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ookyogames.jp/" xlink:type="simple">Too Kyo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oosmart.nl/" xlink:type="simple">Toosmar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venter</text:p>
          </table:table-cell>
          <table:table-cell table:style-name="ce4" office:value-type="string" calcext:value-type="string">
            <text:p>Overijssel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opware.pl/" xlink:type="simple">TopWare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ielsko-Biala</text:p>
          </table:table-cell>
          <table:table-cell table:style-name="ce4" office:value-type="string" calcext:value-type="string">
            <text:p>Silesia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ornbanner.com/" xlink:type="simple">Torn Banner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ornadostudios.com/" xlink:type="simple">Tornado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ulsa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orquemada-games.com/" xlink:type="simple">Torquemad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atowice</text:p>
          </table:table-cell>
          <table:table-cell table:style-name="ce4" office:value-type="string" calcext:value-type="string">
            <text:p>Silesia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ortugateam.com/" xlink:type="simple">Tortuga Team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aliningrad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orus.com.au/" xlink:type="simple">Toru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tcham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ose.co.jp/en" xlink:type="simple">Tos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yot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otaleclipsegames.com/" xlink:type="simple">Total Eclips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hessaloniki</text:p>
          </table:table-cell>
          <table:table-cell table:style-name="ce4" office:value-type="string" calcext:value-type="string">
            <text:p>Gree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otalmonkery.com/" xlink:type="simple">Total Monker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lymouth</text:p>
          </table:table-cell>
          <table:table-cell table:style-name="ce4" office:value-type="string" calcext:value-type="string">
            <text:p>Dev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otemlearning.com/" xlink:type="simple">Totem Learnin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ventry</text:p>
          </table:table-cell>
          <table:table-cell table:style-name="ce4" office:value-type="string" calcext:value-type="string">
            <text:p>West Midlands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otm-studio.fr/" xlink:type="simple">TOTEM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otemastudio.com/" xlink:type="simple">Totema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guenay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ouchtilt.com/" xlink:type="simple">TouchTil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lifax</text:p>
          </table:table-cell>
          <table:table-cell table:style-name="ce4" office:value-type="string" calcext:value-type="string">
            <text:p>Nova Scot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ourmaline-studio.com/" xlink:type="simple">Tourmaline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Geneva</text:p>
          </table:table-cell>
          <table:table-cell table:style-name="ce4" office:value-type="string" calcext:value-type="string">
            <text:p>Switzer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oxicgames.co.uk/" xlink:type="simple">Toxic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ghton</text:p>
          </table:table-cell>
          <table:table-cell table:style-name="ce4" office:value-type="string" calcext:value-type="string">
            <text:p>East Sussex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oysforbob.com/" xlink:type="simple">Toys For Bob (Activision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ovat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oytalk.com/" xlink:type="simple">ToyTal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raega.com/" xlink:type="simple">Traega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ashville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ransgaming.com/" xlink:type="simple">Transgamin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ttawa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ransgaming.com/" xlink:type="simple">Transgamin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rapdoorinc.com/" xlink:type="simple">trapdoo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raptics.com/" xlink:type="simple">Traptic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thens</text:p>
          </table:table-cell>
          <table:table-cell table:style-name="ce4" office:value-type="string" calcext:value-type="string">
            <text:p>Attica</text:p>
          </table:table-cell>
          <table:table-cell table:style-name="ce4" office:value-type="string" calcext:value-type="string">
            <text:p>Gree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tgames.com/" xlink:type="simple">Travellers Tales (Warner Brothers Game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nutsford</text:p>
          </table:table-cell>
          <table:table-cell table:style-name="ce4" office:value-type="string" calcext:value-type="string">
            <text:p>Che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reasure-inc.co.jp/" xlink:type="simple">Treasur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rendyent.com/" xlink:type="simple">Trendy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ainesville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reyarch.com/" xlink:type="simple">Treyarch (Activision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a Monic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ri-ace.com/en/" xlink:type="simple">Tri-Ac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ricoastalgames.com/" xlink:type="simple">Tri-Coasta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hree Hills</text:p>
          </table:table-cell>
          <table:table-cell table:style-name="ce4" office:value-type="string" calcext:value-type="string">
            <text:p>Albert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ri-crescendo.co.jp/" xlink:type="simple">tri-Crescend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riadastudio.com/" xlink:type="simple">Triada Studio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Yerevan</text:p>
          </table:table-cell>
          <table:table-cell table:style-name="ce4" office:value-type="string" calcext:value-type="string">
            <text:p>Armen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riangle-factory.be/" xlink:type="simple">Triangle Factor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hent</text:p>
          </table:table-cell>
          <table:table-cell table:style-name="ce4" office:value-type="string" calcext:value-type="string">
            <text:p>Vlaanderen</text:p>
          </table:table-cell>
          <table:table-cell table:style-name="ce4" office:value-type="string" calcext:value-type="string">
            <text:p>Belgium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riangle-studios.com/" xlink:type="simple">Triangl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Irving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riangle-studios.com/" xlink:type="simple">Triangl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euwarden</text:p>
          </table:table-cell>
          <table:table-cell table:style-name="ce4" office:value-type="string" calcext:value-type="string">
            <text:p>Fries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riband.net/" xlink:type="simple">Triban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penhagen</text:p>
          </table:table-cell>
          <table:table-cell table:style-name="ce4" office:value-type="string" calcext:value-type="string">
            <text:p>Oresu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ributegames.com/" xlink:type="simple">Tribut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rickgs.com/" xlink:type="simple">Trick Gaming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rickgs.com/" xlink:type="simple">Trick Gaming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uenos Aires</text:p>
          </table:table-cell>
          <table:table-cell table:style-name="ce4" office:value-type="string" calcext:value-type="string">
            <text:p>Argenti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ridentestudio.com/" xlink:type="simple">Trident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ilbao</text:p>
          </table:table-cell>
          <table:table-cell table:style-name="ce4" office:value-type="string" calcext:value-type="string">
            <text:p>Bizka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rilightstudios.com/" xlink:type="simple">Triligh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eston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rinketstudios.com/" xlink:type="simple">Trinke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icago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riolith.com/" xlink:type="simple">Triolith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kovde</text:p>
          </table:table-cell>
          <table:table-cell table:style-name="ce4" office:value-type="string" calcext:value-type="string">
            <text:p>Vastra Gota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rio-tech.com/" xlink:type="simple">Triotech Amuse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riplebtitles.com/" xlink:type="simple">Triple B Titl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allas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ripleboris.com/" xlink:type="simple">Triple Bori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rennes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riple-hill.com/" xlink:type="simple">Triple Hill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osice</text:p>
          </table:table-cell>
          <table:table-cell table:style-name="ce4" office:value-type="string" calcext:value-type="string">
            <text:p>Kosicky kraj</text:p>
          </table:table-cell>
          <table:table-cell table:style-name="ce4" office:value-type="string" calcext:value-type="string">
            <text:p>Slovak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ripletopping.com/" xlink:type="simple">Triple Toppin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penhagen</text:p>
          </table:table-cell>
          <table:table-cell table:style-name="ce4" office:value-type="string" calcext:value-type="string">
            <text:p>Oresu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riplevisiongames.com/" xlink:type="simple">Triplevisio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heffield</text:p>
          </table:table-cell>
          <table:table-cell table:style-name="ce4" office:value-type="string" calcext:value-type="string">
            <text:p>Yor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ripwireinteractive.com/" xlink:type="simple">Tripwire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oswell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riseum.com/" xlink:type="simple">Triseu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ya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riskell-interactive.com/" xlink:type="simple">Triskell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nnion</text:p>
          </table:table-cell>
          <table:table-cell table:style-name="ce4" office:value-type="string" calcext:value-type="string">
            <text:p>Bretagn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riumphstudios.com/" xlink:type="simple">Triumph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lft</text:p>
          </table:table-cell>
          <table:table-cell table:style-name="ce4" office:value-type="string" calcext:value-type="string">
            <text:p>Zui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rixmen.com/" xlink:type="simple">Trixmen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ehran</text:p>
          </table:table-cell>
          <table:table-cell table:style-name="ce4" office:value-type="string" calcext:value-type="string">
            <text:p>Ir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roglobytesgames.com/" xlink:type="simple">Troglobyte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rcelona</text:p>
          </table:table-cell>
          <table:table-cell table:style-name="ce4" office:value-type="string" calcext:value-type="string">
            <text:p>Catalon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rollhousegames.com/" xlink:type="simple">Troll Hous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rollhousegames.com/" xlink:type="simple">Troll Hous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troll-inc.com/" xlink:type="simple">Troll Inc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rry</text:p>
          </table:table-cell>
          <table:table-cell table:style-name="ce4" office:value-type="string" calcext:value-type="string">
            <text:p>County Londonderry</text:p>
          </table:table-cell>
          <table:table-cell table:style-name="ce4" office:value-type="string" calcext:value-type="string">
            <text:p>Northern Ire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rophy-games.com/" xlink:type="simple">Troph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penhagen</text:p>
          </table:table-cell>
          <table:table-cell table:style-name="ce4" office:value-type="string" calcext:value-type="string">
            <text:p>Oresu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ruluvmedia.com/" xlink:type="simple">Tru Luv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ruantpixel.com/" xlink:type="simple">Truant Pixe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ayton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tgames.com/" xlink:type="simple">TT Fus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ilmslow</text:p>
          </table:table-cell>
          <table:table-cell table:style-name="ce4" office:value-type="string" calcext:value-type="string">
            <text:p>Che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tgames.com/" xlink:type="simple">TT Games Publishin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urnham</text:p>
          </table:table-cell>
          <table:table-cell table:style-name="ce4" office:value-type="string" calcext:value-type="string">
            <text:p>Somerset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umbleseed.com/" xlink:type="simple">Tumbleseed Tea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icago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unnelvisiongames.com/" xlink:type="simple">Tunnel Visio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alborg</text:p>
          </table:table-cell>
          <table:table-cell table:style-name="ce4" office:value-type="string" calcext:value-type="string">
            <text:p>Jutla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urbo-button.com/" xlink:type="simple">Turbo Butt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urbotapegames.com/" xlink:type="simple">Turbo Tap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rgen</text:p>
          </table:table-cell>
          <table:table-cell table:style-name="ce4" office:value-type="string" calcext:value-type="string">
            <text:p>Hordaland</text:p>
          </table:table-cell>
          <table:table-cell table:style-name="ce4" office:value-type="string" calcext:value-type="string">
            <text:p>Norwa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orzamotorsport.net/" xlink:type="simple">Turn 10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dmond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urnmeupgames.com/" xlink:type="simple">Turn Me Up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orth Hollywood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urnfollow.site/" xlink:type="simple">Turnfollow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urtlerockstudios.com/" xlink:type="simple">Turtle Rock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ke Forest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urtleblaze.com/" xlink:type="simple">TurtleBlaz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n Haag</text:p>
          </table:table-cell>
          <table:table-cell table:style-name="ce4" office:value-type="string" calcext:value-type="string">
            <text:p>Zui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winbottles.com/" xlink:type="simple">Twin Bottl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winskygames.com/" xlink:type="simple">Twinsk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oenix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twirlbound.com/" xlink:type="simple">Twirlboun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eda</text:p>
          </table:table-cell>
          <table:table-cell table:style-name="ce4" office:value-type="string" calcext:value-type="string">
            <text:p>Brabant-Septentrional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wistedfingersgames.com/" xlink:type="simple">Twisted Fingers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rli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wistedpixelgames.com/" xlink:type="simple">Twisted Pixel Games (Microsoft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witchythumbs.com/" xlink:type="simple">Twitchy Thumbs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Dieg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wobitcircus.com/" xlink:type="simple">Two Bit Circu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uysfromandromeda.com/" xlink:type="simple">Two Guys From Andromed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ugene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womoos.com/" xlink:type="simple">Two Mo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ooklyn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womoos.com/" xlink:type="simple">Two Mo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wopointstudios.com/" xlink:type="simple">Two Poin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ildford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wotribes.com/" xlink:type="simple">Two Trib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mersfoort</text:p>
          </table:table-cell>
          <table:table-cell table:style-name="ce4" office:value-type="string" calcext:value-type="string">
            <text:p>Utrecht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wopointstudios.com/" xlink:type="simple">Two-Point Interactive (SEGA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ildford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uberent.com/" xlink:type="simple">Uber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levu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ubisoft.com/" xlink:type="simple">Ubisoft Kiev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iev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ubisoft.com/" xlink:type="simple">Ubisoft Reflec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castle</text:p>
          </table:table-cell>
          <table:table-cell table:style-name="ce4" office:value-type="string" calcext:value-type="string">
            <text:p>Tyne and Wear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saguenay.ubisoft.com/" xlink:type="simple">Ubisoft Saguena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guenay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ultimatumgames.uk/" xlink:type="simple">Ultimatum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ultizen.com/" xlink:type="simple">UltiZen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hanghai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ultra-ultra.com/" xlink:type="simple">Ultra Ultr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penhagen</text:p>
          </table:table-cell>
          <table:table-cell table:style-name="ce4" office:value-type="string" calcext:value-type="string">
            <text:p>Oresu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umix-studios.com/" xlink:type="simple">Umix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brest</text:p>
          </table:table-cell>
          <table:table-cell table:style-name="ce4" office:value-type="string" calcext:value-type="string">
            <text:p>Auvergne-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unjenesaisquoi.fr/" xlink:type="simple">UN JE NE SAIS QUOI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rdeaux</text:p>
          </table:table-cell>
          <table:table-cell table:style-name="ce4" office:value-type="string" calcext:value-type="string">
            <text:p>Aquitaine-Limousin-Poitou-Charent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unamedia.com/" xlink:type="simple">UNAmed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enova</text:p>
          </table:table-cell>
          <table:table-cell table:style-name="ce4" office:value-type="string" calcext:value-type="string">
            <text:p>Ligur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unbrokenstudios.com/" xlink:type="simple">Unbroke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l Segund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undeadlabs.com/" xlink:type="simple">Undead Labs (Microsoft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Orleans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underbitegames.com/" xlink:type="simple">Underbit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rand Rapids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undercoders.com/" xlink:type="simple">Undercoder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rcelona</text:p>
          </table:table-cell>
          <table:table-cell table:style-name="ce4" office:value-type="string" calcext:value-type="string">
            <text:p>Catalon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underdogsthestudio.com/" xlink:type="simple">underDOG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umbai</text:p>
          </table:table-cell>
          <table:table-cell table:style-name="ce4" office:value-type="string" calcext:value-type="string">
            <text:p>Maharashtra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underflowstudios.com/" xlink:type="simple">Underflow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verett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unexpected-studio.com/" xlink:type="simple">Unexpected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pellier</text:p>
          </table:table-cell>
          <table:table-cell table:style-name="ce4" office:value-type="string" calcext:value-type="string">
            <text:p>Languedoc-Roussillon-Midi-Pyrene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unfinishedpixel.com/" xlink:type="simple">Unfinished Pixe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rcelona</text:p>
          </table:table-cell>
          <table:table-cell table:style-name="ce4" office:value-type="string" calcext:value-type="string">
            <text:p>Catalon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arqgame.com/" xlink:type="simple">Unfol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unfgames.com/" xlink:type="simple">Unforgive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ima</text:p>
          </table:table-cell>
          <table:table-cell table:style-name="ce4" office:value-type="string" calcext:value-type="string">
            <text:p>Peru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unigine.com/" xlink:type="simple">Unigin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msk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unigine.com/" xlink:type="simple">Unigine Europ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rague</text:p>
          </table:table-cell>
          <table:table-cell table:style-name="ce4" office:value-type="string" calcext:value-type="string">
            <text:p>Bohem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unit9.com/" xlink:type="simple">Unit9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unit9.com/" xlink:type="simple">Unit9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unity3d.com/" xlink:type="simple">Unity Technologi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penhagen</text:p>
          </table:table-cell>
          <table:table-cell table:style-name="ce4" office:value-type="string" calcext:value-type="string">
            <text:p>Oresu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unknownworlds.com/" xlink:type="simple">Unknown World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unrulyattractions.com/" xlink:type="simple">Unruly Attraction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atbarian.com/" xlink:type="simple">Unspeakable Pixel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untoldentertainment.com/" xlink:type="simple">Untold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upfallstudios.com/" xlink:type="simple">Upfall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isbon</text:p>
          </table:table-cell>
          <table:table-cell table:style-name="ce4" office:value-type="string" calcext:value-type="string">
            <text:p>Portuga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upperbyte.com/" xlink:type="simple">Upper Byt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yon</text:p>
          </table:table-cell>
          <table:table-cell table:style-name="ce4" office:value-type="string" calcext:value-type="string">
            <text:p>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upperonegames.com/" xlink:type="simple">Upper On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urbangames.com/" xlink:type="simple">Urban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chaffhausen</text:p>
          </table:table-cell>
          <table:table-cell table:style-name="ce4" office:value-type="string" calcext:value-type="string">
            <text:p>Switzerland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swagandsorcery.com/" xlink:type="simple">Uroboro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int Petersburg</text:p>
          </table:table-cell>
          <table:table-cell table:style-name="ce4" office:value-type="string" calcext:value-type="string">
            <text:p>Northwestern Federal District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userjoy.com.tw/" xlink:type="simple">USERJOY Technolog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Taipei City</text:p>
          </table:table-cell>
          <table:table-cell table:number-columns-repeated="2" table:style-name="ce4" office:value-type="string" calcext:value-type="string">
            <text:p>Taiw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ustwo.com/" xlink:type="simple">ustw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utoposgames.com/" xlink:type="simple">Utopo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s Vegas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1interactive.com/" xlink:type="simple">V1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dmond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aevictis.it/" xlink:type="simple">Vae Victi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esena</text:p>
          </table:table-cell>
          <table:table-cell table:style-name="ce4" office:value-type="string" calcext:value-type="string">
            <text:p>Emilia Romagn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valhallagamestudios.com/" xlink:type="simple">Valhalla Game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valiant.se/" xlink:type="simple">Valiant Game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alkyrie-entertainment.com/" xlink:type="simple">Valkyrie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alvesoftware.com/" xlink:type="simple">Valve Corporat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levu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anguardgames.net/" xlink:type="simple">Vanguard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msterdam</text:p>
          </table:table-cell>
          <table:table-cell table:style-name="ce4" office:value-type="string" calcext:value-type="string">
            <text:p>Noor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vanillaware.co.jp/" xlink:type="simple">Vanillawar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Osak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undying.vanimals.net/" xlink:type="simple">Vanimal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ijing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variablestate.com/" xlink:type="simple">Variable Stat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varsav.com/" xlink:type="simple">Varsav Gam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aultedskygames.com/" xlink:type="simple">Vaulted Sk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blank.com/" xlink:type="simple">Vblank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ectorunit.com/" xlink:type="simple">Vector Uni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Rafael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ectorform.com/" xlink:type="simple">Vectorform Gam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oyal Oak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vela.games/" xlink:type="simple">Vel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blin</text:p>
          </table:table-cell>
          <table:table-cell table:style-name="ce4" office:value-type="string" calcext:value-type="string">
            <text:p>Leinster</text:p>
          </table:table-cell>
          <table:table-cell table:style-name="ce4" office:value-type="string" calcext:value-type="string">
            <text:p>Ire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elanstudios.com/" xlink:type="simple">Vela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ro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venturous.se/" xlink:type="simple">Venturou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und</text:p>
          </table:table-cell>
          <table:table-cell table:style-name="ce4" office:value-type="string" calcext:value-type="string">
            <text:p>Scania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versatiletechno.com/" xlink:type="simple">Versatile Techno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hmedabad</text:p>
          </table:table-cell>
          <table:table-cell table:style-name="ce4" office:value-type="string" calcext:value-type="string">
            <text:p>Gujarat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vertic.al/" xlink:type="simple">Vertic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urcoing</text:p>
          </table:table-cell>
          <table:table-cell table:style-name="ce4" office:value-type="string" calcext:value-type="string">
            <text:p>Nord-Pas-de-Calais-Picardi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verticegames.com/" xlink:type="simple">Vertice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ao Paul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ertigogaming.net/" xlink:type="simple">Vertigo Gamin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dessa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visions.com/" xlink:type="simple">Vicarious Visions (Activision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lban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ideocultmedia.com/" xlink:type="simple">VIDEOCUL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ston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vilemonarch.com/" xlink:type="simple">Vile Monarch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viquagames.com/" xlink:type="simple">ViquaSo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ngkok</text:p>
          </table:table-cell>
          <table:table-cell table:style-name="ce4" office:value-type="string" calcext:value-type="string">
            <text:p>Thonburi</text:p>
          </table:table-cell>
          <table:table-cell table:style-name="ce4" office:value-type="string" calcext:value-type="string">
            <text:p>Thai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virtualairguitar.com/" xlink:type="simple">Virtual Air Guitar Compan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spoo</text:p>
          </table:table-cell>
          <table:table-cell table:style-name="ce4" office:value-type="string" calcext:value-type="string">
            <text:p>Uusimaa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irtualheroes.com/" xlink:type="simple">Virtual Hero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aleigh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irtualplay.zone/" xlink:type="simple">Virtual Play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Utrecht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virtway.com/" xlink:type="simple">Virtwa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viedo</text:p>
          </table:table-cell>
          <table:table-cell table:style-name="ce4" office:value-type="string" calcext:value-type="string">
            <text:p>Asturias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visiontrick.com/" xlink:type="simple">Visiontrick Media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centertainment.com/" xlink:type="simple">Visual Concep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oothill Ranch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centertainment.com/" xlink:type="simple">Visual Concep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centertainment.com/" xlink:type="simple">Visual Concep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ovat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vcentertainment.com/" xlink:type="simple">Visual Concept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eoul</text:p>
          </table:table-cell>
          <table:table-cell table:style-name="ce4" office:value-type="string" calcext:value-type="string">
            <text:p>South Kore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vcentertainment.com/" xlink:type="simple">Visual Concept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hanghai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italgamestudios.com/" xlink:type="simple">Vital Gam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herman Oak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vividfoundry.com/" xlink:type="simple">Vivid Foundr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vividgames.pl/" xlink:type="simple">Vivi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ydgoszcz</text:p>
          </table:table-cell>
          <table:table-cell table:style-name="ce4" office:value-type="string" calcext:value-type="string">
            <text:p>Kuyavian-Pomeran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vividgames.pl/" xlink:type="simple">Vivi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vividhelix.com/" xlink:type="simple">Vivid Helix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lgary</text:p>
          </table:table-cell>
          <table:table-cell table:style-name="ce4" office:value-type="string" calcext:value-type="string">
            <text:p>Albert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lambeer.com/" xlink:type="simple">Vlambeer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Utrecht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volcani.cc/" xlink:type="simple">Volcanicc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osice</text:p>
          </table:table-cell>
          <table:table-cell table:style-name="ce4" office:value-type="string" calcext:value-type="string">
            <text:p>Kosicky kraj</text:p>
          </table:table-cell>
          <table:table-cell table:style-name="ce4" office:value-type="string" calcext:value-type="string">
            <text:p>Slovak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svolition.com/" xlink:type="simple">Volition (Koch Media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ampaign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volmigames.com/" xlink:type="simple">VOLMI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iev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oltage-ent.com/" xlink:type="simple">Voltage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otionomics.com/" xlink:type="simple">Voraciou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vostokgames.com/" xlink:type="simple">Vostok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iev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voxelstorm.com/" xlink:type="simple">VoxelStor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nchester</text:p>
          </table:table-cell>
          <table:table-cell table:style-name="ce4" office:value-type="string" calcext:value-type="string">
            <text:p>Lanca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oxler.fr/" xlink:type="simple">Voxl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vr-bits.com/" xlink:type="simple">VR Bi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nberra</text:p>
          </table:table-cell>
          <table:table-cell table:style-name="ce4" office:value-type="string" calcext:value-type="string">
            <text:p>Australian Capital Territory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stepsimulation.com/" xlink:type="simple">VSTEP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otterdam</text:p>
          </table:table-cell>
          <table:table-cell table:style-name="ce4" office:value-type="string" calcext:value-type="string">
            <text:p>Zui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adjeteyegames.com/" xlink:type="simple">Wadjet Ey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ooklyn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ahoo.com/" xlink:type="simple">Wahoo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rem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akofactory.com/" xlink:type="simple">Wako Factor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antes</text:p>
          </table:table-cell>
          <table:table-cell table:style-name="ce4" office:value-type="string" calcext:value-type="string">
            <text:p>Pays de la Loir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alnutgames.in/" xlink:type="simple">Walnu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olkata</text:p>
          </table:table-cell>
          <table:table-cell table:style-name="ce4" office:value-type="string" calcext:value-type="string">
            <text:p>West Bengal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disneyimaginations.com/" xlink:type="simple">Walt Disney Imagineerin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lendal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arballoon.com/" xlink:type="simple">Warballo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ngmont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arhorsestudios.cz/" xlink:type="simple">Warhors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rague</text:p>
          </table:table-cell>
          <table:table-cell table:style-name="ce4" office:value-type="string" calcext:value-type="string">
            <text:p>Bohem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warlockarts.com/" xlink:type="simple">Warlock Art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Ankara</text:p>
          </table:table-cell>
          <table:table-cell table:style-name="ce4" office:value-type="string" calcext:value-type="string">
            <text:p>Turke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wbgamesmontreal.com/" xlink:type="simple">Warner Brothers Games Montre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warpdigital.com/" xlink:type="simple">Warp Digital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wastelands-interactive.com/" xlink:type="simple">Wastelands Interactiv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dz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ayforward.com/" xlink:type="simple">WayForward Technologi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lenci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wazagames.com/" xlink:type="simple">waza!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rli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leeptightgame.com/" xlink:type="simple">We Are Fuzz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wearemuesli.it/" xlink:type="simple">We Are Muesli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Lombard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emakegames.sk/" xlink:type="simple">We Mak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atislava</text:p>
          </table:table-cell>
          <table:table-cell table:style-name="ce4" office:value-type="string" calcext:value-type="string">
            <text:p>Bratislavsky kraj</text:p>
          </table:table-cell>
          <table:table-cell table:style-name="ce4" office:value-type="string" calcext:value-type="string">
            <text:p>Slovak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erefivegames.com/" xlink:type="simple">We're Fiv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nneapolis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easeltron.com/" xlink:type="simple">Weaseltron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eds</text:p>
          </table:table-cell>
          <table:table-cell table:style-name="ce4" office:value-type="string" calcext:value-type="string">
            <text:p>West Yor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weatherfactory.biz/" xlink:type="simple">Weather Factory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ebfootgames.com/" xlink:type="simple">Webfoot Technologi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mont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weetaps.com/" xlink:type="simple">Wee Tap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sselt</text:p>
          </table:table-cell>
          <table:table-cell table:style-name="ce4" office:value-type="string" calcext:value-type="string">
            <text:p>Limburg</text:p>
          </table:table-cell>
          <table:table-cell table:style-name="ce4" office:value-type="string" calcext:value-type="string">
            <text:p>Belgium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eirdbeard.nl/" xlink:type="simple">WeirdBear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msterdam</text:p>
          </table:table-cell>
          <table:table-cell table:style-name="ce4" office:value-type="string" calcext:value-type="string">
            <text:p>Noor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emotion.se/" xlink:type="simple">Wemot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inkoping</text:p>
          </table:table-cell>
          <table:table-cell table:style-name="ce4" office:value-type="string" calcext:value-type="string">
            <text:p>Ostergot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etafx.co.nz/" xlink:type="simple">Weta Digit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ellington</text:p>
          </table:table-cell>
          <table:table-cell table:style-name="ce4" office:value-type="string" calcext:value-type="string">
            <text:p>Greater Wellington</text:p>
          </table:table-cell>
          <table:table-cell table:style-name="ce4" office:value-type="string" calcext:value-type="string">
            <text:p>New Zea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hackysquadstudio.com/" xlink:type="simple">Whacky Squad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 Chapelle Launay</text:p>
          </table:table-cell>
          <table:table-cell table:style-name="ce4" office:value-type="string" calcext:value-type="string">
            <text:p>Brittany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halefoodgames.com/" xlink:type="simple">WhaleFoo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ooklyn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hatupgames.com/" xlink:type="simple">What Up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ro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whatboy.com/" xlink:type="simple">Whatboy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hisperinggibbon.com/" xlink:type="simple">Whispering Gibb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castle-Upon-Tyne</text:p>
          </table:table-cell>
          <table:table-cell table:style-name="ce4" office:value-type="string" calcext:value-type="string">
            <text:p>Tyne and Wear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whiteowls.co.jp/" xlink:type="simple">White Owl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Osak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whitepapergames.com/" xlink:type="simple">White Pape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reston</text:p>
          </table:table-cell>
          <table:table-cell table:style-name="ce4" office:value-type="string" calcext:value-type="string">
            <text:p>Lanca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eathsgambit.com/" xlink:type="simple">White Rabbi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whitewidget.com/" xlink:type="simple">White Widge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Quezon City</text:p>
          </table:table-cell>
          <table:table-cell table:style-name="ce4" office:value-type="string" calcext:value-type="string">
            <text:p>National Capital Region</text:p>
          </table:table-cell>
          <table:table-cell table:style-name="ce4" office:value-type="string" calcext:value-type="string">
            <text:p>Philippin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hitewizardgames.com/" xlink:type="simple">White Wizar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ramingham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hitemoondreams.com/" xlink:type="simple">WhiteMoon Dream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saden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hitepotstudios.com/" xlink:type="simple">Whitepo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fast</text:p>
          </table:table-cell>
          <table:table-cell table:style-name="ce4" office:value-type="string" calcext:value-type="string">
            <text:p>County Antrim</text:p>
          </table:table-cell>
          <table:table-cell table:style-name="ce4" office:value-type="string" calcext:value-type="string">
            <text:p>Northern Ire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holehog-games.com/" xlink:type="simple">Whole Hog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a Clar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ickedloot.com/" xlink:type="simple">Wicked Loo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untain View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wicked-witch.com.au/" xlink:type="simple">Wicked Witch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iderightgames.com/" xlink:type="simple">Wide Righ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ildfactor.net/" xlink:type="simple">Wild Facto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wildsheepstudio.com/" xlink:type="simple">Wild Sheep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pellier</text:p>
          </table:table-cell>
          <table:table-cell table:style-name="ce4" office:value-type="string" calcext:value-type="string">
            <text:p>Languedoc-Roussillon-Midi-Pyrene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wildsphere.es/" xlink:type="simple">Wild Spher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alenc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wilypumpkin.com/" xlink:type="simple">Wily Pumpki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Ankara</text:p>
          </table:table-cell>
          <table:table-cell table:style-name="ce4" office:value-type="string" calcext:value-type="string">
            <text:p>Turke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alewindgame.com/" xlink:type="simple">WindLimi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isbon</text:p>
          </table:table-cell>
          <table:table-cell table:style-name="ce4" office:value-type="string" calcext:value-type="string">
            <text:p>Portuga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indyhillstudio.com/" xlink:type="simple">Windy Hill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Johnson Ci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inkingworks.com/" xlink:type="simple">WINKING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Taipei City</text:p>
          </table:table-cell>
          <table:table-cell table:number-columns-repeated="2" table:style-name="ce4" office:value-type="string" calcext:value-type="string">
            <text:p>Taiw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internightgames.com/" xlink:type="simple">Winter Nigh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interborngames.com/" xlink:type="simple">Winterbor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iredproductions.com/" xlink:type="simple">Wired Produc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tford</text:p>
          </table:table-cell>
          <table:table-cell table:style-name="ce4" office:value-type="string" calcext:value-type="string">
            <text:p>Hertford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wishfullystudios.com/" xlink:type="simple">Wishfull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othenburg</text:p>
          </table:table-cell>
          <table:table-cell table:style-name="ce4" office:value-type="string" calcext:value-type="string">
            <text:p>Gota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ispfire.com/" xlink:type="simple">Wispfir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Utrecht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witchbeam.com.au/" xlink:type="simple">Witch Bea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bane</text:p>
          </table:table-cell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ith.in/" xlink:type="simple">WITHI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ulver Ci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ittywings.fr/" xlink:type="simple">Witty Wing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ixelstudios.com/" xlink:type="simple">Wixel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Jounieh</text:p>
          </table:table-cell>
          <table:table-cell table:style-name="ce4" office:value-type="string" calcext:value-type="string">
            <text:p>Mount Lebanon</text:p>
          </table:table-cell>
          <table:table-cell table:style-name="ce4" office:value-type="string" calcext:value-type="string">
            <text:p>Lebano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wizcorp.jp/" xlink:type="simple">Wizcorp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ms.com/" xlink:type="simple">WMS (Scientific Game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icago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olcengame.com/" xlink:type="simple">Wolcen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ice</text:p>
          </table:table-cell>
          <table:table-cell table:style-name="ce4" office:value-type="string" calcext:value-type="string">
            <text:p>Alpes-Maritim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olfeye-studios.com/" xlink:type="simple">Wolfey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olfgame.com/" xlink:type="simple">Wolfgam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ashville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olfire.com/" xlink:type="simple">Wolfir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rkele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akewonder.com/" xlink:type="simple">Wonder Workshop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Mate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onderstorm.net/" xlink:type="simple">Wonderstor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l Segund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wonderstruckgames.com/" xlink:type="simple">Wonderstruc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ildford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oodsy-studio.com/" xlink:type="simple">Woodsy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t. Louis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orkinman.com/" xlink:type="simple">Workinman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ochester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world-loom.com/" xlink:type="simple">World-Loo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raithgames.com/" xlink:type="simple">Wraith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milton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actorio.com/" xlink:type="simple">Wube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rague</text:p>
          </table:table-cell>
          <table:table-cell table:style-name="ce4" office:value-type="string" calcext:value-type="string">
            <text:p>Bohem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wushustudios.com/" xlink:type="simple">Wushu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iverpool</text:p>
          </table:table-cell>
          <table:table-cell table:style-name="ce4" office:value-type="string" calcext:value-type="string">
            <text:p>Merseysid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yrmbyte.com/" xlink:type="simple">Wyrmbyt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uisville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x2.games/" xlink:type="simple">X2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urbank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x2.games/" xlink:type="simple">X2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xaviant.com/" xlink:type="simple">Xavia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lpharetta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xgenstudios.com/" xlink:type="simple">Xge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dmonton</text:p>
          </table:table-cell>
          <table:table-cell table:style-name="ce4" office:value-type="string" calcext:value-type="string">
            <text:p>Albert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xibalbastudios.com/" xlink:type="simple">Xibalba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errey</text:p>
          </table:table-cell>
          <table:table-cell table:style-name="ce4" office:value-type="string" calcext:value-type="string">
            <text:p>Nuevo León</text:p>
          </table:table-cell>
          <table:table-cell table:style-name="ce4" office:value-type="string" calcext:value-type="string">
            <text:p>Mexico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xilabs.fr/" xlink:type="simple">XiLabs Smartgamin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xpec.com/" xlink:type="simple">XPEC Entertainme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ijing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xpec.com/" xlink:type="simple">XPEC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aohsiung</text:p>
          </table:table-cell>
          <table:table-cell table:number-columns-repeated="2" table:style-name="ce4" office:value-type="string" calcext:value-type="string">
            <text:p>Taiw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xpec.com/" xlink:type="simple">XPEC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uzhou</text:p>
          </table:table-cell>
          <table:table-cell table:style-name="ce4" office:value-type="string" calcext:value-type="string">
            <text:p>Jiangsu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xpec.com/" xlink:type="simple">XPEC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aipei</text:p>
          </table:table-cell>
          <table:table-cell table:number-columns-repeated="2" table:style-name="ce4" office:value-type="string" calcext:value-type="string">
            <text:p>Taiw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rokendimension.com/" xlink:type="simple">XR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yachtclubgames.com/" xlink:type="simple">Yacht Club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a Clarit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yager.de/" xlink:type="simple">Yager Developme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rli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yamago.net/" xlink:type="simple">Yamag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yazagames.com/" xlink:type="simple">Yaz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yearseventeen.com/" xlink:type="simple">Year Seventee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ockville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yingpeigames.com/" xlink:type="simple">Yingpei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hanghai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youmakugames.com/" xlink:type="simple">Youmaku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Cairo</text:p>
          </table:table-cell>
          <table:table-cell table:style-name="ce4" office:value-type="string" calcext:value-type="string">
            <text:p>Egypt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ctodadgame.com/" xlink:type="simple">Young Hors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icago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ysnet-inc.jp/" xlink:type="simple">Ys Ne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yukes.co.jp/" xlink:type="simple">Yukes C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ulver Ci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yukes.co.jp/" xlink:type="simple">Yukes C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Osak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yukes.co.jp/" xlink:type="simple">Yukes C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Yokohama</text:p>
          </table:table-cell>
          <table:table-cell table:style-name="ce4" office:value-type="string" calcext:value-type="string">
            <text:p>Kanagaw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z-software.de/" xlink:type="simple">Z-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ortmund</text:p>
          </table:table-cell>
          <table:table-cell table:style-name="ce4" office:value-type="string" calcext:value-type="string">
            <text:p>Nordrhein-Westfale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zaumstudio.com/" xlink:type="simple">ZA/UM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zachtronicsindustries.com/" xlink:type="simple">Zachtronics Industri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dmond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querngame.com/" xlink:type="simple">Zadbox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olkestone</text:p>
          </table:table-cell>
          <table:table-cell table:style-name="ce4" office:value-type="string" calcext:value-type="string">
            <text:p>Kent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zapdot.com/" xlink:type="simple">Zapdo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mbridge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zariba.com/" xlink:type="simple">Zariba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arna</text:p>
          </table:table-cell>
          <table:table-cell table:style-name="ce4" office:value-type="string" calcext:value-type="string">
            <text:p>Bulgar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zeboyd.com/" xlink:type="simple">Zeboy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ke Arrowhead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ykubiko.com/" xlink:type="simple">Zedarus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Odessa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zekevirant.com/" xlink:type="simple">Zeke Vira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russels</text:p>
          </table:table-cell>
          <table:table-cell table:style-name="ce4" office:value-type="string" calcext:value-type="string">
            <text:p>Belgium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zenstudios.com/" xlink:type="simple">Zen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udapest</text:p>
          </table:table-cell>
          <table:table-cell table:style-name="ce4" office:value-type="string" calcext:value-type="string">
            <text:p>Hungar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zenfri.com/" xlink:type="simple">Zenfri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innipeg</text:p>
          </table:table-cell>
          <table:table-cell table:style-name="ce4" office:value-type="string" calcext:value-type="string">
            <text:p>Manitob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http//zeniththegame.com/en/maineng/" xlink:type="simple">Zenith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zephyrworkshop.com/" xlink:type="simple">Zephyr Workshop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orcester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zeppelinstudio.net/" xlink:type="simple">Zeppelin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ienna</text:p>
          </table:table-cell>
          <table:table-cell table:style-name="ce4" office:value-type="string" calcext:value-type="string">
            <text:p>Austr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zerogamesstudios.com/" xlink:type="simple">Zero Games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zerogamesstudios.com/" xlink:type="simple">Zero Games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nterstellarmarines.com/" xlink:type="simple">Zero Point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penhagen</text:p>
          </table:table-cell>
          <table:table-cell table:style-name="ce4" office:value-type="string" calcext:value-type="string">
            <text:p>Oresu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zindagigames.com/" xlink:type="simple">Zindagi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marill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zinkia.com/" xlink:type="simple">Zinkia China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ijing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zinkia.com/" xlink:type="simple">Zinkia Madrid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zinkia.com/" xlink:type="simple">Zinkia Sevilla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eville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zoemode.com/" xlink:type="simple">Zoe Mode (Kuju Entertainment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ghton</text:p>
          </table:table-cell>
          <table:table-cell table:style-name="ce4" office:value-type="string" calcext:value-type="string">
            <text:p>East Sussex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zoetrope-interactive.com/" xlink:type="simple">Zoetrope Interactiv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Istanbul</text:p>
          </table:table-cell>
          <table:table-cell table:style-name="ce4" office:value-type="string" calcext:value-type="string">
            <text:p>Turke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zoinkgames.com/" xlink:type="simple">Zoin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othenburg</text:p>
          </table:table-cell>
          <table:table-cell table:style-name="ce4" office:value-type="string" calcext:value-type="string">
            <text:p>Gota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acebook.com/zombiedynamics" xlink:type="simple">Zombie Dynamic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zootfly.com/" xlink:type="simple">Zootfly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jubljana</text:p>
          </table:table-cell>
          <table:table-cell table:style-name="ce4" office:value-type="string" calcext:value-type="string">
            <text:p>Sloven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zpx.pt/" xlink:type="simple">ZPX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isbon</text:p>
          </table:table-cell>
          <table:table-cell table:style-name="ce4" office:value-type="string" calcext:value-type="string">
            <text:p>Portuga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zwift.com/" xlink:type="simple">Zwi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ng Beach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zwift.com/" xlink:type="simple">Zwif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Rio de Janeir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zymo.io/" xlink:type="simple">Zymo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reen Bay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zynga.com/" xlink:type="simple">Zynga Eugen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ugene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zynga.com/" xlink:type="simple">Zynga New Yor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zyngawithfriends.com/" xlink:type="simple">Zynga With Friend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cKinne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 table:number-rows-repeated="10453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 style:data-style-name="N2" text:time-value="08:17:41.8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05:59:03.296000000</meta:creation-date>
    <dc:date>2020-05-05T08:19:53.246000000</dc:date>
    <meta:editing-duration>PT6M17S</meta:editing-duration>
    <meta:editing-cycles>5</meta:editing-cycles>
    <meta:generator>LibreOffice/6.1.2.1$Windows_X86_64 LibreOffice_project/65905a128db06ba48db947242809d14d3f9a93fe</meta:generator>
    <meta:document-statistic meta:table-count="1" meta:cell-count="16034" meta:object-count="0"/>
  </office:meta>
</office:document-meta>
</file>